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49cm"/>
    </style:style>
    <style:style style:name="co2" style:family="table-column">
      <style:table-column-properties fo:break-before="auto" style:column-width="3.574cm"/>
    </style:style>
    <style:style style:name="co3" style:family="table-column">
      <style:table-column-properties fo:break-before="auto" style:column-width="1.804cm"/>
    </style:style>
    <style:style style:name="co4" style:family="table-column">
      <style:table-column-properties fo:break-before="auto" style:column-width="3.658cm"/>
    </style:style>
    <style:style style:name="co5" style:family="table-column">
      <style:table-column-properties fo:break-before="auto" style:column-width="4.18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_essai_indiciel_3" table:style-name="ta1">
        <table:shapes>
          <draw:frame draw:z-index="0" draw:style-name="gr1" draw:text-style-name="P1" svg:width="31.706cm" svg:height="20.911cm" svg:x="23.086cm" svg:y="52.832cm">
            <draw:object draw:notify-on-update-of-ranges="data_essai_indiciel_3.A2:data_essai_indiciel_3.A455 data_essai_indiciel_3.D2:data_essai_indiciel_3.D455 data_essai_indiciel_3.A2:data_essai_indiciel_3.A455 data_essai_indiciel_3.E2:data_essai_indiciel_3.E45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6.428cm" svg:height="13.964cm" svg:x="23.518cm" svg:y="17.611cm">
            <draw:object draw:notify-on-update-of-ranges="data_essai_indiciel_3.F2:data_essai_indiciel_3.F455 data_essai_indiciel_3.B2:data_essai_indiciel_3.B455 data_essai_indiciel_3.B2:data_essai_indiciel_3.B45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0.108cm" svg:height="17.472cm" svg:x="23.333cm" svg:y="0cm">
            <draw:object draw:notify-on-update-of-ranges="data_essai_indiciel_3.F2:data_essai_indiciel_3.F455 data_essai_indiciel_3.B2:data_essai_indiciel_3.B45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s</text:p>
          </table:table-cell>
          <table:table-cell office:value-type="string" calcext:value-type="string">
            <text:p>Temps – t0</text:p>
          </table:table-cell>
          <table:table-cell office:value-type="string" calcext:value-type="string">
            <text:p>consigne</text:p>
          </table:table-cell>
          <table:table-cell office:value-type="string" calcext:value-type="string">
            <text:p>Consigne / 100</text:p>
          </table:table-cell>
          <table:table-cell office:value-type="string" calcext:value-type="string">
            <text:p>mesure Z</text:p>
          </table:table-cell>
          <table:table-cell office:value-type="string" calcext:value-type="string">
            <text:p>mesure Z – z0</text:p>
          </table:table-cell>
        </table:table-row>
        <table:table-row table:style-name="ro1">
          <table:table-cell office:value-type="float" office:value="2.88378286361694" calcext:value-type="float">
            <text:p>2,88378286361694</text:p>
          </table:table-cell>
          <table:table-cell table:formula="of:=[.A2]-[.A$2]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formula="of:=[.C2]/100" office:value-type="float" office:value="0.5" calcext:value-type="float">
            <text:p>0,5</text:p>
          </table:table-cell>
          <table:table-cell office:value-type="float" office:value="1.45813374771324" calcext:value-type="float">
            <text:p>1,45813374771324</text:p>
          </table:table-cell>
          <table:table-cell table:formula="of:=[.E2]-[.E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8386311531067" calcext:value-type="float">
            <text:p>2,98386311531067</text:p>
          </table:table-cell>
          <table:table-cell table:formula="of:=[.A3]-[.A$2]" office:value-type="float" office:value="0.100080251693726" calcext:value-type="float">
            <text:p>0,100080251693726</text:p>
          </table:table-cell>
          <table:table-cell office:value-type="float" office:value="50" calcext:value-type="float">
            <text:p>50</text:p>
          </table:table-cell>
          <table:table-cell table:formula="of:=[.C3]/100" office:value-type="float" office:value="0.5" calcext:value-type="float">
            <text:p>0,5</text:p>
          </table:table-cell>
          <table:table-cell office:value-type="float" office:value="1.45707945137706" calcext:value-type="float">
            <text:p>1,45707945137706</text:p>
          </table:table-cell>
          <table:table-cell table:formula="of:=[.E3]-[.E$2]" office:value-type="float" office:value="-0.00105429633618592" calcext:value-type="float">
            <text:p>-0,00105429633618592</text:p>
          </table:table-cell>
        </table:table-row>
        <table:table-row table:style-name="ro1">
          <table:table-cell office:value-type="float" office:value="3.08378767967224" calcext:value-type="float">
            <text:p>3,08378767967224</text:p>
          </table:table-cell>
          <table:table-cell table:formula="of:=[.A4]-[.A$2]" office:value-type="float" office:value="0.200004816055298" calcext:value-type="float">
            <text:p>0,200004816055298</text:p>
          </table:table-cell>
          <table:table-cell office:value-type="float" office:value="50" calcext:value-type="float">
            <text:p>50</text:p>
          </table:table-cell>
          <table:table-cell table:formula="of:=[.C4]/100" office:value-type="float" office:value="0.5" calcext:value-type="float">
            <text:p>0,5</text:p>
          </table:table-cell>
          <table:table-cell office:value-type="float" office:value="1.45418758335553" calcext:value-type="float">
            <text:p>1,45418758335553</text:p>
          </table:table-cell>
          <table:table-cell table:formula="of:=[.E4]-[.E$2]" office:value-type="float" office:value="-0.00394616435771877" calcext:value-type="float">
            <text:p>-0,00394616435771877</text:p>
          </table:table-cell>
        </table:table-row>
        <table:table-row table:style-name="ro1">
          <table:table-cell office:value-type="float" office:value="3.18397355079651" calcext:value-type="float">
            <text:p>3,18397355079651</text:p>
          </table:table-cell>
          <table:table-cell table:formula="of:=[.A5]-[.A$2]" office:value-type="float" office:value="0.300190687179565" calcext:value-type="float">
            <text:p>0,300190687179565</text:p>
          </table:table-cell>
          <table:table-cell office:value-type="float" office:value="50" calcext:value-type="float">
            <text:p>50</text:p>
          </table:table-cell>
          <table:table-cell table:formula="of:=[.C5]/100" office:value-type="float" office:value="0.5" calcext:value-type="float">
            <text:p>0,5</text:p>
          </table:table-cell>
          <table:table-cell office:value-type="float" office:value="1.45333615045364" calcext:value-type="float">
            <text:p>1,45333615045364</text:p>
          </table:table-cell>
          <table:table-cell table:formula="of:=[.E5]-[.E$2]" office:value-type="float" office:value="-0.00479759725960105" calcext:value-type="float">
            <text:p>-0,00479759725960105</text:p>
          </table:table-cell>
        </table:table-row>
        <table:table-row table:style-name="ro1">
          <table:table-cell office:value-type="float" office:value="3.28381514549255" calcext:value-type="float">
            <text:p>3,28381514549255</text:p>
          </table:table-cell>
          <table:table-cell table:formula="of:=[.A6]-[.A$2]" office:value-type="float" office:value="0.40003228187561" calcext:value-type="float">
            <text:p>0,40003228187561</text:p>
          </table:table-cell>
          <table:table-cell office:value-type="float" office:value="50" calcext:value-type="float">
            <text:p>50</text:p>
          </table:table-cell>
          <table:table-cell table:formula="of:=[.C6]/100" office:value-type="float" office:value="0.5" calcext:value-type="float">
            <text:p>0,5</text:p>
          </table:table-cell>
          <table:table-cell office:value-type="float" office:value="1.45048242492999" calcext:value-type="float">
            <text:p>1,45048242492999</text:p>
          </table:table-cell>
          <table:table-cell table:formula="of:=[.E6]-[.E$2]" office:value-type="float" office:value="-0.00765132278325842" calcext:value-type="float">
            <text:p>-0,00765132278325842</text:p>
          </table:table-cell>
        </table:table-row>
        <table:table-row table:style-name="ro1">
          <table:table-cell office:value-type="float" office:value="3.38392066955566" calcext:value-type="float">
            <text:p>3,38392066955566</text:p>
          </table:table-cell>
          <table:table-cell table:formula="of:=[.A7]-[.A$2]" office:value-type="float" office:value="0.500137805938721" calcext:value-type="float">
            <text:p>0,500137805938721</text:p>
          </table:table-cell>
          <table:table-cell office:value-type="float" office:value="50" calcext:value-type="float">
            <text:p>50</text:p>
          </table:table-cell>
          <table:table-cell table:formula="of:=[.C7]/100" office:value-type="float" office:value="0.5" calcext:value-type="float">
            <text:p>0,5</text:p>
          </table:table-cell>
          <table:table-cell office:value-type="float" office:value="1.44893141512979" calcext:value-type="float">
            <text:p>1,44893141512979</text:p>
          </table:table-cell>
          <table:table-cell table:formula="of:=[.E7]-[.E$2]" office:value-type="float" office:value="-0.00920233258345871" calcext:value-type="float">
            <text:p>-0,00920233258345871</text:p>
          </table:table-cell>
        </table:table-row>
        <table:table-row table:style-name="ro1">
          <table:table-cell office:value-type="float" office:value="3.48429155349731" calcext:value-type="float">
            <text:p>3,48429155349731</text:p>
          </table:table-cell>
          <table:table-cell table:formula="of:=[.A8]-[.A$2]" office:value-type="float" office:value="0.600508689880371" calcext:value-type="float">
            <text:p>0,600508689880371</text:p>
          </table:table-cell>
          <table:table-cell office:value-type="float" office:value="50" calcext:value-type="float">
            <text:p>50</text:p>
          </table:table-cell>
          <table:table-cell table:formula="of:=[.C8]/100" office:value-type="float" office:value="0.5" calcext:value-type="float">
            <text:p>0,5</text:p>
          </table:table-cell>
          <table:table-cell office:value-type="float" office:value="1.44693406516187" calcext:value-type="float">
            <text:p>1,44693406516187</text:p>
          </table:table-cell>
          <table:table-cell table:formula="of:=[.E8]-[.E$2]" office:value-type="float" office:value="-0.0111996825513732" calcext:value-type="float">
            <text:p>-0,0111996825513732</text:p>
          </table:table-cell>
        </table:table-row>
        <table:table-row table:style-name="ro1">
          <table:table-cell office:value-type="float" office:value="3.58370089530945" calcext:value-type="float">
            <text:p>3,58370089530945</text:p>
          </table:table-cell>
          <table:table-cell table:formula="of:=[.A9]-[.A$2]" office:value-type="float" office:value="0.699918031692505" calcext:value-type="float">
            <text:p>0,699918031692505</text:p>
          </table:table-cell>
          <table:table-cell office:value-type="float" office:value="50" calcext:value-type="float">
            <text:p>50</text:p>
          </table:table-cell>
          <table:table-cell table:formula="of:=[.C9]/100" office:value-type="float" office:value="0.5" calcext:value-type="float">
            <text:p>0,5</text:p>
          </table:table-cell>
          <table:table-cell office:value-type="float" office:value="1.50622748817837" calcext:value-type="float">
            <text:p>1,50622748817837</text:p>
          </table:table-cell>
          <table:table-cell table:formula="of:=[.E9]-[.E$2]" office:value-type="float" office:value="0.0480937404651278" calcext:value-type="float">
            <text:p>0,0480937404651278</text:p>
          </table:table-cell>
        </table:table-row>
        <table:table-row table:style-name="ro1">
          <table:table-cell office:value-type="float" office:value="3.68381381034851" calcext:value-type="float">
            <text:p>3,68381381034851</text:p>
          </table:table-cell>
          <table:table-cell table:formula="of:=[.A10]-[.A$2]" office:value-type="float" office:value="0.800030946731567" calcext:value-type="float">
            <text:p>0,800030946731567</text:p>
          </table:table-cell>
          <table:table-cell office:value-type="float" office:value="50" calcext:value-type="float">
            <text:p>50</text:p>
          </table:table-cell>
          <table:table-cell table:formula="of:=[.C10]/100" office:value-type="float" office:value="0.5" calcext:value-type="float">
            <text:p>0,5</text:p>
          </table:table-cell>
          <table:table-cell office:value-type="float" office:value="1.50234041604389" calcext:value-type="float">
            <text:p>1,50234041604389</text:p>
          </table:table-cell>
          <table:table-cell table:formula="of:=[.E10]-[.E$2]" office:value-type="float" office:value="0.0442066683306508" calcext:value-type="float">
            <text:p>0,0442066683306508</text:p>
          </table:table-cell>
        </table:table-row>
        <table:table-row table:style-name="ro1">
          <table:table-cell office:value-type="float" office:value="3.78381752967834" calcext:value-type="float">
            <text:p>3,78381752967834</text:p>
          </table:table-cell>
          <table:table-cell table:formula="of:=[.A11]-[.A$2]" office:value-type="float" office:value="0.900034666061401" calcext:value-type="float">
            <text:p>0,900034666061401</text:p>
          </table:table-cell>
          <table:table-cell office:value-type="float" office:value="50" calcext:value-type="float">
            <text:p>50</text:p>
          </table:table-cell>
          <table:table-cell table:formula="of:=[.C11]/100" office:value-type="float" office:value="0.5" calcext:value-type="float">
            <text:p>0,5</text:p>
          </table:table-cell>
          <table:table-cell office:value-type="float" office:value="1.49869118714381" calcext:value-type="float">
            <text:p>1,49869118714381</text:p>
          </table:table-cell>
          <table:table-cell table:formula="of:=[.E11]-[.E$2]" office:value-type="float" office:value="0.0405574394305635" calcext:value-type="float">
            <text:p>0,0405574394305635</text:p>
          </table:table-cell>
        </table:table-row>
        <table:table-row table:style-name="ro1">
          <table:table-cell office:value-type="float" office:value="3.88381600379944" calcext:value-type="float">
            <text:p>3,88381600379944</text:p>
          </table:table-cell>
          <table:table-cell table:formula="of:=[.A12]-[.A$2]" office:value-type="float" office:value="1.0000331401825" calcext:value-type="float">
            <text:p>1,0000331401825</text:p>
          </table:table-cell>
          <table:table-cell office:value-type="float" office:value="50" calcext:value-type="float">
            <text:p>50</text:p>
          </table:table-cell>
          <table:table-cell table:formula="of:=[.C12]/100" office:value-type="float" office:value="0.5" calcext:value-type="float">
            <text:p>0,5</text:p>
          </table:table-cell>
          <table:table-cell office:value-type="float" office:value="1.50008715223716" calcext:value-type="float">
            <text:p>1,50008715223716</text:p>
          </table:table-cell>
          <table:table-cell table:formula="of:=[.E12]-[.E$2]" office:value-type="float" office:value="0.0419534045239121" calcext:value-type="float">
            <text:p>0,0419534045239121</text:p>
          </table:table-cell>
        </table:table-row>
        <table:table-row table:style-name="ro1">
          <table:table-cell office:value-type="float" office:value="3.98383045196533" calcext:value-type="float">
            <text:p>3,98383045196533</text:p>
          </table:table-cell>
          <table:table-cell table:formula="of:=[.A13]-[.A$2]" office:value-type="float" office:value="1.10004758834839" calcext:value-type="float">
            <text:p>1,10004758834839</text:p>
          </table:table-cell>
          <table:table-cell office:value-type="float" office:value="50" calcext:value-type="float">
            <text:p>50</text:p>
          </table:table-cell>
          <table:table-cell table:formula="of:=[.C13]/100" office:value-type="float" office:value="0.5" calcext:value-type="float">
            <text:p>0,5</text:p>
          </table:table-cell>
          <table:table-cell office:value-type="float" office:value="1.44969847330054" calcext:value-type="float">
            <text:p>1,44969847330054</text:p>
          </table:table-cell>
          <table:table-cell table:formula="of:=[.E13]-[.E$2]" office:value-type="float" office:value="-0.00843527441270586" calcext:value-type="float">
            <text:p>-0,00843527441270586</text:p>
          </table:table-cell>
        </table:table-row>
        <table:table-row table:style-name="ro1">
          <table:table-cell office:value-type="float" office:value="4.08380484580994" calcext:value-type="float">
            <text:p>4,08380484580994</text:p>
          </table:table-cell>
          <table:table-cell table:formula="of:=[.A14]-[.A$2]" office:value-type="float" office:value="1.20002198219299" calcext:value-type="float">
            <text:p>1,20002198219299</text:p>
          </table:table-cell>
          <table:table-cell office:value-type="float" office:value="50" calcext:value-type="float">
            <text:p>50</text:p>
          </table:table-cell>
          <table:table-cell table:formula="of:=[.C14]/100" office:value-type="float" office:value="0.5" calcext:value-type="float">
            <text:p>0,5</text:p>
          </table:table-cell>
          <table:table-cell office:value-type="float" office:value="1.45230935157807" calcext:value-type="float">
            <text:p>1,45230935157807</text:p>
          </table:table-cell>
          <table:table-cell table:formula="of:=[.E14]-[.E$2]" office:value-type="float" office:value="-0.00582439613516961" calcext:value-type="float">
            <text:p>-0,00582439613516961</text:p>
          </table:table-cell>
        </table:table-row>
        <table:table-row table:style-name="ro1">
          <table:table-cell office:value-type="float" office:value="4.18387961387634" calcext:value-type="float">
            <text:p>4,18387961387634</text:p>
          </table:table-cell>
          <table:table-cell table:formula="of:=[.A15]-[.A$2]" office:value-type="float" office:value="1.3000967502594" calcext:value-type="float">
            <text:p>1,3000967502594</text:p>
          </table:table-cell>
          <table:table-cell office:value-type="float" office:value="50" calcext:value-type="float">
            <text:p>50</text:p>
          </table:table-cell>
          <table:table-cell table:formula="of:=[.C15]/100" office:value-type="float" office:value="0.5" calcext:value-type="float">
            <text:p>0,5</text:p>
          </table:table-cell>
          <table:table-cell office:value-type="float" office:value="1.45619304947754" calcext:value-type="float">
            <text:p>1,45619304947754</text:p>
          </table:table-cell>
          <table:table-cell table:formula="of:=[.E15]-[.E$2]" office:value-type="float" office:value="-0.00194069823570064" calcext:value-type="float">
            <text:p>-0,00194069823570064</text:p>
          </table:table-cell>
        </table:table-row>
        <table:table-row table:style-name="ro1">
          <table:table-cell office:value-type="float" office:value="4.2838921546936" calcext:value-type="float">
            <text:p>4,2838921546936</text:p>
          </table:table-cell>
          <table:table-cell table:formula="of:=[.A16]-[.A$2]" office:value-type="float" office:value="1.40010929107666" calcext:value-type="float">
            <text:p>1,40010929107666</text:p>
          </table:table-cell>
          <table:table-cell office:value-type="float" office:value="50" calcext:value-type="float">
            <text:p>50</text:p>
          </table:table-cell>
          <table:table-cell table:formula="of:=[.C16]/100" office:value-type="float" office:value="0.5" calcext:value-type="float">
            <text:p>0,5</text:p>
          </table:table-cell>
          <table:table-cell office:value-type="float" office:value="1.46099619342216" calcext:value-type="float">
            <text:p>1,46099619342216</text:p>
          </table:table-cell>
          <table:table-cell table:formula="of:=[.E16]-[.E$2]" office:value-type="float" office:value="0.00286244570891814" calcext:value-type="float">
            <text:p>0,00286244570891814</text:p>
          </table:table-cell>
        </table:table-row>
        <table:table-row table:style-name="ro1">
          <table:table-cell office:value-type="float" office:value="4.38374900817871" calcext:value-type="float">
            <text:p>4,38374900817871</text:p>
          </table:table-cell>
          <table:table-cell table:formula="of:=[.A17]-[.A$2]" office:value-type="float" office:value="1.49996614456177" calcext:value-type="float">
            <text:p>1,49996614456177</text:p>
          </table:table-cell>
          <table:table-cell office:value-type="float" office:value="50" calcext:value-type="float">
            <text:p>50</text:p>
          </table:table-cell>
          <table:table-cell table:formula="of:=[.C17]/100" office:value-type="float" office:value="0.5" calcext:value-type="float">
            <text:p>0,5</text:p>
          </table:table-cell>
          <table:table-cell office:value-type="float" office:value="1.46667228866997" calcext:value-type="float">
            <text:p>1,46667228866997</text:p>
          </table:table-cell>
          <table:table-cell table:formula="of:=[.E17]-[.E$2]" office:value-type="float" office:value="0.00853854095672579" calcext:value-type="float">
            <text:p>0,00853854095672579</text:p>
          </table:table-cell>
        </table:table-row>
        <table:table-row table:style-name="ro1">
          <table:table-cell office:value-type="float" office:value="4.48386812210083" calcext:value-type="float">
            <text:p>4,48386812210083</text:p>
          </table:table-cell>
          <table:table-cell table:formula="of:=[.A18]-[.A$2]" office:value-type="float" office:value="1.60008525848389" calcext:value-type="float">
            <text:p>1,60008525848389</text:p>
          </table:table-cell>
          <table:table-cell office:value-type="float" office:value="50" calcext:value-type="float">
            <text:p>50</text:p>
          </table:table-cell>
          <table:table-cell table:formula="of:=[.C18]/100" office:value-type="float" office:value="0.5" calcext:value-type="float">
            <text:p>0,5</text:p>
          </table:table-cell>
          <table:table-cell office:value-type="float" office:value="1.47164415319325" calcext:value-type="float">
            <text:p>1,47164415319325</text:p>
          </table:table-cell>
          <table:table-cell table:formula="of:=[.E18]-[.E$2]" office:value-type="float" office:value="0.0135104054800088" calcext:value-type="float">
            <text:p>0,0135104054800088</text:p>
          </table:table-cell>
        </table:table-row>
        <table:table-row table:style-name="ro1">
          <table:table-cell office:value-type="float" office:value="4.58446097373962" calcext:value-type="float">
            <text:p>4,58446097373962</text:p>
          </table:table-cell>
          <table:table-cell table:formula="of:=[.A19]-[.A$2]" office:value-type="float" office:value="1.70067811012268" calcext:value-type="float">
            <text:p>1,70067811012268</text:p>
          </table:table-cell>
          <table:table-cell office:value-type="float" office:value="50" calcext:value-type="float">
            <text:p>50</text:p>
          </table:table-cell>
          <table:table-cell table:formula="of:=[.C19]/100" office:value-type="float" office:value="0.5" calcext:value-type="float">
            <text:p>0,5</text:p>
          </table:table-cell>
          <table:table-cell office:value-type="float" office:value="1.47930624199808" calcext:value-type="float">
            <text:p>1,47930624199808</text:p>
          </table:table-cell>
          <table:table-cell table:formula="of:=[.E19]-[.E$2]" office:value-type="float" office:value="0.0211724942848348" calcext:value-type="float">
            <text:p>0,0211724942848348</text:p>
          </table:table-cell>
        </table:table-row>
        <table:table-row table:style-name="ro1">
          <table:table-cell office:value-type="float" office:value="4.68382048606873" calcext:value-type="float">
            <text:p>4,68382048606873</text:p>
          </table:table-cell>
          <table:table-cell table:formula="of:=[.A20]-[.A$2]" office:value-type="float" office:value="1.80003762245178" calcext:value-type="float">
            <text:p>1,80003762245178</text:p>
          </table:table-cell>
          <table:table-cell office:value-type="float" office:value="50" calcext:value-type="float">
            <text:p>50</text:p>
          </table:table-cell>
          <table:table-cell table:formula="of:=[.C20]/100" office:value-type="float" office:value="0.5" calcext:value-type="float">
            <text:p>0,5</text:p>
          </table:table-cell>
          <table:table-cell office:value-type="float" office:value="1.4872909316446" calcext:value-type="float">
            <text:p>1,4872909316446</text:p>
          </table:table-cell>
          <table:table-cell table:formula="of:=[.E20]-[.E$2]" office:value-type="float" office:value="0.02915718393136" calcext:value-type="float">
            <text:p>0,02915718393136</text:p>
          </table:table-cell>
        </table:table-row>
        <table:table-row table:style-name="ro1">
          <table:table-cell office:value-type="float" office:value="4.78386473655701" calcext:value-type="float">
            <text:p>4,78386473655701</text:p>
          </table:table-cell>
          <table:table-cell table:formula="of:=[.A21]-[.A$2]" office:value-type="float" office:value="1.90008187294006" calcext:value-type="float">
            <text:p>1,90008187294006</text:p>
          </table:table-cell>
          <table:table-cell office:value-type="float" office:value="50" calcext:value-type="float">
            <text:p>50</text:p>
          </table:table-cell>
          <table:table-cell table:formula="of:=[.C21]/100" office:value-type="float" office:value="0.5" calcext:value-type="float">
            <text:p>0,5</text:p>
          </table:table-cell>
          <table:table-cell office:value-type="float" office:value="1.49489204117315" calcext:value-type="float">
            <text:p>1,49489204117315</text:p>
          </table:table-cell>
          <table:table-cell table:formula="of:=[.E21]-[.E$2]" office:value-type="float" office:value="0.036758293459908" calcext:value-type="float">
            <text:p>0,036758293459908</text:p>
          </table:table-cell>
        </table:table-row>
        <table:table-row table:style-name="ro1">
          <table:table-cell office:value-type="float" office:value="4.88434767723084" calcext:value-type="float">
            <text:p>4,88434767723084</text:p>
          </table:table-cell>
          <table:table-cell table:formula="of:=[.A22]-[.A$2]" office:value-type="float" office:value="2.00056481361389" calcext:value-type="float">
            <text:p>2,00056481361389</text:p>
          </table:table-cell>
          <table:table-cell office:value-type="float" office:value="50" calcext:value-type="float">
            <text:p>50</text:p>
          </table:table-cell>
          <table:table-cell table:formula="of:=[.C22]/100" office:value-type="float" office:value="0.5" calcext:value-type="float">
            <text:p>0,5</text:p>
          </table:table-cell>
          <table:table-cell office:value-type="float" office:value="1.50533716581805" calcext:value-type="float">
            <text:p>1,50533716581805</text:p>
          </table:table-cell>
          <table:table-cell table:formula="of:=[.E22]-[.E$2]" office:value-type="float" office:value="0.047203418104804" calcext:value-type="float">
            <text:p>0,047203418104804</text:p>
          </table:table-cell>
        </table:table-row>
        <table:table-row table:style-name="ro1">
          <table:table-cell office:value-type="float" office:value="4.98402976989746" calcext:value-type="float">
            <text:p>4,98402976989746</text:p>
          </table:table-cell>
          <table:table-cell table:formula="of:=[.A23]-[.A$2]" office:value-type="float" office:value="2.10024690628052" calcext:value-type="float">
            <text:p>2,10024690628052</text:p>
          </table:table-cell>
          <table:table-cell office:value-type="float" office:value="50" calcext:value-type="float">
            <text:p>50</text:p>
          </table:table-cell>
          <table:table-cell table:formula="of:=[.C23]/100" office:value-type="float" office:value="0.5" calcext:value-type="float">
            <text:p>0,5</text:p>
          </table:table-cell>
          <table:table-cell office:value-type="float" office:value="1.51485384290941" calcext:value-type="float">
            <text:p>1,51485384290941</text:p>
          </table:table-cell>
          <table:table-cell table:formula="of:=[.E23]-[.E$2]" office:value-type="float" office:value="0.0567200951961708" calcext:value-type="float">
            <text:p>0,0567200951961708</text:p>
          </table:table-cell>
        </table:table-row>
        <table:table-row table:style-name="ro1">
          <table:table-cell office:value-type="float" office:value="5.08470916748047" calcext:value-type="float">
            <text:p>5,08470916748047</text:p>
          </table:table-cell>
          <table:table-cell table:formula="of:=[.A24]-[.A$2]" office:value-type="float" office:value="2.20092630386353" calcext:value-type="float">
            <text:p>2,20092630386353</text:p>
          </table:table-cell>
          <table:table-cell office:value-type="float" office:value="50" calcext:value-type="float">
            <text:p>50</text:p>
          </table:table-cell>
          <table:table-cell table:formula="of:=[.C24]/100" office:value-type="float" office:value="0.5" calcext:value-type="float">
            <text:p>0,5</text:p>
          </table:table-cell>
          <table:table-cell office:value-type="float" office:value="1.52827779102282" calcext:value-type="float">
            <text:p>1,52827779102282</text:p>
          </table:table-cell>
          <table:table-cell table:formula="of:=[.E24]-[.E$2]" office:value-type="float" office:value="0.070144043309577" calcext:value-type="float">
            <text:p>0,070144043309577</text:p>
          </table:table-cell>
        </table:table-row>
        <table:table-row table:style-name="ro1">
          <table:table-cell office:value-type="float" office:value="5.18394947052002" calcext:value-type="float">
            <text:p>5,18394947052002</text:p>
          </table:table-cell>
          <table:table-cell table:formula="of:=[.A25]-[.A$2]" office:value-type="float" office:value="2.30016660690308" calcext:value-type="float">
            <text:p>2,30016660690308</text:p>
          </table:table-cell>
          <table:table-cell office:value-type="float" office:value="50" calcext:value-type="float">
            <text:p>50</text:p>
          </table:table-cell>
          <table:table-cell table:formula="of:=[.C25]/100" office:value-type="float" office:value="0.5" calcext:value-type="float">
            <text:p>0,5</text:p>
          </table:table-cell>
          <table:table-cell office:value-type="float" office:value="1.53974100905108" calcext:value-type="float">
            <text:p>1,53974100905108</text:p>
          </table:table-cell>
          <table:table-cell table:formula="of:=[.E25]-[.E$2]" office:value-type="float" office:value="0.0816072613378325" calcext:value-type="float">
            <text:p>0,0816072613378325</text:p>
          </table:table-cell>
        </table:table-row>
        <table:table-row table:style-name="ro1">
          <table:table-cell office:value-type="float" office:value="5.28390598297119" calcext:value-type="float">
            <text:p>5,28390598297119</text:p>
          </table:table-cell>
          <table:table-cell table:formula="of:=[.A26]-[.A$2]" office:value-type="float" office:value="2.40012311935425" calcext:value-type="float">
            <text:p>2,40012311935425</text:p>
          </table:table-cell>
          <table:table-cell office:value-type="float" office:value="50" calcext:value-type="float">
            <text:p>50</text:p>
          </table:table-cell>
          <table:table-cell table:formula="of:=[.C26]/100" office:value-type="float" office:value="0.5" calcext:value-type="float">
            <text:p>0,5</text:p>
          </table:table-cell>
          <table:table-cell office:value-type="float" office:value="1.55308812839872" calcext:value-type="float">
            <text:p>1,55308812839872</text:p>
          </table:table-cell>
          <table:table-cell table:formula="of:=[.E26]-[.E$2]" office:value-type="float" office:value="0.0949543806854798" calcext:value-type="float">
            <text:p>0,0949543806854798</text:p>
          </table:table-cell>
        </table:table-row>
        <table:table-row table:style-name="ro1">
          <table:table-cell office:value-type="float" office:value="5.38401484489441" calcext:value-type="float">
            <text:p>5,38401484489441</text:p>
          </table:table-cell>
          <table:table-cell table:formula="of:=[.A27]-[.A$2]" office:value-type="float" office:value="2.50023198127747" calcext:value-type="float">
            <text:p>2,50023198127747</text:p>
          </table:table-cell>
          <table:table-cell office:value-type="float" office:value="50" calcext:value-type="float">
            <text:p>50</text:p>
          </table:table-cell>
          <table:table-cell table:formula="of:=[.C27]/100" office:value-type="float" office:value="0.5" calcext:value-type="float">
            <text:p>0,5</text:p>
          </table:table-cell>
          <table:table-cell office:value-type="float" office:value="1.56557636172951" calcext:value-type="float">
            <text:p>1,56557636172951</text:p>
          </table:table-cell>
          <table:table-cell table:formula="of:=[.E27]-[.E$2]" office:value-type="float" office:value="0.107442614016261" calcext:value-type="float">
            <text:p>0,107442614016261</text:p>
          </table:table-cell>
        </table:table-row>
        <table:table-row table:style-name="ro1">
          <table:table-cell office:value-type="float" office:value="5.48385238647461" calcext:value-type="float">
            <text:p>5,48385238647461</text:p>
          </table:table-cell>
          <table:table-cell table:formula="of:=[.A28]-[.A$2]" office:value-type="float" office:value="2.60006952285767" calcext:value-type="float">
            <text:p>2,60006952285767</text:p>
          </table:table-cell>
          <table:table-cell office:value-type="float" office:value="50" calcext:value-type="float">
            <text:p>50</text:p>
          </table:table-cell>
          <table:table-cell table:formula="of:=[.C28]/100" office:value-type="float" office:value="0.5" calcext:value-type="float">
            <text:p>0,5</text:p>
          </table:table-cell>
          <table:table-cell office:value-type="float" office:value="1.57981776058901" calcext:value-type="float">
            <text:p>1,57981776058901</text:p>
          </table:table-cell>
          <table:table-cell table:formula="of:=[.E28]-[.E$2]" office:value-type="float" office:value="0.121684012875763" calcext:value-type="float">
            <text:p>0,121684012875763</text:p>
          </table:table-cell>
        </table:table-row>
        <table:table-row table:style-name="ro1">
          <table:table-cell office:value-type="float" office:value="5.58378291130066" calcext:value-type="float">
            <text:p>5,58378291130066</text:p>
          </table:table-cell>
          <table:table-cell table:formula="of:=[.A29]-[.A$2]" office:value-type="float" office:value="2.70000004768372" calcext:value-type="float">
            <text:p>2,70000004768372</text:p>
          </table:table-cell>
          <table:table-cell office:value-type="float" office:value="50" calcext:value-type="float">
            <text:p>50</text:p>
          </table:table-cell>
          <table:table-cell table:formula="of:=[.C29]/100" office:value-type="float" office:value="0.5" calcext:value-type="float">
            <text:p>0,5</text:p>
          </table:table-cell>
          <table:table-cell office:value-type="float" office:value="1.59246470815085" calcext:value-type="float">
            <text:p>1,59246470815085</text:p>
          </table:table-cell>
          <table:table-cell table:formula="of:=[.E29]-[.E$2]" office:value-type="float" office:value="0.134330960437605" calcext:value-type="float">
            <text:p>0,134330960437605</text:p>
          </table:table-cell>
        </table:table-row>
        <table:table-row table:style-name="ro1">
          <table:table-cell office:value-type="float" office:value="5.683917760849" calcext:value-type="float">
            <text:p>5,683917760849</text:p>
          </table:table-cell>
          <table:table-cell table:formula="of:=[.A30]-[.A$2]" office:value-type="float" office:value="2.80013489723206" calcext:value-type="float">
            <text:p>2,80013489723206</text:p>
          </table:table-cell>
          <table:table-cell office:value-type="float" office:value="50" calcext:value-type="float">
            <text:p>50</text:p>
          </table:table-cell>
          <table:table-cell table:formula="of:=[.C30]/100" office:value-type="float" office:value="0.5" calcext:value-type="float">
            <text:p>0,5</text:p>
          </table:table-cell>
          <table:table-cell office:value-type="float" office:value="1.61091399017062" calcext:value-type="float">
            <text:p>1,61091399017062</text:p>
          </table:table-cell>
          <table:table-cell table:formula="of:=[.E30]-[.E$2]" office:value-type="float" office:value="0.152780242457379" calcext:value-type="float">
            <text:p>0,152780242457379</text:p>
          </table:table-cell>
        </table:table-row>
        <table:table-row table:style-name="ro1">
          <table:table-cell office:value-type="float" office:value="5.78382802009583" calcext:value-type="float">
            <text:p>5,78382802009583</text:p>
          </table:table-cell>
          <table:table-cell table:formula="of:=[.A31]-[.A$2]" office:value-type="float" office:value="2.90004515647888" calcext:value-type="float">
            <text:p>2,90004515647888</text:p>
          </table:table-cell>
          <table:table-cell office:value-type="float" office:value="50" calcext:value-type="float">
            <text:p>50</text:p>
          </table:table-cell>
          <table:table-cell table:formula="of:=[.C31]/100" office:value-type="float" office:value="0.5" calcext:value-type="float">
            <text:p>0,5</text:p>
          </table:table-cell>
          <table:table-cell office:value-type="float" office:value="1.62603239809255" calcext:value-type="float">
            <text:p>1,62603239809255</text:p>
          </table:table-cell>
          <table:table-cell table:formula="of:=[.E31]-[.E$2]" office:value-type="float" office:value="0.16789865037931" calcext:value-type="float">
            <text:p>0,16789865037931</text:p>
          </table:table-cell>
        </table:table-row>
        <table:table-row table:style-name="ro1">
          <table:table-cell office:value-type="float" office:value="5.88398003578186" calcext:value-type="float">
            <text:p>5,88398003578186</text:p>
          </table:table-cell>
          <table:table-cell table:formula="of:=[.A32]-[.A$2]" office:value-type="float" office:value="3.00019717216492" calcext:value-type="float">
            <text:p>3,00019717216492</text:p>
          </table:table-cell>
          <table:table-cell office:value-type="float" office:value="50" calcext:value-type="float">
            <text:p>50</text:p>
          </table:table-cell>
          <table:table-cell table:formula="of:=[.C32]/100" office:value-type="float" office:value="0.5" calcext:value-type="float">
            <text:p>0,5</text:p>
          </table:table-cell>
          <table:table-cell office:value-type="float" office:value="1.64312398621202" calcext:value-type="float">
            <text:p>1,64312398621202</text:p>
          </table:table-cell>
          <table:table-cell table:formula="of:=[.E32]-[.E$2]" office:value-type="float" office:value="0.184990238498777" calcext:value-type="float">
            <text:p>0,184990238498777</text:p>
          </table:table-cell>
        </table:table-row>
        <table:table-row table:style-name="ro1">
          <table:table-cell office:value-type="float" office:value="5.9837965965271" calcext:value-type="float">
            <text:p>5,9837965965271</text:p>
          </table:table-cell>
          <table:table-cell table:formula="of:=[.A33]-[.A$2]" office:value-type="float" office:value="3.10001373291016" calcext:value-type="float">
            <text:p>3,10001373291016</text:p>
          </table:table-cell>
          <table:table-cell office:value-type="float" office:value="50" calcext:value-type="float">
            <text:p>50</text:p>
          </table:table-cell>
          <table:table-cell table:formula="of:=[.C33]/100" office:value-type="float" office:value="0.5" calcext:value-type="float">
            <text:p>0,5</text:p>
          </table:table-cell>
          <table:table-cell office:value-type="float" office:value="1.66105143260492" calcext:value-type="float">
            <text:p>1,66105143260492</text:p>
          </table:table-cell>
          <table:table-cell table:formula="of:=[.E33]-[.E$2]" office:value-type="float" office:value="0.202917684891677" calcext:value-type="float">
            <text:p>0,202917684891677</text:p>
          </table:table-cell>
        </table:table-row>
        <table:table-row table:style-name="ro1">
          <table:table-cell office:value-type="float" office:value="6.08397960662842" calcext:value-type="float">
            <text:p>6,08397960662842</text:p>
          </table:table-cell>
          <table:table-cell table:formula="of:=[.A34]-[.A$2]" office:value-type="float" office:value="3.20019674301147" calcext:value-type="float">
            <text:p>3,20019674301147</text:p>
          </table:table-cell>
          <table:table-cell office:value-type="float" office:value="50" calcext:value-type="float">
            <text:p>50</text:p>
          </table:table-cell>
          <table:table-cell table:formula="of:=[.C34]/100" office:value-type="float" office:value="0.5" calcext:value-type="float">
            <text:p>0,5</text:p>
          </table:table-cell>
          <table:table-cell office:value-type="float" office:value="1.6901336282927" calcext:value-type="float">
            <text:p>1,6901336282927</text:p>
          </table:table-cell>
          <table:table-cell table:formula="of:=[.E34]-[.E$2]" office:value-type="float" office:value="0.231999880579454" calcext:value-type="float">
            <text:p>0,231999880579454</text:p>
          </table:table-cell>
        </table:table-row>
        <table:table-row table:style-name="ro1">
          <table:table-cell office:value-type="float" office:value="6.18379282951355" calcext:value-type="float">
            <text:p>6,18379282951355</text:p>
          </table:table-cell>
          <table:table-cell table:formula="of:=[.A35]-[.A$2]" office:value-type="float" office:value="3.30000996589661" calcext:value-type="float">
            <text:p>3,30000996589661</text:p>
          </table:table-cell>
          <table:table-cell office:value-type="float" office:value="50" calcext:value-type="float">
            <text:p>50</text:p>
          </table:table-cell>
          <table:table-cell table:formula="of:=[.C35]/100" office:value-type="float" office:value="0.5" calcext:value-type="float">
            <text:p>0,5</text:p>
          </table:table-cell>
          <table:table-cell office:value-type="float" office:value="1.70867493982452" calcext:value-type="float">
            <text:p>1,70867493982452</text:p>
          </table:table-cell>
          <table:table-cell table:formula="of:=[.E35]-[.E$2]" office:value-type="float" office:value="0.250541192111273" calcext:value-type="float">
            <text:p>0,250541192111273</text:p>
          </table:table-cell>
        </table:table-row>
        <table:table-row table:style-name="ro1">
          <table:table-cell office:value-type="float" office:value="6.28387308120728" calcext:value-type="float">
            <text:p>6,28387308120728</text:p>
          </table:table-cell>
          <table:table-cell table:formula="of:=[.A36]-[.A$2]" office:value-type="float" office:value="3.40009021759033" calcext:value-type="float">
            <text:p>3,40009021759033</text:p>
          </table:table-cell>
          <table:table-cell office:value-type="float" office:value="50" calcext:value-type="float">
            <text:p>50</text:p>
          </table:table-cell>
          <table:table-cell table:formula="of:=[.C36]/100" office:value-type="float" office:value="0.5" calcext:value-type="float">
            <text:p>0,5</text:p>
          </table:table-cell>
          <table:table-cell office:value-type="float" office:value="1.72965112535437" calcext:value-type="float">
            <text:p>1,72965112535437</text:p>
          </table:table-cell>
          <table:table-cell table:formula="of:=[.E36]-[.E$2]" office:value-type="float" office:value="0.271517377641129" calcext:value-type="float">
            <text:p>0,271517377641129</text:p>
          </table:table-cell>
        </table:table-row>
        <table:table-row table:style-name="ro1">
          <table:table-cell office:value-type="float" office:value="6.38394570350647" calcext:value-type="float">
            <text:p>6,38394570350647</text:p>
          </table:table-cell>
          <table:table-cell table:formula="of:=[.A37]-[.A$2]" office:value-type="float" office:value="3.50016283988953" calcext:value-type="float">
            <text:p>3,50016283988953</text:p>
          </table:table-cell>
          <table:table-cell office:value-type="float" office:value="50" calcext:value-type="float">
            <text:p>50</text:p>
          </table:table-cell>
          <table:table-cell table:formula="of:=[.C37]/100" office:value-type="float" office:value="0.5" calcext:value-type="float">
            <text:p>0,5</text:p>
          </table:table-cell>
          <table:table-cell office:value-type="float" office:value="1.7501787965275" calcext:value-type="float">
            <text:p>1,7501787965275</text:p>
          </table:table-cell>
          <table:table-cell table:formula="of:=[.E37]-[.E$2]" office:value-type="float" office:value="0.292045048814255" calcext:value-type="float">
            <text:p>0,292045048814255</text:p>
          </table:table-cell>
        </table:table-row>
        <table:table-row table:style-name="ro1">
          <table:table-cell office:value-type="float" office:value="6.48384785652161" calcext:value-type="float">
            <text:p>6,48384785652161</text:p>
          </table:table-cell>
          <table:table-cell table:formula="of:=[.A38]-[.A$2]" office:value-type="float" office:value="3.60006499290466" calcext:value-type="float">
            <text:p>3,60006499290466</text:p>
          </table:table-cell>
          <table:table-cell office:value-type="float" office:value="50" calcext:value-type="float">
            <text:p>50</text:p>
          </table:table-cell>
          <table:table-cell table:formula="of:=[.C38]/100" office:value-type="float" office:value="0.5" calcext:value-type="float">
            <text:p>0,5</text:p>
          </table:table-cell>
          <table:table-cell office:value-type="float" office:value="1.7715424703456" calcext:value-type="float">
            <text:p>1,7715424703456</text:p>
          </table:table-cell>
          <table:table-cell table:formula="of:=[.E38]-[.E$2]" office:value-type="float" office:value="0.313408722632352" calcext:value-type="float">
            <text:p>0,313408722632352</text:p>
          </table:table-cell>
        </table:table-row>
        <table:table-row table:style-name="ro1">
          <table:table-cell office:value-type="float" office:value="6.58389449119568" calcext:value-type="float">
            <text:p>6,58389449119568</text:p>
          </table:table-cell>
          <table:table-cell table:formula="of:=[.A39]-[.A$2]" office:value-type="float" office:value="3.70011162757874" calcext:value-type="float">
            <text:p>3,70011162757874</text:p>
          </table:table-cell>
          <table:table-cell office:value-type="float" office:value="50" calcext:value-type="float">
            <text:p>50</text:p>
          </table:table-cell>
          <table:table-cell table:formula="of:=[.C39]/100" office:value-type="float" office:value="0.5" calcext:value-type="float">
            <text:p>0,5</text:p>
          </table:table-cell>
          <table:table-cell office:value-type="float" office:value="1.79510023530504" calcext:value-type="float">
            <text:p>1,79510023530504</text:p>
          </table:table-cell>
          <table:table-cell table:formula="of:=[.E39]-[.E$2]" office:value-type="float" office:value="0.336966487591801" calcext:value-type="float">
            <text:p>0,336966487591801</text:p>
          </table:table-cell>
        </table:table-row>
        <table:table-row table:style-name="ro1">
          <table:table-cell office:value-type="float" office:value="6.68390917778015" calcext:value-type="float">
            <text:p>6,68390917778015</text:p>
          </table:table-cell>
          <table:table-cell table:formula="of:=[.A40]-[.A$2]" office:value-type="float" office:value="3.80012631416321" calcext:value-type="float">
            <text:p>3,80012631416321</text:p>
          </table:table-cell>
          <table:table-cell office:value-type="float" office:value="50" calcext:value-type="float">
            <text:p>50</text:p>
          </table:table-cell>
          <table:table-cell table:formula="of:=[.C40]/100" office:value-type="float" office:value="0.5" calcext:value-type="float">
            <text:p>0,5</text:p>
          </table:table-cell>
          <table:table-cell office:value-type="float" office:value="1.81802916380691" calcext:value-type="float">
            <text:p>1,81802916380691</text:p>
          </table:table-cell>
          <table:table-cell table:formula="of:=[.E40]-[.E$2]" office:value-type="float" office:value="0.359895416093663" calcext:value-type="float">
            <text:p>0,359895416093663</text:p>
          </table:table-cell>
        </table:table-row>
        <table:table-row table:style-name="ro1">
          <table:table-cell office:value-type="float" office:value="6.78388619422913" calcext:value-type="float">
            <text:p>6,78388619422913</text:p>
          </table:table-cell>
          <table:table-cell table:formula="of:=[.A41]-[.A$2]" office:value-type="float" office:value="3.90010333061218" calcext:value-type="float">
            <text:p>3,90010333061218</text:p>
          </table:table-cell>
          <table:table-cell office:value-type="float" office:value="50" calcext:value-type="float">
            <text:p>50</text:p>
          </table:table-cell>
          <table:table-cell table:formula="of:=[.C41]/100" office:value-type="float" office:value="0.5" calcext:value-type="float">
            <text:p>0,5</text:p>
          </table:table-cell>
          <table:table-cell office:value-type="float" office:value="1.8404345652791" calcext:value-type="float">
            <text:p>1,8404345652791</text:p>
          </table:table-cell>
          <table:table-cell table:formula="of:=[.E41]-[.E$2]" office:value-type="float" office:value="0.382300817565859" calcext:value-type="float">
            <text:p>0,382300817565859</text:p>
          </table:table-cell>
        </table:table-row>
        <table:table-row table:style-name="ro1">
          <table:table-cell office:value-type="float" office:value="6.88411474227905" calcext:value-type="float">
            <text:p>6,88411474227905</text:p>
          </table:table-cell>
          <table:table-cell table:formula="of:=[.A42]-[.A$2]" office:value-type="float" office:value="4.00033187866211" calcext:value-type="float">
            <text:p>4,00033187866211</text:p>
          </table:table-cell>
          <table:table-cell office:value-type="float" office:value="50" calcext:value-type="float">
            <text:p>50</text:p>
          </table:table-cell>
          <table:table-cell table:formula="of:=[.C42]/100" office:value-type="float" office:value="0.5" calcext:value-type="float">
            <text:p>0,5</text:p>
          </table:table-cell>
          <table:table-cell office:value-type="float" office:value="1.86412479400246" calcext:value-type="float">
            <text:p>1,86412479400246</text:p>
          </table:table-cell>
          <table:table-cell table:formula="of:=[.E42]-[.E$2]" office:value-type="float" office:value="0.405991046289212" calcext:value-type="float">
            <text:p>0,405991046289212</text:p>
          </table:table-cell>
        </table:table-row>
        <table:table-row table:style-name="ro1">
          <table:table-cell office:value-type="float" office:value="6.9839231967926" calcext:value-type="float">
            <text:p>6,9839231967926</text:p>
          </table:table-cell>
          <table:table-cell table:formula="of:=[.A43]-[.A$2]" office:value-type="float" office:value="4.10014033317566" calcext:value-type="float">
            <text:p>4,10014033317566</text:p>
          </table:table-cell>
          <table:table-cell office:value-type="float" office:value="50" calcext:value-type="float">
            <text:p>50</text:p>
          </table:table-cell>
          <table:table-cell table:formula="of:=[.C43]/100" office:value-type="float" office:value="0.5" calcext:value-type="float">
            <text:p>0,5</text:p>
          </table:table-cell>
          <table:table-cell office:value-type="float" office:value="1.88739541925492" calcext:value-type="float">
            <text:p>1,88739541925492</text:p>
          </table:table-cell>
          <table:table-cell table:formula="of:=[.E43]-[.E$2]" office:value-type="float" office:value="0.429261671541677" calcext:value-type="float">
            <text:p>0,429261671541677</text:p>
          </table:table-cell>
        </table:table-row>
        <table:table-row table:style-name="ro1">
          <table:table-cell office:value-type="float" office:value="7.08397436141968" calcext:value-type="float">
            <text:p>7,08397436141968</text:p>
          </table:table-cell>
          <table:table-cell table:formula="of:=[.A44]-[.A$2]" office:value-type="float" office:value="4.20019149780273" calcext:value-type="float">
            <text:p>4,20019149780273</text:p>
          </table:table-cell>
          <table:table-cell office:value-type="float" office:value="50" calcext:value-type="float">
            <text:p>50</text:p>
          </table:table-cell>
          <table:table-cell table:formula="of:=[.C44]/100" office:value-type="float" office:value="0.5" calcext:value-type="float">
            <text:p>0,5</text:p>
          </table:table-cell>
          <table:table-cell office:value-type="float" office:value="1.91245217985923" calcext:value-type="float">
            <text:p>1,91245217985923</text:p>
          </table:table-cell>
          <table:table-cell table:formula="of:=[.E44]-[.E$2]" office:value-type="float" office:value="0.454318432145986" calcext:value-type="float">
            <text:p>0,454318432145986</text:p>
          </table:table-cell>
        </table:table-row>
        <table:table-row table:style-name="ro1">
          <table:table-cell office:value-type="float" office:value="7.18379616737366" calcext:value-type="float">
            <text:p>7,18379616737366</text:p>
          </table:table-cell>
          <table:table-cell table:formula="of:=[.A45]-[.A$2]" office:value-type="float" office:value="4.30001330375671" calcext:value-type="float">
            <text:p>4,30001330375671</text:p>
          </table:table-cell>
          <table:table-cell office:value-type="float" office:value="50" calcext:value-type="float">
            <text:p>50</text:p>
          </table:table-cell>
          <table:table-cell table:formula="of:=[.C45]/100" office:value-type="float" office:value="0.5" calcext:value-type="float">
            <text:p>0,5</text:p>
          </table:table-cell>
          <table:table-cell office:value-type="float" office:value="1.93850826512488" calcext:value-type="float">
            <text:p>1,93850826512488</text:p>
          </table:table-cell>
          <table:table-cell table:formula="of:=[.E45]-[.E$2]" office:value-type="float" office:value="0.480374517411637" calcext:value-type="float">
            <text:p>0,480374517411637</text:p>
          </table:table-cell>
        </table:table-row>
        <table:table-row table:style-name="ro1">
          <table:table-cell office:value-type="float" office:value="7.28386449813843" calcext:value-type="float">
            <text:p>7,28386449813843</text:p>
          </table:table-cell>
          <table:table-cell table:formula="of:=[.A46]-[.A$2]" office:value-type="float" office:value="4.40008163452148" calcext:value-type="float">
            <text:p>4,40008163452148</text:p>
          </table:table-cell>
          <table:table-cell office:value-type="float" office:value="50" calcext:value-type="float">
            <text:p>50</text:p>
          </table:table-cell>
          <table:table-cell table:formula="of:=[.C46]/100" office:value-type="float" office:value="0.5" calcext:value-type="float">
            <text:p>0,5</text:p>
          </table:table-cell>
          <table:table-cell office:value-type="float" office:value="1.96509185933691" calcext:value-type="float">
            <text:p>1,96509185933691</text:p>
          </table:table-cell>
          <table:table-cell table:formula="of:=[.E46]-[.E$2]" office:value-type="float" office:value="0.506958111623671" calcext:value-type="float">
            <text:p>0,506958111623671</text:p>
          </table:table-cell>
        </table:table-row>
        <table:table-row table:style-name="ro1">
          <table:table-cell office:value-type="float" office:value="7.38375926017761" calcext:value-type="float">
            <text:p>7,38375926017761</text:p>
          </table:table-cell>
          <table:table-cell table:formula="of:=[.A47]-[.A$2]" office:value-type="float" office:value="4.49997639656067" calcext:value-type="float">
            <text:p>4,49997639656067</text:p>
          </table:table-cell>
          <table:table-cell office:value-type="float" office:value="50" calcext:value-type="float">
            <text:p>50</text:p>
          </table:table-cell>
          <table:table-cell table:formula="of:=[.C47]/100" office:value-type="float" office:value="0.5" calcext:value-type="float">
            <text:p>0,5</text:p>
          </table:table-cell>
          <table:table-cell office:value-type="float" office:value="1.99130644783637" calcext:value-type="float">
            <text:p>1,99130644783637</text:p>
          </table:table-cell>
          <table:table-cell table:formula="of:=[.E47]-[.E$2]" office:value-type="float" office:value="0.533172700123126" calcext:value-type="float">
            <text:p>0,533172700123126</text:p>
          </table:table-cell>
        </table:table-row>
        <table:table-row table:style-name="ro1">
          <table:table-cell office:value-type="float" office:value="7.48396468162537" calcext:value-type="float">
            <text:p>7,48396468162537</text:p>
          </table:table-cell>
          <table:table-cell table:formula="of:=[.A48]-[.A$2]" office:value-type="float" office:value="4.60018181800842" calcext:value-type="float">
            <text:p>4,60018181800842</text:p>
          </table:table-cell>
          <table:table-cell office:value-type="float" office:value="50" calcext:value-type="float">
            <text:p>50</text:p>
          </table:table-cell>
          <table:table-cell table:formula="of:=[.C48]/100" office:value-type="float" office:value="0.5" calcext:value-type="float">
            <text:p>0,5</text:p>
          </table:table-cell>
          <table:table-cell office:value-type="float" office:value="2.02024707691382" calcext:value-type="float">
            <text:p>2,02024707691382</text:p>
          </table:table-cell>
          <table:table-cell table:formula="of:=[.E48]-[.E$2]" office:value-type="float" office:value="0.56211332920058" calcext:value-type="float">
            <text:p>0,56211332920058</text:p>
          </table:table-cell>
        </table:table-row>
        <table:table-row table:style-name="ro1">
          <table:table-cell office:value-type="float" office:value="7.58380436897278" calcext:value-type="float">
            <text:p>7,58380436897278</text:p>
          </table:table-cell>
          <table:table-cell table:formula="of:=[.A49]-[.A$2]" office:value-type="float" office:value="4.70002150535584" calcext:value-type="float">
            <text:p>4,70002150535584</text:p>
          </table:table-cell>
          <table:table-cell office:value-type="float" office:value="50" calcext:value-type="float">
            <text:p>50</text:p>
          </table:table-cell>
          <table:table-cell table:formula="of:=[.C49]/100" office:value-type="float" office:value="0.5" calcext:value-type="float">
            <text:p>0,5</text:p>
          </table:table-cell>
          <table:table-cell office:value-type="float" office:value="2.05056638513951" calcext:value-type="float">
            <text:p>2,05056638513951</text:p>
          </table:table-cell>
          <table:table-cell table:formula="of:=[.E49]-[.E$2]" office:value-type="float" office:value="0.592432637426261" calcext:value-type="float">
            <text:p>0,592432637426261</text:p>
          </table:table-cell>
        </table:table-row>
        <table:table-row table:style-name="ro1">
          <table:table-cell office:value-type="float" office:value="7.68387269973755" calcext:value-type="float">
            <text:p>7,68387269973755</text:p>
          </table:table-cell>
          <table:table-cell table:formula="of:=[.A50]-[.A$2]" office:value-type="float" office:value="4.80008983612061" calcext:value-type="float">
            <text:p>4,80008983612061</text:p>
          </table:table-cell>
          <table:table-cell office:value-type="float" office:value="50" calcext:value-type="float">
            <text:p>50</text:p>
          </table:table-cell>
          <table:table-cell table:formula="of:=[.C50]/100" office:value-type="float" office:value="0.5" calcext:value-type="float">
            <text:p>0,5</text:p>
          </table:table-cell>
          <table:table-cell office:value-type="float" office:value="2.07798710912689" calcext:value-type="float">
            <text:p>2,07798710912689</text:p>
          </table:table-cell>
          <table:table-cell table:formula="of:=[.E50]-[.E$2]" office:value-type="float" office:value="0.619853361413649" calcext:value-type="float">
            <text:p>0,619853361413649</text:p>
          </table:table-cell>
        </table:table-row>
        <table:table-row table:style-name="ro1">
          <table:table-cell office:value-type="float" office:value="7.78393316268921" calcext:value-type="float">
            <text:p>7,78393316268921</text:p>
          </table:table-cell>
          <table:table-cell table:formula="of:=[.A51]-[.A$2]" office:value-type="float" office:value="4.90015029907227" calcext:value-type="float">
            <text:p>4,90015029907227</text:p>
          </table:table-cell>
          <table:table-cell office:value-type="float" office:value="50" calcext:value-type="float">
            <text:p>50</text:p>
          </table:table-cell>
          <table:table-cell table:formula="of:=[.C51]/100" office:value-type="float" office:value="0.5" calcext:value-type="float">
            <text:p>0,5</text:p>
          </table:table-cell>
          <table:table-cell office:value-type="float" office:value="2.10847525133302" calcext:value-type="float">
            <text:p>2,10847525133302</text:p>
          </table:table-cell>
          <table:table-cell table:formula="of:=[.E51]-[.E$2]" office:value-type="float" office:value="0.650341503619775" calcext:value-type="float">
            <text:p>0,650341503619775</text:p>
          </table:table-cell>
        </table:table-row>
        <table:table-row table:style-name="ro1">
          <table:table-cell office:value-type="float" office:value="7.88382935523987" calcext:value-type="float">
            <text:p>7,88382935523987</text:p>
          </table:table-cell>
          <table:table-cell table:formula="of:=[.A52]-[.A$2]" office:value-type="float" office:value="5.00004649162293" calcext:value-type="float">
            <text:p>5,00004649162293</text:p>
          </table:table-cell>
          <table:table-cell office:value-type="float" office:value="50" calcext:value-type="float">
            <text:p>50</text:p>
          </table:table-cell>
          <table:table-cell table:formula="of:=[.C52]/100" office:value-type="float" office:value="0.5" calcext:value-type="float">
            <text:p>0,5</text:p>
          </table:table-cell>
          <table:table-cell office:value-type="float" office:value="2.14378785176141" calcext:value-type="float">
            <text:p>2,14378785176141</text:p>
          </table:table-cell>
          <table:table-cell table:formula="of:=[.E52]-[.E$2]" office:value-type="float" office:value="0.685654104048168" calcext:value-type="float">
            <text:p>0,685654104048168</text:p>
          </table:table-cell>
        </table:table-row>
        <table:table-row table:style-name="ro1">
          <table:table-cell office:value-type="float" office:value="7.98397064208984" calcext:value-type="float">
            <text:p>7,98397064208984</text:p>
          </table:table-cell>
          <table:table-cell table:formula="of:=[.A53]-[.A$2]" office:value-type="float" office:value="5.1001877784729" calcext:value-type="float">
            <text:p>5,1001877784729</text:p>
          </table:table-cell>
          <table:table-cell office:value-type="float" office:value="50" calcext:value-type="float">
            <text:p>50</text:p>
          </table:table-cell>
          <table:table-cell table:formula="of:=[.C53]/100" office:value-type="float" office:value="0.5" calcext:value-type="float">
            <text:p>0,5</text:p>
          </table:table-cell>
          <table:table-cell office:value-type="float" office:value="2.17785520057472" calcext:value-type="float">
            <text:p>2,17785520057472</text:p>
          </table:table-cell>
          <table:table-cell table:formula="of:=[.E53]-[.E$2]" office:value-type="float" office:value="0.719721452861478" calcext:value-type="float">
            <text:p>0,719721452861478</text:p>
          </table:table-cell>
        </table:table-row>
        <table:table-row table:style-name="ro1">
          <table:table-cell office:value-type="float" office:value="8.08369994163513" calcext:value-type="float">
            <text:p>8,08369994163513</text:p>
          </table:table-cell>
          <table:table-cell table:formula="of:=[.A54]-[.A$2]" office:value-type="float" office:value="5.19991707801819" calcext:value-type="float">
            <text:p>5,19991707801819</text:p>
          </table:table-cell>
          <table:table-cell office:value-type="float" office:value="50" calcext:value-type="float">
            <text:p>50</text:p>
          </table:table-cell>
          <table:table-cell table:formula="of:=[.C54]/100" office:value-type="float" office:value="0.5" calcext:value-type="float">
            <text:p>0,5</text:p>
          </table:table-cell>
          <table:table-cell office:value-type="float" office:value="2.22686983915055" calcext:value-type="float">
            <text:p>2,22686983915055</text:p>
          </table:table-cell>
          <table:table-cell table:formula="of:=[.E54]-[.E$2]" office:value-type="float" office:value="0.768736091437301" calcext:value-type="float">
            <text:p>0,768736091437301</text:p>
          </table:table-cell>
        </table:table-row>
        <table:table-row table:style-name="ro1">
          <table:table-cell office:value-type="float" office:value="8.18391609191895" calcext:value-type="float">
            <text:p>8,18391609191895</text:p>
          </table:table-cell>
          <table:table-cell table:formula="of:=[.A55]-[.A$2]" office:value-type="float" office:value="5.300133228302" calcext:value-type="float">
            <text:p>5,300133228302</text:p>
          </table:table-cell>
          <table:table-cell office:value-type="float" office:value="50" calcext:value-type="float">
            <text:p>50</text:p>
          </table:table-cell>
          <table:table-cell table:formula="of:=[.C55]/100" office:value-type="float" office:value="0.5" calcext:value-type="float">
            <text:p>0,5</text:p>
          </table:table-cell>
          <table:table-cell office:value-type="float" office:value="2.2547622696498" calcext:value-type="float">
            <text:p>2,2547622696498</text:p>
          </table:table-cell>
          <table:table-cell table:formula="of:=[.E55]-[.E$2]" office:value-type="float" office:value="0.796628521936556" calcext:value-type="float">
            <text:p>0,796628521936556</text:p>
          </table:table-cell>
        </table:table-row>
        <table:table-row table:style-name="ro1">
          <table:table-cell office:value-type="float" office:value="8.28377628326416" calcext:value-type="float">
            <text:p>8,28377628326416</text:p>
          </table:table-cell>
          <table:table-cell table:formula="of:=[.A56]-[.A$2]" office:value-type="float" office:value="5.39999341964722" calcext:value-type="float">
            <text:p>5,39999341964722</text:p>
          </table:table-cell>
          <table:table-cell office:value-type="float" office:value="50" calcext:value-type="float">
            <text:p>50</text:p>
          </table:table-cell>
          <table:table-cell table:formula="of:=[.C56]/100" office:value-type="float" office:value="0.5" calcext:value-type="float">
            <text:p>0,5</text:p>
          </table:table-cell>
          <table:table-cell office:value-type="float" office:value="2.28663853020487" calcext:value-type="float">
            <text:p>2,28663853020487</text:p>
          </table:table-cell>
          <table:table-cell table:formula="of:=[.E56]-[.E$2]" office:value-type="float" office:value="0.828504782491625" calcext:value-type="float">
            <text:p>0,828504782491625</text:p>
          </table:table-cell>
        </table:table-row>
        <table:table-row table:style-name="ro1">
          <table:table-cell office:value-type="float" office:value="8.38388586044312" calcext:value-type="float">
            <text:p>8,38388586044312</text:p>
          </table:table-cell>
          <table:table-cell table:formula="of:=[.A57]-[.A$2]" office:value-type="float" office:value="5.50010299682617" calcext:value-type="float">
            <text:p>5,50010299682617</text:p>
          </table:table-cell>
          <table:table-cell office:value-type="float" office:value="50" calcext:value-type="float">
            <text:p>50</text:p>
          </table:table-cell>
          <table:table-cell table:formula="of:=[.C57]/100" office:value-type="float" office:value="0.5" calcext:value-type="float">
            <text:p>0,5</text:p>
          </table:table-cell>
          <table:table-cell office:value-type="float" office:value="2.31807006238355" calcext:value-type="float">
            <text:p>2,31807006238355</text:p>
          </table:table-cell>
          <table:table-cell table:formula="of:=[.E57]-[.E$2]" office:value-type="float" office:value="0.859936314670303" calcext:value-type="float">
            <text:p>0,859936314670303</text:p>
          </table:table-cell>
        </table:table-row>
        <table:table-row table:style-name="ro1">
          <table:table-cell office:value-type="float" office:value="8.48377680778503" calcext:value-type="float">
            <text:p>8,48377680778503</text:p>
          </table:table-cell>
          <table:table-cell table:formula="of:=[.A58]-[.A$2]" office:value-type="float" office:value="5.59999394416809" calcext:value-type="float">
            <text:p>5,59999394416809</text:p>
          </table:table-cell>
          <table:table-cell office:value-type="float" office:value="50" calcext:value-type="float">
            <text:p>50</text:p>
          </table:table-cell>
          <table:table-cell table:formula="of:=[.C58]/100" office:value-type="float" office:value="0.5" calcext:value-type="float">
            <text:p>0,5</text:p>
          </table:table-cell>
          <table:table-cell office:value-type="float" office:value="2.34994607636161" calcext:value-type="float">
            <text:p>2,34994607636161</text:p>
          </table:table-cell>
          <table:table-cell table:formula="of:=[.E58]-[.E$2]" office:value-type="float" office:value="0.891812328648367" calcext:value-type="float">
            <text:p>0,891812328648367</text:p>
          </table:table-cell>
        </table:table-row>
        <table:table-row table:style-name="ro1">
          <table:table-cell office:value-type="float" office:value="8.58383560180664" calcext:value-type="float">
            <text:p>8,58383560180664</text:p>
          </table:table-cell>
          <table:table-cell table:formula="of:=[.A59]-[.A$2]" office:value-type="float" office:value="5.7000527381897" calcext:value-type="float">
            <text:p>5,7000527381897</text:p>
          </table:table-cell>
          <table:table-cell office:value-type="float" office:value="50" calcext:value-type="float">
            <text:p>50</text:p>
          </table:table-cell>
          <table:table-cell table:formula="of:=[.C59]/100" office:value-type="float" office:value="0.5" calcext:value-type="float">
            <text:p>0,5</text:p>
          </table:table-cell>
          <table:table-cell office:value-type="float" office:value="2.38489775105424" calcext:value-type="float">
            <text:p>2,38489775105424</text:p>
          </table:table-cell>
          <table:table-cell table:formula="of:=[.E59]-[.E$2]" office:value-type="float" office:value="0.926764003340991" calcext:value-type="float">
            <text:p>0,926764003340991</text:p>
          </table:table-cell>
        </table:table-row>
        <table:table-row table:style-name="ro1">
          <table:table-cell office:value-type="float" office:value="8.6838858127594" calcext:value-type="float">
            <text:p>8,6838858127594</text:p>
          </table:table-cell>
          <table:table-cell table:formula="of:=[.A60]-[.A$2]" office:value-type="float" office:value="5.80010294914246" calcext:value-type="float">
            <text:p>5,80010294914246</text:p>
          </table:table-cell>
          <table:table-cell office:value-type="float" office:value="50" calcext:value-type="float">
            <text:p>50</text:p>
          </table:table-cell>
          <table:table-cell table:formula="of:=[.C60]/100" office:value-type="float" office:value="0.5" calcext:value-type="float">
            <text:p>0,5</text:p>
          </table:table-cell>
          <table:table-cell office:value-type="float" office:value="2.42142163274107" calcext:value-type="float">
            <text:p>2,42142163274107</text:p>
          </table:table-cell>
          <table:table-cell table:formula="of:=[.E60]-[.E$2]" office:value-type="float" office:value="0.963287885027822" calcext:value-type="float">
            <text:p>0,963287885027822</text:p>
          </table:table-cell>
        </table:table-row>
        <table:table-row table:style-name="ro1">
          <table:table-cell office:value-type="float" office:value="8.78384280204773" calcext:value-type="float">
            <text:p>8,78384280204773</text:p>
          </table:table-cell>
          <table:table-cell table:formula="of:=[.A61]-[.A$2]" office:value-type="float" office:value="5.90005993843079" calcext:value-type="float">
            <text:p>5,90005993843079</text:p>
          </table:table-cell>
          <table:table-cell office:value-type="float" office:value="50" calcext:value-type="float">
            <text:p>50</text:p>
          </table:table-cell>
          <table:table-cell table:formula="of:=[.C61]/100" office:value-type="float" office:value="0.5" calcext:value-type="float">
            <text:p>0,5</text:p>
          </table:table-cell>
          <table:table-cell office:value-type="float" office:value="2.46599949398194" calcext:value-type="float">
            <text:p>2,46599949398194</text:p>
          </table:table-cell>
          <table:table-cell table:formula="of:=[.E61]-[.E$2]" office:value-type="float" office:value="1.0078657462687" calcext:value-type="float">
            <text:p>1,0078657462687</text:p>
          </table:table-cell>
        </table:table-row>
        <table:table-row table:style-name="ro1">
          <table:table-cell office:value-type="float" office:value="8.88372945785523" calcext:value-type="float">
            <text:p>8,88372945785523</text:p>
          </table:table-cell>
          <table:table-cell table:formula="of:=[.A62]-[.A$2]" office:value-type="float" office:value="5.99994659423828" calcext:value-type="float">
            <text:p>5,99994659423828</text:p>
          </table:table-cell>
          <table:table-cell office:value-type="float" office:value="-50" calcext:value-type="float">
            <text:p>-50</text:p>
          </table:table-cell>
          <table:table-cell table:formula="of:=[.C62]/100" office:value-type="float" office:value="-0.5" calcext:value-type="float">
            <text:p>-0,5</text:p>
          </table:table-cell>
          <table:table-cell office:value-type="float" office:value="2.5039079807109" calcext:value-type="float">
            <text:p>2,5039079807109</text:p>
          </table:table-cell>
          <table:table-cell table:formula="of:=[.E62]-[.E$2]" office:value-type="float" office:value="1.04577423299766" calcext:value-type="float">
            <text:p>1,04577423299766</text:p>
          </table:table-cell>
        </table:table-row>
        <table:table-row table:style-name="ro1">
          <table:table-cell office:value-type="float" office:value="8.98382806777954" calcext:value-type="float">
            <text:p>8,98382806777954</text:p>
          </table:table-cell>
          <table:table-cell table:formula="of:=[.A63]-[.A$2]" office:value-type="float" office:value="6.1000452041626" calcext:value-type="float">
            <text:p>6,1000452041626</text:p>
          </table:table-cell>
          <table:table-cell office:value-type="float" office:value="-50" calcext:value-type="float">
            <text:p>-50</text:p>
          </table:table-cell>
          <table:table-cell table:formula="of:=[.C63]/100" office:value-type="float" office:value="-0.5" calcext:value-type="float">
            <text:p>-0,5</text:p>
          </table:table-cell>
          <table:table-cell office:value-type="float" office:value="2.54029834441627" calcext:value-type="float">
            <text:p>2,54029834441627</text:p>
          </table:table-cell>
          <table:table-cell table:formula="of:=[.E63]-[.E$2]" office:value-type="float" office:value="1.08216459670303" calcext:value-type="float">
            <text:p>1,08216459670303</text:p>
          </table:table-cell>
        </table:table-row>
        <table:table-row table:style-name="ro1">
          <table:table-cell office:value-type="float" office:value="9.08379530906677" calcext:value-type="float">
            <text:p>9,08379530906677</text:p>
          </table:table-cell>
          <table:table-cell table:formula="of:=[.A64]-[.A$2]" office:value-type="float" office:value="6.20001244544983" calcext:value-type="float">
            <text:p>6,20001244544983</text:p>
          </table:table-cell>
          <table:table-cell office:value-type="float" office:value="-50" calcext:value-type="float">
            <text:p>-50</text:p>
          </table:table-cell>
          <table:table-cell table:formula="of:=[.C64]/100" office:value-type="float" office:value="-0.5" calcext:value-type="float">
            <text:p>-0,5</text:p>
          </table:table-cell>
          <table:table-cell office:value-type="float" office:value="2.58019804358618" calcext:value-type="float">
            <text:p>2,58019804358618</text:p>
          </table:table-cell>
          <table:table-cell table:formula="of:=[.E64]-[.E$2]" office:value-type="float" office:value="1.12206429587294" calcext:value-type="float">
            <text:p>1,12206429587294</text:p>
          </table:table-cell>
        </table:table-row>
        <table:table-row table:style-name="ro1">
          <table:table-cell office:value-type="float" office:value="9.18386197090149" calcext:value-type="float">
            <text:p>9,18386197090149</text:p>
          </table:table-cell>
          <table:table-cell table:formula="of:=[.A65]-[.A$2]" office:value-type="float" office:value="6.30007910728455" calcext:value-type="float">
            <text:p>6,30007910728455</text:p>
          </table:table-cell>
          <table:table-cell office:value-type="float" office:value="-50" calcext:value-type="float">
            <text:p>-50</text:p>
          </table:table-cell>
          <table:table-cell table:formula="of:=[.C65]/100" office:value-type="float" office:value="-0.5" calcext:value-type="float">
            <text:p>-0,5</text:p>
          </table:table-cell>
          <table:table-cell office:value-type="float" office:value="2.61697879985102" calcext:value-type="float">
            <text:p>2,61697879985102</text:p>
          </table:table-cell>
          <table:table-cell table:formula="of:=[.E65]-[.E$2]" office:value-type="float" office:value="1.15884505213777" calcext:value-type="float">
            <text:p>1,15884505213777</text:p>
          </table:table-cell>
        </table:table-row>
        <table:table-row table:style-name="ro1">
          <table:table-cell office:value-type="float" office:value="9.28371548652649" calcext:value-type="float">
            <text:p>9,28371548652649</text:p>
          </table:table-cell>
          <table:table-cell table:formula="of:=[.A66]-[.A$2]" office:value-type="float" office:value="6.39993262290955" calcext:value-type="float">
            <text:p>6,39993262290955</text:p>
          </table:table-cell>
          <table:table-cell office:value-type="float" office:value="-50" calcext:value-type="float">
            <text:p>-50</text:p>
          </table:table-cell>
          <table:table-cell table:formula="of:=[.C66]/100" office:value-type="float" office:value="-0.5" calcext:value-type="float">
            <text:p>-0,5</text:p>
          </table:table-cell>
          <table:table-cell office:value-type="float" office:value="2.65698312063684" calcext:value-type="float">
            <text:p>2,65698312063684</text:p>
          </table:table-cell>
          <table:table-cell table:formula="of:=[.E66]-[.E$2]" office:value-type="float" office:value="1.1988493729236" calcext:value-type="float">
            <text:p>1,1988493729236</text:p>
          </table:table-cell>
        </table:table-row>
        <table:table-row table:style-name="ro1">
          <table:table-cell office:value-type="float" office:value="9.38404846191406" calcext:value-type="float">
            <text:p>9,38404846191406</text:p>
          </table:table-cell>
          <table:table-cell table:formula="of:=[.A67]-[.A$2]" office:value-type="float" office:value="6.50026559829712" calcext:value-type="float">
            <text:p>6,50026559829712</text:p>
          </table:table-cell>
          <table:table-cell office:value-type="float" office:value="-50" calcext:value-type="float">
            <text:p>-50</text:p>
          </table:table-cell>
          <table:table-cell table:formula="of:=[.C67]/100" office:value-type="float" office:value="-0.5" calcext:value-type="float">
            <text:p>-0,5</text:p>
          </table:table-cell>
          <table:table-cell office:value-type="float" office:value="2.69645707031544" calcext:value-type="float">
            <text:p>2,69645707031544</text:p>
          </table:table-cell>
          <table:table-cell table:formula="of:=[.E67]-[.E$2]" office:value-type="float" office:value="1.23832332260219" calcext:value-type="float">
            <text:p>1,23832332260219</text:p>
          </table:table-cell>
        </table:table-row>
        <table:table-row table:style-name="ro1">
          <table:table-cell office:value-type="float" office:value="9.4838719367981" calcext:value-type="float">
            <text:p>9,4838719367981</text:p>
          </table:table-cell>
          <table:table-cell table:formula="of:=[.A68]-[.A$2]" office:value-type="float" office:value="6.60008907318115" calcext:value-type="float">
            <text:p>6,60008907318115</text:p>
          </table:table-cell>
          <table:table-cell office:value-type="float" office:value="-50" calcext:value-type="float">
            <text:p>-50</text:p>
          </table:table-cell>
          <table:table-cell table:formula="of:=[.C68]/100" office:value-type="float" office:value="-0.5" calcext:value-type="float">
            <text:p>-0,5</text:p>
          </table:table-cell>
          <table:table-cell office:value-type="float" office:value="2.80172224892693" calcext:value-type="float">
            <text:p>2,80172224892693</text:p>
          </table:table-cell>
          <table:table-cell table:formula="of:=[.E68]-[.E$2]" office:value-type="float" office:value="1.34358850121368" calcext:value-type="float">
            <text:p>1,34358850121368</text:p>
          </table:table-cell>
        </table:table-row>
        <table:table-row table:style-name="ro1">
          <table:table-cell office:value-type="float" office:value="9.58371734619141" calcext:value-type="float">
            <text:p>9,58371734619141</text:p>
          </table:table-cell>
          <table:table-cell table:formula="of:=[.A69]-[.A$2]" office:value-type="float" office:value="6.69993448257446" calcext:value-type="float">
            <text:p>6,69993448257446</text:p>
          </table:table-cell>
          <table:table-cell office:value-type="float" office:value="-50" calcext:value-type="float">
            <text:p>-50</text:p>
          </table:table-cell>
          <table:table-cell table:formula="of:=[.C69]/100" office:value-type="float" office:value="-0.5" calcext:value-type="float">
            <text:p>-0,5</text:p>
          </table:table-cell>
          <table:table-cell office:value-type="float" office:value="2.88372406621234" calcext:value-type="float">
            <text:p>2,88372406621234</text:p>
          </table:table-cell>
          <table:table-cell table:formula="of:=[.E69]-[.E$2]" office:value-type="float" office:value="1.42559031849909" calcext:value-type="float">
            <text:p>1,42559031849909</text:p>
          </table:table-cell>
        </table:table-row>
        <table:table-row table:style-name="ro1">
          <table:table-cell office:value-type="float" office:value="9.6837306022644" calcext:value-type="float">
            <text:p>9,6837306022644</text:p>
          </table:table-cell>
          <table:table-cell table:formula="of:=[.A70]-[.A$2]" office:value-type="float" office:value="6.79994773864746" calcext:value-type="float">
            <text:p>6,79994773864746</text:p>
          </table:table-cell>
          <table:table-cell office:value-type="float" office:value="-50" calcext:value-type="float">
            <text:p>-50</text:p>
          </table:table-cell>
          <table:table-cell table:formula="of:=[.C70]/100" office:value-type="float" office:value="-0.5" calcext:value-type="float">
            <text:p>-0,5</text:p>
          </table:table-cell>
          <table:table-cell office:value-type="float" office:value="2.91895505142625" calcext:value-type="float">
            <text:p>2,91895505142625</text:p>
          </table:table-cell>
          <table:table-cell table:formula="of:=[.E70]-[.E$2]" office:value-type="float" office:value="1.46082130371301" calcext:value-type="float">
            <text:p>1,46082130371301</text:p>
          </table:table-cell>
        </table:table-row>
        <table:table-row table:style-name="ro1">
          <table:table-cell office:value-type="float" office:value="9.78396153450012" calcext:value-type="float">
            <text:p>9,78396153450012</text:p>
          </table:table-cell>
          <table:table-cell table:formula="of:=[.A71]-[.A$2]" office:value-type="float" office:value="6.90017867088318" calcext:value-type="float">
            <text:p>6,90017867088318</text:p>
          </table:table-cell>
          <table:table-cell office:value-type="float" office:value="-50" calcext:value-type="float">
            <text:p>-50</text:p>
          </table:table-cell>
          <table:table-cell table:formula="of:=[.C71]/100" office:value-type="float" office:value="-0.5" calcext:value-type="float">
            <text:p>-0,5</text:p>
          </table:table-cell>
          <table:table-cell office:value-type="float" office:value="2.93760914283989" calcext:value-type="float">
            <text:p>2,93760914283989</text:p>
          </table:table-cell>
          <table:table-cell table:formula="of:=[.E71]-[.E$2]" office:value-type="float" office:value="1.47947539512665" calcext:value-type="float">
            <text:p>1,47947539512665</text:p>
          </table:table-cell>
        </table:table-row>
        <table:table-row table:style-name="ro1">
          <table:table-cell office:value-type="float" office:value="9.88435101509094" calcext:value-type="float">
            <text:p>9,88435101509094</text:p>
          </table:table-cell>
          <table:table-cell table:formula="of:=[.A72]-[.A$2]" office:value-type="float" office:value="7.000568151474" calcext:value-type="float">
            <text:p>7,000568151474</text:p>
          </table:table-cell>
          <table:table-cell office:value-type="float" office:value="-50" calcext:value-type="float">
            <text:p>-50</text:p>
          </table:table-cell>
          <table:table-cell table:formula="of:=[.C72]/100" office:value-type="float" office:value="-0.5" calcext:value-type="float">
            <text:p>-0,5</text:p>
          </table:table-cell>
          <table:table-cell office:value-type="float" office:value="2.97118141195405" calcext:value-type="float">
            <text:p>2,97118141195405</text:p>
          </table:table-cell>
          <table:table-cell table:formula="of:=[.E72]-[.E$2]" office:value-type="float" office:value="1.51304766424081" calcext:value-type="float">
            <text:p>1,51304766424081</text:p>
          </table:table-cell>
        </table:table-row>
        <table:table-row table:style-name="ro1">
          <table:table-cell office:value-type="float" office:value="9.98386597633362" calcext:value-type="float">
            <text:p>9,98386597633362</text:p>
          </table:table-cell>
          <table:table-cell table:formula="of:=[.A73]-[.A$2]" office:value-type="float" office:value="7.10008311271668" calcext:value-type="float">
            <text:p>7,10008311271668</text:p>
          </table:table-cell>
          <table:table-cell office:value-type="float" office:value="-50" calcext:value-type="float">
            <text:p>-50</text:p>
          </table:table-cell>
          <table:table-cell table:formula="of:=[.C73]/100" office:value-type="float" office:value="-0.5" calcext:value-type="float">
            <text:p>-0,5</text:p>
          </table:table-cell>
          <table:table-cell office:value-type="float" office:value="3.00217258872979" calcext:value-type="float">
            <text:p>3,00217258872979</text:p>
          </table:table-cell>
          <table:table-cell table:formula="of:=[.E73]-[.E$2]" office:value-type="float" office:value="1.54403884101655" calcext:value-type="float">
            <text:p>1,54403884101655</text:p>
          </table:table-cell>
        </table:table-row>
        <table:table-row table:style-name="ro1">
          <table:table-cell office:value-type="float" office:value="10.0838871002197" calcext:value-type="float">
            <text:p>10,0838871002197</text:p>
          </table:table-cell>
          <table:table-cell table:formula="of:=[.A74]-[.A$2]" office:value-type="float" office:value="7.20010423660278" calcext:value-type="float">
            <text:p>7,20010423660278</text:p>
          </table:table-cell>
          <table:table-cell office:value-type="float" office:value="-50" calcext:value-type="float">
            <text:p>-50</text:p>
          </table:table-cell>
          <table:table-cell table:formula="of:=[.C74]/100" office:value-type="float" office:value="-0.5" calcext:value-type="float">
            <text:p>-0,5</text:p>
          </table:table-cell>
          <table:table-cell office:value-type="float" office:value="3.03498056685913" calcext:value-type="float">
            <text:p>3,03498056685913</text:p>
          </table:table-cell>
          <table:table-cell table:formula="of:=[.E74]-[.E$2]" office:value-type="float" office:value="1.57684681914589" calcext:value-type="float">
            <text:p>1,57684681914589</text:p>
          </table:table-cell>
        </table:table-row>
        <table:table-row table:style-name="ro1">
          <table:table-cell office:value-type="float" office:value="10.1838843822479" calcext:value-type="float">
            <text:p>10,1838843822479</text:p>
          </table:table-cell>
          <table:table-cell table:formula="of:=[.A75]-[.A$2]" office:value-type="float" office:value="7.30010151863098" calcext:value-type="float">
            <text:p>7,30010151863098</text:p>
          </table:table-cell>
          <table:table-cell office:value-type="float" office:value="-50" calcext:value-type="float">
            <text:p>-50</text:p>
          </table:table-cell>
          <table:table-cell table:formula="of:=[.C75]/100" office:value-type="float" office:value="-0.5" calcext:value-type="float">
            <text:p>-0,5</text:p>
          </table:table-cell>
          <table:table-cell office:value-type="float" office:value="3.06833462510543" calcext:value-type="float">
            <text:p>3,06833462510543</text:p>
          </table:table-cell>
          <table:table-cell table:formula="of:=[.E75]-[.E$2]" office:value-type="float" office:value="1.61020087739219" calcext:value-type="float">
            <text:p>1,61020087739219</text:p>
          </table:table-cell>
        </table:table-row>
        <table:table-row table:style-name="ro1">
          <table:table-cell office:value-type="float" office:value="10.2839016914368" calcext:value-type="float">
            <text:p>10,2839016914368</text:p>
          </table:table-cell>
          <table:table-cell table:formula="of:=[.A76]-[.A$2]" office:value-type="float" office:value="7.40011882781982" calcext:value-type="float">
            <text:p>7,40011882781982</text:p>
          </table:table-cell>
          <table:table-cell office:value-type="float" office:value="-50" calcext:value-type="float">
            <text:p>-50</text:p>
          </table:table-cell>
          <table:table-cell table:formula="of:=[.C76]/100" office:value-type="float" office:value="-0.5" calcext:value-type="float">
            <text:p>-0,5</text:p>
          </table:table-cell>
          <table:table-cell office:value-type="float" office:value="3.09872835050597" calcext:value-type="float">
            <text:p>3,09872835050597</text:p>
          </table:table-cell>
          <table:table-cell table:formula="of:=[.E76]-[.E$2]" office:value-type="float" office:value="1.64059460279273" calcext:value-type="float">
            <text:p>1,64059460279273</text:p>
          </table:table-cell>
        </table:table-row>
        <table:table-row table:style-name="ro1">
          <table:table-cell office:value-type="float" office:value="10.3838312625885" calcext:value-type="float">
            <text:p>10,3838312625885</text:p>
          </table:table-cell>
          <table:table-cell table:formula="of:=[.A77]-[.A$2]" office:value-type="float" office:value="7.50004839897156" calcext:value-type="float">
            <text:p>7,50004839897156</text:p>
          </table:table-cell>
          <table:table-cell office:value-type="float" office:value="-50" calcext:value-type="float">
            <text:p>-50</text:p>
          </table:table-cell>
          <table:table-cell table:formula="of:=[.C77]/100" office:value-type="float" office:value="-0.5" calcext:value-type="float">
            <text:p>-0,5</text:p>
          </table:table-cell>
          <table:table-cell office:value-type="float" office:value="3.12240281067208" calcext:value-type="float">
            <text:p>3,12240281067208</text:p>
          </table:table-cell>
          <table:table-cell table:formula="of:=[.E77]-[.E$2]" office:value-type="float" office:value="1.66426906295883" calcext:value-type="float">
            <text:p>1,66426906295883</text:p>
          </table:table-cell>
        </table:table-row>
        <table:table-row table:style-name="ro1">
          <table:table-cell office:value-type="float" office:value="10.4842667579651" calcext:value-type="float">
            <text:p>10,4842667579651</text:p>
          </table:table-cell>
          <table:table-cell table:formula="of:=[.A78]-[.A$2]" office:value-type="float" office:value="7.60048389434814" calcext:value-type="float">
            <text:p>7,60048389434814</text:p>
          </table:table-cell>
          <table:table-cell office:value-type="float" office:value="-50" calcext:value-type="float">
            <text:p>-50</text:p>
          </table:table-cell>
          <table:table-cell table:formula="of:=[.C78]/100" office:value-type="float" office:value="-0.5" calcext:value-type="float">
            <text:p>-0,5</text:p>
          </table:table-cell>
          <table:table-cell office:value-type="float" office:value="3.16856808331695" calcext:value-type="float">
            <text:p>3,16856808331695</text:p>
          </table:table-cell>
          <table:table-cell table:formula="of:=[.E78]-[.E$2]" office:value-type="float" office:value="1.71043433560371" calcext:value-type="float">
            <text:p>1,71043433560371</text:p>
          </table:table-cell>
        </table:table-row>
        <table:table-row table:style-name="ro1">
          <table:table-cell office:value-type="float" office:value="10.5837678909302" calcext:value-type="float">
            <text:p>10,5837678909302</text:p>
          </table:table-cell>
          <table:table-cell table:formula="of:=[.A79]-[.A$2]" office:value-type="float" office:value="7.69998502731323" calcext:value-type="float">
            <text:p>7,69998502731323</text:p>
          </table:table-cell>
          <table:table-cell office:value-type="float" office:value="-50" calcext:value-type="float">
            <text:p>-50</text:p>
          </table:table-cell>
          <table:table-cell table:formula="of:=[.C79]/100" office:value-type="float" office:value="-0.5" calcext:value-type="float">
            <text:p>-0,5</text:p>
          </table:table-cell>
          <table:table-cell office:value-type="float" office:value="3.19816377310068" calcext:value-type="float">
            <text:p>3,19816377310068</text:p>
          </table:table-cell>
          <table:table-cell table:formula="of:=[.E79]-[.E$2]" office:value-type="float" office:value="1.74003002538743" calcext:value-type="float">
            <text:p>1,74003002538743</text:p>
          </table:table-cell>
        </table:table-row>
        <table:table-row table:style-name="ro1">
          <table:table-cell office:value-type="float" office:value="10.6840069293976" calcext:value-type="float">
            <text:p>10,6840069293976</text:p>
          </table:table-cell>
          <table:table-cell table:formula="of:=[.A80]-[.A$2]" office:value-type="float" office:value="7.80022406578064" calcext:value-type="float">
            <text:p>7,80022406578064</text:p>
          </table:table-cell>
          <table:table-cell office:value-type="float" office:value="-50" calcext:value-type="float">
            <text:p>-50</text:p>
          </table:table-cell>
          <table:table-cell table:formula="of:=[.C80]/100" office:value-type="float" office:value="-0.5" calcext:value-type="float">
            <text:p>-0,5</text:p>
          </table:table-cell>
          <table:table-cell office:value-type="float" office:value="3.22776177762232" calcext:value-type="float">
            <text:p>3,22776177762232</text:p>
          </table:table-cell>
          <table:table-cell table:formula="of:=[.E80]-[.E$2]" office:value-type="float" office:value="1.76962802990907" calcext:value-type="float">
            <text:p>1,76962802990907</text:p>
          </table:table-cell>
        </table:table-row>
        <table:table-row table:style-name="ro1">
          <table:table-cell office:value-type="float" office:value="10.7839152812958" calcext:value-type="float">
            <text:p>10,7839152812958</text:p>
          </table:table-cell>
          <table:table-cell table:formula="of:=[.A81]-[.A$2]" office:value-type="float" office:value="7.90013241767883" calcext:value-type="float">
            <text:p>7,90013241767883</text:p>
          </table:table-cell>
          <table:table-cell office:value-type="float" office:value="-50" calcext:value-type="float">
            <text:p>-50</text:p>
          </table:table-cell>
          <table:table-cell table:formula="of:=[.C81]/100" office:value-type="float" office:value="-0.5" calcext:value-type="float">
            <text:p>-0,5</text:p>
          </table:table-cell>
          <table:table-cell office:value-type="float" office:value="3.25344097124304" calcext:value-type="float">
            <text:p>3,25344097124304</text:p>
          </table:table-cell>
          <table:table-cell table:formula="of:=[.E81]-[.E$2]" office:value-type="float" office:value="1.79530722352979" calcext:value-type="float">
            <text:p>1,79530722352979</text:p>
          </table:table-cell>
        </table:table-row>
        <table:table-row table:style-name="ro1">
          <table:table-cell office:value-type="float" office:value="10.8838357925415" calcext:value-type="float">
            <text:p>10,8838357925415</text:p>
          </table:table-cell>
          <table:table-cell table:formula="of:=[.A82]-[.A$2]" office:value-type="float" office:value="8.00005292892456" calcext:value-type="float">
            <text:p>8,00005292892456</text:p>
          </table:table-cell>
          <table:table-cell office:value-type="float" office:value="-50" calcext:value-type="float">
            <text:p>-50</text:p>
          </table:table-cell>
          <table:table-cell table:formula="of:=[.C82]/100" office:value-type="float" office:value="-0.5" calcext:value-type="float">
            <text:p>-0,5</text:p>
          </table:table-cell>
          <table:table-cell office:value-type="float" office:value="3.28069992458595" calcext:value-type="float">
            <text:p>3,28069992458595</text:p>
          </table:table-cell>
          <table:table-cell table:formula="of:=[.E82]-[.E$2]" office:value-type="float" office:value="1.8225661768727" calcext:value-type="float">
            <text:p>1,8225661768727</text:p>
          </table:table-cell>
        </table:table-row>
        <table:table-row table:style-name="ro1">
          <table:table-cell office:value-type="float" office:value="10.9841430187225" calcext:value-type="float">
            <text:p>10,9841430187225</text:p>
          </table:table-cell>
          <table:table-cell table:formula="of:=[.A83]-[.A$2]" office:value-type="float" office:value="8.10036015510559" calcext:value-type="float">
            <text:p>8,10036015510559</text:p>
          </table:table-cell>
          <table:table-cell office:value-type="float" office:value="-50" calcext:value-type="float">
            <text:p>-50</text:p>
          </table:table-cell>
          <table:table-cell table:formula="of:=[.C83]/100" office:value-type="float" office:value="-0.5" calcext:value-type="float">
            <text:p>-0,5</text:p>
          </table:table-cell>
          <table:table-cell office:value-type="float" office:value="3.30514021292988" calcext:value-type="float">
            <text:p>3,30514021292988</text:p>
          </table:table-cell>
          <table:table-cell table:formula="of:=[.E83]-[.E$2]" office:value-type="float" office:value="1.84700646521664" calcext:value-type="float">
            <text:p>1,84700646521664</text:p>
          </table:table-cell>
        </table:table-row>
        <table:table-row table:style-name="ro1">
          <table:table-cell office:value-type="float" office:value="11.0837745666504" calcext:value-type="float">
            <text:p>11,0837745666504</text:p>
          </table:table-cell>
          <table:table-cell table:formula="of:=[.A84]-[.A$2]" office:value-type="float" office:value="8.19999170303345" calcext:value-type="float">
            <text:p>8,19999170303345</text:p>
          </table:table-cell>
          <table:table-cell office:value-type="float" office:value="-50" calcext:value-type="float">
            <text:p>-50</text:p>
          </table:table-cell>
          <table:table-cell table:formula="of:=[.C84]/100" office:value-type="float" office:value="-0.5" calcext:value-type="float">
            <text:p>-0,5</text:p>
          </table:table-cell>
          <table:table-cell office:value-type="float" office:value="3.33189627959313" calcext:value-type="float">
            <text:p>3,33189627959313</text:p>
          </table:table-cell>
          <table:table-cell table:formula="of:=[.E84]-[.E$2]" office:value-type="float" office:value="1.87376253187989" calcext:value-type="float">
            <text:p>1,87376253187989</text:p>
          </table:table-cell>
        </table:table-row>
        <table:table-row table:style-name="ro1">
          <table:table-cell office:value-type="float" office:value="11.1838800907135" calcext:value-type="float">
            <text:p>11,1838800907135</text:p>
          </table:table-cell>
          <table:table-cell table:formula="of:=[.A85]-[.A$2]" office:value-type="float" office:value="8.30009722709656" calcext:value-type="float">
            <text:p>8,30009722709656</text:p>
          </table:table-cell>
          <table:table-cell office:value-type="float" office:value="-50" calcext:value-type="float">
            <text:p>-50</text:p>
          </table:table-cell>
          <table:table-cell table:formula="of:=[.C85]/100" office:value-type="float" office:value="-0.5" calcext:value-type="float">
            <text:p>-0,5</text:p>
          </table:table-cell>
          <table:table-cell office:value-type="float" office:value="3.35815901997688" calcext:value-type="float">
            <text:p>3,35815901997688</text:p>
          </table:table-cell>
          <table:table-cell table:formula="of:=[.E85]-[.E$2]" office:value-type="float" office:value="1.90002527226364" calcext:value-type="float">
            <text:p>1,90002527226364</text:p>
          </table:table-cell>
        </table:table-row>
        <table:table-row table:style-name="ro1">
          <table:table-cell office:value-type="float" office:value="11.2837431430817" calcext:value-type="float">
            <text:p>11,2837431430817</text:p>
          </table:table-cell>
          <table:table-cell table:formula="of:=[.A86]-[.A$2]" office:value-type="float" office:value="8.39996027946472" calcext:value-type="float">
            <text:p>8,39996027946472</text:p>
          </table:table-cell>
          <table:table-cell office:value-type="float" office:value="-50" calcext:value-type="float">
            <text:p>-50</text:p>
          </table:table-cell>
          <table:table-cell table:formula="of:=[.C86]/100" office:value-type="float" office:value="-0.5" calcext:value-type="float">
            <text:p>-0,5</text:p>
          </table:table-cell>
          <table:table-cell office:value-type="float" office:value="3.37890801758104" calcext:value-type="float">
            <text:p>3,37890801758104</text:p>
          </table:table-cell>
          <table:table-cell table:formula="of:=[.E86]-[.E$2]" office:value-type="float" office:value="1.92077426986779" calcext:value-type="float">
            <text:p>1,92077426986779</text:p>
          </table:table-cell>
        </table:table-row>
        <table:table-row table:style-name="ro1">
          <table:table-cell office:value-type="float" office:value="11.3838613033295" calcext:value-type="float">
            <text:p>11,3838613033295</text:p>
          </table:table-cell>
          <table:table-cell table:formula="of:=[.A87]-[.A$2]" office:value-type="float" office:value="8.50007843971252" calcext:value-type="float">
            <text:p>8,50007843971252</text:p>
          </table:table-cell>
          <table:table-cell office:value-type="float" office:value="-50" calcext:value-type="float">
            <text:p>-50</text:p>
          </table:table-cell>
          <table:table-cell table:formula="of:=[.C87]/100" office:value-type="float" office:value="-0.5" calcext:value-type="float">
            <text:p>-0,5</text:p>
          </table:table-cell>
          <table:table-cell office:value-type="float" office:value="3.40456950129896" calcext:value-type="float">
            <text:p>3,40456950129896</text:p>
          </table:table-cell>
          <table:table-cell table:formula="of:=[.E87]-[.E$2]" office:value-type="float" office:value="1.94643575358571" calcext:value-type="float">
            <text:p>1,94643575358571</text:p>
          </table:table-cell>
        </table:table-row>
        <table:table-row table:style-name="ro1">
          <table:table-cell office:value-type="float" office:value="11.4838049411774" calcext:value-type="float">
            <text:p>11,4838049411774</text:p>
          </table:table-cell>
          <table:table-cell table:formula="of:=[.A88]-[.A$2]" office:value-type="float" office:value="8.60002207756043" calcext:value-type="float">
            <text:p>8,60002207756043</text:p>
          </table:table-cell>
          <table:table-cell office:value-type="float" office:value="-50" calcext:value-type="float">
            <text:p>-50</text:p>
          </table:table-cell>
          <table:table-cell table:formula="of:=[.C88]/100" office:value-type="float" office:value="-0.5" calcext:value-type="float">
            <text:p>-0,5</text:p>
          </table:table-cell>
          <table:table-cell office:value-type="float" office:value="3.42224621991873" calcext:value-type="float">
            <text:p>3,42224621991873</text:p>
          </table:table-cell>
          <table:table-cell table:formula="of:=[.E88]-[.E$2]" office:value-type="float" office:value="1.96411247220549" calcext:value-type="float">
            <text:p>1,96411247220549</text:p>
          </table:table-cell>
        </table:table-row>
        <table:table-row table:style-name="ro1">
          <table:table-cell office:value-type="float" office:value="11.5839076042175" calcext:value-type="float">
            <text:p>11,5839076042175</text:p>
          </table:table-cell>
          <table:table-cell table:formula="of:=[.A89]-[.A$2]" office:value-type="float" office:value="8.70012474060059" calcext:value-type="float">
            <text:p>8,70012474060059</text:p>
          </table:table-cell>
          <table:table-cell office:value-type="float" office:value="-50" calcext:value-type="float">
            <text:p>-50</text:p>
          </table:table-cell>
          <table:table-cell table:formula="of:=[.C89]/100" office:value-type="float" office:value="-0.5" calcext:value-type="float">
            <text:p>-0,5</text:p>
          </table:table-cell>
          <table:table-cell office:value-type="float" office:value="3.43977260431857" calcext:value-type="float">
            <text:p>3,43977260431857</text:p>
          </table:table-cell>
          <table:table-cell table:formula="of:=[.E89]-[.E$2]" office:value-type="float" office:value="1.98163885660532" calcext:value-type="float">
            <text:p>1,98163885660532</text:p>
          </table:table-cell>
        </table:table-row>
        <table:table-row table:style-name="ro1">
          <table:table-cell office:value-type="float" office:value="11.6838576793671" calcext:value-type="float">
            <text:p>11,6838576793671</text:p>
          </table:table-cell>
          <table:table-cell table:formula="of:=[.A90]-[.A$2]" office:value-type="float" office:value="8.80007481575012" calcext:value-type="float">
            <text:p>8,80007481575012</text:p>
          </table:table-cell>
          <table:table-cell office:value-type="float" office:value="-50" calcext:value-type="float">
            <text:p>-50</text:p>
          </table:table-cell>
          <table:table-cell table:formula="of:=[.C90]/100" office:value-type="float" office:value="-0.5" calcext:value-type="float">
            <text:p>-0,5</text:p>
          </table:table-cell>
          <table:table-cell office:value-type="float" office:value="3.45569097630108" calcext:value-type="float">
            <text:p>3,45569097630108</text:p>
          </table:table-cell>
          <table:table-cell table:formula="of:=[.E90]-[.E$2]" office:value-type="float" office:value="1.99755722858784" calcext:value-type="float">
            <text:p>1,99755722858784</text:p>
          </table:table-cell>
        </table:table-row>
        <table:table-row table:style-name="ro1">
          <table:table-cell office:value-type="float" office:value="11.7838227748871" calcext:value-type="float">
            <text:p>11,7838227748871</text:p>
          </table:table-cell>
          <table:table-cell table:formula="of:=[.A91]-[.A$2]" office:value-type="float" office:value="8.90003991127014" calcext:value-type="float">
            <text:p>8,90003991127014</text:p>
          </table:table-cell>
          <table:table-cell office:value-type="float" office:value="-50" calcext:value-type="float">
            <text:p>-50</text:p>
          </table:table-cell>
          <table:table-cell table:formula="of:=[.C91]/100" office:value-type="float" office:value="-0.5" calcext:value-type="float">
            <text:p>-0,5</text:p>
          </table:table-cell>
          <table:table-cell office:value-type="float" office:value="3.46674890538512" calcext:value-type="float">
            <text:p>3,46674890538512</text:p>
          </table:table-cell>
          <table:table-cell table:formula="of:=[.E91]-[.E$2]" office:value-type="float" office:value="2.00861515767188" calcext:value-type="float">
            <text:p>2,00861515767188</text:p>
          </table:table-cell>
        </table:table-row>
        <table:table-row table:style-name="ro1">
          <table:table-cell office:value-type="float" office:value="11.8839802742004" calcext:value-type="float">
            <text:p>11,8839802742004</text:p>
          </table:table-cell>
          <table:table-cell table:formula="of:=[.A92]-[.A$2]" office:value-type="float" office:value="9.0001974105835" calcext:value-type="float">
            <text:p>9,0001974105835</text:p>
          </table:table-cell>
          <table:table-cell office:value-type="float" office:value="-50" calcext:value-type="float">
            <text:p>-50</text:p>
          </table:table-cell>
          <table:table-cell table:formula="of:=[.C92]/100" office:value-type="float" office:value="-0.5" calcext:value-type="float">
            <text:p>-0,5</text:p>
          </table:table-cell>
          <table:table-cell office:value-type="float" office:value="3.4818726699945" calcext:value-type="float">
            <text:p>3,4818726699945</text:p>
          </table:table-cell>
          <table:table-cell table:formula="of:=[.E92]-[.E$2]" office:value-type="float" office:value="2.02373892228125" calcext:value-type="float">
            <text:p>2,02373892228125</text:p>
          </table:table-cell>
        </table:table-row>
        <table:table-row table:style-name="ro1">
          <table:table-cell office:value-type="float" office:value="11.9837491512299" calcext:value-type="float">
            <text:p>11,9837491512299</text:p>
          </table:table-cell>
          <table:table-cell table:formula="of:=[.A93]-[.A$2]" office:value-type="float" office:value="9.09996628761292" calcext:value-type="float">
            <text:p>9,09996628761292</text:p>
          </table:table-cell>
          <table:table-cell office:value-type="float" office:value="-50" calcext:value-type="float">
            <text:p>-50</text:p>
          </table:table-cell>
          <table:table-cell table:formula="of:=[.C93]/100" office:value-type="float" office:value="-0.5" calcext:value-type="float">
            <text:p>-0,5</text:p>
          </table:table-cell>
          <table:table-cell office:value-type="float" office:value="3.49519803353434" calcext:value-type="float">
            <text:p>3,49519803353434</text:p>
          </table:table-cell>
          <table:table-cell table:formula="of:=[.E93]-[.E$2]" office:value-type="float" office:value="2.0370642858211" calcext:value-type="float">
            <text:p>2,0370642858211</text:p>
          </table:table-cell>
        </table:table-row>
        <table:table-row table:style-name="ro1">
          <table:table-cell office:value-type="float" office:value="12.0837526321411" calcext:value-type="float">
            <text:p>12,0837526321411</text:p>
          </table:table-cell>
          <table:table-cell table:formula="of:=[.A94]-[.A$2]" office:value-type="float" office:value="9.19996976852417" calcext:value-type="float">
            <text:p>9,19996976852417</text:p>
          </table:table-cell>
          <table:table-cell office:value-type="float" office:value="-50" calcext:value-type="float">
            <text:p>-50</text:p>
          </table:table-cell>
          <table:table-cell table:formula="of:=[.C94]/100" office:value-type="float" office:value="-0.5" calcext:value-type="float">
            <text:p>-0,5</text:p>
          </table:table-cell>
          <table:table-cell office:value-type="float" office:value="3.50852102719338" calcext:value-type="float">
            <text:p>3,50852102719338</text:p>
          </table:table-cell>
          <table:table-cell table:formula="of:=[.E94]-[.E$2]" office:value-type="float" office:value="2.05038727948014" calcext:value-type="float">
            <text:p>2,05038727948014</text:p>
          </table:table-cell>
        </table:table-row>
        <table:table-row table:style-name="ro1">
          <table:table-cell office:value-type="float" office:value="12.1838693618774" calcext:value-type="float">
            <text:p>12,1838693618774</text:p>
          </table:table-cell>
          <table:table-cell table:formula="of:=[.A95]-[.A$2]" office:value-type="float" office:value="9.3000864982605" calcext:value-type="float">
            <text:p>9,3000864982605</text:p>
          </table:table-cell>
          <table:table-cell office:value-type="float" office:value="-50" calcext:value-type="float">
            <text:p>-50</text:p>
          </table:table-cell>
          <table:table-cell table:formula="of:=[.C95]/100" office:value-type="float" office:value="-0.5" calcext:value-type="float">
            <text:p>-0,5</text:p>
          </table:table-cell>
          <table:table-cell office:value-type="float" office:value="3.52042124853748" calcext:value-type="float">
            <text:p>3,52042124853748</text:p>
          </table:table-cell>
          <table:table-cell table:formula="of:=[.E95]-[.E$2]" office:value-type="float" office:value="2.06228750082423" calcext:value-type="float">
            <text:p>2,06228750082423</text:p>
          </table:table-cell>
        </table:table-row>
        <table:table-row table:style-name="ro1">
          <table:table-cell office:value-type="float" office:value="12.283810377121" calcext:value-type="float">
            <text:p>12,283810377121</text:p>
          </table:table-cell>
          <table:table-cell table:formula="of:=[.A96]-[.A$2]" office:value-type="float" office:value="9.40002751350403" calcext:value-type="float">
            <text:p>9,40002751350403</text:p>
          </table:table-cell>
          <table:table-cell office:value-type="float" office:value="-50" calcext:value-type="float">
            <text:p>-50</text:p>
          </table:table-cell>
          <table:table-cell table:formula="of:=[.C96]/100" office:value-type="float" office:value="-0.5" calcext:value-type="float">
            <text:p>-0,5</text:p>
          </table:table-cell>
          <table:table-cell office:value-type="float" office:value="3.52614344765825" calcext:value-type="float">
            <text:p>3,52614344765825</text:p>
          </table:table-cell>
          <table:table-cell table:formula="of:=[.E96]-[.E$2]" office:value-type="float" office:value="2.06800969994501" calcext:value-type="float">
            <text:p>2,06800969994501</text:p>
          </table:table-cell>
        </table:table-row>
        <table:table-row table:style-name="ro1">
          <table:table-cell office:value-type="float" office:value="12.3838129043579" calcext:value-type="float">
            <text:p>12,3838129043579</text:p>
          </table:table-cell>
          <table:table-cell table:formula="of:=[.A97]-[.A$2]" office:value-type="float" office:value="9.50003004074097" calcext:value-type="float">
            <text:p>9,50003004074097</text:p>
          </table:table-cell>
          <table:table-cell office:value-type="float" office:value="-50" calcext:value-type="float">
            <text:p>-50</text:p>
          </table:table-cell>
          <table:table-cell table:formula="of:=[.C97]/100" office:value-type="float" office:value="-0.5" calcext:value-type="float">
            <text:p>-0,5</text:p>
          </table:table-cell>
          <table:table-cell office:value-type="float" office:value="3.54528473949496" calcext:value-type="float">
            <text:p>3,54528473949496</text:p>
          </table:table-cell>
          <table:table-cell table:formula="of:=[.E97]-[.E$2]" office:value-type="float" office:value="2.08715099178172" calcext:value-type="float">
            <text:p>2,08715099178172</text:p>
          </table:table-cell>
        </table:table-row>
        <table:table-row table:style-name="ro1">
          <table:table-cell office:value-type="float" office:value="12.4841544628143" calcext:value-type="float">
            <text:p>12,4841544628143</text:p>
          </table:table-cell>
          <table:table-cell table:formula="of:=[.A98]-[.A$2]" office:value-type="float" office:value="9.60037159919739" calcext:value-type="float">
            <text:p>9,60037159919739</text:p>
          </table:table-cell>
          <table:table-cell office:value-type="float" office:value="-50" calcext:value-type="float">
            <text:p>-50</text:p>
          </table:table-cell>
          <table:table-cell table:formula="of:=[.C98]/100" office:value-type="float" office:value="-0.5" calcext:value-type="float">
            <text:p>-0,5</text:p>
          </table:table-cell>
          <table:table-cell office:value-type="float" office:value="3.55381757678091" calcext:value-type="float">
            <text:p>3,55381757678091</text:p>
          </table:table-cell>
          <table:table-cell table:formula="of:=[.E98]-[.E$2]" office:value-type="float" office:value="2.09568382906767" calcext:value-type="float">
            <text:p>2,09568382906767</text:p>
          </table:table-cell>
        </table:table-row>
        <table:table-row table:style-name="ro1">
          <table:table-cell office:value-type="float" office:value="12.5837862491608" calcext:value-type="float">
            <text:p>12,5837862491608</text:p>
          </table:table-cell>
          <table:table-cell table:formula="of:=[.A99]-[.A$2]" office:value-type="float" office:value="9.70000338554382" calcext:value-type="float">
            <text:p>9,70000338554382</text:p>
          </table:table-cell>
          <table:table-cell office:value-type="float" office:value="-50" calcext:value-type="float">
            <text:p>-50</text:p>
          </table:table-cell>
          <table:table-cell table:formula="of:=[.C99]/100" office:value-type="float" office:value="-0.5" calcext:value-type="float">
            <text:p>-0,5</text:p>
          </table:table-cell>
          <table:table-cell office:value-type="float" office:value="3.56549354498361" calcext:value-type="float">
            <text:p>3,56549354498361</text:p>
          </table:table-cell>
          <table:table-cell table:formula="of:=[.E99]-[.E$2]" office:value-type="float" office:value="2.10735979727037" calcext:value-type="float">
            <text:p>2,10735979727037</text:p>
          </table:table-cell>
        </table:table-row>
        <table:table-row table:style-name="ro1">
          <table:table-cell office:value-type="float" office:value="12.6838836669922" calcext:value-type="float">
            <text:p>12,6838836669922</text:p>
          </table:table-cell>
          <table:table-cell table:formula="of:=[.A100]-[.A$2]" office:value-type="float" office:value="9.80010080337524" calcext:value-type="float">
            <text:p>9,80010080337524</text:p>
          </table:table-cell>
          <table:table-cell office:value-type="float" office:value="-50" calcext:value-type="float">
            <text:p>-50</text:p>
          </table:table-cell>
          <table:table-cell table:formula="of:=[.C100]/100" office:value-type="float" office:value="-0.5" calcext:value-type="float">
            <text:p>-0,5</text:p>
          </table:table-cell>
          <table:table-cell office:value-type="float" office:value="3.57623241512403" calcext:value-type="float">
            <text:p>3,57623241512403</text:p>
          </table:table-cell>
          <table:table-cell table:formula="of:=[.E100]-[.E$2]" office:value-type="float" office:value="2.11809866741079" calcext:value-type="float">
            <text:p>2,11809866741079</text:p>
          </table:table-cell>
        </table:table-row>
        <table:table-row table:style-name="ro1">
          <table:table-cell office:value-type="float" office:value="12.7839529514313" calcext:value-type="float">
            <text:p>12,7839529514313</text:p>
          </table:table-cell>
          <table:table-cell table:formula="of:=[.A101]-[.A$2]" office:value-type="float" office:value="9.90017008781433" calcext:value-type="float">
            <text:p>9,90017008781433</text:p>
          </table:table-cell>
          <table:table-cell office:value-type="float" office:value="-50" calcext:value-type="float">
            <text:p>-50</text:p>
          </table:table-cell>
          <table:table-cell table:formula="of:=[.C101]/100" office:value-type="float" office:value="-0.5" calcext:value-type="float">
            <text:p>-0,5</text:p>
          </table:table-cell>
          <table:table-cell office:value-type="float" office:value="3.58663327824155" calcext:value-type="float">
            <text:p>3,58663327824155</text:p>
          </table:table-cell>
          <table:table-cell table:formula="of:=[.E101]-[.E$2]" office:value-type="float" office:value="2.12849953052831" calcext:value-type="float">
            <text:p>2,12849953052831</text:p>
          </table:table-cell>
        </table:table-row>
        <table:table-row table:style-name="ro1">
          <table:table-cell office:value-type="float" office:value="12.883828163147" calcext:value-type="float">
            <text:p>12,883828163147</text:p>
          </table:table-cell>
          <table:table-cell table:formula="of:=[.A102]-[.A$2]" office:value-type="float" office:value="10.00004529953" calcext:value-type="float">
            <text:p>10,00004529953</text:p>
          </table:table-cell>
          <table:table-cell office:value-type="float" office:value="-50" calcext:value-type="float">
            <text:p>-50</text:p>
          </table:table-cell>
          <table:table-cell table:formula="of:=[.C102]/100" office:value-type="float" office:value="-0.5" calcext:value-type="float">
            <text:p>-0,5</text:p>
          </table:table-cell>
          <table:table-cell office:value-type="float" office:value="3.59248333121464" calcext:value-type="float">
            <text:p>3,59248333121464</text:p>
          </table:table-cell>
          <table:table-cell table:formula="of:=[.E102]-[.E$2]" office:value-type="float" office:value="2.1343495835014" calcext:value-type="float">
            <text:p>2,1343495835014</text:p>
          </table:table-cell>
        </table:table-row>
        <table:table-row table:style-name="ro1">
          <table:table-cell office:value-type="float" office:value="12.9838438034058" calcext:value-type="float">
            <text:p>12,9838438034058</text:p>
          </table:table-cell>
          <table:table-cell table:formula="of:=[.A103]-[.A$2]" office:value-type="float" office:value="10.1000609397888" calcext:value-type="float">
            <text:p>10,1000609397888</text:p>
          </table:table-cell>
          <table:table-cell office:value-type="float" office:value="-50" calcext:value-type="float">
            <text:p>-50</text:p>
          </table:table-cell>
          <table:table-cell table:formula="of:=[.C103]/100" office:value-type="float" office:value="-0.5" calcext:value-type="float">
            <text:p>-0,5</text:p>
          </table:table-cell>
          <table:table-cell office:value-type="float" office:value="3.59997657125416" calcext:value-type="float">
            <text:p>3,59997657125416</text:p>
          </table:table-cell>
          <table:table-cell table:formula="of:=[.E103]-[.E$2]" office:value-type="float" office:value="2.14184282354091" calcext:value-type="float">
            <text:p>2,14184282354091</text:p>
          </table:table-cell>
        </table:table-row>
        <table:table-row table:style-name="ro1">
          <table:table-cell office:value-type="float" office:value="13.0838904380798" calcext:value-type="float">
            <text:p>13,0838904380798</text:p>
          </table:table-cell>
          <table:table-cell table:formula="of:=[.A104]-[.A$2]" office:value-type="float" office:value="10.2001075744629" calcext:value-type="float">
            <text:p>10,2001075744629</text:p>
          </table:table-cell>
          <table:table-cell office:value-type="float" office:value="-50" calcext:value-type="float">
            <text:p>-50</text:p>
          </table:table-cell>
          <table:table-cell table:formula="of:=[.C104]/100" office:value-type="float" office:value="-0.5" calcext:value-type="float">
            <text:p>-0,5</text:p>
          </table:table-cell>
          <table:table-cell office:value-type="float" office:value="3.60634973576141" calcext:value-type="float">
            <text:p>3,60634973576141</text:p>
          </table:table-cell>
          <table:table-cell table:formula="of:=[.E104]-[.E$2]" office:value-type="float" office:value="2.14821598804816" calcext:value-type="float">
            <text:p>2,14821598804816</text:p>
          </table:table-cell>
        </table:table-row>
        <table:table-row table:style-name="ro1">
          <table:table-cell office:value-type="float" office:value="13.1837916374207" calcext:value-type="float">
            <text:p>13,1837916374207</text:p>
          </table:table-cell>
          <table:table-cell table:formula="of:=[.A105]-[.A$2]" office:value-type="float" office:value="10.3000087738037" calcext:value-type="float">
            <text:p>10,3000087738037</text:p>
          </table:table-cell>
          <table:table-cell office:value-type="float" office:value="-50" calcext:value-type="float">
            <text:p>-50</text:p>
          </table:table-cell>
          <table:table-cell table:formula="of:=[.C105]/100" office:value-type="float" office:value="-0.5" calcext:value-type="float">
            <text:p>-0,5</text:p>
          </table:table-cell>
          <table:table-cell office:value-type="float" office:value="3.60968714256301" calcext:value-type="float">
            <text:p>3,60968714256301</text:p>
          </table:table-cell>
          <table:table-cell table:formula="of:=[.E105]-[.E$2]" office:value-type="float" office:value="2.15155339484977" calcext:value-type="float">
            <text:p>2,15155339484977</text:p>
          </table:table-cell>
        </table:table-row>
        <table:table-row table:style-name="ro1">
          <table:table-cell office:value-type="float" office:value="13.2837703227997" calcext:value-type="float">
            <text:p>13,2837703227997</text:p>
          </table:table-cell>
          <table:table-cell table:formula="of:=[.A106]-[.A$2]" office:value-type="float" office:value="10.3999874591827" calcext:value-type="float">
            <text:p>10,3999874591827</text:p>
          </table:table-cell>
          <table:table-cell office:value-type="float" office:value="-50" calcext:value-type="float">
            <text:p>-50</text:p>
          </table:table-cell>
          <table:table-cell table:formula="of:=[.C106]/100" office:value-type="float" office:value="-0.5" calcext:value-type="float">
            <text:p>-0,5</text:p>
          </table:table-cell>
          <table:table-cell office:value-type="float" office:value="3.61415852401046" calcext:value-type="float">
            <text:p>3,61415852401046</text:p>
          </table:table-cell>
          <table:table-cell table:formula="of:=[.E106]-[.E$2]" office:value-type="float" office:value="2.15602477629721" calcext:value-type="float">
            <text:p>2,15602477629721</text:p>
          </table:table-cell>
        </table:table-row>
        <table:table-row table:style-name="ro1">
          <table:table-cell office:value-type="float" office:value="13.383857011795" calcext:value-type="float">
            <text:p>13,383857011795</text:p>
          </table:table-cell>
          <table:table-cell table:formula="of:=[.A107]-[.A$2]" office:value-type="float" office:value="10.5000741481781" calcext:value-type="float">
            <text:p>10,5000741481781</text:p>
          </table:table-cell>
          <table:table-cell office:value-type="float" office:value="-50" calcext:value-type="float">
            <text:p>-50</text:p>
          </table:table-cell>
          <table:table-cell table:formula="of:=[.C107]/100" office:value-type="float" office:value="-0.5" calcext:value-type="float">
            <text:p>-0,5</text:p>
          </table:table-cell>
          <table:table-cell office:value-type="float" office:value="3.59861280734436" calcext:value-type="float">
            <text:p>3,59861280734436</text:p>
          </table:table-cell>
          <table:table-cell table:formula="of:=[.E107]-[.E$2]" office:value-type="float" office:value="2.14047905963111" calcext:value-type="float">
            <text:p>2,14047905963111</text:p>
          </table:table-cell>
        </table:table-row>
        <table:table-row table:style-name="ro1">
          <table:table-cell office:value-type="float" office:value="13.4836912155151" calcext:value-type="float">
            <text:p>13,4836912155151</text:p>
          </table:table-cell>
          <table:table-cell table:formula="of:=[.A108]-[.A$2]" office:value-type="float" office:value="10.5999083518982" calcext:value-type="float">
            <text:p>10,5999083518982</text:p>
          </table:table-cell>
          <table:table-cell office:value-type="float" office:value="-50" calcext:value-type="float">
            <text:p>-50</text:p>
          </table:table-cell>
          <table:table-cell table:formula="of:=[.C108]/100" office:value-type="float" office:value="-0.5" calcext:value-type="float">
            <text:p>-0,5</text:p>
          </table:table-cell>
          <table:table-cell office:value-type="float" office:value="3.58706839500777" calcext:value-type="float">
            <text:p>3,58706839500777</text:p>
          </table:table-cell>
          <table:table-cell table:formula="of:=[.E108]-[.E$2]" office:value-type="float" office:value="2.12893464729452" calcext:value-type="float">
            <text:p>2,12893464729452</text:p>
          </table:table-cell>
        </table:table-row>
        <table:table-row table:style-name="ro1">
          <table:table-cell office:value-type="float" office:value="13.5838601589203" calcext:value-type="float">
            <text:p>13,5838601589203</text:p>
          </table:table-cell>
          <table:table-cell table:formula="of:=[.A109]-[.A$2]" office:value-type="float" office:value="10.7000772953033" calcext:value-type="float">
            <text:p>10,7000772953033</text:p>
          </table:table-cell>
          <table:table-cell office:value-type="float" office:value="-50" calcext:value-type="float">
            <text:p>-50</text:p>
          </table:table-cell>
          <table:table-cell table:formula="of:=[.C109]/100" office:value-type="float" office:value="-0.5" calcext:value-type="float">
            <text:p>-0,5</text:p>
          </table:table-cell>
          <table:table-cell office:value-type="float" office:value="3.58605251412606" calcext:value-type="float">
            <text:p>3,58605251412606</text:p>
          </table:table-cell>
          <table:table-cell table:formula="of:=[.E109]-[.E$2]" office:value-type="float" office:value="2.12791876641282" calcext:value-type="float">
            <text:p>2,12791876641282</text:p>
          </table:table-cell>
        </table:table-row>
        <table:table-row table:style-name="ro1">
          <table:table-cell office:value-type="float" office:value="13.683830499649" calcext:value-type="float">
            <text:p>13,683830499649</text:p>
          </table:table-cell>
          <table:table-cell table:formula="of:=[.A110]-[.A$2]" office:value-type="float" office:value="10.8000476360321" calcext:value-type="float">
            <text:p>10,8000476360321</text:p>
          </table:table-cell>
          <table:table-cell office:value-type="float" office:value="-50" calcext:value-type="float">
            <text:p>-50</text:p>
          </table:table-cell>
          <table:table-cell table:formula="of:=[.C110]/100" office:value-type="float" office:value="-0.5" calcext:value-type="float">
            <text:p>-0,5</text:p>
          </table:table-cell>
          <table:table-cell office:value-type="float" office:value="3.61825852547219" calcext:value-type="float">
            <text:p>3,61825852547219</text:p>
          </table:table-cell>
          <table:table-cell table:formula="of:=[.E110]-[.E$2]" office:value-type="float" office:value="2.16012477775894" calcext:value-type="float">
            <text:p>2,16012477775894</text:p>
          </table:table-cell>
        </table:table-row>
        <table:table-row table:style-name="ro1">
          <table:table-cell office:value-type="float" office:value="13.7838735580444" calcext:value-type="float">
            <text:p>13,7838735580444</text:p>
          </table:table-cell>
          <table:table-cell table:formula="of:=[.A111]-[.A$2]" office:value-type="float" office:value="10.9000906944275" calcext:value-type="float">
            <text:p>10,9000906944275</text:p>
          </table:table-cell>
          <table:table-cell office:value-type="float" office:value="-50" calcext:value-type="float">
            <text:p>-50</text:p>
          </table:table-cell>
          <table:table-cell table:formula="of:=[.C111]/100" office:value-type="float" office:value="-0.5" calcext:value-type="float">
            <text:p>-0,5</text:p>
          </table:table-cell>
          <table:table-cell office:value-type="float" office:value="3.62836723002957" calcext:value-type="float">
            <text:p>3,62836723002957</text:p>
          </table:table-cell>
          <table:table-cell table:formula="of:=[.E111]-[.E$2]" office:value-type="float" office:value="2.17023348231633" calcext:value-type="float">
            <text:p>2,17023348231633</text:p>
          </table:table-cell>
        </table:table-row>
        <table:table-row table:style-name="ro1">
          <table:table-cell office:value-type="float" office:value="13.8839464187622" calcext:value-type="float">
            <text:p>13,8839464187622</text:p>
          </table:table-cell>
          <table:table-cell table:formula="of:=[.A112]-[.A$2]" office:value-type="float" office:value="11.0001635551453" calcext:value-type="float">
            <text:p>11,0001635551453</text:p>
          </table:table-cell>
          <table:table-cell office:value-type="float" office:value="-50" calcext:value-type="float">
            <text:p>-50</text:p>
          </table:table-cell>
          <table:table-cell table:formula="of:=[.C112]/100" office:value-type="float" office:value="-0.5" calcext:value-type="float">
            <text:p>-0,5</text:p>
          </table:table-cell>
          <table:table-cell office:value-type="float" office:value="3.61070839458993" calcext:value-type="float">
            <text:p>3,61070839458993</text:p>
          </table:table-cell>
          <table:table-cell table:formula="of:=[.E112]-[.E$2]" office:value-type="float" office:value="2.15257464687668" calcext:value-type="float">
            <text:p>2,15257464687668</text:p>
          </table:table-cell>
        </table:table-row>
        <table:table-row table:style-name="ro1">
          <table:table-cell office:value-type="float" office:value="13.9837472438812" calcext:value-type="float">
            <text:p>13,9837472438812</text:p>
          </table:table-cell>
          <table:table-cell table:formula="of:=[.A113]-[.A$2]" office:value-type="float" office:value="11.0999643802643" calcext:value-type="float">
            <text:p>11,0999643802643</text:p>
          </table:table-cell>
          <table:table-cell office:value-type="float" office:value="-50" calcext:value-type="float">
            <text:p>-50</text:p>
          </table:table-cell>
          <table:table-cell table:formula="of:=[.C113]/100" office:value-type="float" office:value="-0.5" calcext:value-type="float">
            <text:p>-0,5</text:p>
          </table:table-cell>
          <table:table-cell office:value-type="float" office:value="3.62153918682597" calcext:value-type="float">
            <text:p>3,62153918682597</text:p>
          </table:table-cell>
          <table:table-cell table:formula="of:=[.E113]-[.E$2]" office:value-type="float" office:value="2.16340543911273" calcext:value-type="float">
            <text:p>2,16340543911273</text:p>
          </table:table-cell>
        </table:table-row>
        <table:table-row table:style-name="ro1">
          <table:table-cell office:value-type="float" office:value="14.0838775634766" calcext:value-type="float">
            <text:p>14,0838775634766</text:p>
          </table:table-cell>
          <table:table-cell table:formula="of:=[.A114]-[.A$2]" office:value-type="float" office:value="11.2000946998596" calcext:value-type="float">
            <text:p>11,2000946998596</text:p>
          </table:table-cell>
          <table:table-cell office:value-type="float" office:value="-50" calcext:value-type="float">
            <text:p>-50</text:p>
          </table:table-cell>
          <table:table-cell table:formula="of:=[.C114]/100" office:value-type="float" office:value="-0.5" calcext:value-type="float">
            <text:p>-0,5</text:p>
          </table:table-cell>
          <table:table-cell office:value-type="float" office:value="3.60554100671014" calcext:value-type="float">
            <text:p>3,60554100671014</text:p>
          </table:table-cell>
          <table:table-cell table:formula="of:=[.E114]-[.E$2]" office:value-type="float" office:value="2.14740725899689" calcext:value-type="float">
            <text:p>2,14740725899689</text:p>
          </table:table-cell>
        </table:table-row>
        <table:table-row table:style-name="ro1">
          <table:table-cell office:value-type="float" office:value="14.1837317943573" calcext:value-type="float">
            <text:p>14,1837317943573</text:p>
          </table:table-cell>
          <table:table-cell table:formula="of:=[.A115]-[.A$2]" office:value-type="float" office:value="11.2999489307404" calcext:value-type="float">
            <text:p>11,2999489307404</text:p>
          </table:table-cell>
          <table:table-cell office:value-type="float" office:value="-50" calcext:value-type="float">
            <text:p>-50</text:p>
          </table:table-cell>
          <table:table-cell table:formula="of:=[.C115]/100" office:value-type="float" office:value="-0.5" calcext:value-type="float">
            <text:p>-0,5</text:p>
          </table:table-cell>
          <table:table-cell office:value-type="float" office:value="3.59045300074698" calcext:value-type="float">
            <text:p>3,59045300074698</text:p>
          </table:table-cell>
          <table:table-cell table:formula="of:=[.E115]-[.E$2]" office:value-type="float" office:value="2.13231925303374" calcext:value-type="float">
            <text:p>2,13231925303374</text:p>
          </table:table-cell>
        </table:table-row>
        <table:table-row table:style-name="ro1">
          <table:table-cell office:value-type="float" office:value="14.2840130329132" calcext:value-type="float">
            <text:p>14,2840130329132</text:p>
          </table:table-cell>
          <table:table-cell table:formula="of:=[.A116]-[.A$2]" office:value-type="float" office:value="11.4002301692963" calcext:value-type="float">
            <text:p>11,4002301692963</text:p>
          </table:table-cell>
          <table:table-cell office:value-type="float" office:value="-50" calcext:value-type="float">
            <text:p>-50</text:p>
          </table:table-cell>
          <table:table-cell table:formula="of:=[.C116]/100" office:value-type="float" office:value="-0.5" calcext:value-type="float">
            <text:p>-0,5</text:p>
          </table:table-cell>
          <table:table-cell office:value-type="float" office:value="3.60223444918719" calcext:value-type="float">
            <text:p>3,60223444918719</text:p>
          </table:table-cell>
          <table:table-cell table:formula="of:=[.E116]-[.E$2]" office:value-type="float" office:value="2.14410070147395" calcext:value-type="float">
            <text:p>2,14410070147395</text:p>
          </table:table-cell>
        </table:table-row>
        <table:table-row table:style-name="ro1">
          <table:table-cell office:value-type="float" office:value="14.3838763237" calcext:value-type="float">
            <text:p>14,3838763237</text:p>
          </table:table-cell>
          <table:table-cell table:formula="of:=[.A117]-[.A$2]" office:value-type="float" office:value="11.500093460083" calcext:value-type="float">
            <text:p>11,500093460083</text:p>
          </table:table-cell>
          <table:table-cell office:value-type="float" office:value="-50" calcext:value-type="float">
            <text:p>-50</text:p>
          </table:table-cell>
          <table:table-cell table:formula="of:=[.C117]/100" office:value-type="float" office:value="-0.5" calcext:value-type="float">
            <text:p>-0,5</text:p>
          </table:table-cell>
          <table:table-cell office:value-type="float" office:value="3.5980260876719" calcext:value-type="float">
            <text:p>3,5980260876719</text:p>
          </table:table-cell>
          <table:table-cell table:formula="of:=[.E117]-[.E$2]" office:value-type="float" office:value="2.13989233995865" calcext:value-type="float">
            <text:p>2,13989233995865</text:p>
          </table:table-cell>
        </table:table-row>
        <table:table-row table:style-name="ro1">
          <table:table-cell office:value-type="float" office:value="14.4837725162506" calcext:value-type="float">
            <text:p>14,4837725162506</text:p>
          </table:table-cell>
          <table:table-cell table:formula="of:=[.A118]-[.A$2]" office:value-type="float" office:value="11.5999896526337" calcext:value-type="float">
            <text:p>11,5999896526337</text:p>
          </table:table-cell>
          <table:table-cell office:value-type="float" office:value="-50" calcext:value-type="float">
            <text:p>-50</text:p>
          </table:table-cell>
          <table:table-cell table:formula="of:=[.C118]/100" office:value-type="float" office:value="-0.5" calcext:value-type="float">
            <text:p>-0,5</text:p>
          </table:table-cell>
          <table:table-cell office:value-type="float" office:value="3.5925902683569" calcext:value-type="float">
            <text:p>3,5925902683569</text:p>
          </table:table-cell>
          <table:table-cell table:formula="of:=[.E118]-[.E$2]" office:value-type="float" office:value="2.13445652064366" calcext:value-type="float">
            <text:p>2,13445652064366</text:p>
          </table:table-cell>
        </table:table-row>
        <table:table-row table:style-name="ro1">
          <table:table-cell office:value-type="float" office:value="14.5838558673859" calcext:value-type="float">
            <text:p>14,5838558673859</text:p>
          </table:table-cell>
          <table:table-cell table:formula="of:=[.A119]-[.A$2]" office:value-type="float" office:value="11.7000730037689" calcext:value-type="float">
            <text:p>11,7000730037689</text:p>
          </table:table-cell>
          <table:table-cell office:value-type="float" office:value="-50" calcext:value-type="float">
            <text:p>-50</text:p>
          </table:table-cell>
          <table:table-cell table:formula="of:=[.C119]/100" office:value-type="float" office:value="-0.5" calcext:value-type="float">
            <text:p>-0,5</text:p>
          </table:table-cell>
          <table:table-cell office:value-type="float" office:value="3.58341843943762" calcext:value-type="float">
            <text:p>3,58341843943762</text:p>
          </table:table-cell>
          <table:table-cell table:formula="of:=[.E119]-[.E$2]" office:value-type="float" office:value="2.12528469172438" calcext:value-type="float">
            <text:p>2,12528469172438</text:p>
          </table:table-cell>
        </table:table-row>
        <table:table-row table:style-name="ro1">
          <table:table-cell office:value-type="float" office:value="14.683890581131" calcext:value-type="float">
            <text:p>14,683890581131</text:p>
          </table:table-cell>
          <table:table-cell table:formula="of:=[.A120]-[.A$2]" office:value-type="float" office:value="11.800107717514" calcext:value-type="float">
            <text:p>11,800107717514</text:p>
          </table:table-cell>
          <table:table-cell office:value-type="float" office:value="-50" calcext:value-type="float">
            <text:p>-50</text:p>
          </table:table-cell>
          <table:table-cell table:formula="of:=[.C120]/100" office:value-type="float" office:value="-0.5" calcext:value-type="float">
            <text:p>-0,5</text:p>
          </table:table-cell>
          <table:table-cell office:value-type="float" office:value="3.59251143955418" calcext:value-type="float">
            <text:p>3,59251143955418</text:p>
          </table:table-cell>
          <table:table-cell table:formula="of:=[.E120]-[.E$2]" office:value-type="float" office:value="2.13437769184094" calcext:value-type="float">
            <text:p>2,13437769184094</text:p>
          </table:table-cell>
        </table:table-row>
        <table:table-row table:style-name="ro1">
          <table:table-cell office:value-type="float" office:value="14.7838976383209" calcext:value-type="float">
            <text:p>14,7838976383209</text:p>
          </table:table-cell>
          <table:table-cell table:formula="of:=[.A121]-[.A$2]" office:value-type="float" office:value="11.900114774704" calcext:value-type="float">
            <text:p>11,900114774704</text:p>
          </table:table-cell>
          <table:table-cell office:value-type="float" office:value="-50" calcext:value-type="float">
            <text:p>-50</text:p>
          </table:table-cell>
          <table:table-cell table:formula="of:=[.C121]/100" office:value-type="float" office:value="-0.5" calcext:value-type="float">
            <text:p>-0,5</text:p>
          </table:table-cell>
          <table:table-cell office:value-type="float" office:value="3.58268327124501" calcext:value-type="float">
            <text:p>3,58268327124501</text:p>
          </table:table-cell>
          <table:table-cell table:formula="of:=[.E121]-[.E$2]" office:value-type="float" office:value="2.12454952353176" calcext:value-type="float">
            <text:p>2,12454952353176</text:p>
          </table:table-cell>
        </table:table-row>
        <table:table-row table:style-name="ro1">
          <table:table-cell office:value-type="float" office:value="14.8840112686157" calcext:value-type="float">
            <text:p>14,8840112686157</text:p>
          </table:table-cell>
          <table:table-cell table:formula="of:=[.A122]-[.A$2]" office:value-type="float" office:value="12.0002284049988" calcext:value-type="float">
            <text:p>12,0002284049988</text:p>
          </table:table-cell>
          <table:table-cell office:value-type="float" office:value="-50" calcext:value-type="float">
            <text:p>-50</text:p>
          </table:table-cell>
          <table:table-cell table:formula="of:=[.C122]/100" office:value-type="float" office:value="-0.5" calcext:value-type="float">
            <text:p>-0,5</text:p>
          </table:table-cell>
          <table:table-cell office:value-type="float" office:value="3.57541291056316" calcext:value-type="float">
            <text:p>3,57541291056316</text:p>
          </table:table-cell>
          <table:table-cell table:formula="of:=[.E122]-[.E$2]" office:value-type="float" office:value="2.11727916284991" calcext:value-type="float">
            <text:p>2,11727916284991</text:p>
          </table:table-cell>
        </table:table-row>
        <table:table-row table:style-name="ro1">
          <table:table-cell office:value-type="float" office:value="14.983918428421" calcext:value-type="float">
            <text:p>14,983918428421</text:p>
          </table:table-cell>
          <table:table-cell table:formula="of:=[.A123]-[.A$2]" office:value-type="float" office:value="12.1001355648041" calcext:value-type="float">
            <text:p>12,1001355648041</text:p>
          </table:table-cell>
          <table:table-cell office:value-type="float" office:value="-50" calcext:value-type="float">
            <text:p>-50</text:p>
          </table:table-cell>
          <table:table-cell table:formula="of:=[.C123]/100" office:value-type="float" office:value="-0.5" calcext:value-type="float">
            <text:p>-0,5</text:p>
          </table:table-cell>
          <table:table-cell office:value-type="float" office:value="3.56231365742082" calcext:value-type="float">
            <text:p>3,56231365742082</text:p>
          </table:table-cell>
          <table:table-cell table:formula="of:=[.E123]-[.E$2]" office:value-type="float" office:value="2.10417990970758" calcext:value-type="float">
            <text:p>2,10417990970758</text:p>
          </table:table-cell>
        </table:table-row>
        <table:table-row table:style-name="ro1">
          <table:table-cell office:value-type="float" office:value="15.0837879180908" calcext:value-type="float">
            <text:p>15,0837879180908</text:p>
          </table:table-cell>
          <table:table-cell table:formula="of:=[.A124]-[.A$2]" office:value-type="float" office:value="12.2000050544739" calcext:value-type="float">
            <text:p>12,2000050544739</text:p>
          </table:table-cell>
          <table:table-cell office:value-type="float" office:value="-50" calcext:value-type="float">
            <text:p>-50</text:p>
          </table:table-cell>
          <table:table-cell table:formula="of:=[.C124]/100" office:value-type="float" office:value="-0.5" calcext:value-type="float">
            <text:p>-0,5</text:p>
          </table:table-cell>
          <table:table-cell office:value-type="float" office:value="3.55656867430813" calcext:value-type="float">
            <text:p>3,55656867430813</text:p>
          </table:table-cell>
          <table:table-cell table:formula="of:=[.E124]-[.E$2]" office:value-type="float" office:value="2.09843492659489" calcext:value-type="float">
            <text:p>2,09843492659489</text:p>
          </table:table-cell>
        </table:table-row>
        <table:table-row table:style-name="ro1">
          <table:table-cell office:value-type="float" office:value="15.1838135719299" calcext:value-type="float">
            <text:p>15,1838135719299</text:p>
          </table:table-cell>
          <table:table-cell table:formula="of:=[.A125]-[.A$2]" office:value-type="float" office:value="12.300030708313" calcext:value-type="float">
            <text:p>12,300030708313</text:p>
          </table:table-cell>
          <table:table-cell office:value-type="float" office:value="-50" calcext:value-type="float">
            <text:p>-50</text:p>
          </table:table-cell>
          <table:table-cell table:formula="of:=[.C125]/100" office:value-type="float" office:value="-0.5" calcext:value-type="float">
            <text:p>-0,5</text:p>
          </table:table-cell>
          <table:table-cell office:value-type="float" office:value="3.5358023488036" calcext:value-type="float">
            <text:p>3,5358023488036</text:p>
          </table:table-cell>
          <table:table-cell table:formula="of:=[.E125]-[.E$2]" office:value-type="float" office:value="2.07766860109036" calcext:value-type="float">
            <text:p>2,07766860109036</text:p>
          </table:table-cell>
        </table:table-row>
        <table:table-row table:style-name="ro1">
          <table:table-cell office:value-type="float" office:value="15.2838683128357" calcext:value-type="float">
            <text:p>15,2838683128357</text:p>
          </table:table-cell>
          <table:table-cell table:formula="of:=[.A126]-[.A$2]" office:value-type="float" office:value="12.4000854492188" calcext:value-type="float">
            <text:p>12,4000854492188</text:p>
          </table:table-cell>
          <table:table-cell office:value-type="float" office:value="-50" calcext:value-type="float">
            <text:p>-50</text:p>
          </table:table-cell>
          <table:table-cell table:formula="of:=[.C126]/100" office:value-type="float" office:value="-0.5" calcext:value-type="float">
            <text:p>-0,5</text:p>
          </table:table-cell>
          <table:table-cell office:value-type="float" office:value="3.52448509028391" calcext:value-type="float">
            <text:p>3,52448509028391</text:p>
          </table:table-cell>
          <table:table-cell table:formula="of:=[.E126]-[.E$2]" office:value-type="float" office:value="2.06635134257066" calcext:value-type="float">
            <text:p>2,06635134257066</text:p>
          </table:table-cell>
        </table:table-row>
        <table:table-row table:style-name="ro1">
          <table:table-cell office:value-type="float" office:value="15.3837442398071" calcext:value-type="float">
            <text:p>15,3837442398071</text:p>
          </table:table-cell>
          <table:table-cell table:formula="of:=[.A127]-[.A$2]" office:value-type="float" office:value="12.4999613761902" calcext:value-type="float">
            <text:p>12,4999613761902</text:p>
          </table:table-cell>
          <table:table-cell office:value-type="float" office:value="-50" calcext:value-type="float">
            <text:p>-50</text:p>
          </table:table-cell>
          <table:table-cell table:formula="of:=[.C127]/100" office:value-type="float" office:value="-0.5" calcext:value-type="float">
            <text:p>-0,5</text:p>
          </table:table-cell>
          <table:table-cell office:value-type="float" office:value="3.52697556947072" calcext:value-type="float">
            <text:p>3,52697556947072</text:p>
          </table:table-cell>
          <table:table-cell table:formula="of:=[.E127]-[.E$2]" office:value-type="float" office:value="2.06884182175748" calcext:value-type="float">
            <text:p>2,06884182175748</text:p>
          </table:table-cell>
        </table:table-row>
        <table:table-row table:style-name="ro1">
          <table:table-cell office:value-type="float" office:value="15.4838931560516" calcext:value-type="float">
            <text:p>15,4838931560516</text:p>
          </table:table-cell>
          <table:table-cell table:formula="of:=[.A128]-[.A$2]" office:value-type="float" office:value="12.6001102924347" calcext:value-type="float">
            <text:p>12,6001102924347</text:p>
          </table:table-cell>
          <table:table-cell office:value-type="float" office:value="-50" calcext:value-type="float">
            <text:p>-50</text:p>
          </table:table-cell>
          <table:table-cell table:formula="of:=[.C128]/100" office:value-type="float" office:value="-0.5" calcext:value-type="float">
            <text:p>-0,5</text:p>
          </table:table-cell>
          <table:table-cell office:value-type="float" office:value="3.51877045192681" calcext:value-type="float">
            <text:p>3,51877045192681</text:p>
          </table:table-cell>
          <table:table-cell table:formula="of:=[.E128]-[.E$2]" office:value-type="float" office:value="2.06063670421356" calcext:value-type="float">
            <text:p>2,06063670421356</text:p>
          </table:table-cell>
        </table:table-row>
        <table:table-row table:style-name="ro1">
          <table:table-cell office:value-type="float" office:value="15.583790063858" calcext:value-type="float">
            <text:p>15,583790063858</text:p>
          </table:table-cell>
          <table:table-cell table:formula="of:=[.A129]-[.A$2]" office:value-type="float" office:value="12.7000072002411" calcext:value-type="float">
            <text:p>12,7000072002411</text:p>
          </table:table-cell>
          <table:table-cell office:value-type="float" office:value="-50" calcext:value-type="float">
            <text:p>-50</text:p>
          </table:table-cell>
          <table:table-cell table:formula="of:=[.C129]/100" office:value-type="float" office:value="-0.5" calcext:value-type="float">
            <text:p>-0,5</text:p>
          </table:table-cell>
          <table:table-cell office:value-type="float" office:value="3.50908455702915" calcext:value-type="float">
            <text:p>3,50908455702915</text:p>
          </table:table-cell>
          <table:table-cell table:formula="of:=[.E129]-[.E$2]" office:value-type="float" office:value="2.05095080931591" calcext:value-type="float">
            <text:p>2,05095080931591</text:p>
          </table:table-cell>
        </table:table-row>
        <table:table-row table:style-name="ro1">
          <table:table-cell office:value-type="float" office:value="15.6837596893311" calcext:value-type="float">
            <text:p>15,6837596893311</text:p>
          </table:table-cell>
          <table:table-cell table:formula="of:=[.A130]-[.A$2]" office:value-type="float" office:value="12.7999768257141" calcext:value-type="float">
            <text:p>12,7999768257141</text:p>
          </table:table-cell>
          <table:table-cell office:value-type="float" office:value="-50" calcext:value-type="float">
            <text:p>-50</text:p>
          </table:table-cell>
          <table:table-cell table:formula="of:=[.C130]/100" office:value-type="float" office:value="-0.5" calcext:value-type="float">
            <text:p>-0,5</text:p>
          </table:table-cell>
          <table:table-cell office:value-type="float" office:value="3.48915016688457" calcext:value-type="float">
            <text:p>3,48915016688457</text:p>
          </table:table-cell>
          <table:table-cell table:formula="of:=[.E130]-[.E$2]" office:value-type="float" office:value="2.03101641917133" calcext:value-type="float">
            <text:p>2,03101641917133</text:p>
          </table:table-cell>
        </table:table-row>
        <table:table-row table:style-name="ro1">
          <table:table-cell office:value-type="float" office:value="15.7839140892029" calcext:value-type="float">
            <text:p>15,7839140892029</text:p>
          </table:table-cell>
          <table:table-cell table:formula="of:=[.A131]-[.A$2]" office:value-type="float" office:value="12.9001312255859" calcext:value-type="float">
            <text:p>12,9001312255859</text:p>
          </table:table-cell>
          <table:table-cell office:value-type="float" office:value="-50" calcext:value-type="float">
            <text:p>-50</text:p>
          </table:table-cell>
          <table:table-cell table:formula="of:=[.C131]/100" office:value-type="float" office:value="-0.5" calcext:value-type="float">
            <text:p>-0,5</text:p>
          </table:table-cell>
          <table:table-cell office:value-type="float" office:value="3.4642212499779" calcext:value-type="float">
            <text:p>3,4642212499779</text:p>
          </table:table-cell>
          <table:table-cell table:formula="of:=[.E131]-[.E$2]" office:value-type="float" office:value="2.00608750226465" calcext:value-type="float">
            <text:p>2,00608750226465</text:p>
          </table:table-cell>
        </table:table-row>
        <table:table-row table:style-name="ro1">
          <table:table-cell office:value-type="float" office:value="15.8838419914246" calcext:value-type="float">
            <text:p>15,8838419914246</text:p>
          </table:table-cell>
          <table:table-cell table:formula="of:=[.A132]-[.A$2]" office:value-type="float" office:value="13.0000591278076" calcext:value-type="float">
            <text:p>13,0000591278076</text:p>
          </table:table-cell>
          <table:table-cell office:value-type="float" office:value="-50" calcext:value-type="float">
            <text:p>-50</text:p>
          </table:table-cell>
          <table:table-cell table:formula="of:=[.C132]/100" office:value-type="float" office:value="-0.5" calcext:value-type="float">
            <text:p>-0,5</text:p>
          </table:table-cell>
          <table:table-cell office:value-type="float" office:value="3.46309779450898" calcext:value-type="float">
            <text:p>3,46309779450898</text:p>
          </table:table-cell>
          <table:table-cell table:formula="of:=[.E132]-[.E$2]" office:value-type="float" office:value="2.00496404679573" calcext:value-type="float">
            <text:p>2,00496404679573</text:p>
          </table:table-cell>
        </table:table-row>
        <table:table-row table:style-name="ro1">
          <table:table-cell office:value-type="float" office:value="15.9838938713074" calcext:value-type="float">
            <text:p>15,9838938713074</text:p>
          </table:table-cell>
          <table:table-cell table:formula="of:=[.A133]-[.A$2]" office:value-type="float" office:value="13.1001110076904" calcext:value-type="float">
            <text:p>13,1001110076904</text:p>
          </table:table-cell>
          <table:table-cell office:value-type="float" office:value="-50" calcext:value-type="float">
            <text:p>-50</text:p>
          </table:table-cell>
          <table:table-cell table:formula="of:=[.C133]/100" office:value-type="float" office:value="-0.5" calcext:value-type="float">
            <text:p>-0,5</text:p>
          </table:table-cell>
          <table:table-cell office:value-type="float" office:value="3.45177835354956" calcext:value-type="float">
            <text:p>3,45177835354956</text:p>
          </table:table-cell>
          <table:table-cell table:formula="of:=[.E133]-[.E$2]" office:value-type="float" office:value="1.99364460583632" calcext:value-type="float">
            <text:p>1,99364460583632</text:p>
          </table:table-cell>
        </table:table-row>
        <table:table-row table:style-name="ro1">
          <table:table-cell office:value-type="float" office:value="16.0839645862579" calcext:value-type="float">
            <text:p>16,0839645862579</text:p>
          </table:table-cell>
          <table:table-cell table:formula="of:=[.A134]-[.A$2]" office:value-type="float" office:value="13.200181722641" calcext:value-type="float">
            <text:p>13,200181722641</text:p>
          </table:table-cell>
          <table:table-cell office:value-type="float" office:value="-50" calcext:value-type="float">
            <text:p>-50</text:p>
          </table:table-cell>
          <table:table-cell table:formula="of:=[.C134]/100" office:value-type="float" office:value="-0.5" calcext:value-type="float">
            <text:p>-0,5</text:p>
          </table:table-cell>
          <table:table-cell office:value-type="float" office:value="3.43969231918251" calcext:value-type="float">
            <text:p>3,43969231918251</text:p>
          </table:table-cell>
          <table:table-cell table:formula="of:=[.E134]-[.E$2]" office:value-type="float" office:value="1.98155857146927" calcext:value-type="float">
            <text:p>1,98155857146927</text:p>
          </table:table-cell>
        </table:table-row>
        <table:table-row table:style-name="ro1">
          <table:table-cell office:value-type="float" office:value="16.1837809085846" calcext:value-type="float">
            <text:p>16,1837809085846</text:p>
          </table:table-cell>
          <table:table-cell table:formula="of:=[.A135]-[.A$2]" office:value-type="float" office:value="13.2999980449677" calcext:value-type="float">
            <text:p>13,2999980449677</text:p>
          </table:table-cell>
          <table:table-cell office:value-type="float" office:value="-50" calcext:value-type="float">
            <text:p>-50</text:p>
          </table:table-cell>
          <table:table-cell table:formula="of:=[.C135]/100" office:value-type="float" office:value="-0.5" calcext:value-type="float">
            <text:p>-0,5</text:p>
          </table:table-cell>
          <table:table-cell office:value-type="float" office:value="3.42622877402166" calcext:value-type="float">
            <text:p>3,42622877402166</text:p>
          </table:table-cell>
          <table:table-cell table:formula="of:=[.E135]-[.E$2]" office:value-type="float" office:value="1.96809502630842" calcext:value-type="float">
            <text:p>1,96809502630842</text:p>
          </table:table-cell>
        </table:table-row>
        <table:table-row table:style-name="ro1">
          <table:table-cell office:value-type="float" office:value="16.2838351726532" calcext:value-type="float">
            <text:p>16,2838351726532</text:p>
          </table:table-cell>
          <table:table-cell table:formula="of:=[.A136]-[.A$2]" office:value-type="float" office:value="13.4000523090363" calcext:value-type="float">
            <text:p>13,4000523090363</text:p>
          </table:table-cell>
          <table:table-cell office:value-type="float" office:value="-50" calcext:value-type="float">
            <text:p>-50</text:p>
          </table:table-cell>
          <table:table-cell table:formula="of:=[.C136]/100" office:value-type="float" office:value="-0.5" calcext:value-type="float">
            <text:p>-0,5</text:p>
          </table:table-cell>
          <table:table-cell office:value-type="float" office:value="3.41627766048361" calcext:value-type="float">
            <text:p>3,41627766048361</text:p>
          </table:table-cell>
          <table:table-cell table:formula="of:=[.E136]-[.E$2]" office:value-type="float" office:value="1.95814391277036" calcext:value-type="float">
            <text:p>1,95814391277036</text:p>
          </table:table-cell>
        </table:table-row>
        <table:table-row table:style-name="ro1">
          <table:table-cell office:value-type="float" office:value="16.3838858604431" calcext:value-type="float">
            <text:p>16,3838858604431</text:p>
          </table:table-cell>
          <table:table-cell table:formula="of:=[.A137]-[.A$2]" office:value-type="float" office:value="13.5001029968262" calcext:value-type="float">
            <text:p>13,5001029968262</text:p>
          </table:table-cell>
          <table:table-cell office:value-type="float" office:value="-50" calcext:value-type="float">
            <text:p>-50</text:p>
          </table:table-cell>
          <table:table-cell table:formula="of:=[.C137]/100" office:value-type="float" office:value="-0.5" calcext:value-type="float">
            <text:p>-0,5</text:p>
          </table:table-cell>
          <table:table-cell office:value-type="float" office:value="3.40347513007874" calcext:value-type="float">
            <text:p>3,40347513007874</text:p>
          </table:table-cell>
          <table:table-cell table:formula="of:=[.E137]-[.E$2]" office:value-type="float" office:value="1.94534138236549" calcext:value-type="float">
            <text:p>1,94534138236549</text:p>
          </table:table-cell>
        </table:table-row>
        <table:table-row table:style-name="ro1">
          <table:table-cell office:value-type="float" office:value="16.4838526248932" calcext:value-type="float">
            <text:p>16,4838526248932</text:p>
          </table:table-cell>
          <table:table-cell table:formula="of:=[.A138]-[.A$2]" office:value-type="float" office:value="13.6000697612762" calcext:value-type="float">
            <text:p>13,6000697612762</text:p>
          </table:table-cell>
          <table:table-cell office:value-type="float" office:value="-50" calcext:value-type="float">
            <text:p>-50</text:p>
          </table:table-cell>
          <table:table-cell table:formula="of:=[.C138]/100" office:value-type="float" office:value="-0.5" calcext:value-type="float">
            <text:p>-0,5</text:p>
          </table:table-cell>
          <table:table-cell office:value-type="float" office:value="3.39021141223211" calcext:value-type="float">
            <text:p>3,39021141223211</text:p>
          </table:table-cell>
          <table:table-cell table:formula="of:=[.E138]-[.E$2]" office:value-type="float" office:value="1.93207766451887" calcext:value-type="float">
            <text:p>1,93207766451887</text:p>
          </table:table-cell>
        </table:table-row>
        <table:table-row table:style-name="ro1">
          <table:table-cell office:value-type="float" office:value="16.5838873386383" calcext:value-type="float">
            <text:p>16,5838873386383</text:p>
          </table:table-cell>
          <table:table-cell table:formula="of:=[.A139]-[.A$2]" office:value-type="float" office:value="13.7001044750214" calcext:value-type="float">
            <text:p>13,7001044750214</text:p>
          </table:table-cell>
          <table:table-cell office:value-type="float" office:value="-50" calcext:value-type="float">
            <text:p>-50</text:p>
          </table:table-cell>
          <table:table-cell table:formula="of:=[.C139]/100" office:value-type="float" office:value="-0.5" calcext:value-type="float">
            <text:p>-0,5</text:p>
          </table:table-cell>
          <table:table-cell office:value-type="float" office:value="3.37534111231166" calcext:value-type="float">
            <text:p>3,37534111231166</text:p>
          </table:table-cell>
          <table:table-cell table:formula="of:=[.E139]-[.E$2]" office:value-type="float" office:value="1.91720736459842" calcext:value-type="float">
            <text:p>1,91720736459842</text:p>
          </table:table-cell>
        </table:table-row>
        <table:table-row table:style-name="ro1">
          <table:table-cell office:value-type="float" office:value="16.6837112903595" calcext:value-type="float">
            <text:p>16,6837112903595</text:p>
          </table:table-cell>
          <table:table-cell table:formula="of:=[.A140]-[.A$2]" office:value-type="float" office:value="13.7999284267426" calcext:value-type="float">
            <text:p>13,7999284267426</text:p>
          </table:table-cell>
          <table:table-cell office:value-type="float" office:value="-50" calcext:value-type="float">
            <text:p>-50</text:p>
          </table:table-cell>
          <table:table-cell table:formula="of:=[.C140]/100" office:value-type="float" office:value="-0.5" calcext:value-type="float">
            <text:p>-0,5</text:p>
          </table:table-cell>
          <table:table-cell office:value-type="float" office:value="3.36314873952649" calcext:value-type="float">
            <text:p>3,36314873952649</text:p>
          </table:table-cell>
          <table:table-cell table:formula="of:=[.E140]-[.E$2]" office:value-type="float" office:value="1.90501499181324" calcext:value-type="float">
            <text:p>1,90501499181324</text:p>
          </table:table-cell>
        </table:table-row>
        <table:table-row table:style-name="ro1">
          <table:table-cell office:value-type="float" office:value="16.7838039398193" calcext:value-type="float">
            <text:p>16,7838039398193</text:p>
          </table:table-cell>
          <table:table-cell table:formula="of:=[.A141]-[.A$2]" office:value-type="float" office:value="13.9000210762024" calcext:value-type="float">
            <text:p>13,9000210762024</text:p>
          </table:table-cell>
          <table:table-cell office:value-type="float" office:value="-50" calcext:value-type="float">
            <text:p>-50</text:p>
          </table:table-cell>
          <table:table-cell table:formula="of:=[.C141]/100" office:value-type="float" office:value="-0.5" calcext:value-type="float">
            <text:p>-0,5</text:p>
          </table:table-cell>
          <table:table-cell office:value-type="float" office:value="3.34966539231828" calcext:value-type="float">
            <text:p>3,34966539231828</text:p>
          </table:table-cell>
          <table:table-cell table:formula="of:=[.E141]-[.E$2]" office:value-type="float" office:value="1.89153164460504" calcext:value-type="float">
            <text:p>1,89153164460504</text:p>
          </table:table-cell>
        </table:table-row>
        <table:table-row table:style-name="ro1">
          <table:table-cell office:value-type="float" office:value="16.8838624954224" calcext:value-type="float">
            <text:p>16,8838624954224</text:p>
          </table:table-cell>
          <table:table-cell table:formula="of:=[.A142]-[.A$2]" office:value-type="float" office:value="14.0000796318054" calcext:value-type="float">
            <text:p>14,0000796318054</text:p>
          </table:table-cell>
          <table:table-cell office:value-type="float" office:value="-50" calcext:value-type="float">
            <text:p>-50</text:p>
          </table:table-cell>
          <table:table-cell table:formula="of:=[.C142]/100" office:value-type="float" office:value="-0.5" calcext:value-type="float">
            <text:p>-0,5</text:p>
          </table:table-cell>
          <table:table-cell office:value-type="float" office:value="3.32549687645265" calcext:value-type="float">
            <text:p>3,32549687645265</text:p>
          </table:table-cell>
          <table:table-cell table:formula="of:=[.E142]-[.E$2]" office:value-type="float" office:value="1.8673631287394" calcext:value-type="float">
            <text:p>1,8673631287394</text:p>
          </table:table-cell>
        </table:table-row>
        <table:table-row table:style-name="ro1">
          <table:table-cell office:value-type="float" office:value="16.9838151931763" calcext:value-type="float">
            <text:p>16,9838151931763</text:p>
          </table:table-cell>
          <table:table-cell table:formula="of:=[.A143]-[.A$2]" office:value-type="float" office:value="14.1000323295593" calcext:value-type="float">
            <text:p>14,1000323295593</text:p>
          </table:table-cell>
          <table:table-cell office:value-type="float" office:value="-50" calcext:value-type="float">
            <text:p>-50</text:p>
          </table:table-cell>
          <table:table-cell table:formula="of:=[.C143]/100" office:value-type="float" office:value="-0.5" calcext:value-type="float">
            <text:p>-0,5</text:p>
          </table:table-cell>
          <table:table-cell office:value-type="float" office:value="3.31762840302711" calcext:value-type="float">
            <text:p>3,31762840302711</text:p>
          </table:table-cell>
          <table:table-cell table:formula="of:=[.E143]-[.E$2]" office:value-type="float" office:value="1.85949465531386" calcext:value-type="float">
            <text:p>1,85949465531386</text:p>
          </table:table-cell>
        </table:table-row>
        <table:table-row table:style-name="ro1">
          <table:table-cell office:value-type="float" office:value="17.0838692188263" calcext:value-type="float">
            <text:p>17,0838692188263</text:p>
          </table:table-cell>
          <table:table-cell table:formula="of:=[.A144]-[.A$2]" office:value-type="float" office:value="14.2000863552094" calcext:value-type="float">
            <text:p>14,2000863552094</text:p>
          </table:table-cell>
          <table:table-cell office:value-type="float" office:value="-50" calcext:value-type="float">
            <text:p>-50</text:p>
          </table:table-cell>
          <table:table-cell table:formula="of:=[.C144]/100" office:value-type="float" office:value="-0.5" calcext:value-type="float">
            <text:p>-0,5</text:p>
          </table:table-cell>
          <table:table-cell office:value-type="float" office:value="3.30078944480207" calcext:value-type="float">
            <text:p>3,30078944480207</text:p>
          </table:table-cell>
          <table:table-cell table:formula="of:=[.E144]-[.E$2]" office:value-type="float" office:value="1.84265569708883" calcext:value-type="float">
            <text:p>1,84265569708883</text:p>
          </table:table-cell>
        </table:table-row>
        <table:table-row table:style-name="ro1">
          <table:table-cell office:value-type="float" office:value="17.1838886737824" calcext:value-type="float">
            <text:p>17,1838886737824</text:p>
          </table:table-cell>
          <table:table-cell table:formula="of:=[.A145]-[.A$2]" office:value-type="float" office:value="14.3001058101654" calcext:value-type="float">
            <text:p>14,3001058101654</text:p>
          </table:table-cell>
          <table:table-cell office:value-type="float" office:value="-50" calcext:value-type="float">
            <text:p>-50</text:p>
          </table:table-cell>
          <table:table-cell table:formula="of:=[.C145]/100" office:value-type="float" office:value="-0.5" calcext:value-type="float">
            <text:p>-0,5</text:p>
          </table:table-cell>
          <table:table-cell office:value-type="float" office:value="3.28025871450671" calcext:value-type="float">
            <text:p>3,28025871450671</text:p>
          </table:table-cell>
          <table:table-cell table:formula="of:=[.E145]-[.E$2]" office:value-type="float" office:value="1.82212496679347" calcext:value-type="float">
            <text:p>1,82212496679347</text:p>
          </table:table-cell>
        </table:table-row>
        <table:table-row table:style-name="ro1">
          <table:table-cell office:value-type="float" office:value="17.2837488651276" calcext:value-type="float">
            <text:p>17,2837488651276</text:p>
          </table:table-cell>
          <table:table-cell table:formula="of:=[.A146]-[.A$2]" office:value-type="float" office:value="14.3999660015106" calcext:value-type="float">
            <text:p>14,3999660015106</text:p>
          </table:table-cell>
          <table:table-cell office:value-type="float" office:value="-50" calcext:value-type="float">
            <text:p>-50</text:p>
          </table:table-cell>
          <table:table-cell table:formula="of:=[.C146]/100" office:value-type="float" office:value="-0.5" calcext:value-type="float">
            <text:p>-0,5</text:p>
          </table:table-cell>
          <table:table-cell office:value-type="float" office:value="3.26293125667138" calcext:value-type="float">
            <text:p>3,26293125667138</text:p>
          </table:table-cell>
          <table:table-cell table:formula="of:=[.E146]-[.E$2]" office:value-type="float" office:value="1.80479750895814" calcext:value-type="float">
            <text:p>1,80479750895814</text:p>
          </table:table-cell>
        </table:table-row>
        <table:table-row table:style-name="ro1">
          <table:table-cell office:value-type="float" office:value="17.3837656974792" calcext:value-type="float">
            <text:p>17,3837656974792</text:p>
          </table:table-cell>
          <table:table-cell table:formula="of:=[.A147]-[.A$2]" office:value-type="float" office:value="14.4999828338623" calcext:value-type="float">
            <text:p>14,4999828338623</text:p>
          </table:table-cell>
          <table:table-cell office:value-type="float" office:value="-50" calcext:value-type="float">
            <text:p>-50</text:p>
          </table:table-cell>
          <table:table-cell table:formula="of:=[.C147]/100" office:value-type="float" office:value="-0.5" calcext:value-type="float">
            <text:p>-0,5</text:p>
          </table:table-cell>
          <table:table-cell office:value-type="float" office:value="3.24549192819006" calcext:value-type="float">
            <text:p>3,24549192819006</text:p>
          </table:table-cell>
          <table:table-cell table:formula="of:=[.E147]-[.E$2]" office:value-type="float" office:value="1.78735818047681" calcext:value-type="float">
            <text:p>1,78735818047681</text:p>
          </table:table-cell>
        </table:table-row>
        <table:table-row table:style-name="ro1">
          <table:table-cell office:value-type="float" office:value="17.4840061664581" calcext:value-type="float">
            <text:p>17,4840061664581</text:p>
          </table:table-cell>
          <table:table-cell table:formula="of:=[.A148]-[.A$2]" office:value-type="float" office:value="14.6002233028412" calcext:value-type="float">
            <text:p>14,6002233028412</text:p>
          </table:table-cell>
          <table:table-cell office:value-type="float" office:value="-50" calcext:value-type="float">
            <text:p>-50</text:p>
          </table:table-cell>
          <table:table-cell table:formula="of:=[.C148]/100" office:value-type="float" office:value="-0.5" calcext:value-type="float">
            <text:p>-0,5</text:p>
          </table:table-cell>
          <table:table-cell office:value-type="float" office:value="3.22704464608687" calcext:value-type="float">
            <text:p>3,22704464608687</text:p>
          </table:table-cell>
          <table:table-cell table:formula="of:=[.E148]-[.E$2]" office:value-type="float" office:value="1.76891089837362" calcext:value-type="float">
            <text:p>1,76891089837362</text:p>
          </table:table-cell>
        </table:table-row>
        <table:table-row table:style-name="ro1">
          <table:table-cell office:value-type="float" office:value="17.5837163925171" calcext:value-type="float">
            <text:p>17,5837163925171</text:p>
          </table:table-cell>
          <table:table-cell table:formula="of:=[.A149]-[.A$2]" office:value-type="float" office:value="14.6999335289001" calcext:value-type="float">
            <text:p>14,6999335289001</text:p>
          </table:table-cell>
          <table:table-cell office:value-type="float" office:value="-50" calcext:value-type="float">
            <text:p>-50</text:p>
          </table:table-cell>
          <table:table-cell table:formula="of:=[.C149]/100" office:value-type="float" office:value="-0.5" calcext:value-type="float">
            <text:p>-0,5</text:p>
          </table:table-cell>
          <table:table-cell office:value-type="float" office:value="3.20333151025496" calcext:value-type="float">
            <text:p>3,20333151025496</text:p>
          </table:table-cell>
          <table:table-cell table:formula="of:=[.E149]-[.E$2]" office:value-type="float" office:value="1.74519776254172" calcext:value-type="float">
            <text:p>1,74519776254172</text:p>
          </table:table-cell>
        </table:table-row>
        <table:table-row table:style-name="ro1">
          <table:table-cell office:value-type="float" office:value="17.6838583946228" calcext:value-type="float">
            <text:p>17,6838583946228</text:p>
          </table:table-cell>
          <table:table-cell table:formula="of:=[.A150]-[.A$2]" office:value-type="float" office:value="14.8000755310059" calcext:value-type="float">
            <text:p>14,8000755310059</text:p>
          </table:table-cell>
          <table:table-cell office:value-type="float" office:value="-50" calcext:value-type="float">
            <text:p>-50</text:p>
          </table:table-cell>
          <table:table-cell table:formula="of:=[.C150]/100" office:value-type="float" office:value="-0.5" calcext:value-type="float">
            <text:p>-0,5</text:p>
          </table:table-cell>
          <table:table-cell office:value-type="float" office:value="3.18446516071429" calcext:value-type="float">
            <text:p>3,18446516071429</text:p>
          </table:table-cell>
          <table:table-cell table:formula="of:=[.E150]-[.E$2]" office:value-type="float" office:value="1.72633141300105" calcext:value-type="float">
            <text:p>1,72633141300105</text:p>
          </table:table-cell>
        </table:table-row>
        <table:table-row table:style-name="ro1">
          <table:table-cell office:value-type="float" office:value="17.7838354110718" calcext:value-type="float">
            <text:p>17,7838354110718</text:p>
          </table:table-cell>
          <table:table-cell table:formula="of:=[.A151]-[.A$2]" office:value-type="float" office:value="14.9000525474548" calcext:value-type="float">
            <text:p>14,9000525474548</text:p>
          </table:table-cell>
          <table:table-cell office:value-type="float" office:value="-50" calcext:value-type="float">
            <text:p>-50</text:p>
          </table:table-cell>
          <table:table-cell table:formula="of:=[.C151]/100" office:value-type="float" office:value="-0.5" calcext:value-type="float">
            <text:p>-0,5</text:p>
          </table:table-cell>
          <table:table-cell office:value-type="float" office:value="3.15649431180155" calcext:value-type="float">
            <text:p>3,15649431180155</text:p>
          </table:table-cell>
          <table:table-cell table:formula="of:=[.E151]-[.E$2]" office:value-type="float" office:value="1.6983605640883" calcext:value-type="float">
            <text:p>1,6983605640883</text:p>
          </table:table-cell>
        </table:table-row>
        <table:table-row table:style-name="ro1">
          <table:table-cell office:value-type="float" office:value="17.8837921619415" calcext:value-type="float">
            <text:p>17,8837921619415</text:p>
          </table:table-cell>
          <table:table-cell table:formula="of:=[.A152]-[.A$2]" office:value-type="float" office:value="15.0000092983246" calcext:value-type="float">
            <text:p>15,0000092983246</text:p>
          </table:table-cell>
          <table:table-cell office:value-type="float" office:value="-50" calcext:value-type="float">
            <text:p>-50</text:p>
          </table:table-cell>
          <table:table-cell table:formula="of:=[.C152]/100" office:value-type="float" office:value="-0.5" calcext:value-type="float">
            <text:p>-0,5</text:p>
          </table:table-cell>
          <table:table-cell office:value-type="float" office:value="3.13572580859322" calcext:value-type="float">
            <text:p>3,13572580859322</text:p>
          </table:table-cell>
          <table:table-cell table:formula="of:=[.E152]-[.E$2]" office:value-type="float" office:value="1.67759206087998" calcext:value-type="float">
            <text:p>1,67759206087998</text:p>
          </table:table-cell>
        </table:table-row>
        <table:table-row table:style-name="ro1">
          <table:table-cell office:value-type="float" office:value="17.9840013980865" calcext:value-type="float">
            <text:p>17,9840013980865</text:p>
          </table:table-cell>
          <table:table-cell table:formula="of:=[.A153]-[.A$2]" office:value-type="float" office:value="15.1002185344696" calcext:value-type="float">
            <text:p>15,1002185344696</text:p>
          </table:table-cell>
          <table:table-cell office:value-type="float" office:value="-50" calcext:value-type="float">
            <text:p>-50</text:p>
          </table:table-cell>
          <table:table-cell table:formula="of:=[.C153]/100" office:value-type="float" office:value="-0.5" calcext:value-type="float">
            <text:p>-0,5</text:p>
          </table:table-cell>
          <table:table-cell office:value-type="float" office:value="3.07687025216138" calcext:value-type="float">
            <text:p>3,07687025216138</text:p>
          </table:table-cell>
          <table:table-cell table:formula="of:=[.E153]-[.E$2]" office:value-type="float" office:value="1.61873650444814" calcext:value-type="float">
            <text:p>1,61873650444814</text:p>
          </table:table-cell>
        </table:table-row>
        <table:table-row table:style-name="ro1">
          <table:table-cell office:value-type="float" office:value="18.0837550163269" calcext:value-type="float">
            <text:p>18,0837550163269</text:p>
          </table:table-cell>
          <table:table-cell table:formula="of:=[.A154]-[.A$2]" office:value-type="float" office:value="15.19997215271" calcext:value-type="float">
            <text:p>15,19997215271</text:p>
          </table:table-cell>
          <table:table-cell office:value-type="float" office:value="-50" calcext:value-type="float">
            <text:p>-50</text:p>
          </table:table-cell>
          <table:table-cell table:formula="of:=[.C154]/100" office:value-type="float" office:value="-0.5" calcext:value-type="float">
            <text:p>-0,5</text:p>
          </table:table-cell>
          <table:table-cell office:value-type="float" office:value="3.05555280987666" calcext:value-type="float">
            <text:p>3,05555280987666</text:p>
          </table:table-cell>
          <table:table-cell table:formula="of:=[.E154]-[.E$2]" office:value-type="float" office:value="1.59741906216342" calcext:value-type="float">
            <text:p>1,59741906216342</text:p>
          </table:table-cell>
        </table:table-row>
        <table:table-row table:style-name="ro1">
          <table:table-cell office:value-type="float" office:value="18.1838119029999" calcext:value-type="float">
            <text:p>18,1838119029999</text:p>
          </table:table-cell>
          <table:table-cell table:formula="of:=[.A155]-[.A$2]" office:value-type="float" office:value="15.3000290393829" calcext:value-type="float">
            <text:p>15,3000290393829</text:p>
          </table:table-cell>
          <table:table-cell office:value-type="float" office:value="-50" calcext:value-type="float">
            <text:p>-50</text:p>
          </table:table-cell>
          <table:table-cell table:formula="of:=[.C155]/100" office:value-type="float" office:value="-0.5" calcext:value-type="float">
            <text:p>-0,5</text:p>
          </table:table-cell>
          <table:table-cell office:value-type="float" office:value="3.03383220951544" calcext:value-type="float">
            <text:p>3,03383220951544</text:p>
          </table:table-cell>
          <table:table-cell table:formula="of:=[.E155]-[.E$2]" office:value-type="float" office:value="1.5756984618022" calcext:value-type="float">
            <text:p>1,5756984618022</text:p>
          </table:table-cell>
        </table:table-row>
        <table:table-row table:style-name="ro1">
          <table:table-cell office:value-type="float" office:value="18.2837536334991" calcext:value-type="float">
            <text:p>18,2837536334991</text:p>
          </table:table-cell>
          <table:table-cell table:formula="of:=[.A156]-[.A$2]" office:value-type="float" office:value="15.3999707698822" calcext:value-type="float">
            <text:p>15,3999707698822</text:p>
          </table:table-cell>
          <table:table-cell office:value-type="float" office:value="-50" calcext:value-type="float">
            <text:p>-50</text:p>
          </table:table-cell>
          <table:table-cell table:formula="of:=[.C156]/100" office:value-type="float" office:value="-0.5" calcext:value-type="float">
            <text:p>-0,5</text:p>
          </table:table-cell>
          <table:table-cell office:value-type="float" office:value="3.0094068181256" calcext:value-type="float">
            <text:p>3,0094068181256</text:p>
          </table:table-cell>
          <table:table-cell table:formula="of:=[.E156]-[.E$2]" office:value-type="float" office:value="1.55127307041235" calcext:value-type="float">
            <text:p>1,55127307041235</text:p>
          </table:table-cell>
        </table:table-row>
        <table:table-row table:style-name="ro1">
          <table:table-cell office:value-type="float" office:value="18.3837463855743" calcext:value-type="float">
            <text:p>18,3837463855743</text:p>
          </table:table-cell>
          <table:table-cell table:formula="of:=[.A157]-[.A$2]" office:value-type="float" office:value="15.4999635219574" calcext:value-type="float">
            <text:p>15,4999635219574</text:p>
          </table:table-cell>
          <table:table-cell office:value-type="float" office:value="-50" calcext:value-type="float">
            <text:p>-50</text:p>
          </table:table-cell>
          <table:table-cell table:formula="of:=[.C157]/100" office:value-type="float" office:value="-0.5" calcext:value-type="float">
            <text:p>-0,5</text:p>
          </table:table-cell>
          <table:table-cell office:value-type="float" office:value="2.98860655350947" calcext:value-type="float">
            <text:p>2,98860655350947</text:p>
          </table:table-cell>
          <table:table-cell table:formula="of:=[.E157]-[.E$2]" office:value-type="float" office:value="1.53047280579622" calcext:value-type="float">
            <text:p>1,53047280579622</text:p>
          </table:table-cell>
        </table:table-row>
        <table:table-row table:style-name="ro1">
          <table:table-cell office:value-type="float" office:value="18.4838027954102" calcext:value-type="float">
            <text:p>18,4838027954102</text:p>
          </table:table-cell>
          <table:table-cell table:formula="of:=[.A158]-[.A$2]" office:value-type="float" office:value="15.6000199317932" calcext:value-type="float">
            <text:p>15,6000199317932</text:p>
          </table:table-cell>
          <table:table-cell office:value-type="float" office:value="-50" calcext:value-type="float">
            <text:p>-50</text:p>
          </table:table-cell>
          <table:table-cell table:formula="of:=[.C158]/100" office:value-type="float" office:value="-0.5" calcext:value-type="float">
            <text:p>-0,5</text:p>
          </table:table-cell>
          <table:table-cell office:value-type="float" office:value="2.96143185876341" calcext:value-type="float">
            <text:p>2,96143185876341</text:p>
          </table:table-cell>
          <table:table-cell table:formula="of:=[.E158]-[.E$2]" office:value-type="float" office:value="1.50329811105016" calcext:value-type="float">
            <text:p>1,50329811105016</text:p>
          </table:table-cell>
        </table:table-row>
        <table:table-row table:style-name="ro1">
          <table:table-cell office:value-type="float" office:value="18.5837090015411" calcext:value-type="float">
            <text:p>18,5837090015411</text:p>
          </table:table-cell>
          <table:table-cell table:formula="of:=[.A159]-[.A$2]" office:value-type="float" office:value="15.6999261379242" calcext:value-type="float">
            <text:p>15,6999261379242</text:p>
          </table:table-cell>
          <table:table-cell office:value-type="float" office:value="-50" calcext:value-type="float">
            <text:p>-50</text:p>
          </table:table-cell>
          <table:table-cell table:formula="of:=[.C159]/100" office:value-type="float" office:value="-0.5" calcext:value-type="float">
            <text:p>-0,5</text:p>
          </table:table-cell>
          <table:table-cell office:value-type="float" office:value="2.93555695038683" calcext:value-type="float">
            <text:p>2,93555695038683</text:p>
          </table:table-cell>
          <table:table-cell table:formula="of:=[.E159]-[.E$2]" office:value-type="float" office:value="1.47742320267359" calcext:value-type="float">
            <text:p>1,47742320267359</text:p>
          </table:table-cell>
        </table:table-row>
        <table:table-row table:style-name="ro1">
          <table:table-cell office:value-type="float" office:value="18.6838572025299" calcext:value-type="float">
            <text:p>18,6838572025299</text:p>
          </table:table-cell>
          <table:table-cell table:formula="of:=[.A160]-[.A$2]" office:value-type="float" office:value="15.800074338913" calcext:value-type="float">
            <text:p>15,800074338913</text:p>
          </table:table-cell>
          <table:table-cell office:value-type="float" office:value="-50" calcext:value-type="float">
            <text:p>-50</text:p>
          </table:table-cell>
          <table:table-cell table:formula="of:=[.C160]/100" office:value-type="float" office:value="-0.5" calcext:value-type="float">
            <text:p>-0,5</text:p>
          </table:table-cell>
          <table:table-cell office:value-type="float" office:value="2.89624828020193" calcext:value-type="float">
            <text:p>2,89624828020193</text:p>
          </table:table-cell>
          <table:table-cell table:formula="of:=[.E160]-[.E$2]" office:value-type="float" office:value="1.43811453248869" calcext:value-type="float">
            <text:p>1,43811453248869</text:p>
          </table:table-cell>
        </table:table-row>
        <table:table-row table:style-name="ro1">
          <table:table-cell office:value-type="float" office:value="18.7837498188019" calcext:value-type="float">
            <text:p>18,7837498188019</text:p>
          </table:table-cell>
          <table:table-cell table:formula="of:=[.A161]-[.A$2]" office:value-type="float" office:value="15.8999669551849" calcext:value-type="float">
            <text:p>15,8999669551849</text:p>
          </table:table-cell>
          <table:table-cell office:value-type="float" office:value="-50" calcext:value-type="float">
            <text:p>-50</text:p>
          </table:table-cell>
          <table:table-cell table:formula="of:=[.C161]/100" office:value-type="float" office:value="-0.5" calcext:value-type="float">
            <text:p>-0,5</text:p>
          </table:table-cell>
          <table:table-cell office:value-type="float" office:value="2.86032857933085" calcext:value-type="float">
            <text:p>2,86032857933085</text:p>
          </table:table-cell>
          <table:table-cell table:formula="of:=[.E161]-[.E$2]" office:value-type="float" office:value="1.4021948316176" calcext:value-type="float">
            <text:p>1,4021948316176</text:p>
          </table:table-cell>
        </table:table-row>
        <table:table-row table:style-name="ro1">
          <table:table-cell office:value-type="float" office:value="18.8837783336639" calcext:value-type="float">
            <text:p>18,8837783336639</text:p>
          </table:table-cell>
          <table:table-cell table:formula="of:=[.A162]-[.A$2]" office:value-type="float" office:value="15.999995470047" calcext:value-type="float">
            <text:p>15,999995470047</text:p>
          </table:table-cell>
          <table:table-cell office:value-type="float" office:value="-50" calcext:value-type="float">
            <text:p>-50</text:p>
          </table:table-cell>
          <table:table-cell table:formula="of:=[.C162]/100" office:value-type="float" office:value="-0.5" calcext:value-type="float">
            <text:p>-0,5</text:p>
          </table:table-cell>
          <table:table-cell office:value-type="float" office:value="2.83573560156528" calcext:value-type="float">
            <text:p>2,83573560156528</text:p>
          </table:table-cell>
          <table:table-cell table:formula="of:=[.E162]-[.E$2]" office:value-type="float" office:value="1.37760185385204" calcext:value-type="float">
            <text:p>1,37760185385204</text:p>
          </table:table-cell>
        </table:table-row>
        <table:table-row table:style-name="ro1">
          <table:table-cell office:value-type="float" office:value="18.9837203025818" calcext:value-type="float">
            <text:p>18,9837203025818</text:p>
          </table:table-cell>
          <table:table-cell table:formula="of:=[.A163]-[.A$2]" office:value-type="float" office:value="16.0999374389648" calcext:value-type="float">
            <text:p>16,0999374389648</text:p>
          </table:table-cell>
          <table:table-cell office:value-type="float" office:value="-50" calcext:value-type="float">
            <text:p>-50</text:p>
          </table:table-cell>
          <table:table-cell table:formula="of:=[.C163]/100" office:value-type="float" office:value="-0.5" calcext:value-type="float">
            <text:p>-0,5</text:p>
          </table:table-cell>
          <table:table-cell office:value-type="float" office:value="2.79929223847219" calcext:value-type="float">
            <text:p>2,79929223847219</text:p>
          </table:table-cell>
          <table:table-cell table:formula="of:=[.E163]-[.E$2]" office:value-type="float" office:value="1.34115849075895" calcext:value-type="float">
            <text:p>1,34115849075895</text:p>
          </table:table-cell>
        </table:table-row>
        <table:table-row table:style-name="ro1">
          <table:table-cell office:value-type="float" office:value="19.0837666988373" calcext:value-type="float">
            <text:p>19,0837666988373</text:p>
          </table:table-cell>
          <table:table-cell table:formula="of:=[.A164]-[.A$2]" office:value-type="float" office:value="16.1999838352203" calcext:value-type="float">
            <text:p>16,1999838352203</text:p>
          </table:table-cell>
          <table:table-cell office:value-type="float" office:value="-50" calcext:value-type="float">
            <text:p>-50</text:p>
          </table:table-cell>
          <table:table-cell table:formula="of:=[.C164]/100" office:value-type="float" office:value="-0.5" calcext:value-type="float">
            <text:p>-0,5</text:p>
          </table:table-cell>
          <table:table-cell office:value-type="float" office:value="2.77533486575608" calcext:value-type="float">
            <text:p>2,77533486575608</text:p>
          </table:table-cell>
          <table:table-cell table:formula="of:=[.E164]-[.E$2]" office:value-type="float" office:value="1.31720111804284" calcext:value-type="float">
            <text:p>1,31720111804284</text:p>
          </table:table-cell>
        </table:table-row>
        <table:table-row table:style-name="ro1">
          <table:table-cell office:value-type="float" office:value="19.1836922168732" calcext:value-type="float">
            <text:p>19,1836922168732</text:p>
          </table:table-cell>
          <table:table-cell table:formula="of:=[.A165]-[.A$2]" office:value-type="float" office:value="16.2999093532562" calcext:value-type="float">
            <text:p>16,2999093532562</text:p>
          </table:table-cell>
          <table:table-cell office:value-type="float" office:value="-50" calcext:value-type="float">
            <text:p>-50</text:p>
          </table:table-cell>
          <table:table-cell table:formula="of:=[.C165]/100" office:value-type="float" office:value="-0.5" calcext:value-type="float">
            <text:p>-0,5</text:p>
          </table:table-cell>
          <table:table-cell office:value-type="float" office:value="2.74373158581291" calcext:value-type="float">
            <text:p>2,74373158581291</text:p>
          </table:table-cell>
          <table:table-cell table:formula="of:=[.E165]-[.E$2]" office:value-type="float" office:value="1.28559783809966" calcext:value-type="float">
            <text:p>1,28559783809966</text:p>
          </table:table-cell>
        </table:table-row>
        <table:table-row table:style-name="ro1">
          <table:table-cell office:value-type="float" office:value="19.2837812900543" calcext:value-type="float">
            <text:p>19,2837812900543</text:p>
          </table:table-cell>
          <table:table-cell table:formula="of:=[.A166]-[.A$2]" office:value-type="float" office:value="16.3999984264374" calcext:value-type="float">
            <text:p>16,3999984264374</text:p>
          </table:table-cell>
          <table:table-cell office:value-type="float" office:value="-50" calcext:value-type="float">
            <text:p>-50</text:p>
          </table:table-cell>
          <table:table-cell table:formula="of:=[.C166]/100" office:value-type="float" office:value="-0.5" calcext:value-type="float">
            <text:p>-0,5</text:p>
          </table:table-cell>
          <table:table-cell office:value-type="float" office:value="2.71924078816027" calcext:value-type="float">
            <text:p>2,71924078816027</text:p>
          </table:table-cell>
          <table:table-cell table:formula="of:=[.E166]-[.E$2]" office:value-type="float" office:value="1.26110704044703" calcext:value-type="float">
            <text:p>1,26110704044703</text:p>
          </table:table-cell>
        </table:table-row>
        <table:table-row table:style-name="ro1">
          <table:table-cell office:value-type="float" office:value="19.3837575912476" calcext:value-type="float">
            <text:p>19,3837575912476</text:p>
          </table:table-cell>
          <table:table-cell table:formula="of:=[.A167]-[.A$2]" office:value-type="float" office:value="16.4999747276306" calcext:value-type="float">
            <text:p>16,4999747276306</text:p>
          </table:table-cell>
          <table:table-cell office:value-type="float" office:value="-50" calcext:value-type="float">
            <text:p>-50</text:p>
          </table:table-cell>
          <table:table-cell table:formula="of:=[.C167]/100" office:value-type="float" office:value="-0.5" calcext:value-type="float">
            <text:p>-0,5</text:p>
          </table:table-cell>
          <table:table-cell office:value-type="float" office:value="2.68766776379437" calcext:value-type="float">
            <text:p>2,68766776379437</text:p>
          </table:table-cell>
          <table:table-cell table:formula="of:=[.E167]-[.E$2]" office:value-type="float" office:value="1.22953401608113" calcext:value-type="float">
            <text:p>1,22953401608113</text:p>
          </table:table-cell>
        </table:table-row>
        <table:table-row table:style-name="ro1">
          <table:table-cell office:value-type="float" office:value="19.4838063716888" calcext:value-type="float">
            <text:p>19,4838063716888</text:p>
          </table:table-cell>
          <table:table-cell table:formula="of:=[.A168]-[.A$2]" office:value-type="float" office:value="16.6000235080719" calcext:value-type="float">
            <text:p>16,6000235080719</text:p>
          </table:table-cell>
          <table:table-cell office:value-type="float" office:value="-50" calcext:value-type="float">
            <text:p>-50</text:p>
          </table:table-cell>
          <table:table-cell table:formula="of:=[.C168]/100" office:value-type="float" office:value="-0.5" calcext:value-type="float">
            <text:p>-0,5</text:p>
          </table:table-cell>
          <table:table-cell office:value-type="float" office:value="2.65980885784472" calcext:value-type="float">
            <text:p>2,65980885784472</text:p>
          </table:table-cell>
          <table:table-cell table:formula="of:=[.E168]-[.E$2]" office:value-type="float" office:value="1.20167511013148" calcext:value-type="float">
            <text:p>1,20167511013148</text:p>
          </table:table-cell>
        </table:table-row>
        <table:table-row table:style-name="ro1">
          <table:table-cell office:value-type="float" office:value="19.584032535553" calcext:value-type="float">
            <text:p>19,584032535553</text:p>
          </table:table-cell>
          <table:table-cell table:formula="of:=[.A169]-[.A$2]" office:value-type="float" office:value="16.700249671936" calcext:value-type="float">
            <text:p>16,700249671936</text:p>
          </table:table-cell>
          <table:table-cell office:value-type="float" office:value="-50" calcext:value-type="float">
            <text:p>-50</text:p>
          </table:table-cell>
          <table:table-cell table:formula="of:=[.C169]/100" office:value-type="float" office:value="-0.5" calcext:value-type="float">
            <text:p>-0,5</text:p>
          </table:table-cell>
          <table:table-cell office:value-type="float" office:value="2.63121420127185" calcext:value-type="float">
            <text:p>2,63121420127185</text:p>
          </table:table-cell>
          <table:table-cell table:formula="of:=[.E169]-[.E$2]" office:value-type="float" office:value="1.1730804535586" calcext:value-type="float">
            <text:p>1,1730804535586</text:p>
          </table:table-cell>
        </table:table-row>
        <table:table-row table:style-name="ro1">
          <table:table-cell office:value-type="float" office:value="19.6838085651398" calcext:value-type="float">
            <text:p>19,6838085651398</text:p>
          </table:table-cell>
          <table:table-cell table:formula="of:=[.A170]-[.A$2]" office:value-type="float" office:value="16.8000257015228" calcext:value-type="float">
            <text:p>16,8000257015228</text:p>
          </table:table-cell>
          <table:table-cell office:value-type="float" office:value="-50" calcext:value-type="float">
            <text:p>-50</text:p>
          </table:table-cell>
          <table:table-cell table:formula="of:=[.C170]/100" office:value-type="float" office:value="-0.5" calcext:value-type="float">
            <text:p>-0,5</text:p>
          </table:table-cell>
          <table:table-cell office:value-type="float" office:value="2.60300988353423" calcext:value-type="float">
            <text:p>2,60300988353423</text:p>
          </table:table-cell>
          <table:table-cell table:formula="of:=[.E170]-[.E$2]" office:value-type="float" office:value="1.14487613582099" calcext:value-type="float">
            <text:p>1,14487613582099</text:p>
          </table:table-cell>
        </table:table-row>
        <table:table-row table:style-name="ro1">
          <table:table-cell office:value-type="float" office:value="19.7838532924652" calcext:value-type="float">
            <text:p>19,7838532924652</text:p>
          </table:table-cell>
          <table:table-cell table:formula="of:=[.A171]-[.A$2]" office:value-type="float" office:value="16.9000704288483" calcext:value-type="float">
            <text:p>16,9000704288483</text:p>
          </table:table-cell>
          <table:table-cell office:value-type="float" office:value="-50" calcext:value-type="float">
            <text:p>-50</text:p>
          </table:table-cell>
          <table:table-cell table:formula="of:=[.C171]/100" office:value-type="float" office:value="-0.5" calcext:value-type="float">
            <text:p>-0,5</text:p>
          </table:table-cell>
          <table:table-cell office:value-type="float" office:value="2.57421747241358" calcext:value-type="float">
            <text:p>2,57421747241358</text:p>
          </table:table-cell>
          <table:table-cell table:formula="of:=[.E171]-[.E$2]" office:value-type="float" office:value="1.11608372470034" calcext:value-type="float">
            <text:p>1,11608372470034</text:p>
          </table:table-cell>
        </table:table-row>
        <table:table-row table:style-name="ro1">
          <table:table-cell office:value-type="float" office:value="19.8840067386627" calcext:value-type="float">
            <text:p>19,8840067386627</text:p>
          </table:table-cell>
          <table:table-cell table:formula="of:=[.A172]-[.A$2]" office:value-type="float" office:value="17.0002238750458" calcext:value-type="float">
            <text:p>17,0002238750458</text:p>
          </table:table-cell>
          <table:table-cell office:value-type="float" office:value="-50" calcext:value-type="float">
            <text:p>-50</text:p>
          </table:table-cell>
          <table:table-cell table:formula="of:=[.C172]/100" office:value-type="float" office:value="-0.5" calcext:value-type="float">
            <text:p>-0,5</text:p>
          </table:table-cell>
          <table:table-cell office:value-type="float" office:value="2.53938121714064" calcext:value-type="float">
            <text:p>2,53938121714064</text:p>
          </table:table-cell>
          <table:table-cell table:formula="of:=[.E172]-[.E$2]" office:value-type="float" office:value="1.0812474694274" calcext:value-type="float">
            <text:p>1,0812474694274</text:p>
          </table:table-cell>
        </table:table-row>
        <table:table-row table:style-name="ro1">
          <table:table-cell office:value-type="float" office:value="19.9838781356812" calcext:value-type="float">
            <text:p>19,9838781356812</text:p>
          </table:table-cell>
          <table:table-cell table:formula="of:=[.A173]-[.A$2]" office:value-type="float" office:value="17.1000952720642" calcext:value-type="float">
            <text:p>17,1000952720642</text:p>
          </table:table-cell>
          <table:table-cell office:value-type="float" office:value="-50" calcext:value-type="float">
            <text:p>-50</text:p>
          </table:table-cell>
          <table:table-cell table:formula="of:=[.C173]/100" office:value-type="float" office:value="-0.5" calcext:value-type="float">
            <text:p>-0,5</text:p>
          </table:table-cell>
          <table:table-cell office:value-type="float" office:value="2.50604379649693" calcext:value-type="float">
            <text:p>2,50604379649693</text:p>
          </table:table-cell>
          <table:table-cell table:formula="of:=[.E173]-[.E$2]" office:value-type="float" office:value="1.04791004878368" calcext:value-type="float">
            <text:p>1,04791004878368</text:p>
          </table:table-cell>
        </table:table-row>
        <table:table-row table:style-name="ro1">
          <table:table-cell office:value-type="float" office:value="20.0838778018951" calcext:value-type="float">
            <text:p>20,0838778018951</text:p>
          </table:table-cell>
          <table:table-cell table:formula="of:=[.A174]-[.A$2]" office:value-type="float" office:value="17.2000949382782" calcext:value-type="float">
            <text:p>17,2000949382782</text:p>
          </table:table-cell>
          <table:table-cell office:value-type="float" office:value="-50" calcext:value-type="float">
            <text:p>-50</text:p>
          </table:table-cell>
          <table:table-cell table:formula="of:=[.C174]/100" office:value-type="float" office:value="-0.5" calcext:value-type="float">
            <text:p>-0,5</text:p>
          </table:table-cell>
          <table:table-cell office:value-type="float" office:value="2.47545630220013" calcext:value-type="float">
            <text:p>2,47545630220013</text:p>
          </table:table-cell>
          <table:table-cell table:formula="of:=[.E174]-[.E$2]" office:value-type="float" office:value="1.01732255448689" calcext:value-type="float">
            <text:p>1,01732255448689</text:p>
          </table:table-cell>
        </table:table-row>
        <table:table-row table:style-name="ro1">
          <table:table-cell office:value-type="float" office:value="20.18390583992" calcext:value-type="float">
            <text:p>20,18390583992</text:p>
          </table:table-cell>
          <table:table-cell table:formula="of:=[.A175]-[.A$2]" office:value-type="float" office:value="17.3001229763031" calcext:value-type="float">
            <text:p>17,3001229763031</text:p>
          </table:table-cell>
          <table:table-cell office:value-type="float" office:value="-50" calcext:value-type="float">
            <text:p>-50</text:p>
          </table:table-cell>
          <table:table-cell table:formula="of:=[.C175]/100" office:value-type="float" office:value="-0.5" calcext:value-type="float">
            <text:p>-0,5</text:p>
          </table:table-cell>
          <table:table-cell office:value-type="float" office:value="2.44534196067354" calcext:value-type="float">
            <text:p>2,44534196067354</text:p>
          </table:table-cell>
          <table:table-cell table:formula="of:=[.E175]-[.E$2]" office:value-type="float" office:value="0.987208212960301" calcext:value-type="float">
            <text:p>0,987208212960301</text:p>
          </table:table-cell>
        </table:table-row>
        <table:table-row table:style-name="ro1">
          <table:table-cell office:value-type="float" office:value="20.2837972640991" calcext:value-type="float">
            <text:p>20,2837972640991</text:p>
          </table:table-cell>
          <table:table-cell table:formula="of:=[.A176]-[.A$2]" office:value-type="float" office:value="17.4000144004822" calcext:value-type="float">
            <text:p>17,4000144004822</text:p>
          </table:table-cell>
          <table:table-cell office:value-type="float" office:value="-50" calcext:value-type="float">
            <text:p>-50</text:p>
          </table:table-cell>
          <table:table-cell table:formula="of:=[.C176]/100" office:value-type="float" office:value="-0.5" calcext:value-type="float">
            <text:p>-0,5</text:p>
          </table:table-cell>
          <table:table-cell office:value-type="float" office:value="2.40043851157932" calcext:value-type="float">
            <text:p>2,40043851157932</text:p>
          </table:table-cell>
          <table:table-cell table:formula="of:=[.E176]-[.E$2]" office:value-type="float" office:value="0.942304763866072" calcext:value-type="float">
            <text:p>0,942304763866072</text:p>
          </table:table-cell>
        </table:table-row>
        <table:table-row table:style-name="ro1">
          <table:table-cell office:value-type="float" office:value="20.3840346336365" calcext:value-type="float">
            <text:p>20,3840346336365</text:p>
          </table:table-cell>
          <table:table-cell table:formula="of:=[.A177]-[.A$2]" office:value-type="float" office:value="17.5002517700195" calcext:value-type="float">
            <text:p>17,5002517700195</text:p>
          </table:table-cell>
          <table:table-cell office:value-type="float" office:value="-50" calcext:value-type="float">
            <text:p>-50</text:p>
          </table:table-cell>
          <table:table-cell table:formula="of:=[.C177]/100" office:value-type="float" office:value="-0.5" calcext:value-type="float">
            <text:p>-0,5</text:p>
          </table:table-cell>
          <table:table-cell office:value-type="float" office:value="2.34938938949541" calcext:value-type="float">
            <text:p>2,34938938949541</text:p>
          </table:table-cell>
          <table:table-cell table:formula="of:=[.E177]-[.E$2]" office:value-type="float" office:value="0.891255641782169" calcext:value-type="float">
            <text:p>0,891255641782169</text:p>
          </table:table-cell>
        </table:table-row>
        <table:table-row table:style-name="ro1">
          <table:table-cell office:value-type="float" office:value="20.4838531017303" calcext:value-type="float">
            <text:p>20,4838531017303</text:p>
          </table:table-cell>
          <table:table-cell table:formula="of:=[.A178]-[.A$2]" office:value-type="float" office:value="17.6000702381134" calcext:value-type="float">
            <text:p>17,6000702381134</text:p>
          </table:table-cell>
          <table:table-cell office:value-type="float" office:value="-50" calcext:value-type="float">
            <text:p>-50</text:p>
          </table:table-cell>
          <table:table-cell table:formula="of:=[.C178]/100" office:value-type="float" office:value="-0.5" calcext:value-type="float">
            <text:p>-0,5</text:p>
          </table:table-cell>
          <table:table-cell office:value-type="float" office:value="2.32164136840875" calcext:value-type="float">
            <text:p>2,32164136840875</text:p>
          </table:table-cell>
          <table:table-cell table:formula="of:=[.E178]-[.E$2]" office:value-type="float" office:value="0.86350762069551" calcext:value-type="float">
            <text:p>0,86350762069551</text:p>
          </table:table-cell>
        </table:table-row>
        <table:table-row table:style-name="ro1">
          <table:table-cell office:value-type="float" office:value="20.5839097499847" calcext:value-type="float">
            <text:p>20,5839097499847</text:p>
          </table:table-cell>
          <table:table-cell table:formula="of:=[.A179]-[.A$2]" office:value-type="float" office:value="17.7001268863678" calcext:value-type="float">
            <text:p>17,7001268863678</text:p>
          </table:table-cell>
          <table:table-cell office:value-type="float" office:value="-50" calcext:value-type="float">
            <text:p>-50</text:p>
          </table:table-cell>
          <table:table-cell table:formula="of:=[.C179]/100" office:value-type="float" office:value="-0.5" calcext:value-type="float">
            <text:p>-0,5</text:p>
          </table:table-cell>
          <table:table-cell office:value-type="float" office:value="2.31911425725151" calcext:value-type="float">
            <text:p>2,31911425725151</text:p>
          </table:table-cell>
          <table:table-cell table:formula="of:=[.E179]-[.E$2]" office:value-type="float" office:value="0.860980509538262" calcext:value-type="float">
            <text:p>0,860980509538262</text:p>
          </table:table-cell>
        </table:table-row>
        <table:table-row table:style-name="ro1">
          <table:table-cell office:value-type="float" office:value="20.6839725971222" calcext:value-type="float">
            <text:p>20,6839725971222</text:p>
          </table:table-cell>
          <table:table-cell table:formula="of:=[.A180]-[.A$2]" office:value-type="float" office:value="17.8001897335053" calcext:value-type="float">
            <text:p>17,8001897335053</text:p>
          </table:table-cell>
          <table:table-cell office:value-type="float" office:value="-50" calcext:value-type="float">
            <text:p>-50</text:p>
          </table:table-cell>
          <table:table-cell table:formula="of:=[.C180]/100" office:value-type="float" office:value="-0.5" calcext:value-type="float">
            <text:p>-0,5</text:p>
          </table:table-cell>
          <table:table-cell office:value-type="float" office:value="2.2935153833237" calcext:value-type="float">
            <text:p>2,2935153833237</text:p>
          </table:table-cell>
          <table:table-cell table:formula="of:=[.E180]-[.E$2]" office:value-type="float" office:value="0.835381635610457" calcext:value-type="float">
            <text:p>0,835381635610457</text:p>
          </table:table-cell>
        </table:table-row>
        <table:table-row table:style-name="ro1">
          <table:table-cell office:value-type="float" office:value="20.7845230102539" calcext:value-type="float">
            <text:p>20,7845230102539</text:p>
          </table:table-cell>
          <table:table-cell table:formula="of:=[.A181]-[.A$2]" office:value-type="float" office:value="17.900740146637" calcext:value-type="float">
            <text:p>17,900740146637</text:p>
          </table:table-cell>
          <table:table-cell office:value-type="float" office:value="-50" calcext:value-type="float">
            <text:p>-50</text:p>
          </table:table-cell>
          <table:table-cell table:formula="of:=[.C181]/100" office:value-type="float" office:value="-0.5" calcext:value-type="float">
            <text:p>-0,5</text:p>
          </table:table-cell>
          <table:table-cell office:value-type="float" office:value="2.24448918456771" calcext:value-type="float">
            <text:p>2,24448918456771</text:p>
          </table:table-cell>
          <table:table-cell table:formula="of:=[.E181]-[.E$2]" office:value-type="float" office:value="0.786355436854468" calcext:value-type="float">
            <text:p>0,786355436854468</text:p>
          </table:table-cell>
        </table:table-row>
        <table:table-row table:style-name="ro1">
          <table:table-cell office:value-type="float" office:value="20.8839011192322" calcext:value-type="float">
            <text:p>20,8839011192322</text:p>
          </table:table-cell>
          <table:table-cell table:formula="of:=[.A182]-[.A$2]" office:value-type="float" office:value="18.0001182556152" calcext:value-type="float">
            <text:p>18,0001182556152</text:p>
          </table:table-cell>
          <table:table-cell office:value-type="float" office:value="-50" calcext:value-type="float">
            <text:p>-50</text:p>
          </table:table-cell>
          <table:table-cell table:formula="of:=[.C182]/100" office:value-type="float" office:value="-0.5" calcext:value-type="float">
            <text:p>-0,5</text:p>
          </table:table-cell>
          <table:table-cell office:value-type="float" office:value="2.21139436803843" calcext:value-type="float">
            <text:p>2,21139436803843</text:p>
          </table:table-cell>
          <table:table-cell table:formula="of:=[.E182]-[.E$2]" office:value-type="float" office:value="0.753260620325189" calcext:value-type="float">
            <text:p>0,753260620325189</text:p>
          </table:table-cell>
        </table:table-row>
        <table:table-row table:style-name="ro1">
          <table:table-cell office:value-type="float" office:value="20.9838154315949" calcext:value-type="float">
            <text:p>20,9838154315949</text:p>
          </table:table-cell>
          <table:table-cell table:formula="of:=[.A183]-[.A$2]" office:value-type="float" office:value="18.1000325679779" calcext:value-type="float">
            <text:p>18,1000325679779</text:p>
          </table:table-cell>
          <table:table-cell office:value-type="float" office:value="-50" calcext:value-type="float">
            <text:p>-50</text:p>
          </table:table-cell>
          <table:table-cell table:formula="of:=[.C183]/100" office:value-type="float" office:value="-0.5" calcext:value-type="float">
            <text:p>-0,5</text:p>
          </table:table-cell>
          <table:table-cell office:value-type="float" office:value="2.18039974459682" calcext:value-type="float">
            <text:p>2,18039974459682</text:p>
          </table:table-cell>
          <table:table-cell table:formula="of:=[.E183]-[.E$2]" office:value-type="float" office:value="0.72226599688358" calcext:value-type="float">
            <text:p>0,72226599688358</text:p>
          </table:table-cell>
        </table:table-row>
        <table:table-row table:style-name="ro1">
          <table:table-cell office:value-type="float" office:value="21.0837442874908" calcext:value-type="float">
            <text:p>21,0837442874908</text:p>
          </table:table-cell>
          <table:table-cell table:formula="of:=[.A184]-[.A$2]" office:value-type="float" office:value="18.1999614238739" calcext:value-type="float">
            <text:p>18,1999614238739</text:p>
          </table:table-cell>
          <table:table-cell office:value-type="float" office:value="-50" calcext:value-type="float">
            <text:p>-50</text:p>
          </table:table-cell>
          <table:table-cell table:formula="of:=[.C184]/100" office:value-type="float" office:value="-0.5" calcext:value-type="float">
            <text:p>-0,5</text:p>
          </table:table-cell>
          <table:table-cell office:value-type="float" office:value="2.14753779993819" calcext:value-type="float">
            <text:p>2,14753779993819</text:p>
          </table:table-cell>
          <table:table-cell table:formula="of:=[.E184]-[.E$2]" office:value-type="float" office:value="0.689404052224948" calcext:value-type="float">
            <text:p>0,689404052224948</text:p>
          </table:table-cell>
        </table:table-row>
        <table:table-row table:style-name="ro1">
          <table:table-cell office:value-type="float" office:value="21.1838850975037" calcext:value-type="float">
            <text:p>21,1838850975037</text:p>
          </table:table-cell>
          <table:table-cell table:formula="of:=[.A185]-[.A$2]" office:value-type="float" office:value="18.3001022338867" calcext:value-type="float">
            <text:p>18,3001022338867</text:p>
          </table:table-cell>
          <table:table-cell office:value-type="float" office:value="-50" calcext:value-type="float">
            <text:p>-50</text:p>
          </table:table-cell>
          <table:table-cell table:formula="of:=[.C185]/100" office:value-type="float" office:value="-0.5" calcext:value-type="float">
            <text:p>-0,5</text:p>
          </table:table-cell>
          <table:table-cell office:value-type="float" office:value="2.11601959998439" calcext:value-type="float">
            <text:p>2,11601959998439</text:p>
          </table:table-cell>
          <table:table-cell table:formula="of:=[.E185]-[.E$2]" office:value-type="float" office:value="0.657885852271145" calcext:value-type="float">
            <text:p>0,657885852271145</text:p>
          </table:table-cell>
        </table:table-row>
        <table:table-row table:style-name="ro1">
          <table:table-cell office:value-type="float" office:value="21.2836129665375" calcext:value-type="float">
            <text:p>21,2836129665375</text:p>
          </table:table-cell>
          <table:table-cell table:formula="of:=[.A186]-[.A$2]" office:value-type="float" office:value="18.3998301029205" calcext:value-type="float">
            <text:p>18,3998301029205</text:p>
          </table:table-cell>
          <table:table-cell office:value-type="float" office:value="-50" calcext:value-type="float">
            <text:p>-50</text:p>
          </table:table-cell>
          <table:table-cell table:formula="of:=[.C186]/100" office:value-type="float" office:value="-0.5" calcext:value-type="float">
            <text:p>-0,5</text:p>
          </table:table-cell>
          <table:table-cell office:value-type="float" office:value="2.08315870850213" calcext:value-type="float">
            <text:p>2,08315870850213</text:p>
          </table:table-cell>
          <table:table-cell table:formula="of:=[.E186]-[.E$2]" office:value-type="float" office:value="0.625024960788891" calcext:value-type="float">
            <text:p>0,625024960788891</text:p>
          </table:table-cell>
        </table:table-row>
        <table:table-row table:style-name="ro1">
          <table:table-cell office:value-type="float" office:value="21.3837742805481" calcext:value-type="float">
            <text:p>21,3837742805481</text:p>
          </table:table-cell>
          <table:table-cell table:formula="of:=[.A187]-[.A$2]" office:value-type="float" office:value="18.4999914169312" calcext:value-type="float">
            <text:p>18,4999914169312</text:p>
          </table:table-cell>
          <table:table-cell office:value-type="float" office:value="-50" calcext:value-type="float">
            <text:p>-50</text:p>
          </table:table-cell>
          <table:table-cell table:formula="of:=[.C187]/100" office:value-type="float" office:value="-0.5" calcext:value-type="float">
            <text:p>-0,5</text:p>
          </table:table-cell>
          <table:table-cell office:value-type="float" office:value="2.05516352073371" calcext:value-type="float">
            <text:p>2,05516352073371</text:p>
          </table:table-cell>
          <table:table-cell table:formula="of:=[.E187]-[.E$2]" office:value-type="float" office:value="0.597029773020464" calcext:value-type="float">
            <text:p>0,597029773020464</text:p>
          </table:table-cell>
        </table:table-row>
        <table:table-row table:style-name="ro1">
          <table:table-cell office:value-type="float" office:value="21.4840281009674" calcext:value-type="float">
            <text:p>21,4840281009674</text:p>
          </table:table-cell>
          <table:table-cell table:formula="of:=[.A188]-[.A$2]" office:value-type="float" office:value="18.6002452373505" calcext:value-type="float">
            <text:p>18,6002452373505</text:p>
          </table:table-cell>
          <table:table-cell office:value-type="float" office:value="-50" calcext:value-type="float">
            <text:p>-50</text:p>
          </table:table-cell>
          <table:table-cell table:formula="of:=[.C188]/100" office:value-type="float" office:value="-0.5" calcext:value-type="float">
            <text:p>-0,5</text:p>
          </table:table-cell>
          <table:table-cell office:value-type="float" office:value="2.01173709444887" calcext:value-type="float">
            <text:p>2,01173709444887</text:p>
          </table:table-cell>
          <table:table-cell table:formula="of:=[.E188]-[.E$2]" office:value-type="float" office:value="0.553603346735629" calcext:value-type="float">
            <text:p>0,553603346735629</text:p>
          </table:table-cell>
        </table:table-row>
        <table:table-row table:style-name="ro1">
          <table:table-cell office:value-type="float" office:value="21.5836575031281" calcext:value-type="float">
            <text:p>21,5836575031281</text:p>
          </table:table-cell>
          <table:table-cell table:formula="of:=[.A189]-[.A$2]" office:value-type="float" office:value="18.6998746395111" calcext:value-type="float">
            <text:p>18,6998746395111</text:p>
          </table:table-cell>
          <table:table-cell office:value-type="float" office:value="50" calcext:value-type="float">
            <text:p>50</text:p>
          </table:table-cell>
          <table:table-cell table:formula="of:=[.C189]/100" office:value-type="float" office:value="0.5" calcext:value-type="float">
            <text:p>0,5</text:p>
          </table:table-cell>
          <table:table-cell office:value-type="float" office:value="1.95777885826888" calcext:value-type="float">
            <text:p>1,95777885826888</text:p>
          </table:table-cell>
          <table:table-cell table:formula="of:=[.E189]-[.E$2]" office:value-type="float" office:value="0.499645110555632" calcext:value-type="float">
            <text:p>0,499645110555632</text:p>
          </table:table-cell>
        </table:table-row>
        <table:table-row table:style-name="ro1">
          <table:table-cell office:value-type="float" office:value="21.684050321579" calcext:value-type="float">
            <text:p>21,684050321579</text:p>
          </table:table-cell>
          <table:table-cell table:formula="of:=[.A190]-[.A$2]" office:value-type="float" office:value="18.800267457962" calcext:value-type="float">
            <text:p>18,800267457962</text:p>
          </table:table-cell>
          <table:table-cell office:value-type="float" office:value="50" calcext:value-type="float">
            <text:p>50</text:p>
          </table:table-cell>
          <table:table-cell table:formula="of:=[.C190]/100" office:value-type="float" office:value="0.5" calcext:value-type="float">
            <text:p>0,5</text:p>
          </table:table-cell>
          <table:table-cell office:value-type="float" office:value="1.94696790874742" calcext:value-type="float">
            <text:p>1,94696790874742</text:p>
          </table:table-cell>
          <table:table-cell table:formula="of:=[.E190]-[.E$2]" office:value-type="float" office:value="0.488834161034177" calcext:value-type="float">
            <text:p>0,488834161034177</text:p>
          </table:table-cell>
        </table:table-row>
        <table:table-row table:style-name="ro1">
          <table:table-cell office:value-type="float" office:value="21.7836527824402" calcext:value-type="float">
            <text:p>21,7836527824402</text:p>
          </table:table-cell>
          <table:table-cell table:formula="of:=[.A191]-[.A$2]" office:value-type="float" office:value="18.8998699188232" calcext:value-type="float">
            <text:p>18,8998699188232</text:p>
          </table:table-cell>
          <table:table-cell office:value-type="float" office:value="50" calcext:value-type="float">
            <text:p>50</text:p>
          </table:table-cell>
          <table:table-cell table:formula="of:=[.C191]/100" office:value-type="float" office:value="0.5" calcext:value-type="float">
            <text:p>0,5</text:p>
          </table:table-cell>
          <table:table-cell office:value-type="float" office:value="1.90531307866839" calcext:value-type="float">
            <text:p>1,90531307866839</text:p>
          </table:table-cell>
          <table:table-cell table:formula="of:=[.E191]-[.E$2]" office:value-type="float" office:value="0.447179330955143" calcext:value-type="float">
            <text:p>0,447179330955143</text:p>
          </table:table-cell>
        </table:table-row>
        <table:table-row table:style-name="ro1">
          <table:table-cell office:value-type="float" office:value="21.8838274478912" calcext:value-type="float">
            <text:p>21,8838274478912</text:p>
          </table:table-cell>
          <table:table-cell table:formula="of:=[.A192]-[.A$2]" office:value-type="float" office:value="19.0000445842743" calcext:value-type="float">
            <text:p>19,0000445842743</text:p>
          </table:table-cell>
          <table:table-cell office:value-type="float" office:value="50" calcext:value-type="float">
            <text:p>50</text:p>
          </table:table-cell>
          <table:table-cell table:formula="of:=[.C192]/100" office:value-type="float" office:value="0.5" calcext:value-type="float">
            <text:p>0,5</text:p>
          </table:table-cell>
          <table:table-cell office:value-type="float" office:value="1.87196433350447" calcext:value-type="float">
            <text:p>1,87196433350447</text:p>
          </table:table-cell>
          <table:table-cell table:formula="of:=[.E192]-[.E$2]" office:value-type="float" office:value="0.413830585791223" calcext:value-type="float">
            <text:p>0,413830585791223</text:p>
          </table:table-cell>
        </table:table-row>
        <table:table-row table:style-name="ro1">
          <table:table-cell office:value-type="float" office:value="21.9837701320648" calcext:value-type="float">
            <text:p>21,9837701320648</text:p>
          </table:table-cell>
          <table:table-cell table:formula="of:=[.A193]-[.A$2]" office:value-type="float" office:value="19.0999872684479" calcext:value-type="float">
            <text:p>19,0999872684479</text:p>
          </table:table-cell>
          <table:table-cell office:value-type="float" office:value="50" calcext:value-type="float">
            <text:p>50</text:p>
          </table:table-cell>
          <table:table-cell table:formula="of:=[.C193]/100" office:value-type="float" office:value="0.5" calcext:value-type="float">
            <text:p>0,5</text:p>
          </table:table-cell>
          <table:table-cell office:value-type="float" office:value="1.83755970730652" calcext:value-type="float">
            <text:p>1,83755970730652</text:p>
          </table:table-cell>
          <table:table-cell table:formula="of:=[.E193]-[.E$2]" office:value-type="float" office:value="0.379425959593273" calcext:value-type="float">
            <text:p>0,379425959593273</text:p>
          </table:table-cell>
        </table:table-row>
        <table:table-row table:style-name="ro1">
          <table:table-cell office:value-type="float" office:value="22.0841021537781" calcext:value-type="float">
            <text:p>22,0841021537781</text:p>
          </table:table-cell>
          <table:table-cell table:formula="of:=[.A194]-[.A$2]" office:value-type="float" office:value="19.2003192901611" calcext:value-type="float">
            <text:p>19,2003192901611</text:p>
          </table:table-cell>
          <table:table-cell office:value-type="float" office:value="50" calcext:value-type="float">
            <text:p>50</text:p>
          </table:table-cell>
          <table:table-cell table:formula="of:=[.C194]/100" office:value-type="float" office:value="0.5" calcext:value-type="float">
            <text:p>0,5</text:p>
          </table:table-cell>
          <table:table-cell office:value-type="float" office:value="1.79388756385166" calcext:value-type="float">
            <text:p>1,79388756385166</text:p>
          </table:table-cell>
          <table:table-cell table:formula="of:=[.E194]-[.E$2]" office:value-type="float" office:value="0.335753816138416" calcext:value-type="float">
            <text:p>0,335753816138416</text:p>
          </table:table-cell>
        </table:table-row>
        <table:table-row table:style-name="ro1">
          <table:table-cell office:value-type="float" office:value="22.1836092472076" calcext:value-type="float">
            <text:p>22,1836092472076</text:p>
          </table:table-cell>
          <table:table-cell table:formula="of:=[.A195]-[.A$2]" office:value-type="float" office:value="19.2998263835907" calcext:value-type="float">
            <text:p>19,2998263835907</text:p>
          </table:table-cell>
          <table:table-cell office:value-type="float" office:value="50" calcext:value-type="float">
            <text:p>50</text:p>
          </table:table-cell>
          <table:table-cell table:formula="of:=[.C195]/100" office:value-type="float" office:value="0.5" calcext:value-type="float">
            <text:p>0,5</text:p>
          </table:table-cell>
          <table:table-cell office:value-type="float" office:value="1.77027416012317" calcext:value-type="float">
            <text:p>1,77027416012317</text:p>
          </table:table-cell>
          <table:table-cell table:formula="of:=[.E195]-[.E$2]" office:value-type="float" office:value="0.312140412409927" calcext:value-type="float">
            <text:p>0,312140412409927</text:p>
          </table:table-cell>
        </table:table-row>
        <table:table-row table:style-name="ro1">
          <table:table-cell office:value-type="float" office:value="22.2836208343506" calcext:value-type="float">
            <text:p>22,2836208343506</text:p>
          </table:table-cell>
          <table:table-cell table:formula="of:=[.A196]-[.A$2]" office:value-type="float" office:value="19.3998379707336" calcext:value-type="float">
            <text:p>19,3998379707336</text:p>
          </table:table-cell>
          <table:table-cell office:value-type="float" office:value="50" calcext:value-type="float">
            <text:p>50</text:p>
          </table:table-cell>
          <table:table-cell table:formula="of:=[.C196]/100" office:value-type="float" office:value="0.5" calcext:value-type="float">
            <text:p>0,5</text:p>
          </table:table-cell>
          <table:table-cell office:value-type="float" office:value="1.72557152761631" calcext:value-type="float">
            <text:p>1,72557152761631</text:p>
          </table:table-cell>
          <table:table-cell table:formula="of:=[.E196]-[.E$2]" office:value-type="float" office:value="0.267437779903065" calcext:value-type="float">
            <text:p>0,267437779903065</text:p>
          </table:table-cell>
        </table:table-row>
        <table:table-row table:style-name="ro1">
          <table:table-cell office:value-type="float" office:value="22.3836786746979" calcext:value-type="float">
            <text:p>22,3836786746979</text:p>
          </table:table-cell>
          <table:table-cell table:formula="of:=[.A197]-[.A$2]" office:value-type="float" office:value="19.4998958110809" calcext:value-type="float">
            <text:p>19,4998958110809</text:p>
          </table:table-cell>
          <table:table-cell office:value-type="float" office:value="50" calcext:value-type="float">
            <text:p>50</text:p>
          </table:table-cell>
          <table:table-cell table:formula="of:=[.C197]/100" office:value-type="float" office:value="0.5" calcext:value-type="float">
            <text:p>0,5</text:p>
          </table:table-cell>
          <table:table-cell office:value-type="float" office:value="1.69082823161309" calcext:value-type="float">
            <text:p>1,69082823161309</text:p>
          </table:table-cell>
          <table:table-cell table:formula="of:=[.E197]-[.E$2]" office:value-type="float" office:value="0.23269448389985" calcext:value-type="float">
            <text:p>0,23269448389985</text:p>
          </table:table-cell>
        </table:table-row>
        <table:table-row table:style-name="ro1">
          <table:table-cell office:value-type="float" office:value="22.4836983680725" calcext:value-type="float">
            <text:p>22,4836983680725</text:p>
          </table:table-cell>
          <table:table-cell table:formula="of:=[.A198]-[.A$2]" office:value-type="float" office:value="19.5999155044556" calcext:value-type="float">
            <text:p>19,5999155044556</text:p>
          </table:table-cell>
          <table:table-cell office:value-type="float" office:value="50" calcext:value-type="float">
            <text:p>50</text:p>
          </table:table-cell>
          <table:table-cell table:formula="of:=[.C198]/100" office:value-type="float" office:value="0.5" calcext:value-type="float">
            <text:p>0,5</text:p>
          </table:table-cell>
          <table:table-cell office:value-type="float" office:value="1.65517514164091" calcext:value-type="float">
            <text:p>1,65517514164091</text:p>
          </table:table-cell>
          <table:table-cell table:formula="of:=[.E198]-[.E$2]" office:value-type="float" office:value="0.19704139392767" calcext:value-type="float">
            <text:p>0,19704139392767</text:p>
          </table:table-cell>
        </table:table-row>
        <table:table-row table:style-name="ro1">
          <table:table-cell office:value-type="float" office:value="22.5841252803803" calcext:value-type="float">
            <text:p>22,5841252803803</text:p>
          </table:table-cell>
          <table:table-cell table:formula="of:=[.A199]-[.A$2]" office:value-type="float" office:value="19.7003424167633" calcext:value-type="float">
            <text:p>19,7003424167633</text:p>
          </table:table-cell>
          <table:table-cell office:value-type="float" office:value="50" calcext:value-type="float">
            <text:p>50</text:p>
          </table:table-cell>
          <table:table-cell table:formula="of:=[.C199]/100" office:value-type="float" office:value="0.5" calcext:value-type="float">
            <text:p>0,5</text:p>
          </table:table-cell>
          <table:table-cell office:value-type="float" office:value="1.62263079035298" calcext:value-type="float">
            <text:p>1,62263079035298</text:p>
          </table:table-cell>
          <table:table-cell table:formula="of:=[.E199]-[.E$2]" office:value-type="float" office:value="0.164497042639735" calcext:value-type="float">
            <text:p>0,164497042639735</text:p>
          </table:table-cell>
        </table:table-row>
        <table:table-row table:style-name="ro1">
          <table:table-cell office:value-type="float" office:value="22.6840493679047" calcext:value-type="float">
            <text:p>22,6840493679047</text:p>
          </table:table-cell>
          <table:table-cell table:formula="of:=[.A200]-[.A$2]" office:value-type="float" office:value="19.8002665042877" calcext:value-type="float">
            <text:p>19,8002665042877</text:p>
          </table:table-cell>
          <table:table-cell office:value-type="float" office:value="50" calcext:value-type="float">
            <text:p>50</text:p>
          </table:table-cell>
          <table:table-cell table:formula="of:=[.C200]/100" office:value-type="float" office:value="0.5" calcext:value-type="float">
            <text:p>0,5</text:p>
          </table:table-cell>
          <table:table-cell office:value-type="float" office:value="1.58949384680225" calcext:value-type="float">
            <text:p>1,58949384680225</text:p>
          </table:table-cell>
          <table:table-cell table:formula="of:=[.E200]-[.E$2]" office:value-type="float" office:value="0.131360099089006" calcext:value-type="float">
            <text:p>0,131360099089006</text:p>
          </table:table-cell>
        </table:table-row>
        <table:table-row table:style-name="ro1">
          <table:table-cell office:value-type="float" office:value="22.7956848144531" calcext:value-type="float">
            <text:p>22,7956848144531</text:p>
          </table:table-cell>
          <table:table-cell table:formula="of:=[.A201]-[.A$2]" office:value-type="float" office:value="19.9119019508362" calcext:value-type="float">
            <text:p>19,9119019508362</text:p>
          </table:table-cell>
          <table:table-cell office:value-type="float" office:value="50" calcext:value-type="float">
            <text:p>50</text:p>
          </table:table-cell>
          <table:table-cell table:formula="of:=[.C201]/100" office:value-type="float" office:value="0.5" calcext:value-type="float">
            <text:p>0,5</text:p>
          </table:table-cell>
          <table:table-cell office:value-type="float" office:value="1.55505257090905" calcext:value-type="float">
            <text:p>1,55505257090905</text:p>
          </table:table-cell>
          <table:table-cell table:formula="of:=[.E201]-[.E$2]" office:value-type="float" office:value="0.0969188231958049" calcext:value-type="float">
            <text:p>0,0969188231958049</text:p>
          </table:table-cell>
        </table:table-row>
        <table:table-row table:style-name="ro1">
          <table:table-cell office:value-type="float" office:value="22.8872768878937" calcext:value-type="float">
            <text:p>22,8872768878937</text:p>
          </table:table-cell>
          <table:table-cell table:formula="of:=[.A202]-[.A$2]" office:value-type="float" office:value="20.0034940242767" calcext:value-type="float">
            <text:p>20,0034940242767</text:p>
          </table:table-cell>
          <table:table-cell office:value-type="float" office:value="50" calcext:value-type="float">
            <text:p>50</text:p>
          </table:table-cell>
          <table:table-cell table:formula="of:=[.C202]/100" office:value-type="float" office:value="0.5" calcext:value-type="float">
            <text:p>0,5</text:p>
          </table:table-cell>
          <table:table-cell office:value-type="float" office:value="1.53446320674285" calcext:value-type="float">
            <text:p>1,53446320674285</text:p>
          </table:table-cell>
          <table:table-cell table:formula="of:=[.E202]-[.E$2]" office:value-type="float" office:value="0.076329459029608" calcext:value-type="float">
            <text:p>0,076329459029608</text:p>
          </table:table-cell>
        </table:table-row>
        <table:table-row table:style-name="ro1">
          <table:table-cell office:value-type="float" office:value="22.9838051795959" calcext:value-type="float">
            <text:p>22,9838051795959</text:p>
          </table:table-cell>
          <table:table-cell table:formula="of:=[.A203]-[.A$2]" office:value-type="float" office:value="20.100022315979" calcext:value-type="float">
            <text:p>20,100022315979</text:p>
          </table:table-cell>
          <table:table-cell office:value-type="float" office:value="50" calcext:value-type="float">
            <text:p>50</text:p>
          </table:table-cell>
          <table:table-cell table:formula="of:=[.C203]/100" office:value-type="float" office:value="0.5" calcext:value-type="float">
            <text:p>0,5</text:p>
          </table:table-cell>
          <table:table-cell office:value-type="float" office:value="1.50347793870808" calcext:value-type="float">
            <text:p>1,50347793870808</text:p>
          </table:table-cell>
          <table:table-cell table:formula="of:=[.E203]-[.E$2]" office:value-type="float" office:value="0.0453441909948404" calcext:value-type="float">
            <text:p>0,0453441909948404</text:p>
          </table:table-cell>
        </table:table-row>
        <table:table-row table:style-name="ro1">
          <table:table-cell office:value-type="float" office:value="23.0837495326996" calcext:value-type="float">
            <text:p>23,0837495326996</text:p>
          </table:table-cell>
          <table:table-cell table:formula="of:=[.A204]-[.A$2]" office:value-type="float" office:value="20.1999666690826" calcext:value-type="float">
            <text:p>20,1999666690826</text:p>
          </table:table-cell>
          <table:table-cell office:value-type="float" office:value="50" calcext:value-type="float">
            <text:p>50</text:p>
          </table:table-cell>
          <table:table-cell table:formula="of:=[.C204]/100" office:value-type="float" office:value="0.5" calcext:value-type="float">
            <text:p>0,5</text:p>
          </table:table-cell>
          <table:table-cell office:value-type="float" office:value="1.46491352608697" calcext:value-type="float">
            <text:p>1,46491352608697</text:p>
          </table:table-cell>
          <table:table-cell table:formula="of:=[.E204]-[.E$2]" office:value-type="float" office:value="0.00677977837372645" calcext:value-type="float">
            <text:p>0,00677977837372645</text:p>
          </table:table-cell>
        </table:table-row>
        <table:table-row table:style-name="ro1">
          <table:table-cell office:value-type="float" office:value="23.1836392879486" calcext:value-type="float">
            <text:p>23,1836392879486</text:p>
          </table:table-cell>
          <table:table-cell table:formula="of:=[.A205]-[.A$2]" office:value-type="float" office:value="20.2998564243317" calcext:value-type="float">
            <text:p>20,2998564243317</text:p>
          </table:table-cell>
          <table:table-cell office:value-type="float" office:value="50" calcext:value-type="float">
            <text:p>50</text:p>
          </table:table-cell>
          <table:table-cell table:formula="of:=[.C205]/100" office:value-type="float" office:value="0.5" calcext:value-type="float">
            <text:p>0,5</text:p>
          </table:table-cell>
          <table:table-cell office:value-type="float" office:value="1.43579616777146" calcext:value-type="float">
            <text:p>1,43579616777146</text:p>
          </table:table-cell>
          <table:table-cell table:formula="of:=[.E205]-[.E$2]" office:value-type="float" office:value="-0.0223375799417858" calcext:value-type="float">
            <text:p>-0,0223375799417858</text:p>
          </table:table-cell>
        </table:table-row>
        <table:table-row table:style-name="ro1">
          <table:table-cell office:value-type="float" office:value="23.2839744091034" calcext:value-type="float">
            <text:p>23,2839744091034</text:p>
          </table:table-cell>
          <table:table-cell table:formula="of:=[.A206]-[.A$2]" office:value-type="float" office:value="20.4001915454865" calcext:value-type="float">
            <text:p>20,4001915454865</text:p>
          </table:table-cell>
          <table:table-cell office:value-type="float" office:value="50" calcext:value-type="float">
            <text:p>50</text:p>
          </table:table-cell>
          <table:table-cell table:formula="of:=[.C206]/100" office:value-type="float" office:value="0.5" calcext:value-type="float">
            <text:p>0,5</text:p>
          </table:table-cell>
          <table:table-cell office:value-type="float" office:value="1.41692784235053" calcext:value-type="float">
            <text:p>1,41692784235053</text:p>
          </table:table-cell>
          <table:table-cell table:formula="of:=[.E206]-[.E$2]" office:value-type="float" office:value="-0.041205905362717" calcext:value-type="float">
            <text:p>-0,041205905362717</text:p>
          </table:table-cell>
        </table:table-row>
        <table:table-row table:style-name="ro1">
          <table:table-cell office:value-type="float" office:value="23.3836596012115" calcext:value-type="float">
            <text:p>23,3836596012115</text:p>
          </table:table-cell>
          <table:table-cell table:formula="of:=[.A207]-[.A$2]" office:value-type="float" office:value="20.4998767375946" calcext:value-type="float">
            <text:p>20,4998767375946</text:p>
          </table:table-cell>
          <table:table-cell office:value-type="float" office:value="50" calcext:value-type="float">
            <text:p>50</text:p>
          </table:table-cell>
          <table:table-cell table:formula="of:=[.C207]/100" office:value-type="float" office:value="0.5" calcext:value-type="float">
            <text:p>0,5</text:p>
          </table:table-cell>
          <table:table-cell office:value-type="float" office:value="1.38063537231621" calcext:value-type="float">
            <text:p>1,38063537231621</text:p>
          </table:table-cell>
          <table:table-cell table:formula="of:=[.E207]-[.E$2]" office:value-type="float" office:value="-0.0774983753970306" calcext:value-type="float">
            <text:p>-0,0774983753970306</text:p>
          </table:table-cell>
        </table:table-row>
        <table:table-row table:style-name="ro1">
          <table:table-cell office:value-type="float" office:value="23.4837472438812" calcext:value-type="float">
            <text:p>23,4837472438812</text:p>
          </table:table-cell>
          <table:table-cell table:formula="of:=[.A208]-[.A$2]" office:value-type="float" office:value="20.5999643802643" calcext:value-type="float">
            <text:p>20,5999643802643</text:p>
          </table:table-cell>
          <table:table-cell office:value-type="float" office:value="50" calcext:value-type="float">
            <text:p>50</text:p>
          </table:table-cell>
          <table:table-cell table:formula="of:=[.C208]/100" office:value-type="float" office:value="0.5" calcext:value-type="float">
            <text:p>0,5</text:p>
          </table:table-cell>
          <table:table-cell office:value-type="float" office:value="1.35424599561094" calcext:value-type="float">
            <text:p>1,35424599561094</text:p>
          </table:table-cell>
          <table:table-cell table:formula="of:=[.E208]-[.E$2]" office:value-type="float" office:value="-0.103887752102306" calcext:value-type="float">
            <text:p>-0,103887752102306</text:p>
          </table:table-cell>
        </table:table-row>
        <table:table-row table:style-name="ro1">
          <table:table-cell office:value-type="float" office:value="23.5879604816437" calcext:value-type="float">
            <text:p>23,5879604816437</text:p>
          </table:table-cell>
          <table:table-cell table:formula="of:=[.A209]-[.A$2]" office:value-type="float" office:value="20.7041776180267" calcext:value-type="float">
            <text:p>20,7041776180267</text:p>
          </table:table-cell>
          <table:table-cell office:value-type="float" office:value="50" calcext:value-type="float">
            <text:p>50</text:p>
          </table:table-cell>
          <table:table-cell table:formula="of:=[.C209]/100" office:value-type="float" office:value="0.5" calcext:value-type="float">
            <text:p>0,5</text:p>
          </table:table-cell>
          <table:table-cell office:value-type="float" office:value="1.33757286797995" calcext:value-type="float">
            <text:p>1,33757286797995</text:p>
          </table:table-cell>
          <table:table-cell table:formula="of:=[.E209]-[.E$2]" office:value-type="float" office:value="-0.12056087973329" calcext:value-type="float">
            <text:p>-0,12056087973329</text:p>
          </table:table-cell>
        </table:table-row>
        <table:table-row table:style-name="ro1">
          <table:table-cell office:value-type="float" office:value="23.6883199214935" calcext:value-type="float">
            <text:p>23,6883199214935</text:p>
          </table:table-cell>
          <table:table-cell table:formula="of:=[.A210]-[.A$2]" office:value-type="float" office:value="20.8045370578766" calcext:value-type="float">
            <text:p>20,8045370578766</text:p>
          </table:table-cell>
          <table:table-cell office:value-type="float" office:value="50" calcext:value-type="float">
            <text:p>50</text:p>
          </table:table-cell>
          <table:table-cell table:formula="of:=[.C210]/100" office:value-type="float" office:value="0.5" calcext:value-type="float">
            <text:p>0,5</text:p>
          </table:table-cell>
          <table:table-cell office:value-type="float" office:value="1.31459738908448" calcext:value-type="float">
            <text:p>1,31459738908448</text:p>
          </table:table-cell>
          <table:table-cell table:formula="of:=[.E210]-[.E$2]" office:value-type="float" office:value="-0.143536358628761" calcext:value-type="float">
            <text:p>-0,143536358628761</text:p>
          </table:table-cell>
        </table:table-row>
        <table:table-row table:style-name="ro1">
          <table:table-cell office:value-type="float" office:value="23.7837224006653" calcext:value-type="float">
            <text:p>23,7837224006653</text:p>
          </table:table-cell>
          <table:table-cell table:formula="of:=[.A211]-[.A$2]" office:value-type="float" office:value="20.8999395370483" calcext:value-type="float">
            <text:p>20,8999395370483</text:p>
          </table:table-cell>
          <table:table-cell office:value-type="float" office:value="50" calcext:value-type="float">
            <text:p>50</text:p>
          </table:table-cell>
          <table:table-cell table:formula="of:=[.C211]/100" office:value-type="float" office:value="0.5" calcext:value-type="float">
            <text:p>0,5</text:p>
          </table:table-cell>
          <table:table-cell office:value-type="float" office:value="1.28441328175547" calcext:value-type="float">
            <text:p>1,28441328175547</text:p>
          </table:table-cell>
          <table:table-cell table:formula="of:=[.E211]-[.E$2]" office:value-type="float" office:value="-0.173720465957775" calcext:value-type="float">
            <text:p>-0,173720465957775</text:p>
          </table:table-cell>
        </table:table-row>
        <table:table-row table:style-name="ro1">
          <table:table-cell office:value-type="float" office:value="23.8836317062378" calcext:value-type="float">
            <text:p>23,8836317062378</text:p>
          </table:table-cell>
          <table:table-cell table:formula="of:=[.A212]-[.A$2]" office:value-type="float" office:value="20.9998488426209" calcext:value-type="float">
            <text:p>20,9998488426209</text:p>
          </table:table-cell>
          <table:table-cell office:value-type="float" office:value="50" calcext:value-type="float">
            <text:p>50</text:p>
          </table:table-cell>
          <table:table-cell table:formula="of:=[.C212]/100" office:value-type="float" office:value="0.5" calcext:value-type="float">
            <text:p>0,5</text:p>
          </table:table-cell>
          <table:table-cell office:value-type="float" office:value="1.26684830181854" calcext:value-type="float">
            <text:p>1,26684830181854</text:p>
          </table:table-cell>
          <table:table-cell table:formula="of:=[.E212]-[.E$2]" office:value-type="float" office:value="-0.191285445894709" calcext:value-type="float">
            <text:p>-0,191285445894709</text:p>
          </table:table-cell>
        </table:table-row>
        <table:table-row table:style-name="ro1">
          <table:table-cell office:value-type="float" office:value="23.983766078949" calcext:value-type="float">
            <text:p>23,983766078949</text:p>
          </table:table-cell>
          <table:table-cell table:formula="of:=[.A213]-[.A$2]" office:value-type="float" office:value="21.099983215332" calcext:value-type="float">
            <text:p>21,099983215332</text:p>
          </table:table-cell>
          <table:table-cell office:value-type="float" office:value="50" calcext:value-type="float">
            <text:p>50</text:p>
          </table:table-cell>
          <table:table-cell table:formula="of:=[.C213]/100" office:value-type="float" office:value="0.5" calcext:value-type="float">
            <text:p>0,5</text:p>
          </table:table-cell>
          <table:table-cell office:value-type="float" office:value="1.24293642833392" calcext:value-type="float">
            <text:p>1,24293642833392</text:p>
          </table:table-cell>
          <table:table-cell table:formula="of:=[.E213]-[.E$2]" office:value-type="float" office:value="-0.21519731937932" calcext:value-type="float">
            <text:p>-0,21519731937932</text:p>
          </table:table-cell>
        </table:table-row>
        <table:table-row table:style-name="ro1">
          <table:table-cell office:value-type="float" office:value="24.0837411880493" calcext:value-type="float">
            <text:p>24,0837411880493</text:p>
          </table:table-cell>
          <table:table-cell table:formula="of:=[.A214]-[.A$2]" office:value-type="float" office:value="21.1999583244324" calcext:value-type="float">
            <text:p>21,1999583244324</text:p>
          </table:table-cell>
          <table:table-cell office:value-type="float" office:value="50" calcext:value-type="float">
            <text:p>50</text:p>
          </table:table-cell>
          <table:table-cell table:formula="of:=[.C214]/100" office:value-type="float" office:value="0.5" calcext:value-type="float">
            <text:p>0,5</text:p>
          </table:table-cell>
          <table:table-cell office:value-type="float" office:value="1.22373519533677" calcext:value-type="float">
            <text:p>1,22373519533677</text:p>
          </table:table-cell>
          <table:table-cell table:formula="of:=[.E214]-[.E$2]" office:value-type="float" office:value="-0.234398552376476" calcext:value-type="float">
            <text:p>-0,234398552376476</text:p>
          </table:table-cell>
        </table:table-row>
        <table:table-row table:style-name="ro1">
          <table:table-cell office:value-type="float" office:value="24.1836609840393" calcext:value-type="float">
            <text:p>24,1836609840393</text:p>
          </table:table-cell>
          <table:table-cell table:formula="of:=[.A215]-[.A$2]" office:value-type="float" office:value="21.2998781204224" calcext:value-type="float">
            <text:p>21,2998781204224</text:p>
          </table:table-cell>
          <table:table-cell office:value-type="float" office:value="50" calcext:value-type="float">
            <text:p>50</text:p>
          </table:table-cell>
          <table:table-cell table:formula="of:=[.C215]/100" office:value-type="float" office:value="0.5" calcext:value-type="float">
            <text:p>0,5</text:p>
          </table:table-cell>
          <table:table-cell office:value-type="float" office:value="1.21107443871103" calcext:value-type="float">
            <text:p>1,21107443871103</text:p>
          </table:table-cell>
          <table:table-cell table:formula="of:=[.E215]-[.E$2]" office:value-type="float" office:value="-0.24705930900221" calcext:value-type="float">
            <text:p>-0,24705930900221</text:p>
          </table:table-cell>
        </table:table-row>
        <table:table-row table:style-name="ro1">
          <table:table-cell office:value-type="float" office:value="24.2874343395233" calcext:value-type="float">
            <text:p>24,2874343395233</text:p>
          </table:table-cell>
          <table:table-cell table:formula="of:=[.A216]-[.A$2]" office:value-type="float" office:value="21.4036514759064" calcext:value-type="float">
            <text:p>21,4036514759064</text:p>
          </table:table-cell>
          <table:table-cell office:value-type="float" office:value="50" calcext:value-type="float">
            <text:p>50</text:p>
          </table:table-cell>
          <table:table-cell table:formula="of:=[.C216]/100" office:value-type="float" office:value="0.5" calcext:value-type="float">
            <text:p>0,5</text:p>
          </table:table-cell>
          <table:table-cell office:value-type="float" office:value="1.1904376809524" calcext:value-type="float">
            <text:p>1,1904376809524</text:p>
          </table:table-cell>
          <table:table-cell table:formula="of:=[.E216]-[.E$2]" office:value-type="float" office:value="-0.267696066760844" calcext:value-type="float">
            <text:p>-0,267696066760844</text:p>
          </table:table-cell>
        </table:table-row>
        <table:table-row table:style-name="ro1">
          <table:table-cell office:value-type="float" office:value="24.3940525054932" calcext:value-type="float">
            <text:p>24,3940525054932</text:p>
          </table:table-cell>
          <table:table-cell table:formula="of:=[.A217]-[.A$2]" office:value-type="float" office:value="21.5102696418762" calcext:value-type="float">
            <text:p>21,5102696418762</text:p>
          </table:table-cell>
          <table:table-cell office:value-type="float" office:value="50" calcext:value-type="float">
            <text:p>50</text:p>
          </table:table-cell>
          <table:table-cell table:formula="of:=[.C217]/100" office:value-type="float" office:value="0.5" calcext:value-type="float">
            <text:p>0,5</text:p>
          </table:table-cell>
          <table:table-cell office:value-type="float" office:value="1.17854609866474" calcext:value-type="float">
            <text:p>1,17854609866474</text:p>
          </table:table-cell>
          <table:table-cell table:formula="of:=[.E217]-[.E$2]" office:value-type="float" office:value="-0.2795876490485" calcext:value-type="float">
            <text:p>-0,2795876490485</text:p>
          </table:table-cell>
        </table:table-row>
        <table:table-row table:style-name="ro1">
          <table:table-cell office:value-type="float" office:value="24.4838883876801" calcext:value-type="float">
            <text:p>24,4838883876801</text:p>
          </table:table-cell>
          <table:table-cell table:formula="of:=[.A218]-[.A$2]" office:value-type="float" office:value="21.6001055240631" calcext:value-type="float">
            <text:p>21,6001055240631</text:p>
          </table:table-cell>
          <table:table-cell office:value-type="float" office:value="50" calcext:value-type="float">
            <text:p>50</text:p>
          </table:table-cell>
          <table:table-cell table:formula="of:=[.C218]/100" office:value-type="float" office:value="0.5" calcext:value-type="float">
            <text:p>0,5</text:p>
          </table:table-cell>
          <table:table-cell office:value-type="float" office:value="1.16404764169366" calcext:value-type="float">
            <text:p>1,16404764169366</text:p>
          </table:table-cell>
          <table:table-cell table:formula="of:=[.E218]-[.E$2]" office:value-type="float" office:value="-0.294086106019585" calcext:value-type="float">
            <text:p>-0,294086106019585</text:p>
          </table:table-cell>
        </table:table-row>
        <table:table-row table:style-name="ro1">
          <table:table-cell office:value-type="float" office:value="24.5836143493652" calcext:value-type="float">
            <text:p>24,5836143493652</text:p>
          </table:table-cell>
          <table:table-cell table:formula="of:=[.A219]-[.A$2]" office:value-type="float" office:value="21.6998314857483" calcext:value-type="float">
            <text:p>21,6998314857483</text:p>
          </table:table-cell>
          <table:table-cell office:value-type="float" office:value="50" calcext:value-type="float">
            <text:p>50</text:p>
          </table:table-cell>
          <table:table-cell table:formula="of:=[.C219]/100" office:value-type="float" office:value="0.5" calcext:value-type="float">
            <text:p>0,5</text:p>
          </table:table-cell>
          <table:table-cell office:value-type="float" office:value="1.14145594374654" calcext:value-type="float">
            <text:p>1,14145594374654</text:p>
          </table:table-cell>
          <table:table-cell table:formula="of:=[.E219]-[.E$2]" office:value-type="float" office:value="-0.316677803966706" calcext:value-type="float">
            <text:p>-0,316677803966706</text:p>
          </table:table-cell>
        </table:table-row>
        <table:table-row table:style-name="ro1">
          <table:table-cell office:value-type="float" office:value="24.6837451457977" calcext:value-type="float">
            <text:p>24,6837451457977</text:p>
          </table:table-cell>
          <table:table-cell table:formula="of:=[.A220]-[.A$2]" office:value-type="float" office:value="21.7999622821808" calcext:value-type="float">
            <text:p>21,7999622821808</text:p>
          </table:table-cell>
          <table:table-cell office:value-type="float" office:value="50" calcext:value-type="float">
            <text:p>50</text:p>
          </table:table-cell>
          <table:table-cell table:formula="of:=[.C220]/100" office:value-type="float" office:value="0.5" calcext:value-type="float">
            <text:p>0,5</text:p>
          </table:table-cell>
          <table:table-cell office:value-type="float" office:value="1.12757550037757" calcext:value-type="float">
            <text:p>1,12757550037757</text:p>
          </table:table-cell>
          <table:table-cell table:formula="of:=[.E220]-[.E$2]" office:value-type="float" office:value="-0.330558247335675" calcext:value-type="float">
            <text:p>-0,330558247335675</text:p>
          </table:table-cell>
        </table:table-row>
        <table:table-row table:style-name="ro1">
          <table:table-cell office:value-type="float" office:value="24.7837212085724" calcext:value-type="float">
            <text:p>24,7837212085724</text:p>
          </table:table-cell>
          <table:table-cell table:formula="of:=[.A221]-[.A$2]" office:value-type="float" office:value="21.8999383449554" calcext:value-type="float">
            <text:p>21,8999383449554</text:p>
          </table:table-cell>
          <table:table-cell office:value-type="float" office:value="50" calcext:value-type="float">
            <text:p>50</text:p>
          </table:table-cell>
          <table:table-cell table:formula="of:=[.C221]/100" office:value-type="float" office:value="0.5" calcext:value-type="float">
            <text:p>0,5</text:p>
          </table:table-cell>
          <table:table-cell office:value-type="float" office:value="1.11698667103247" calcext:value-type="float">
            <text:p>1,11698667103247</text:p>
          </table:table-cell>
          <table:table-cell table:formula="of:=[.E221]-[.E$2]" office:value-type="float" office:value="-0.341147076680778" calcext:value-type="float">
            <text:p>-0,341147076680778</text:p>
          </table:table-cell>
        </table:table-row>
        <table:table-row table:style-name="ro1">
          <table:table-cell office:value-type="float" office:value="24.8838229179382" calcext:value-type="float">
            <text:p>24,8838229179382</text:p>
          </table:table-cell>
          <table:table-cell table:formula="of:=[.A222]-[.A$2]" office:value-type="float" office:value="22.0000400543213" calcext:value-type="float">
            <text:p>22,0000400543213</text:p>
          </table:table-cell>
          <table:table-cell office:value-type="float" office:value="50" calcext:value-type="float">
            <text:p>50</text:p>
          </table:table-cell>
          <table:table-cell table:formula="of:=[.C222]/100" office:value-type="float" office:value="0.5" calcext:value-type="float">
            <text:p>0,5</text:p>
          </table:table-cell>
          <table:table-cell office:value-type="float" office:value="1.10238908790167" calcext:value-type="float">
            <text:p>1,10238908790167</text:p>
          </table:table-cell>
          <table:table-cell table:formula="of:=[.E222]-[.E$2]" office:value-type="float" office:value="-0.355744659811573" calcext:value-type="float">
            <text:p>-0,355744659811573</text:p>
          </table:table-cell>
        </table:table-row>
        <table:table-row table:style-name="ro1">
          <table:table-cell office:value-type="float" office:value="24.9836928844452" calcext:value-type="float">
            <text:p>24,9836928844452</text:p>
          </table:table-cell>
          <table:table-cell table:formula="of:=[.A223]-[.A$2]" office:value-type="float" office:value="22.0999100208282" calcext:value-type="float">
            <text:p>22,0999100208282</text:p>
          </table:table-cell>
          <table:table-cell office:value-type="float" office:value="50" calcext:value-type="float">
            <text:p>50</text:p>
          </table:table-cell>
          <table:table-cell table:formula="of:=[.C223]/100" office:value-type="float" office:value="0.5" calcext:value-type="float">
            <text:p>0,5</text:p>
          </table:table-cell>
          <table:table-cell office:value-type="float" office:value="1.09666737475459" calcext:value-type="float">
            <text:p>1,09666737475459</text:p>
          </table:table-cell>
          <table:table-cell table:formula="of:=[.E223]-[.E$2]" office:value-type="float" office:value="-0.36146637295865" calcext:value-type="float">
            <text:p>-0,36146637295865</text:p>
          </table:table-cell>
        </table:table-row>
        <table:table-row table:style-name="ro1">
          <table:table-cell office:value-type="float" office:value="25.083723783493" calcext:value-type="float">
            <text:p>25,083723783493</text:p>
          </table:table-cell>
          <table:table-cell table:formula="of:=[.A224]-[.A$2]" office:value-type="float" office:value="22.1999409198761" calcext:value-type="float">
            <text:p>22,1999409198761</text:p>
          </table:table-cell>
          <table:table-cell office:value-type="float" office:value="50" calcext:value-type="float">
            <text:p>50</text:p>
          </table:table-cell>
          <table:table-cell table:formula="of:=[.C224]/100" office:value-type="float" office:value="0.5" calcext:value-type="float">
            <text:p>0,5</text:p>
          </table:table-cell>
          <table:table-cell office:value-type="float" office:value="1.08404373370943" calcext:value-type="float">
            <text:p>1,08404373370943</text:p>
          </table:table-cell>
          <table:table-cell table:formula="of:=[.E224]-[.E$2]" office:value-type="float" office:value="-0.374090014003815" calcext:value-type="float">
            <text:p>-0,374090014003815</text:p>
          </table:table-cell>
        </table:table-row>
        <table:table-row table:style-name="ro1">
          <table:table-cell office:value-type="float" office:value="25.1836767196655" calcext:value-type="float">
            <text:p>25,1836767196655</text:p>
          </table:table-cell>
          <table:table-cell table:formula="of:=[.A225]-[.A$2]" office:value-type="float" office:value="22.2998938560486" calcext:value-type="float">
            <text:p>22,2998938560486</text:p>
          </table:table-cell>
          <table:table-cell office:value-type="float" office:value="50" calcext:value-type="float">
            <text:p>50</text:p>
          </table:table-cell>
          <table:table-cell table:formula="of:=[.C225]/100" office:value-type="float" office:value="0.5" calcext:value-type="float">
            <text:p>0,5</text:p>
          </table:table-cell>
          <table:table-cell office:value-type="float" office:value="1.07398779254244" calcext:value-type="float">
            <text:p>1,07398779254244</text:p>
          </table:table-cell>
          <table:table-cell table:formula="of:=[.E225]-[.E$2]" office:value-type="float" office:value="-0.384145955170805" calcext:value-type="float">
            <text:p>-0,384145955170805</text:p>
          </table:table-cell>
        </table:table-row>
        <table:table-row table:style-name="ro1">
          <table:table-cell office:value-type="float" office:value="25.2836108207703" calcext:value-type="float">
            <text:p>25,2836108207703</text:p>
          </table:table-cell>
          <table:table-cell table:formula="of:=[.A226]-[.A$2]" office:value-type="float" office:value="22.3998279571533" calcext:value-type="float">
            <text:p>22,3998279571533</text:p>
          </table:table-cell>
          <table:table-cell office:value-type="float" office:value="50" calcext:value-type="float">
            <text:p>50</text:p>
          </table:table-cell>
          <table:table-cell table:formula="of:=[.C226]/100" office:value-type="float" office:value="0.5" calcext:value-type="float">
            <text:p>0,5</text:p>
          </table:table-cell>
          <table:table-cell office:value-type="float" office:value="1.06849340183449" calcext:value-type="float">
            <text:p>1,06849340183449</text:p>
          </table:table-cell>
          <table:table-cell table:formula="of:=[.E226]-[.E$2]" office:value-type="float" office:value="-0.389640345878754" calcext:value-type="float">
            <text:p>-0,389640345878754</text:p>
          </table:table-cell>
        </table:table-row>
        <table:table-row table:style-name="ro1">
          <table:table-cell office:value-type="float" office:value="25.3836266994476" calcext:value-type="float">
            <text:p>25,3836266994476</text:p>
          </table:table-cell>
          <table:table-cell table:formula="of:=[.A227]-[.A$2]" office:value-type="float" office:value="22.4998438358307" calcext:value-type="float">
            <text:p>22,4998438358307</text:p>
          </table:table-cell>
          <table:table-cell office:value-type="float" office:value="50" calcext:value-type="float">
            <text:p>50</text:p>
          </table:table-cell>
          <table:table-cell table:formula="of:=[.C227]/100" office:value-type="float" office:value="0.5" calcext:value-type="float">
            <text:p>0,5</text:p>
          </table:table-cell>
          <table:table-cell office:value-type="float" office:value="1.06364485924083" calcext:value-type="float">
            <text:p>1,06364485924083</text:p>
          </table:table-cell>
          <table:table-cell table:formula="of:=[.E227]-[.E$2]" office:value-type="float" office:value="-0.394488888472413" calcext:value-type="float">
            <text:p>-0,394488888472413</text:p>
          </table:table-cell>
        </table:table-row>
        <table:table-row table:style-name="ro1">
          <table:table-cell office:value-type="float" office:value="25.4836647510529" calcext:value-type="float">
            <text:p>25,4836647510529</text:p>
          </table:table-cell>
          <table:table-cell table:formula="of:=[.A228]-[.A$2]" office:value-type="float" office:value="22.5998818874359" calcext:value-type="float">
            <text:p>22,5998818874359</text:p>
          </table:table-cell>
          <table:table-cell office:value-type="float" office:value="50" calcext:value-type="float">
            <text:p>50</text:p>
          </table:table-cell>
          <table:table-cell table:formula="of:=[.C228]/100" office:value-type="float" office:value="0.5" calcext:value-type="float">
            <text:p>0,5</text:p>
          </table:table-cell>
          <table:table-cell office:value-type="float" office:value="1.0586182886229" calcext:value-type="float">
            <text:p>1,0586182886229</text:p>
          </table:table-cell>
          <table:table-cell table:formula="of:=[.E228]-[.E$2]" office:value-type="float" office:value="-0.39951545909034" calcext:value-type="float">
            <text:p>-0,39951545909034</text:p>
          </table:table-cell>
        </table:table-row>
        <table:table-row table:style-name="ro1">
          <table:table-cell office:value-type="float" office:value="25.5836148262024" calcext:value-type="float">
            <text:p>25,5836148262024</text:p>
          </table:table-cell>
          <table:table-cell table:formula="of:=[.A229]-[.A$2]" office:value-type="float" office:value="22.6998319625855" calcext:value-type="float">
            <text:p>22,6998319625855</text:p>
          </table:table-cell>
          <table:table-cell office:value-type="float" office:value="50" calcext:value-type="float">
            <text:p>50</text:p>
          </table:table-cell>
          <table:table-cell table:formula="of:=[.C229]/100" office:value-type="float" office:value="0.5" calcext:value-type="float">
            <text:p>0,5</text:p>
          </table:table-cell>
          <table:table-cell office:value-type="float" office:value="1.04638253260278" calcext:value-type="float">
            <text:p>1,04638253260278</text:p>
          </table:table-cell>
          <table:table-cell table:formula="of:=[.E229]-[.E$2]" office:value-type="float" office:value="-0.411751215110465" calcext:value-type="float">
            <text:p>-0,411751215110465</text:p>
          </table:table-cell>
        </table:table-row>
        <table:table-row table:style-name="ro1">
          <table:table-cell office:value-type="float" office:value="25.6836631298065" calcext:value-type="float">
            <text:p>25,6836631298065</text:p>
          </table:table-cell>
          <table:table-cell table:formula="of:=[.A230]-[.A$2]" office:value-type="float" office:value="22.7998802661896" calcext:value-type="float">
            <text:p>22,7998802661896</text:p>
          </table:table-cell>
          <table:table-cell office:value-type="float" office:value="50" calcext:value-type="float">
            <text:p>50</text:p>
          </table:table-cell>
          <table:table-cell table:formula="of:=[.C230]/100" office:value-type="float" office:value="0.5" calcext:value-type="float">
            <text:p>0,5</text:p>
          </table:table-cell>
          <table:table-cell office:value-type="float" office:value="1.04638253260278" calcext:value-type="float">
            <text:p>1,04638253260278</text:p>
          </table:table-cell>
          <table:table-cell table:formula="of:=[.E230]-[.E$2]" office:value-type="float" office:value="-0.411751215110465" calcext:value-type="float">
            <text:p>-0,411751215110465</text:p>
          </table:table-cell>
        </table:table-row>
        <table:table-row table:style-name="ro1">
          <table:table-cell office:value-type="float" office:value="25.7836453914642" calcext:value-type="float">
            <text:p>25,7836453914642</text:p>
          </table:table-cell>
          <table:table-cell table:formula="of:=[.A231]-[.A$2]" office:value-type="float" office:value="22.8998625278473" calcext:value-type="float">
            <text:p>22,8998625278473</text:p>
          </table:table-cell>
          <table:table-cell office:value-type="float" office:value="50" calcext:value-type="float">
            <text:p>50</text:p>
          </table:table-cell>
          <table:table-cell table:formula="of:=[.C231]/100" office:value-type="float" office:value="0.5" calcext:value-type="float">
            <text:p>0,5</text:p>
          </table:table-cell>
          <table:table-cell office:value-type="float" office:value="1.03935695366993" calcext:value-type="float">
            <text:p>1,03935695366993</text:p>
          </table:table-cell>
          <table:table-cell table:formula="of:=[.E231]-[.E$2]" office:value-type="float" office:value="-0.418776794043313" calcext:value-type="float">
            <text:p>-0,418776794043313</text:p>
          </table:table-cell>
        </table:table-row>
        <table:table-row table:style-name="ro1">
          <table:table-cell office:value-type="float" office:value="25.8836252689362" calcext:value-type="float">
            <text:p>25,8836252689362</text:p>
          </table:table-cell>
          <table:table-cell table:formula="of:=[.A232]-[.A$2]" office:value-type="float" office:value="22.9998424053192" calcext:value-type="float">
            <text:p>22,9998424053192</text:p>
          </table:table-cell>
          <table:table-cell office:value-type="float" office:value="50" calcext:value-type="float">
            <text:p>50</text:p>
          </table:table-cell>
          <table:table-cell table:formula="of:=[.C232]/100" office:value-type="float" office:value="0.5" calcext:value-type="float">
            <text:p>0,5</text:p>
          </table:table-cell>
          <table:table-cell office:value-type="float" office:value="1.03935695366993" calcext:value-type="float">
            <text:p>1,03935695366993</text:p>
          </table:table-cell>
          <table:table-cell table:formula="of:=[.E232]-[.E$2]" office:value-type="float" office:value="-0.418776794043313" calcext:value-type="float">
            <text:p>-0,418776794043313</text:p>
          </table:table-cell>
        </table:table-row>
        <table:table-row table:style-name="ro1">
          <table:table-cell office:value-type="float" office:value="25.9836003780365" calcext:value-type="float">
            <text:p>25,9836003780365</text:p>
          </table:table-cell>
          <table:table-cell table:formula="of:=[.A233]-[.A$2]" office:value-type="float" office:value="23.0998175144196" calcext:value-type="float">
            <text:p>23,0998175144196</text:p>
          </table:table-cell>
          <table:table-cell office:value-type="float" office:value="50" calcext:value-type="float">
            <text:p>50</text:p>
          </table:table-cell>
          <table:table-cell table:formula="of:=[.C233]/100" office:value-type="float" office:value="0.5" calcext:value-type="float">
            <text:p>0,5</text:p>
          </table:table-cell>
          <table:table-cell office:value-type="float" office:value="1.03453976037961" calcext:value-type="float">
            <text:p>1,03453976037961</text:p>
          </table:table-cell>
          <table:table-cell table:formula="of:=[.E233]-[.E$2]" office:value-type="float" office:value="-0.423593987333633" calcext:value-type="float">
            <text:p>-0,423593987333633</text:p>
          </table:table-cell>
        </table:table-row>
        <table:table-row table:style-name="ro1">
          <table:table-cell office:value-type="float" office:value="26.0836918354034" calcext:value-type="float">
            <text:p>26,0836918354034</text:p>
          </table:table-cell>
          <table:table-cell table:formula="of:=[.A234]-[.A$2]" office:value-type="float" office:value="23.1999089717865" calcext:value-type="float">
            <text:p>23,1999089717865</text:p>
          </table:table-cell>
          <table:table-cell office:value-type="float" office:value="50" calcext:value-type="float">
            <text:p>50</text:p>
          </table:table-cell>
          <table:table-cell table:formula="of:=[.C234]/100" office:value-type="float" office:value="0.5" calcext:value-type="float">
            <text:p>0,5</text:p>
          </table:table-cell>
          <table:table-cell office:value-type="float" office:value="1.03453976037961" calcext:value-type="float">
            <text:p>1,03453976037961</text:p>
          </table:table-cell>
          <table:table-cell table:formula="of:=[.E234]-[.E$2]" office:value-type="float" office:value="-0.423593987333633" calcext:value-type="float">
            <text:p>-0,423593987333633</text:p>
          </table:table-cell>
        </table:table-row>
        <table:table-row table:style-name="ro1">
          <table:table-cell office:value-type="float" office:value="26.1836431026459" calcext:value-type="float">
            <text:p>26,1836431026459</text:p>
          </table:table-cell>
          <table:table-cell table:formula="of:=[.A235]-[.A$2]" office:value-type="float" office:value="23.2998602390289" calcext:value-type="float">
            <text:p>23,2998602390289</text:p>
          </table:table-cell>
          <table:table-cell office:value-type="float" office:value="50" calcext:value-type="float">
            <text:p>50</text:p>
          </table:table-cell>
          <table:table-cell table:formula="of:=[.C235]/100" office:value-type="float" office:value="0.5" calcext:value-type="float">
            <text:p>0,5</text:p>
          </table:table-cell>
          <table:table-cell office:value-type="float" office:value="1.03059967635068" calcext:value-type="float">
            <text:p>1,03059967635068</text:p>
          </table:table-cell>
          <table:table-cell table:formula="of:=[.E235]-[.E$2]" office:value-type="float" office:value="-0.427534071362565" calcext:value-type="float">
            <text:p>-0,427534071362565</text:p>
          </table:table-cell>
        </table:table-row>
        <table:table-row table:style-name="ro1">
          <table:table-cell office:value-type="float" office:value="26.2836873531342" calcext:value-type="float">
            <text:p>26,2836873531342</text:p>
          </table:table-cell>
          <table:table-cell table:formula="of:=[.A236]-[.A$2]" office:value-type="float" office:value="23.3999044895172" calcext:value-type="float">
            <text:p>23,3999044895172</text:p>
          </table:table-cell>
          <table:table-cell office:value-type="float" office:value="50" calcext:value-type="float">
            <text:p>50</text:p>
          </table:table-cell>
          <table:table-cell table:formula="of:=[.C236]/100" office:value-type="float" office:value="0.5" calcext:value-type="float">
            <text:p>0,5</text:p>
          </table:table-cell>
          <table:table-cell office:value-type="float" office:value="1.03059967635068" calcext:value-type="float">
            <text:p>1,03059967635068</text:p>
          </table:table-cell>
          <table:table-cell table:formula="of:=[.E236]-[.E$2]" office:value-type="float" office:value="-0.427534071362565" calcext:value-type="float">
            <text:p>-0,427534071362565</text:p>
          </table:table-cell>
        </table:table-row>
        <table:table-row table:style-name="ro1">
          <table:table-cell office:value-type="float" office:value="26.3836359977722" calcext:value-type="float">
            <text:p>26,3836359977722</text:p>
          </table:table-cell>
          <table:table-cell table:formula="of:=[.A237]-[.A$2]" office:value-type="float" office:value="23.4998531341553" calcext:value-type="float">
            <text:p>23,4998531341553</text:p>
          </table:table-cell>
          <table:table-cell office:value-type="float" office:value="50" calcext:value-type="float">
            <text:p>50</text:p>
          </table:table-cell>
          <table:table-cell table:formula="of:=[.C237]/100" office:value-type="float" office:value="0.5" calcext:value-type="float">
            <text:p>0,5</text:p>
          </table:table-cell>
          <table:table-cell office:value-type="float" office:value="1.03026269579165" calcext:value-type="float">
            <text:p>1,03026269579165</text:p>
          </table:table-cell>
          <table:table-cell table:formula="of:=[.E237]-[.E$2]" office:value-type="float" office:value="-0.427871051921597" calcext:value-type="float">
            <text:p>-0,427871051921597</text:p>
          </table:table-cell>
        </table:table-row>
        <table:table-row table:style-name="ro1">
          <table:table-cell office:value-type="float" office:value="26.4836075305939" calcext:value-type="float">
            <text:p>26,4836075305939</text:p>
          </table:table-cell>
          <table:table-cell table:formula="of:=[.A238]-[.A$2]" office:value-type="float" office:value="23.5998246669769" calcext:value-type="float">
            <text:p>23,5998246669769</text:p>
          </table:table-cell>
          <table:table-cell office:value-type="float" office:value="50" calcext:value-type="float">
            <text:p>50</text:p>
          </table:table-cell>
          <table:table-cell table:formula="of:=[.C238]/100" office:value-type="float" office:value="0.5" calcext:value-type="float">
            <text:p>0,5</text:p>
          </table:table-cell>
          <table:table-cell office:value-type="float" office:value="1.03026269579165" calcext:value-type="float">
            <text:p>1,03026269579165</text:p>
          </table:table-cell>
          <table:table-cell table:formula="of:=[.E238]-[.E$2]" office:value-type="float" office:value="-0.427871051921597" calcext:value-type="float">
            <text:p>-0,427871051921597</text:p>
          </table:table-cell>
        </table:table-row>
        <table:table-row table:style-name="ro1">
          <table:table-cell office:value-type="float" office:value="26.5836369991303" calcext:value-type="float">
            <text:p>26,5836369991303</text:p>
          </table:table-cell>
          <table:table-cell table:formula="of:=[.A239]-[.A$2]" office:value-type="float" office:value="23.6998541355133" calcext:value-type="float">
            <text:p>23,6998541355133</text:p>
          </table:table-cell>
          <table:table-cell office:value-type="float" office:value="50" calcext:value-type="float">
            <text:p>50</text:p>
          </table:table-cell>
          <table:table-cell table:formula="of:=[.C239]/100" office:value-type="float" office:value="0.5" calcext:value-type="float">
            <text:p>0,5</text:p>
          </table:table-cell>
          <table:table-cell office:value-type="float" office:value="1.03379440914963" calcext:value-type="float">
            <text:p>1,03379440914963</text:p>
          </table:table-cell>
          <table:table-cell table:formula="of:=[.E239]-[.E$2]" office:value-type="float" office:value="-0.424339338563611" calcext:value-type="float">
            <text:p>-0,424339338563611</text:p>
          </table:table-cell>
        </table:table-row>
        <table:table-row table:style-name="ro1">
          <table:table-cell office:value-type="float" office:value="26.6836247444153" calcext:value-type="float">
            <text:p>26,6836247444153</text:p>
          </table:table-cell>
          <table:table-cell table:formula="of:=[.A240]-[.A$2]" office:value-type="float" office:value="23.7998418807983" calcext:value-type="float">
            <text:p>23,7998418807983</text:p>
          </table:table-cell>
          <table:table-cell office:value-type="float" office:value="50" calcext:value-type="float">
            <text:p>50</text:p>
          </table:table-cell>
          <table:table-cell table:formula="of:=[.C240]/100" office:value-type="float" office:value="0.5" calcext:value-type="float">
            <text:p>0,5</text:p>
          </table:table-cell>
          <table:table-cell office:value-type="float" office:value="1.03677331191017" calcext:value-type="float">
            <text:p>1,03677331191017</text:p>
          </table:table-cell>
          <table:table-cell table:formula="of:=[.E240]-[.E$2]" office:value-type="float" office:value="-0.421360435803077" calcext:value-type="float">
            <text:p>-0,421360435803077</text:p>
          </table:table-cell>
        </table:table-row>
        <table:table-row table:style-name="ro1">
          <table:table-cell office:value-type="float" office:value="26.7836825847626" calcext:value-type="float">
            <text:p>26,7836825847626</text:p>
          </table:table-cell>
          <table:table-cell table:formula="of:=[.A241]-[.A$2]" office:value-type="float" office:value="23.8998997211456" calcext:value-type="float">
            <text:p>23,8998997211456</text:p>
          </table:table-cell>
          <table:table-cell office:value-type="float" office:value="50" calcext:value-type="float">
            <text:p>50</text:p>
          </table:table-cell>
          <table:table-cell table:formula="of:=[.C241]/100" office:value-type="float" office:value="0.5" calcext:value-type="float">
            <text:p>0,5</text:p>
          </table:table-cell>
          <table:table-cell office:value-type="float" office:value="1.03677331191017" calcext:value-type="float">
            <text:p>1,03677331191017</text:p>
          </table:table-cell>
          <table:table-cell table:formula="of:=[.E241]-[.E$2]" office:value-type="float" office:value="-0.421360435803077" calcext:value-type="float">
            <text:p>-0,421360435803077</text:p>
          </table:table-cell>
        </table:table-row>
        <table:table-row table:style-name="ro1">
          <table:table-cell office:value-type="float" office:value="26.8838624954224" calcext:value-type="float">
            <text:p>26,8838624954224</text:p>
          </table:table-cell>
          <table:table-cell table:formula="of:=[.A242]-[.A$2]" office:value-type="float" office:value="24.0000796318054" calcext:value-type="float">
            <text:p>24,0000796318054</text:p>
          </table:table-cell>
          <table:table-cell office:value-type="float" office:value="50" calcext:value-type="float">
            <text:p>50</text:p>
          </table:table-cell>
          <table:table-cell table:formula="of:=[.C242]/100" office:value-type="float" office:value="0.5" calcext:value-type="float">
            <text:p>0,5</text:p>
          </table:table-cell>
          <table:table-cell office:value-type="float" office:value="1.03677331191017" calcext:value-type="float">
            <text:p>1,03677331191017</text:p>
          </table:table-cell>
          <table:table-cell table:formula="of:=[.E242]-[.E$2]" office:value-type="float" office:value="-0.421360435803077" calcext:value-type="float">
            <text:p>-0,421360435803077</text:p>
          </table:table-cell>
        </table:table-row>
        <table:table-row table:style-name="ro1">
          <table:table-cell office:value-type="float" office:value="26.9836361408234" calcext:value-type="float">
            <text:p>26,9836361408234</text:p>
          </table:table-cell>
          <table:table-cell table:formula="of:=[.A243]-[.A$2]" office:value-type="float" office:value="24.0998532772064" calcext:value-type="float">
            <text:p>24,0998532772064</text:p>
          </table:table-cell>
          <table:table-cell office:value-type="float" office:value="50" calcext:value-type="float">
            <text:p>50</text:p>
          </table:table-cell>
          <table:table-cell table:formula="of:=[.C243]/100" office:value-type="float" office:value="0.5" calcext:value-type="float">
            <text:p>0,5</text:p>
          </table:table-cell>
          <table:table-cell office:value-type="float" office:value="1.04969514277003" calcext:value-type="float">
            <text:p>1,04969514277003</text:p>
          </table:table-cell>
          <table:table-cell table:formula="of:=[.E243]-[.E$2]" office:value-type="float" office:value="-0.408438604943211" calcext:value-type="float">
            <text:p>-0,408438604943211</text:p>
          </table:table-cell>
        </table:table-row>
        <table:table-row table:style-name="ro1">
          <table:table-cell office:value-type="float" office:value="27.0836992263794" calcext:value-type="float">
            <text:p>27,0836992263794</text:p>
          </table:table-cell>
          <table:table-cell table:formula="of:=[.A244]-[.A$2]" office:value-type="float" office:value="24.1999163627625" calcext:value-type="float">
            <text:p>24,1999163627625</text:p>
          </table:table-cell>
          <table:table-cell office:value-type="float" office:value="50" calcext:value-type="float">
            <text:p>50</text:p>
          </table:table-cell>
          <table:table-cell table:formula="of:=[.C244]/100" office:value-type="float" office:value="0.5" calcext:value-type="float">
            <text:p>0,5</text:p>
          </table:table-cell>
          <table:table-cell office:value-type="float" office:value="1.05915524097641" calcext:value-type="float">
            <text:p>1,05915524097641</text:p>
          </table:table-cell>
          <table:table-cell table:formula="of:=[.E244]-[.E$2]" office:value-type="float" office:value="-0.398978506736837" calcext:value-type="float">
            <text:p>-0,398978506736837</text:p>
          </table:table-cell>
        </table:table-row>
        <table:table-row table:style-name="ro1">
          <table:table-cell office:value-type="float" office:value="27.1836035251617" calcext:value-type="float">
            <text:p>27,1836035251617</text:p>
          </table:table-cell>
          <table:table-cell table:formula="of:=[.A245]-[.A$2]" office:value-type="float" office:value="24.2998206615448" calcext:value-type="float">
            <text:p>24,2998206615448</text:p>
          </table:table-cell>
          <table:table-cell office:value-type="float" office:value="50" calcext:value-type="float">
            <text:p>50</text:p>
          </table:table-cell>
          <table:table-cell table:formula="of:=[.C245]/100" office:value-type="float" office:value="0.5" calcext:value-type="float">
            <text:p>0,5</text:p>
          </table:table-cell>
          <table:table-cell office:value-type="float" office:value="1.06561044422796" calcext:value-type="float">
            <text:p>1,06561044422796</text:p>
          </table:table-cell>
          <table:table-cell table:formula="of:=[.E245]-[.E$2]" office:value-type="float" office:value="-0.39252330348528" calcext:value-type="float">
            <text:p>-0,39252330348528</text:p>
          </table:table-cell>
        </table:table-row>
        <table:table-row table:style-name="ro1">
          <table:table-cell office:value-type="float" office:value="27.283611536026" calcext:value-type="float">
            <text:p>27,283611536026</text:p>
          </table:table-cell>
          <table:table-cell table:formula="of:=[.A246]-[.A$2]" office:value-type="float" office:value="24.3998286724091" calcext:value-type="float">
            <text:p>24,3998286724091</text:p>
          </table:table-cell>
          <table:table-cell office:value-type="float" office:value="50" calcext:value-type="float">
            <text:p>50</text:p>
          </table:table-cell>
          <table:table-cell table:formula="of:=[.C246]/100" office:value-type="float" office:value="0.5" calcext:value-type="float">
            <text:p>0,5</text:p>
          </table:table-cell>
          <table:table-cell office:value-type="float" office:value="1.07384297086812" calcext:value-type="float">
            <text:p>1,07384297086812</text:p>
          </table:table-cell>
          <table:table-cell table:formula="of:=[.E246]-[.E$2]" office:value-type="float" office:value="-0.384290776845121" calcext:value-type="float">
            <text:p>-0,384290776845121</text:p>
          </table:table-cell>
        </table:table-row>
        <table:table-row table:style-name="ro1">
          <table:table-cell office:value-type="float" office:value="27.3837087154388" calcext:value-type="float">
            <text:p>27,3837087154388</text:p>
          </table:table-cell>
          <table:table-cell table:formula="of:=[.A247]-[.A$2]" office:value-type="float" office:value="24.4999258518219" calcext:value-type="float">
            <text:p>24,4999258518219</text:p>
          </table:table-cell>
          <table:table-cell office:value-type="float" office:value="50" calcext:value-type="float">
            <text:p>50</text:p>
          </table:table-cell>
          <table:table-cell table:formula="of:=[.C247]/100" office:value-type="float" office:value="0.5" calcext:value-type="float">
            <text:p>0,5</text:p>
          </table:table-cell>
          <table:table-cell office:value-type="float" office:value="1.08305338184176" calcext:value-type="float">
            <text:p>1,08305338184176</text:p>
          </table:table-cell>
          <table:table-cell table:formula="of:=[.E247]-[.E$2]" office:value-type="float" office:value="-0.375080365871479" calcext:value-type="float">
            <text:p>-0,375080365871479</text:p>
          </table:table-cell>
        </table:table-row>
        <table:table-row table:style-name="ro1">
          <table:table-cell office:value-type="float" office:value="27.483624458313" calcext:value-type="float">
            <text:p>27,483624458313</text:p>
          </table:table-cell>
          <table:table-cell table:formula="of:=[.A248]-[.A$2]" office:value-type="float" office:value="24.599841594696" calcext:value-type="float">
            <text:p>24,599841594696</text:p>
          </table:table-cell>
          <table:table-cell office:value-type="float" office:value="50" calcext:value-type="float">
            <text:p>50</text:p>
          </table:table-cell>
          <table:table-cell table:formula="of:=[.C248]/100" office:value-type="float" office:value="0.5" calcext:value-type="float">
            <text:p>0,5</text:p>
          </table:table-cell>
          <table:table-cell office:value-type="float" office:value="1.08305338184176" calcext:value-type="float">
            <text:p>1,08305338184176</text:p>
          </table:table-cell>
          <table:table-cell table:formula="of:=[.E248]-[.E$2]" office:value-type="float" office:value="-0.375080365871479" calcext:value-type="float">
            <text:p>-0,375080365871479</text:p>
          </table:table-cell>
        </table:table-row>
        <table:table-row table:style-name="ro1">
          <table:table-cell office:value-type="float" office:value="27.5836772918701" calcext:value-type="float">
            <text:p>27,5836772918701</text:p>
          </table:table-cell>
          <table:table-cell table:formula="of:=[.A249]-[.A$2]" office:value-type="float" office:value="24.6998944282532" calcext:value-type="float">
            <text:p>24,6998944282532</text:p>
          </table:table-cell>
          <table:table-cell office:value-type="float" office:value="50" calcext:value-type="float">
            <text:p>50</text:p>
          </table:table-cell>
          <table:table-cell table:formula="of:=[.C249]/100" office:value-type="float" office:value="0.5" calcext:value-type="float">
            <text:p>0,5</text:p>
          </table:table-cell>
          <table:table-cell office:value-type="float" office:value="1.09625326422886" calcext:value-type="float">
            <text:p>1,09625326422886</text:p>
          </table:table-cell>
          <table:table-cell table:formula="of:=[.E249]-[.E$2]" office:value-type="float" office:value="-0.361880483484388" calcext:value-type="float">
            <text:p>-0,361880483484388</text:p>
          </table:table-cell>
        </table:table-row>
        <table:table-row table:style-name="ro1">
          <table:table-cell office:value-type="float" office:value="27.683632850647" calcext:value-type="float">
            <text:p>27,683632850647</text:p>
          </table:table-cell>
          <table:table-cell table:formula="of:=[.A250]-[.A$2]" office:value-type="float" office:value="24.79984998703" calcext:value-type="float">
            <text:p>24,79984998703</text:p>
          </table:table-cell>
          <table:table-cell office:value-type="float" office:value="50" calcext:value-type="float">
            <text:p>50</text:p>
          </table:table-cell>
          <table:table-cell table:formula="of:=[.C250]/100" office:value-type="float" office:value="0.5" calcext:value-type="float">
            <text:p>0,5</text:p>
          </table:table-cell>
          <table:table-cell office:value-type="float" office:value="1.11487641981904" calcext:value-type="float">
            <text:p>1,11487641981904</text:p>
          </table:table-cell>
          <table:table-cell table:formula="of:=[.E250]-[.E$2]" office:value-type="float" office:value="-0.343257327894201" calcext:value-type="float">
            <text:p>-0,343257327894201</text:p>
          </table:table-cell>
        </table:table-row>
        <table:table-row table:style-name="ro1">
          <table:table-cell office:value-type="float" office:value="27.7836425304413" calcext:value-type="float">
            <text:p>27,7836425304413</text:p>
          </table:table-cell>
          <table:table-cell table:formula="of:=[.A251]-[.A$2]" office:value-type="float" office:value="24.8998596668243" calcext:value-type="float">
            <text:p>24,8998596668243</text:p>
          </table:table-cell>
          <table:table-cell office:value-type="float" office:value="50" calcext:value-type="float">
            <text:p>50</text:p>
          </table:table-cell>
          <table:table-cell table:formula="of:=[.C251]/100" office:value-type="float" office:value="0.5" calcext:value-type="float">
            <text:p>0,5</text:p>
          </table:table-cell>
          <table:table-cell office:value-type="float" office:value="1.11487641981904" calcext:value-type="float">
            <text:p>1,11487641981904</text:p>
          </table:table-cell>
          <table:table-cell table:formula="of:=[.E251]-[.E$2]" office:value-type="float" office:value="-0.343257327894201" calcext:value-type="float">
            <text:p>-0,343257327894201</text:p>
          </table:table-cell>
        </table:table-row>
        <table:table-row table:style-name="ro1">
          <table:table-cell office:value-type="float" office:value="27.8836071491241" calcext:value-type="float">
            <text:p>27,8836071491241</text:p>
          </table:table-cell>
          <table:table-cell table:formula="of:=[.A252]-[.A$2]" office:value-type="float" office:value="24.9998242855072" calcext:value-type="float">
            <text:p>24,9998242855072</text:p>
          </table:table-cell>
          <table:table-cell office:value-type="float" office:value="50" calcext:value-type="float">
            <text:p>50</text:p>
          </table:table-cell>
          <table:table-cell table:formula="of:=[.C252]/100" office:value-type="float" office:value="0.5" calcext:value-type="float">
            <text:p>0,5</text:p>
          </table:table-cell>
          <table:table-cell office:value-type="float" office:value="1.13195872818084" calcext:value-type="float">
            <text:p>1,13195872818084</text:p>
          </table:table-cell>
          <table:table-cell table:formula="of:=[.E252]-[.E$2]" office:value-type="float" office:value="-0.326175019532403" calcext:value-type="float">
            <text:p>-0,326175019532403</text:p>
          </table:table-cell>
        </table:table-row>
        <table:table-row table:style-name="ro1">
          <table:table-cell office:value-type="float" office:value="27.98361992836" calcext:value-type="float">
            <text:p>27,98361992836</text:p>
          </table:table-cell>
          <table:table-cell table:formula="of:=[.A253]-[.A$2]" office:value-type="float" office:value="25.099837064743" calcext:value-type="float">
            <text:p>25,099837064743</text:p>
          </table:table-cell>
          <table:table-cell office:value-type="float" office:value="50" calcext:value-type="float">
            <text:p>50</text:p>
          </table:table-cell>
          <table:table-cell table:formula="of:=[.C253]/100" office:value-type="float" office:value="0.5" calcext:value-type="float">
            <text:p>0,5</text:p>
          </table:table-cell>
          <table:table-cell office:value-type="float" office:value="1.15603308478185" calcext:value-type="float">
            <text:p>1,15603308478185</text:p>
          </table:table-cell>
          <table:table-cell table:formula="of:=[.E253]-[.E$2]" office:value-type="float" office:value="-0.302100662931395" calcext:value-type="float">
            <text:p>-0,302100662931395</text:p>
          </table:table-cell>
        </table:table-row>
        <table:table-row table:style-name="ro1">
          <table:table-cell office:value-type="float" office:value="28.0838091373444" calcext:value-type="float">
            <text:p>28,0838091373444</text:p>
          </table:table-cell>
          <table:table-cell table:formula="of:=[.A254]-[.A$2]" office:value-type="float" office:value="25.2000262737274" calcext:value-type="float">
            <text:p>25,2000262737274</text:p>
          </table:table-cell>
          <table:table-cell office:value-type="float" office:value="50" calcext:value-type="float">
            <text:p>50</text:p>
          </table:table-cell>
          <table:table-cell table:formula="of:=[.C254]/100" office:value-type="float" office:value="0.5" calcext:value-type="float">
            <text:p>0,5</text:p>
          </table:table-cell>
          <table:table-cell office:value-type="float" office:value="1.16955719932931" calcext:value-type="float">
            <text:p>1,16955719932931</text:p>
          </table:table-cell>
          <table:table-cell table:formula="of:=[.E254]-[.E$2]" office:value-type="float" office:value="-0.288576548383936" calcext:value-type="float">
            <text:p>-0,288576548383936</text:p>
          </table:table-cell>
        </table:table-row>
        <table:table-row table:style-name="ro1">
          <table:table-cell office:value-type="float" office:value="28.1836397647858" calcext:value-type="float">
            <text:p>28,1836397647858</text:p>
          </table:table-cell>
          <table:table-cell table:formula="of:=[.A255]-[.A$2]" office:value-type="float" office:value="25.2998569011688" calcext:value-type="float">
            <text:p>25,2998569011688</text:p>
          </table:table-cell>
          <table:table-cell office:value-type="float" office:value="50" calcext:value-type="float">
            <text:p>50</text:p>
          </table:table-cell>
          <table:table-cell table:formula="of:=[.C255]/100" office:value-type="float" office:value="0.5" calcext:value-type="float">
            <text:p>0,5</text:p>
          </table:table-cell>
          <table:table-cell office:value-type="float" office:value="1.1845851254487" calcext:value-type="float">
            <text:p>1,1845851254487</text:p>
          </table:table-cell>
          <table:table-cell table:formula="of:=[.E255]-[.E$2]" office:value-type="float" office:value="-0.273548622264546" calcext:value-type="float">
            <text:p>-0,273548622264546</text:p>
          </table:table-cell>
        </table:table-row>
        <table:table-row table:style-name="ro1">
          <table:table-cell office:value-type="float" office:value="28.2836277484894" calcext:value-type="float">
            <text:p>28,2836277484894</text:p>
          </table:table-cell>
          <table:table-cell table:formula="of:=[.A256]-[.A$2]" office:value-type="float" office:value="25.3998448848724" calcext:value-type="float">
            <text:p>25,3998448848724</text:p>
          </table:table-cell>
          <table:table-cell office:value-type="float" office:value="50" calcext:value-type="float">
            <text:p>50</text:p>
          </table:table-cell>
          <table:table-cell table:formula="of:=[.C256]/100" office:value-type="float" office:value="0.5" calcext:value-type="float">
            <text:p>0,5</text:p>
          </table:table-cell>
          <table:table-cell office:value-type="float" office:value="1.20035131426858" calcext:value-type="float">
            <text:p>1,20035131426858</text:p>
          </table:table-cell>
          <table:table-cell table:formula="of:=[.E256]-[.E$2]" office:value-type="float" office:value="-0.257782433444669" calcext:value-type="float">
            <text:p>-0,257782433444669</text:p>
          </table:table-cell>
        </table:table-row>
        <table:table-row table:style-name="ro1">
          <table:table-cell office:value-type="float" office:value="28.3836550712585" calcext:value-type="float">
            <text:p>28,3836550712585</text:p>
          </table:table-cell>
          <table:table-cell table:formula="of:=[.A257]-[.A$2]" office:value-type="float" office:value="25.4998722076416" calcext:value-type="float">
            <text:p>25,4998722076416</text:p>
          </table:table-cell>
          <table:table-cell office:value-type="float" office:value="50" calcext:value-type="float">
            <text:p>50</text:p>
          </table:table-cell>
          <table:table-cell table:formula="of:=[.C257]/100" office:value-type="float" office:value="0.5" calcext:value-type="float">
            <text:p>0,5</text:p>
          </table:table-cell>
          <table:table-cell office:value-type="float" office:value="1.20981136196681" calcext:value-type="float">
            <text:p>1,20981136196681</text:p>
          </table:table-cell>
          <table:table-cell table:formula="of:=[.E257]-[.E$2]" office:value-type="float" office:value="-0.24832238574643" calcext:value-type="float">
            <text:p>-0,24832238574643</text:p>
          </table:table-cell>
        </table:table-row>
        <table:table-row table:style-name="ro1">
          <table:table-cell office:value-type="float" office:value="28.4836573600769" calcext:value-type="float">
            <text:p>28,4836573600769</text:p>
          </table:table-cell>
          <table:table-cell table:formula="of:=[.A258]-[.A$2]" office:value-type="float" office:value="25.59987449646" calcext:value-type="float">
            <text:p>25,59987449646</text:p>
          </table:table-cell>
          <table:table-cell office:value-type="float" office:value="50" calcext:value-type="float">
            <text:p>50</text:p>
          </table:table-cell>
          <table:table-cell table:formula="of:=[.C258]/100" office:value-type="float" office:value="0.5" calcext:value-type="float">
            <text:p>0,5</text:p>
          </table:table-cell>
          <table:table-cell office:value-type="float" office:value="1.23171746099431" calcext:value-type="float">
            <text:p>1,23171746099431</text:p>
          </table:table-cell>
          <table:table-cell table:formula="of:=[.E258]-[.E$2]" office:value-type="float" office:value="-0.226416286718937" calcext:value-type="float">
            <text:p>-0,226416286718937</text:p>
          </table:table-cell>
        </table:table-row>
        <table:table-row table:style-name="ro1">
          <table:table-cell office:value-type="float" office:value="28.5836567878723" calcext:value-type="float">
            <text:p>28,5836567878723</text:p>
          </table:table-cell>
          <table:table-cell table:formula="of:=[.A259]-[.A$2]" office:value-type="float" office:value="25.6998739242554" calcext:value-type="float">
            <text:p>25,6998739242554</text:p>
          </table:table-cell>
          <table:table-cell office:value-type="float" office:value="50" calcext:value-type="float">
            <text:p>50</text:p>
          </table:table-cell>
          <table:table-cell table:formula="of:=[.C259]/100" office:value-type="float" office:value="0.5" calcext:value-type="float">
            <text:p>0,5</text:p>
          </table:table-cell>
          <table:table-cell office:value-type="float" office:value="1.25121467737195" calcext:value-type="float">
            <text:p>1,25121467737195</text:p>
          </table:table-cell>
          <table:table-cell table:formula="of:=[.E259]-[.E$2]" office:value-type="float" office:value="-0.206919070341298" calcext:value-type="float">
            <text:p>-0,206919070341298</text:p>
          </table:table-cell>
        </table:table-row>
        <table:table-row table:style-name="ro1">
          <table:table-cell office:value-type="float" office:value="28.6837539672852" calcext:value-type="float">
            <text:p>28,6837539672852</text:p>
          </table:table-cell>
          <table:table-cell table:formula="of:=[.A260]-[.A$2]" office:value-type="float" office:value="25.7999711036682" calcext:value-type="float">
            <text:p>25,7999711036682</text:p>
          </table:table-cell>
          <table:table-cell office:value-type="float" office:value="50" calcext:value-type="float">
            <text:p>50</text:p>
          </table:table-cell>
          <table:table-cell table:formula="of:=[.C260]/100" office:value-type="float" office:value="0.5" calcext:value-type="float">
            <text:p>0,5</text:p>
          </table:table-cell>
          <table:table-cell office:value-type="float" office:value="1.26825155248959" calcext:value-type="float">
            <text:p>1,26825155248959</text:p>
          </table:table-cell>
          <table:table-cell table:formula="of:=[.E260]-[.E$2]" office:value-type="float" office:value="-0.18988219522365" calcext:value-type="float">
            <text:p>-0,18988219522365</text:p>
          </table:table-cell>
        </table:table-row>
        <table:table-row table:style-name="ro1">
          <table:table-cell office:value-type="float" office:value="28.7836079597473" calcext:value-type="float">
            <text:p>28,7836079597473</text:p>
          </table:table-cell>
          <table:table-cell table:formula="of:=[.A261]-[.A$2]" office:value-type="float" office:value="25.8998250961304" calcext:value-type="float">
            <text:p>25,8998250961304</text:p>
          </table:table-cell>
          <table:table-cell office:value-type="float" office:value="50" calcext:value-type="float">
            <text:p>50</text:p>
          </table:table-cell>
          <table:table-cell table:formula="of:=[.C261]/100" office:value-type="float" office:value="0.5" calcext:value-type="float">
            <text:p>0,5</text:p>
          </table:table-cell>
          <table:table-cell office:value-type="float" office:value="1.2843746081196" calcext:value-type="float">
            <text:p>1,2843746081196</text:p>
          </table:table-cell>
          <table:table-cell table:formula="of:=[.E261]-[.E$2]" office:value-type="float" office:value="-0.17375913959364" calcext:value-type="float">
            <text:p>-0,17375913959364</text:p>
          </table:table-cell>
        </table:table-row>
        <table:table-row table:style-name="ro1">
          <table:table-cell office:value-type="float" office:value="28.8836090564728" calcext:value-type="float">
            <text:p>28,8836090564728</text:p>
          </table:table-cell>
          <table:table-cell table:formula="of:=[.A262]-[.A$2]" office:value-type="float" office:value="25.9998261928558" calcext:value-type="float">
            <text:p>25,9998261928558</text:p>
          </table:table-cell>
          <table:table-cell office:value-type="float" office:value="50" calcext:value-type="float">
            <text:p>50</text:p>
          </table:table-cell>
          <table:table-cell table:formula="of:=[.C262]/100" office:value-type="float" office:value="0.5" calcext:value-type="float">
            <text:p>0,5</text:p>
          </table:table-cell>
          <table:table-cell office:value-type="float" office:value="1.3031651295339" calcext:value-type="float">
            <text:p>1,3031651295339</text:p>
          </table:table-cell>
          <table:table-cell table:formula="of:=[.E262]-[.E$2]" office:value-type="float" office:value="-0.154968618179347" calcext:value-type="float">
            <text:p>-0,154968618179347</text:p>
          </table:table-cell>
        </table:table-row>
        <table:table-row table:style-name="ro1">
          <table:table-cell office:value-type="float" office:value="28.9837231636047" calcext:value-type="float">
            <text:p>28,9837231636047</text:p>
          </table:table-cell>
          <table:table-cell table:formula="of:=[.A263]-[.A$2]" office:value-type="float" office:value="26.0999402999878" calcext:value-type="float">
            <text:p>26,0999402999878</text:p>
          </table:table-cell>
          <table:table-cell office:value-type="float" office:value="50" calcext:value-type="float">
            <text:p>50</text:p>
          </table:table-cell>
          <table:table-cell table:formula="of:=[.C263]/100" office:value-type="float" office:value="0.5" calcext:value-type="float">
            <text:p>0,5</text:p>
          </table:table-cell>
          <table:table-cell office:value-type="float" office:value="1.31797224499513" calcext:value-type="float">
            <text:p>1,31797224499513</text:p>
          </table:table-cell>
          <table:table-cell table:formula="of:=[.E263]-[.E$2]" office:value-type="float" office:value="-0.14016150271811" calcext:value-type="float">
            <text:p>-0,14016150271811</text:p>
          </table:table-cell>
        </table:table-row>
        <table:table-row table:style-name="ro1">
          <table:table-cell office:value-type="float" office:value="29.0837202072144" calcext:value-type="float">
            <text:p>29,0837202072144</text:p>
          </table:table-cell>
          <table:table-cell table:formula="of:=[.A264]-[.A$2]" office:value-type="float" office:value="26.1999373435974" calcext:value-type="float">
            <text:p>26,1999373435974</text:p>
          </table:table-cell>
          <table:table-cell office:value-type="float" office:value="50" calcext:value-type="float">
            <text:p>50</text:p>
          </table:table-cell>
          <table:table-cell table:formula="of:=[.C264]/100" office:value-type="float" office:value="0.5" calcext:value-type="float">
            <text:p>0,5</text:p>
          </table:table-cell>
          <table:table-cell office:value-type="float" office:value="1.34047565902272" calcext:value-type="float">
            <text:p>1,34047565902272</text:p>
          </table:table-cell>
          <table:table-cell table:formula="of:=[.E264]-[.E$2]" office:value-type="float" office:value="-0.117658088690522" calcext:value-type="float">
            <text:p>-0,117658088690522</text:p>
          </table:table-cell>
        </table:table-row>
        <table:table-row table:style-name="ro1">
          <table:table-cell office:value-type="float" office:value="29.1836628913879" calcext:value-type="float">
            <text:p>29,1836628913879</text:p>
          </table:table-cell>
          <table:table-cell table:formula="of:=[.A265]-[.A$2]" office:value-type="float" office:value="26.299880027771" calcext:value-type="float">
            <text:p>26,299880027771</text:p>
          </table:table-cell>
          <table:table-cell office:value-type="float" office:value="50" calcext:value-type="float">
            <text:p>50</text:p>
          </table:table-cell>
          <table:table-cell table:formula="of:=[.C265]/100" office:value-type="float" office:value="0.5" calcext:value-type="float">
            <text:p>0,5</text:p>
          </table:table-cell>
          <table:table-cell office:value-type="float" office:value="1.36169589324413" calcext:value-type="float">
            <text:p>1,36169589324413</text:p>
          </table:table-cell>
          <table:table-cell table:formula="of:=[.E265]-[.E$2]" office:value-type="float" office:value="-0.0964378544691142" calcext:value-type="float">
            <text:p>-0,0964378544691142</text:p>
          </table:table-cell>
        </table:table-row>
        <table:table-row table:style-name="ro1">
          <table:table-cell office:value-type="float" office:value="29.2836303710938" calcext:value-type="float">
            <text:p>29,2836303710938</text:p>
          </table:table-cell>
          <table:table-cell table:formula="of:=[.A266]-[.A$2]" office:value-type="float" office:value="26.3998475074768" calcext:value-type="float">
            <text:p>26,3998475074768</text:p>
          </table:table-cell>
          <table:table-cell office:value-type="float" office:value="50" calcext:value-type="float">
            <text:p>50</text:p>
          </table:table-cell>
          <table:table-cell table:formula="of:=[.C266]/100" office:value-type="float" office:value="0.5" calcext:value-type="float">
            <text:p>0,5</text:p>
          </table:table-cell>
          <table:table-cell office:value-type="float" office:value="1.38185277226798" calcext:value-type="float">
            <text:p>1,38185277226798</text:p>
          </table:table-cell>
          <table:table-cell table:formula="of:=[.E266]-[.E$2]" office:value-type="float" office:value="-0.0762809754452651" calcext:value-type="float">
            <text:p>-0,0762809754452651</text:p>
          </table:table-cell>
        </table:table-row>
        <table:table-row table:style-name="ro1">
          <table:table-cell office:value-type="float" office:value="29.3836894035339" calcext:value-type="float">
            <text:p>29,3836894035339</text:p>
          </table:table-cell>
          <table:table-cell table:formula="of:=[.A267]-[.A$2]" office:value-type="float" office:value="26.499906539917" calcext:value-type="float">
            <text:p>26,499906539917</text:p>
          </table:table-cell>
          <table:table-cell office:value-type="float" office:value="50" calcext:value-type="float">
            <text:p>50</text:p>
          </table:table-cell>
          <table:table-cell table:formula="of:=[.C267]/100" office:value-type="float" office:value="0.5" calcext:value-type="float">
            <text:p>0,5</text:p>
          </table:table-cell>
          <table:table-cell office:value-type="float" office:value="1.40245081094388" calcext:value-type="float">
            <text:p>1,40245081094388</text:p>
          </table:table-cell>
          <table:table-cell table:formula="of:=[.E267]-[.E$2]" office:value-type="float" office:value="-0.0556829367693652" calcext:value-type="float">
            <text:p>-0,0556829367693652</text:p>
          </table:table-cell>
        </table:table-row>
        <table:table-row table:style-name="ro1">
          <table:table-cell office:value-type="float" office:value="29.4836239814758" calcext:value-type="float">
            <text:p>29,4836239814758</text:p>
          </table:table-cell>
          <table:table-cell table:formula="of:=[.A268]-[.A$2]" office:value-type="float" office:value="26.5998411178589" calcext:value-type="float">
            <text:p>26,5998411178589</text:p>
          </table:table-cell>
          <table:table-cell office:value-type="float" office:value="50" calcext:value-type="float">
            <text:p>50</text:p>
          </table:table-cell>
          <table:table-cell table:formula="of:=[.C268]/100" office:value-type="float" office:value="0.5" calcext:value-type="float">
            <text:p>0,5</text:p>
          </table:table-cell>
          <table:table-cell office:value-type="float" office:value="1.42430710561822" calcext:value-type="float">
            <text:p>1,42430710561822</text:p>
          </table:table-cell>
          <table:table-cell table:formula="of:=[.E268]-[.E$2]" office:value-type="float" office:value="-0.0338266420950255" calcext:value-type="float">
            <text:p>-0,0338266420950255</text:p>
          </table:table-cell>
        </table:table-row>
        <table:table-row table:style-name="ro1">
          <table:table-cell office:value-type="float" office:value="29.5836260318756" calcext:value-type="float">
            <text:p>29,5836260318756</text:p>
          </table:table-cell>
          <table:table-cell table:formula="of:=[.A269]-[.A$2]" office:value-type="float" office:value="26.6998431682587" calcext:value-type="float">
            <text:p>26,6998431682587</text:p>
          </table:table-cell>
          <table:table-cell office:value-type="float" office:value="50" calcext:value-type="float">
            <text:p>50</text:p>
          </table:table-cell>
          <table:table-cell table:formula="of:=[.C269]/100" office:value-type="float" office:value="0.5" calcext:value-type="float">
            <text:p>0,5</text:p>
          </table:table-cell>
          <table:table-cell office:value-type="float" office:value="1.44541042406384" calcext:value-type="float">
            <text:p>1,44541042406384</text:p>
          </table:table-cell>
          <table:table-cell table:formula="of:=[.E269]-[.E$2]" office:value-type="float" office:value="-0.0127233236493998" calcext:value-type="float">
            <text:p>-0,0127233236493998</text:p>
          </table:table-cell>
        </table:table-row>
        <table:table-row table:style-name="ro1">
          <table:table-cell office:value-type="float" office:value="29.6836874485016" calcext:value-type="float">
            <text:p>29,6836874485016</text:p>
          </table:table-cell>
          <table:table-cell table:formula="of:=[.A270]-[.A$2]" office:value-type="float" office:value="26.7999045848846" calcext:value-type="float">
            <text:p>26,7999045848846</text:p>
          </table:table-cell>
          <table:table-cell office:value-type="float" office:value="50" calcext:value-type="float">
            <text:p>50</text:p>
          </table:table-cell>
          <table:table-cell table:formula="of:=[.C270]/100" office:value-type="float" office:value="0.5" calcext:value-type="float">
            <text:p>0,5</text:p>
          </table:table-cell>
          <table:table-cell office:value-type="float" office:value="1.4698633929989" calcext:value-type="float">
            <text:p>1,4698633929989</text:p>
          </table:table-cell>
          <table:table-cell table:formula="of:=[.E270]-[.E$2]" office:value-type="float" office:value="0.0117296452856595" calcext:value-type="float">
            <text:p>0,0117296452856595</text:p>
          </table:table-cell>
        </table:table-row>
        <table:table-row table:style-name="ro1">
          <table:table-cell office:value-type="float" office:value="29.7836103439331" calcext:value-type="float">
            <text:p>29,7836103439331</text:p>
          </table:table-cell>
          <table:table-cell table:formula="of:=[.A271]-[.A$2]" office:value-type="float" office:value="26.8998274803162" calcext:value-type="float">
            <text:p>26,8998274803162</text:p>
          </table:table-cell>
          <table:table-cell office:value-type="float" office:value="50" calcext:value-type="float">
            <text:p>50</text:p>
          </table:table-cell>
          <table:table-cell table:formula="of:=[.C271]/100" office:value-type="float" office:value="0.5" calcext:value-type="float">
            <text:p>0,5</text:p>
          </table:table-cell>
          <table:table-cell office:value-type="float" office:value="1.4935200191121" calcext:value-type="float">
            <text:p>1,4935200191121</text:p>
          </table:table-cell>
          <table:table-cell table:formula="of:=[.E271]-[.E$2]" office:value-type="float" office:value="0.0353862713988518" calcext:value-type="float">
            <text:p>0,0353862713988518</text:p>
          </table:table-cell>
        </table:table-row>
        <table:table-row table:style-name="ro1">
          <table:table-cell office:value-type="float" office:value="29.8838334083557" calcext:value-type="float">
            <text:p>29,8838334083557</text:p>
          </table:table-cell>
          <table:table-cell table:formula="of:=[.A272]-[.A$2]" office:value-type="float" office:value="27.0000505447388" calcext:value-type="float">
            <text:p>27,0000505447388</text:p>
          </table:table-cell>
          <table:table-cell office:value-type="float" office:value="50" calcext:value-type="float">
            <text:p>50</text:p>
          </table:table-cell>
          <table:table-cell table:formula="of:=[.C272]/100" office:value-type="float" office:value="0.5" calcext:value-type="float">
            <text:p>0,5</text:p>
          </table:table-cell>
          <table:table-cell office:value-type="float" office:value="1.51821074559727" calcext:value-type="float">
            <text:p>1,51821074559727</text:p>
          </table:table-cell>
          <table:table-cell table:formula="of:=[.E272]-[.E$2]" office:value-type="float" office:value="0.0600769978840281" calcext:value-type="float">
            <text:p>0,0600769978840281</text:p>
          </table:table-cell>
        </table:table-row>
        <table:table-row table:style-name="ro1">
          <table:table-cell office:value-type="float" office:value="29.9837336540222" calcext:value-type="float">
            <text:p>29,9837336540222</text:p>
          </table:table-cell>
          <table:table-cell table:formula="of:=[.A273]-[.A$2]" office:value-type="float" office:value="27.0999507904053" calcext:value-type="float">
            <text:p>27,0999507904053</text:p>
          </table:table-cell>
          <table:table-cell office:value-type="float" office:value="50" calcext:value-type="float">
            <text:p>50</text:p>
          </table:table-cell>
          <table:table-cell table:formula="of:=[.C273]/100" office:value-type="float" office:value="0.5" calcext:value-type="float">
            <text:p>0,5</text:p>
          </table:table-cell>
          <table:table-cell office:value-type="float" office:value="1.54400207476087" calcext:value-type="float">
            <text:p>1,54400207476087</text:p>
          </table:table-cell>
          <table:table-cell table:formula="of:=[.E273]-[.E$2]" office:value-type="float" office:value="0.0858683270476308" calcext:value-type="float">
            <text:p>0,0858683270476308</text:p>
          </table:table-cell>
        </table:table-row>
        <table:table-row table:style-name="ro1">
          <table:table-cell office:value-type="float" office:value="30.0836148262024" calcext:value-type="float">
            <text:p>30,0836148262024</text:p>
          </table:table-cell>
          <table:table-cell table:formula="of:=[.A274]-[.A$2]" office:value-type="float" office:value="27.1998319625855" calcext:value-type="float">
            <text:p>27,1998319625855</text:p>
          </table:table-cell>
          <table:table-cell office:value-type="float" office:value="50" calcext:value-type="float">
            <text:p>50</text:p>
          </table:table-cell>
          <table:table-cell table:formula="of:=[.C274]/100" office:value-type="float" office:value="0.5" calcext:value-type="float">
            <text:p>0,5</text:p>
          </table:table-cell>
          <table:table-cell office:value-type="float" office:value="1.56904330207473" calcext:value-type="float">
            <text:p>1,56904330207473</text:p>
          </table:table-cell>
          <table:table-cell table:formula="of:=[.E274]-[.E$2]" office:value-type="float" office:value="0.110909554361486" calcext:value-type="float">
            <text:p>0,110909554361486</text:p>
          </table:table-cell>
        </table:table-row>
        <table:table-row table:style-name="ro1">
          <table:table-cell office:value-type="float" office:value="30.1836323738098" calcext:value-type="float">
            <text:p>30,1836323738098</text:p>
          </table:table-cell>
          <table:table-cell table:formula="of:=[.A275]-[.A$2]" office:value-type="float" office:value="27.2998495101929" calcext:value-type="float">
            <text:p>27,2998495101929</text:p>
          </table:table-cell>
          <table:table-cell office:value-type="float" office:value="50" calcext:value-type="float">
            <text:p>50</text:p>
          </table:table-cell>
          <table:table-cell table:formula="of:=[.C275]/100" office:value-type="float" office:value="0.5" calcext:value-type="float">
            <text:p>0,5</text:p>
          </table:table-cell>
          <table:table-cell office:value-type="float" office:value="1.59547584130232" calcext:value-type="float">
            <text:p>1,59547584130232</text:p>
          </table:table-cell>
          <table:table-cell table:formula="of:=[.E275]-[.E$2]" office:value-type="float" office:value="0.137342093589072" calcext:value-type="float">
            <text:p>0,137342093589072</text:p>
          </table:table-cell>
        </table:table-row>
        <table:table-row table:style-name="ro1">
          <table:table-cell office:value-type="float" office:value="30.2836961746216" calcext:value-type="float">
            <text:p>30,2836961746216</text:p>
          </table:table-cell>
          <table:table-cell table:formula="of:=[.A276]-[.A$2]" office:value-type="float" office:value="27.3999133110046" calcext:value-type="float">
            <text:p>27,3999133110046</text:p>
          </table:table-cell>
          <table:table-cell office:value-type="float" office:value="50" calcext:value-type="float">
            <text:p>50</text:p>
          </table:table-cell>
          <table:table-cell table:formula="of:=[.C276]/100" office:value-type="float" office:value="0.5" calcext:value-type="float">
            <text:p>0,5</text:p>
          </table:table-cell>
          <table:table-cell office:value-type="float" office:value="1.62322701547645" calcext:value-type="float">
            <text:p>1,62322701547645</text:p>
          </table:table-cell>
          <table:table-cell table:formula="of:=[.E276]-[.E$2]" office:value-type="float" office:value="0.165093267763205" calcext:value-type="float">
            <text:p>0,165093267763205</text:p>
          </table:table-cell>
        </table:table-row>
        <table:table-row table:style-name="ro1">
          <table:table-cell office:value-type="float" office:value="30.3836121559143" calcext:value-type="float">
            <text:p>30,3836121559143</text:p>
          </table:table-cell>
          <table:table-cell table:formula="of:=[.A277]-[.A$2]" office:value-type="float" office:value="27.4998292922974" calcext:value-type="float">
            <text:p>27,4998292922974</text:p>
          </table:table-cell>
          <table:table-cell office:value-type="float" office:value="50" calcext:value-type="float">
            <text:p>50</text:p>
          </table:table-cell>
          <table:table-cell table:formula="of:=[.C277]/100" office:value-type="float" office:value="0.5" calcext:value-type="float">
            <text:p>0,5</text:p>
          </table:table-cell>
          <table:table-cell office:value-type="float" office:value="1.65208110126629" calcext:value-type="float">
            <text:p>1,65208110126629</text:p>
          </table:table-cell>
          <table:table-cell table:formula="of:=[.E277]-[.E$2]" office:value-type="float" office:value="0.193947353553043" calcext:value-type="float">
            <text:p>0,193947353553043</text:p>
          </table:table-cell>
        </table:table-row>
        <table:table-row table:style-name="ro1">
          <table:table-cell office:value-type="float" office:value="30.4836168289185" calcext:value-type="float">
            <text:p>30,4836168289185</text:p>
          </table:table-cell>
          <table:table-cell table:formula="of:=[.A278]-[.A$2]" office:value-type="float" office:value="27.5998339653015" calcext:value-type="float">
            <text:p>27,5998339653015</text:p>
          </table:table-cell>
          <table:table-cell office:value-type="float" office:value="50" calcext:value-type="float">
            <text:p>50</text:p>
          </table:table-cell>
          <table:table-cell table:formula="of:=[.C278]/100" office:value-type="float" office:value="0.5" calcext:value-type="float">
            <text:p>0,5</text:p>
          </table:table-cell>
          <table:table-cell office:value-type="float" office:value="1.68268295939831" calcext:value-type="float">
            <text:p>1,68268295939831</text:p>
          </table:table-cell>
          <table:table-cell table:formula="of:=[.E278]-[.E$2]" office:value-type="float" office:value="0.224549211685067" calcext:value-type="float">
            <text:p>0,224549211685067</text:p>
          </table:table-cell>
        </table:table-row>
        <table:table-row table:style-name="ro1">
          <table:table-cell office:value-type="float" office:value="30.5836546421051" calcext:value-type="float">
            <text:p>30,5836546421051</text:p>
          </table:table-cell>
          <table:table-cell table:formula="of:=[.A279]-[.A$2]" office:value-type="float" office:value="27.6998717784882" calcext:value-type="float">
            <text:p>27,6998717784882</text:p>
          </table:table-cell>
          <table:table-cell office:value-type="float" office:value="50" calcext:value-type="float">
            <text:p>50</text:p>
          </table:table-cell>
          <table:table-cell table:formula="of:=[.C279]/100" office:value-type="float" office:value="0.5" calcext:value-type="float">
            <text:p>0,5</text:p>
          </table:table-cell>
          <table:table-cell office:value-type="float" office:value="1.71053016452344" calcext:value-type="float">
            <text:p>1,71053016452344</text:p>
          </table:table-cell>
          <table:table-cell table:formula="of:=[.E279]-[.E$2]" office:value-type="float" office:value="0.252396416810193" calcext:value-type="float">
            <text:p>0,252396416810193</text:p>
          </table:table-cell>
        </table:table-row>
        <table:table-row table:style-name="ro1">
          <table:table-cell office:value-type="float" office:value="30.6836607456207" calcext:value-type="float">
            <text:p>30,6836607456207</text:p>
          </table:table-cell>
          <table:table-cell table:formula="of:=[.A280]-[.A$2]" office:value-type="float" office:value="27.7998778820038" calcext:value-type="float">
            <text:p>27,7998778820038</text:p>
          </table:table-cell>
          <table:table-cell office:value-type="float" office:value="50" calcext:value-type="float">
            <text:p>50</text:p>
          </table:table-cell>
          <table:table-cell table:formula="of:=[.C280]/100" office:value-type="float" office:value="0.5" calcext:value-type="float">
            <text:p>0,5</text:p>
          </table:table-cell>
          <table:table-cell office:value-type="float" office:value="1.74017696141222" calcext:value-type="float">
            <text:p>1,74017696141222</text:p>
          </table:table-cell>
          <table:table-cell table:formula="of:=[.E280]-[.E$2]" office:value-type="float" office:value="0.282043213698974" calcext:value-type="float">
            <text:p>0,282043213698974</text:p>
          </table:table-cell>
        </table:table-row>
        <table:table-row table:style-name="ro1">
          <table:table-cell office:value-type="float" office:value="30.7836439609528" calcext:value-type="float">
            <text:p>30,7836439609528</text:p>
          </table:table-cell>
          <table:table-cell table:formula="of:=[.A281]-[.A$2]" office:value-type="float" office:value="27.8998610973358" calcext:value-type="float">
            <text:p>27,8998610973358</text:p>
          </table:table-cell>
          <table:table-cell office:value-type="float" office:value="50" calcext:value-type="float">
            <text:p>50</text:p>
          </table:table-cell>
          <table:table-cell table:formula="of:=[.C281]/100" office:value-type="float" office:value="0.5" calcext:value-type="float">
            <text:p>0,5</text:p>
          </table:table-cell>
          <table:table-cell office:value-type="float" office:value="1.77106756284437" calcext:value-type="float">
            <text:p>1,77106756284437</text:p>
          </table:table-cell>
          <table:table-cell table:formula="of:=[.E281]-[.E$2]" office:value-type="float" office:value="0.312933815131129" calcext:value-type="float">
            <text:p>0,312933815131129</text:p>
          </table:table-cell>
        </table:table-row>
        <table:table-row table:style-name="ro1">
          <table:table-cell office:value-type="float" office:value="30.8836631774902" calcext:value-type="float">
            <text:p>30,8836631774902</text:p>
          </table:table-cell>
          <table:table-cell table:formula="of:=[.A282]-[.A$2]" office:value-type="float" office:value="27.9998803138733" calcext:value-type="float">
            <text:p>27,9998803138733</text:p>
          </table:table-cell>
          <table:table-cell office:value-type="float" office:value="50" calcext:value-type="float">
            <text:p>50</text:p>
          </table:table-cell>
          <table:table-cell table:formula="of:=[.C282]/100" office:value-type="float" office:value="0.5" calcext:value-type="float">
            <text:p>0,5</text:p>
          </table:table-cell>
          <table:table-cell office:value-type="float" office:value="1.80486413743932" calcext:value-type="float">
            <text:p>1,80486413743932</text:p>
          </table:table-cell>
          <table:table-cell table:formula="of:=[.E282]-[.E$2]" office:value-type="float" office:value="0.346730389726071" calcext:value-type="float">
            <text:p>0,346730389726071</text:p>
          </table:table-cell>
        </table:table-row>
        <table:table-row table:style-name="ro1">
          <table:table-cell office:value-type="float" office:value="30.9836552143097" calcext:value-type="float">
            <text:p>30,9836552143097</text:p>
          </table:table-cell>
          <table:table-cell table:formula="of:=[.A283]-[.A$2]" office:value-type="float" office:value="28.0998723506928" calcext:value-type="float">
            <text:p>28,0998723506928</text:p>
          </table:table-cell>
          <table:table-cell office:value-type="float" office:value="50" calcext:value-type="float">
            <text:p>50</text:p>
          </table:table-cell>
          <table:table-cell table:formula="of:=[.C283]/100" office:value-type="float" office:value="0.5" calcext:value-type="float">
            <text:p>0,5</text:p>
          </table:table-cell>
          <table:table-cell office:value-type="float" office:value="1.83885140037454" calcext:value-type="float">
            <text:p>1,83885140037454</text:p>
          </table:table-cell>
          <table:table-cell table:formula="of:=[.E283]-[.E$2]" office:value-type="float" office:value="0.380717652661293" calcext:value-type="float">
            <text:p>0,380717652661293</text:p>
          </table:table-cell>
        </table:table-row>
        <table:table-row table:style-name="ro1">
          <table:table-cell office:value-type="float" office:value="31.083660364151" calcext:value-type="float">
            <text:p>31,083660364151</text:p>
          </table:table-cell>
          <table:table-cell table:formula="of:=[.A284]-[.A$2]" office:value-type="float" office:value="28.1998775005341" calcext:value-type="float">
            <text:p>28,1998775005341</text:p>
          </table:table-cell>
          <table:table-cell office:value-type="float" office:value="50" calcext:value-type="float">
            <text:p>50</text:p>
          </table:table-cell>
          <table:table-cell table:formula="of:=[.C284]/100" office:value-type="float" office:value="0.5" calcext:value-type="float">
            <text:p>0,5</text:p>
          </table:table-cell>
          <table:table-cell office:value-type="float" office:value="1.87143123654488" calcext:value-type="float">
            <text:p>1,87143123654488</text:p>
          </table:table-cell>
          <table:table-cell table:formula="of:=[.E284]-[.E$2]" office:value-type="float" office:value="0.413297488831632" calcext:value-type="float">
            <text:p>0,413297488831632</text:p>
          </table:table-cell>
        </table:table-row>
        <table:table-row table:style-name="ro1">
          <table:table-cell office:value-type="float" office:value="31.183619260788" calcext:value-type="float">
            <text:p>31,183619260788</text:p>
          </table:table-cell>
          <table:table-cell table:formula="of:=[.A285]-[.A$2]" office:value-type="float" office:value="28.299836397171" calcext:value-type="float">
            <text:p>28,299836397171</text:p>
          </table:table-cell>
          <table:table-cell office:value-type="float" office:value="50" calcext:value-type="float">
            <text:p>50</text:p>
          </table:table-cell>
          <table:table-cell table:formula="of:=[.C285]/100" office:value-type="float" office:value="0.5" calcext:value-type="float">
            <text:p>0,5</text:p>
          </table:table-cell>
          <table:table-cell office:value-type="float" office:value="1.90552114616349" calcext:value-type="float">
            <text:p>1,90552114616349</text:p>
          </table:table-cell>
          <table:table-cell table:formula="of:=[.E285]-[.E$2]" office:value-type="float" office:value="0.447387398450245" calcext:value-type="float">
            <text:p>0,447387398450245</text:p>
          </table:table-cell>
        </table:table-row>
        <table:table-row table:style-name="ro1">
          <table:table-cell office:value-type="float" office:value="31.2836790084839" calcext:value-type="float">
            <text:p>31,2836790084839</text:p>
          </table:table-cell>
          <table:table-cell table:formula="of:=[.A286]-[.A$2]" office:value-type="float" office:value="28.3998961448669" calcext:value-type="float">
            <text:p>28,3998961448669</text:p>
          </table:table-cell>
          <table:table-cell office:value-type="float" office:value="50" calcext:value-type="float">
            <text:p>50</text:p>
          </table:table-cell>
          <table:table-cell table:formula="of:=[.C286]/100" office:value-type="float" office:value="0.5" calcext:value-type="float">
            <text:p>0,5</text:p>
          </table:table-cell>
          <table:table-cell office:value-type="float" office:value="1.94138432966483" calcext:value-type="float">
            <text:p>1,94138432966483</text:p>
          </table:table-cell>
          <table:table-cell table:formula="of:=[.E286]-[.E$2]" office:value-type="float" office:value="0.483250581951582" calcext:value-type="float">
            <text:p>0,483250581951582</text:p>
          </table:table-cell>
        </table:table-row>
        <table:table-row table:style-name="ro1">
          <table:table-cell office:value-type="float" office:value="31.3836216926575" calcext:value-type="float">
            <text:p>31,3836216926575</text:p>
          </table:table-cell>
          <table:table-cell table:formula="of:=[.A287]-[.A$2]" office:value-type="float" office:value="28.4998388290405" calcext:value-type="float">
            <text:p>28,4998388290405</text:p>
          </table:table-cell>
          <table:table-cell office:value-type="float" office:value="50" calcext:value-type="float">
            <text:p>50</text:p>
          </table:table-cell>
          <table:table-cell table:formula="of:=[.C287]/100" office:value-type="float" office:value="0.5" calcext:value-type="float">
            <text:p>0,5</text:p>
          </table:table-cell>
          <table:table-cell office:value-type="float" office:value="1.97774011997965" calcext:value-type="float">
            <text:p>1,97774011997965</text:p>
          </table:table-cell>
          <table:table-cell table:formula="of:=[.E287]-[.E$2]" office:value-type="float" office:value="0.519606372266402" calcext:value-type="float">
            <text:p>0,519606372266402</text:p>
          </table:table-cell>
        </table:table-row>
        <table:table-row table:style-name="ro1">
          <table:table-cell office:value-type="float" office:value="31.4836385250092" calcext:value-type="float">
            <text:p>31,4836385250092</text:p>
          </table:table-cell>
          <table:table-cell table:formula="of:=[.A288]-[.A$2]" office:value-type="float" office:value="28.5998556613922" calcext:value-type="float">
            <text:p>28,5998556613922</text:p>
          </table:table-cell>
          <table:table-cell office:value-type="float" office:value="50" calcext:value-type="float">
            <text:p>50</text:p>
          </table:table-cell>
          <table:table-cell table:formula="of:=[.C288]/100" office:value-type="float" office:value="0.5" calcext:value-type="float">
            <text:p>0,5</text:p>
          </table:table-cell>
          <table:table-cell office:value-type="float" office:value="2.01347593289935" calcext:value-type="float">
            <text:p>2,01347593289935</text:p>
          </table:table-cell>
          <table:table-cell table:formula="of:=[.E288]-[.E$2]" office:value-type="float" office:value="0.555342185186102" calcext:value-type="float">
            <text:p>0,555342185186102</text:p>
          </table:table-cell>
        </table:table-row>
        <table:table-row table:style-name="ro1">
          <table:table-cell office:value-type="float" office:value="31.5837364196777" calcext:value-type="float">
            <text:p>31,5837364196777</text:p>
          </table:table-cell>
          <table:table-cell table:formula="of:=[.A289]-[.A$2]" office:value-type="float" office:value="28.6999535560608" calcext:value-type="float">
            <text:p>28,6999535560608</text:p>
          </table:table-cell>
          <table:table-cell office:value-type="float" office:value="50" calcext:value-type="float">
            <text:p>50</text:p>
          </table:table-cell>
          <table:table-cell table:formula="of:=[.C289]/100" office:value-type="float" office:value="0.5" calcext:value-type="float">
            <text:p>0,5</text:p>
          </table:table-cell>
          <table:table-cell office:value-type="float" office:value="2.04963264540658" calcext:value-type="float">
            <text:p>2,04963264540658</text:p>
          </table:table-cell>
          <table:table-cell table:formula="of:=[.E289]-[.E$2]" office:value-type="float" office:value="0.59149889769334" calcext:value-type="float">
            <text:p>0,59149889769334</text:p>
          </table:table-cell>
        </table:table-row>
        <table:table-row table:style-name="ro1">
          <table:table-cell office:value-type="float" office:value="31.6836161613464" calcext:value-type="float">
            <text:p>31,6836161613464</text:p>
          </table:table-cell>
          <table:table-cell table:formula="of:=[.A290]-[.A$2]" office:value-type="float" office:value="28.7998332977295" calcext:value-type="float">
            <text:p>28,7998332977295</text:p>
          </table:table-cell>
          <table:table-cell office:value-type="float" office:value="50" calcext:value-type="float">
            <text:p>50</text:p>
          </table:table-cell>
          <table:table-cell table:formula="of:=[.C290]/100" office:value-type="float" office:value="0.5" calcext:value-type="float">
            <text:p>0,5</text:p>
          </table:table-cell>
          <table:table-cell office:value-type="float" office:value="2.07524879277257" calcext:value-type="float">
            <text:p>2,07524879277257</text:p>
          </table:table-cell>
          <table:table-cell table:formula="of:=[.E290]-[.E$2]" office:value-type="float" office:value="0.617115045059324" calcext:value-type="float">
            <text:p>0,617115045059324</text:p>
          </table:table-cell>
        </table:table-row>
        <table:table-row table:style-name="ro1">
          <table:table-cell office:value-type="float" office:value="31.783673286438" calcext:value-type="float">
            <text:p>31,783673286438</text:p>
          </table:table-cell>
          <table:table-cell table:formula="of:=[.A291]-[.A$2]" office:value-type="float" office:value="28.899890422821" calcext:value-type="float">
            <text:p>28,899890422821</text:p>
          </table:table-cell>
          <table:table-cell office:value-type="float" office:value="50" calcext:value-type="float">
            <text:p>50</text:p>
          </table:table-cell>
          <table:table-cell table:formula="of:=[.C291]/100" office:value-type="float" office:value="0.5" calcext:value-type="float">
            <text:p>0,5</text:p>
          </table:table-cell>
          <table:table-cell office:value-type="float" office:value="2.112662505049" calcext:value-type="float">
            <text:p>2,112662505049</text:p>
          </table:table-cell>
          <table:table-cell table:formula="of:=[.E291]-[.E$2]" office:value-type="float" office:value="0.654528757335759" calcext:value-type="float">
            <text:p>0,654528757335759</text:p>
          </table:table-cell>
        </table:table-row>
        <table:table-row table:style-name="ro1">
          <table:table-cell office:value-type="float" office:value="31.8836884498596" calcext:value-type="float">
            <text:p>31,8836884498596</text:p>
          </table:table-cell>
          <table:table-cell table:formula="of:=[.A292]-[.A$2]" office:value-type="float" office:value="28.9999055862427" calcext:value-type="float">
            <text:p>28,9999055862427</text:p>
          </table:table-cell>
          <table:table-cell office:value-type="float" office:value="50" calcext:value-type="float">
            <text:p>50</text:p>
          </table:table-cell>
          <table:table-cell table:formula="of:=[.C292]/100" office:value-type="float" office:value="0.5" calcext:value-type="float">
            <text:p>0,5</text:p>
          </table:table-cell>
          <table:table-cell office:value-type="float" office:value="2.1519975134458" calcext:value-type="float">
            <text:p>2,1519975134458</text:p>
          </table:table-cell>
          <table:table-cell table:formula="of:=[.E292]-[.E$2]" office:value-type="float" office:value="0.693863765732553" calcext:value-type="float">
            <text:p>0,693863765732553</text:p>
          </table:table-cell>
        </table:table-row>
        <table:table-row table:style-name="ro1">
          <table:table-cell office:value-type="float" office:value="31.9836316108704" calcext:value-type="float">
            <text:p>31,9836316108704</text:p>
          </table:table-cell>
          <table:table-cell table:formula="of:=[.A293]-[.A$2]" office:value-type="float" office:value="29.0998487472534" calcext:value-type="float">
            <text:p>29,0998487472534</text:p>
          </table:table-cell>
          <table:table-cell office:value-type="float" office:value="50" calcext:value-type="float">
            <text:p>50</text:p>
          </table:table-cell>
          <table:table-cell table:formula="of:=[.C293]/100" office:value-type="float" office:value="0.5" calcext:value-type="float">
            <text:p>0,5</text:p>
          </table:table-cell>
          <table:table-cell office:value-type="float" office:value="2.20051624391181" calcext:value-type="float">
            <text:p>2,20051624391181</text:p>
          </table:table-cell>
          <table:table-cell table:formula="of:=[.E293]-[.E$2]" office:value-type="float" office:value="0.74238249619857" calcext:value-type="float">
            <text:p>0,74238249619857</text:p>
          </table:table-cell>
        </table:table-row>
        <table:table-row table:style-name="ro1">
          <table:table-cell office:value-type="float" office:value="32.0837726593018" calcext:value-type="float">
            <text:p>32,0837726593018</text:p>
          </table:table-cell>
          <table:table-cell table:formula="of:=[.A294]-[.A$2]" office:value-type="float" office:value="29.1999897956848" calcext:value-type="float">
            <text:p>29,1999897956848</text:p>
          </table:table-cell>
          <table:table-cell office:value-type="float" office:value="50" calcext:value-type="float">
            <text:p>50</text:p>
          </table:table-cell>
          <table:table-cell table:formula="of:=[.C294]/100" office:value-type="float" office:value="0.5" calcext:value-type="float">
            <text:p>0,5</text:p>
          </table:table-cell>
          <table:table-cell office:value-type="float" office:value="2.23461231289349" calcext:value-type="float">
            <text:p>2,23461231289349</text:p>
          </table:table-cell>
          <table:table-cell table:formula="of:=[.E294]-[.E$2]" office:value-type="float" office:value="0.776478565180242" calcext:value-type="float">
            <text:p>0,776478565180242</text:p>
          </table:table-cell>
        </table:table-row>
        <table:table-row table:style-name="ro1">
          <table:table-cell office:value-type="float" office:value="32.1837439537048" calcext:value-type="float">
            <text:p>32,1837439537048</text:p>
          </table:table-cell>
          <table:table-cell table:formula="of:=[.A295]-[.A$2]" office:value-type="float" office:value="29.2999610900879" calcext:value-type="float">
            <text:p>29,2999610900879</text:p>
          </table:table-cell>
          <table:table-cell office:value-type="float" office:value="50" calcext:value-type="float">
            <text:p>50</text:p>
          </table:table-cell>
          <table:table-cell table:formula="of:=[.C295]/100" office:value-type="float" office:value="0.5" calcext:value-type="float">
            <text:p>0,5</text:p>
          </table:table-cell>
          <table:table-cell office:value-type="float" office:value="2.27132842650255" calcext:value-type="float">
            <text:p>2,27132842650255</text:p>
          </table:table-cell>
          <table:table-cell table:formula="of:=[.E295]-[.E$2]" office:value-type="float" office:value="0.813194678789301" calcext:value-type="float">
            <text:p>0,813194678789301</text:p>
          </table:table-cell>
        </table:table-row>
        <table:table-row table:style-name="ro1">
          <table:table-cell office:value-type="float" office:value="32.2836179733276" calcext:value-type="float">
            <text:p>32,2836179733276</text:p>
          </table:table-cell>
          <table:table-cell table:formula="of:=[.A296]-[.A$2]" office:value-type="float" office:value="29.3998351097107" calcext:value-type="float">
            <text:p>29,3998351097107</text:p>
          </table:table-cell>
          <table:table-cell office:value-type="float" office:value="50" calcext:value-type="float">
            <text:p>50</text:p>
          </table:table-cell>
          <table:table-cell table:formula="of:=[.C296]/100" office:value-type="float" office:value="0.5" calcext:value-type="float">
            <text:p>0,5</text:p>
          </table:table-cell>
          <table:table-cell office:value-type="float" office:value="2.30928966701952" calcext:value-type="float">
            <text:p>2,30928966701952</text:p>
          </table:table-cell>
          <table:table-cell table:formula="of:=[.E296]-[.E$2]" office:value-type="float" office:value="0.851155919306279" calcext:value-type="float">
            <text:p>0,851155919306279</text:p>
          </table:table-cell>
        </table:table-row>
        <table:table-row table:style-name="ro1">
          <table:table-cell office:value-type="float" office:value="32.3836786746979" calcext:value-type="float">
            <text:p>32,3836786746979</text:p>
          </table:table-cell>
          <table:table-cell table:formula="of:=[.A297]-[.A$2]" office:value-type="float" office:value="29.4998958110809" calcext:value-type="float">
            <text:p>29,4998958110809</text:p>
          </table:table-cell>
          <table:table-cell office:value-type="float" office:value="50" calcext:value-type="float">
            <text:p>50</text:p>
          </table:table-cell>
          <table:table-cell table:formula="of:=[.C297]/100" office:value-type="float" office:value="0.5" calcext:value-type="float">
            <text:p>0,5</text:p>
          </table:table-cell>
          <table:table-cell office:value-type="float" office:value="2.36178373347045" calcext:value-type="float">
            <text:p>2,36178373347045</text:p>
          </table:table-cell>
          <table:table-cell table:formula="of:=[.E297]-[.E$2]" office:value-type="float" office:value="0.903649985757207" calcext:value-type="float">
            <text:p>0,903649985757207</text:p>
          </table:table-cell>
        </table:table-row>
        <table:table-row table:style-name="ro1">
          <table:table-cell office:value-type="float" office:value="32.4838151931763" calcext:value-type="float">
            <text:p>32,4838151931763</text:p>
          </table:table-cell>
          <table:table-cell table:formula="of:=[.A298]-[.A$2]" office:value-type="float" office:value="29.6000323295593" calcext:value-type="float">
            <text:p>29,6000323295593</text:p>
          </table:table-cell>
          <table:table-cell office:value-type="float" office:value="50" calcext:value-type="float">
            <text:p>50</text:p>
          </table:table-cell>
          <table:table-cell table:formula="of:=[.C298]/100" office:value-type="float" office:value="0.5" calcext:value-type="float">
            <text:p>0,5</text:p>
          </table:table-cell>
          <table:table-cell office:value-type="float" office:value="2.41972333795278" calcext:value-type="float">
            <text:p>2,41972333795278</text:p>
          </table:table-cell>
          <table:table-cell table:formula="of:=[.E298]-[.E$2]" office:value-type="float" office:value="0.961589590239535" calcext:value-type="float">
            <text:p>0,961589590239535</text:p>
          </table:table-cell>
        </table:table-row>
        <table:table-row table:style-name="ro1">
          <table:table-cell office:value-type="float" office:value="32.5840530395508" calcext:value-type="float">
            <text:p>32,5840530395508</text:p>
          </table:table-cell>
          <table:table-cell table:formula="of:=[.A299]-[.A$2]" office:value-type="float" office:value="29.7002701759338" calcext:value-type="float">
            <text:p>29,7002701759338</text:p>
          </table:table-cell>
          <table:table-cell office:value-type="float" office:value="50" calcext:value-type="float">
            <text:p>50</text:p>
          </table:table-cell>
          <table:table-cell table:formula="of:=[.C299]/100" office:value-type="float" office:value="0.5" calcext:value-type="float">
            <text:p>0,5</text:p>
          </table:table-cell>
          <table:table-cell office:value-type="float" office:value="2.45454629299114" calcext:value-type="float">
            <text:p>2,45454629299114</text:p>
          </table:table-cell>
          <table:table-cell table:formula="of:=[.E299]-[.E$2]" office:value-type="float" office:value="0.996412545277893" calcext:value-type="float">
            <text:p>0,996412545277893</text:p>
          </table:table-cell>
        </table:table-row>
        <table:table-row table:style-name="ro1">
          <table:table-cell office:value-type="float" office:value="32.6837365627289" calcext:value-type="float">
            <text:p>32,6837365627289</text:p>
          </table:table-cell>
          <table:table-cell table:formula="of:=[.A300]-[.A$2]" office:value-type="float" office:value="29.7999536991119" calcext:value-type="float">
            <text:p>29,7999536991119</text:p>
          </table:table-cell>
          <table:table-cell office:value-type="float" office:value="50" calcext:value-type="float">
            <text:p>50</text:p>
          </table:table-cell>
          <table:table-cell table:formula="of:=[.C300]/100" office:value-type="float" office:value="0.5" calcext:value-type="float">
            <text:p>0,5</text:p>
          </table:table-cell>
          <table:table-cell office:value-type="float" office:value="2.49241576133104" calcext:value-type="float">
            <text:p>2,49241576133104</text:p>
          </table:table-cell>
          <table:table-cell table:formula="of:=[.E300]-[.E$2]" office:value-type="float" office:value="1.0342820136178" calcext:value-type="float">
            <text:p>1,0342820136178</text:p>
          </table:table-cell>
        </table:table-row>
        <table:table-row table:style-name="ro1">
          <table:table-cell office:value-type="float" office:value="32.7837927341461" calcext:value-type="float">
            <text:p>32,7837927341461</text:p>
          </table:table-cell>
          <table:table-cell table:formula="of:=[.A301]-[.A$2]" office:value-type="float" office:value="29.9000098705292" calcext:value-type="float">
            <text:p>29,9000098705292</text:p>
          </table:table-cell>
          <table:table-cell office:value-type="float" office:value="-50" calcext:value-type="float">
            <text:p>-50</text:p>
          </table:table-cell>
          <table:table-cell table:formula="of:=[.C301]/100" office:value-type="float" office:value="-0.5" calcext:value-type="float">
            <text:p>-0,5</text:p>
          </table:table-cell>
          <table:table-cell office:value-type="float" office:value="2.5288189088924" calcext:value-type="float">
            <text:p>2,5288189088924</text:p>
          </table:table-cell>
          <table:table-cell table:formula="of:=[.E301]-[.E$2]" office:value-type="float" office:value="1.07068516117915" calcext:value-type="float">
            <text:p>1,07068516117915</text:p>
          </table:table-cell>
        </table:table-row>
        <table:table-row table:style-name="ro1">
          <table:table-cell office:value-type="float" office:value="32.8837671279907" calcext:value-type="float">
            <text:p>32,8837671279907</text:p>
          </table:table-cell>
          <table:table-cell table:formula="of:=[.A302]-[.A$2]" office:value-type="float" office:value="29.9999842643738" calcext:value-type="float">
            <text:p>29,9999842643738</text:p>
          </table:table-cell>
          <table:table-cell office:value-type="float" office:value="-50" calcext:value-type="float">
            <text:p>-50</text:p>
          </table:table-cell>
          <table:table-cell table:formula="of:=[.C302]/100" office:value-type="float" office:value="-0.5" calcext:value-type="float">
            <text:p>-0,5</text:p>
          </table:table-cell>
          <table:table-cell office:value-type="float" office:value="2.5654574318495" calcext:value-type="float">
            <text:p>2,5654574318495</text:p>
          </table:table-cell>
          <table:table-cell table:formula="of:=[.E302]-[.E$2]" office:value-type="float" office:value="1.10732368413626" calcext:value-type="float">
            <text:p>1,10732368413626</text:p>
          </table:table-cell>
        </table:table-row>
        <table:table-row table:style-name="ro1">
          <table:table-cell office:value-type="float" office:value="32.9839949607849" calcext:value-type="float">
            <text:p>32,9839949607849</text:p>
          </table:table-cell>
          <table:table-cell table:formula="of:=[.A303]-[.A$2]" office:value-type="float" office:value="30.100212097168" calcext:value-type="float">
            <text:p>30,100212097168</text:p>
          </table:table-cell>
          <table:table-cell office:value-type="float" office:value="-50" calcext:value-type="float">
            <text:p>-50</text:p>
          </table:table-cell>
          <table:table-cell table:formula="of:=[.C303]/100" office:value-type="float" office:value="-0.5" calcext:value-type="float">
            <text:p>-0,5</text:p>
          </table:table-cell>
          <table:table-cell office:value-type="float" office:value="2.60725677837873" calcext:value-type="float">
            <text:p>2,60725677837873</text:p>
          </table:table-cell>
          <table:table-cell table:formula="of:=[.E303]-[.E$2]" office:value-type="float" office:value="1.14912303066549" calcext:value-type="float">
            <text:p>1,14912303066549</text:p>
          </table:table-cell>
        </table:table-row>
        <table:table-row table:style-name="ro1">
          <table:table-cell office:value-type="float" office:value="33.0839009284973" calcext:value-type="float">
            <text:p>33,0839009284973</text:p>
          </table:table-cell>
          <table:table-cell table:formula="of:=[.A304]-[.A$2]" office:value-type="float" office:value="30.2001180648804" calcext:value-type="float">
            <text:p>30,2001180648804</text:p>
          </table:table-cell>
          <table:table-cell office:value-type="float" office:value="-50" calcext:value-type="float">
            <text:p>-50</text:p>
          </table:table-cell>
          <table:table-cell table:formula="of:=[.C304]/100" office:value-type="float" office:value="-0.5" calcext:value-type="float">
            <text:p>-0,5</text:p>
          </table:table-cell>
          <table:table-cell office:value-type="float" office:value="2.63976060141527" calcext:value-type="float">
            <text:p>2,63976060141527</text:p>
          </table:table-cell>
          <table:table-cell table:formula="of:=[.E304]-[.E$2]" office:value-type="float" office:value="1.18162685370202" calcext:value-type="float">
            <text:p>1,18162685370202</text:p>
          </table:table-cell>
        </table:table-row>
        <table:table-row table:style-name="ro1">
          <table:table-cell office:value-type="float" office:value="33.1836695671082" calcext:value-type="float">
            <text:p>33,1836695671082</text:p>
          </table:table-cell>
          <table:table-cell table:formula="of:=[.A305]-[.A$2]" office:value-type="float" office:value="30.2998867034912" calcext:value-type="float">
            <text:p>30,2998867034912</text:p>
          </table:table-cell>
          <table:table-cell office:value-type="float" office:value="-50" calcext:value-type="float">
            <text:p>-50</text:p>
          </table:table-cell>
          <table:table-cell table:formula="of:=[.C305]/100" office:value-type="float" office:value="-0.5" calcext:value-type="float">
            <text:p>-0,5</text:p>
          </table:table-cell>
          <table:table-cell office:value-type="float" office:value="2.67972534644806" calcext:value-type="float">
            <text:p>2,67972534644806</text:p>
          </table:table-cell>
          <table:table-cell table:formula="of:=[.E305]-[.E$2]" office:value-type="float" office:value="1.22159159873481" calcext:value-type="float">
            <text:p>1,22159159873481</text:p>
          </table:table-cell>
        </table:table-row>
        <table:table-row table:style-name="ro1">
          <table:table-cell office:value-type="float" office:value="33.2839517593384" calcext:value-type="float">
            <text:p>33,2839517593384</text:p>
          </table:table-cell>
          <table:table-cell table:formula="of:=[.A306]-[.A$2]" office:value-type="float" office:value="30.4001688957214" calcext:value-type="float">
            <text:p>30,4001688957214</text:p>
          </table:table-cell>
          <table:table-cell office:value-type="float" office:value="-50" calcext:value-type="float">
            <text:p>-50</text:p>
          </table:table-cell>
          <table:table-cell table:formula="of:=[.C306]/100" office:value-type="float" office:value="-0.5" calcext:value-type="float">
            <text:p>-0,5</text:p>
          </table:table-cell>
          <table:table-cell office:value-type="float" office:value="2.72134392392643" calcext:value-type="float">
            <text:p>2,72134392392643</text:p>
          </table:table-cell>
          <table:table-cell table:formula="of:=[.E306]-[.E$2]" office:value-type="float" office:value="1.26321017621319" calcext:value-type="float">
            <text:p>1,26321017621319</text:p>
          </table:table-cell>
        </table:table-row>
        <table:table-row table:style-name="ro1">
          <table:table-cell office:value-type="float" office:value="33.3837480545044" calcext:value-type="float">
            <text:p>33,3837480545044</text:p>
          </table:table-cell>
          <table:table-cell table:formula="of:=[.A307]-[.A$2]" office:value-type="float" office:value="30.4999651908875" calcext:value-type="float">
            <text:p>30,4999651908875</text:p>
          </table:table-cell>
          <table:table-cell office:value-type="float" office:value="-50" calcext:value-type="float">
            <text:p>-50</text:p>
          </table:table-cell>
          <table:table-cell table:formula="of:=[.C307]/100" office:value-type="float" office:value="-0.5" calcext:value-type="float">
            <text:p>-0,5</text:p>
          </table:table-cell>
          <table:table-cell office:value-type="float" office:value="2.76049940511291" calcext:value-type="float">
            <text:p>2,76049940511291</text:p>
          </table:table-cell>
          <table:table-cell table:formula="of:=[.E307]-[.E$2]" office:value-type="float" office:value="1.30236565739967" calcext:value-type="float">
            <text:p>1,30236565739967</text:p>
          </table:table-cell>
        </table:table-row>
        <table:table-row table:style-name="ro1">
          <table:table-cell office:value-type="float" office:value="33.4838421344757" calcext:value-type="float">
            <text:p>33,4838421344757</text:p>
          </table:table-cell>
          <table:table-cell table:formula="of:=[.A308]-[.A$2]" office:value-type="float" office:value="30.6000592708588" calcext:value-type="float">
            <text:p>30,6000592708588</text:p>
          </table:table-cell>
          <table:table-cell office:value-type="float" office:value="-50" calcext:value-type="float">
            <text:p>-50</text:p>
          </table:table-cell>
          <table:table-cell table:formula="of:=[.C308]/100" office:value-type="float" office:value="-0.5" calcext:value-type="float">
            <text:p>-0,5</text:p>
          </table:table-cell>
          <table:table-cell office:value-type="float" office:value="2.80125300513563" calcext:value-type="float">
            <text:p>2,80125300513563</text:p>
          </table:table-cell>
          <table:table-cell table:formula="of:=[.E308]-[.E$2]" office:value-type="float" office:value="1.34311925742238" calcext:value-type="float">
            <text:p>1,34311925742238</text:p>
          </table:table-cell>
        </table:table-row>
        <table:table-row table:style-name="ro1">
          <table:table-cell office:value-type="float" office:value="33.5837941169739" calcext:value-type="float">
            <text:p>33,5837941169739</text:p>
          </table:table-cell>
          <table:table-cell table:formula="of:=[.A309]-[.A$2]" office:value-type="float" office:value="30.7000112533569" calcext:value-type="float">
            <text:p>30,7000112533569</text:p>
          </table:table-cell>
          <table:table-cell office:value-type="float" office:value="-50" calcext:value-type="float">
            <text:p>-50</text:p>
          </table:table-cell>
          <table:table-cell table:formula="of:=[.C309]/100" office:value-type="float" office:value="-0.5" calcext:value-type="float">
            <text:p>-0,5</text:p>
          </table:table-cell>
          <table:table-cell office:value-type="float" office:value="2.84280022029271" calcext:value-type="float">
            <text:p>2,84280022029271</text:p>
          </table:table-cell>
          <table:table-cell table:formula="of:=[.E309]-[.E$2]" office:value-type="float" office:value="1.38466647257947" calcext:value-type="float">
            <text:p>1,38466647257947</text:p>
          </table:table-cell>
        </table:table-row>
        <table:table-row table:style-name="ro1">
          <table:table-cell office:value-type="float" office:value="33.6838095188141" calcext:value-type="float">
            <text:p>33,6838095188141</text:p>
          </table:table-cell>
          <table:table-cell table:formula="of:=[.A310]-[.A$2]" office:value-type="float" office:value="30.8000266551971" calcext:value-type="float">
            <text:p>30,8000266551971</text:p>
          </table:table-cell>
          <table:table-cell office:value-type="float" office:value="-50" calcext:value-type="float">
            <text:p>-50</text:p>
          </table:table-cell>
          <table:table-cell table:formula="of:=[.C310]/100" office:value-type="float" office:value="-0.5" calcext:value-type="float">
            <text:p>-0,5</text:p>
          </table:table-cell>
          <table:table-cell office:value-type="float" office:value="2.88476933985435" calcext:value-type="float">
            <text:p>2,88476933985435</text:p>
          </table:table-cell>
          <table:table-cell table:formula="of:=[.E310]-[.E$2]" office:value-type="float" office:value="1.4266355921411" calcext:value-type="float">
            <text:p>1,4266355921411</text:p>
          </table:table-cell>
        </table:table-row>
        <table:table-row table:style-name="ro1">
          <table:table-cell office:value-type="float" office:value="33.783723115921" calcext:value-type="float">
            <text:p>33,783723115921</text:p>
          </table:table-cell>
          <table:table-cell table:formula="of:=[.A311]-[.A$2]" office:value-type="float" office:value="30.8999402523041" calcext:value-type="float">
            <text:p>30,8999402523041</text:p>
          </table:table-cell>
          <table:table-cell office:value-type="float" office:value="-50" calcext:value-type="float">
            <text:p>-50</text:p>
          </table:table-cell>
          <table:table-cell table:formula="of:=[.C311]/100" office:value-type="float" office:value="-0.5" calcext:value-type="float">
            <text:p>-0,5</text:p>
          </table:table-cell>
          <table:table-cell office:value-type="float" office:value="2.92622955037998" calcext:value-type="float">
            <text:p>2,92622955037998</text:p>
          </table:table-cell>
          <table:table-cell table:formula="of:=[.E311]-[.E$2]" office:value-type="float" office:value="1.46809580266674" calcext:value-type="float">
            <text:p>1,46809580266674</text:p>
          </table:table-cell>
        </table:table-row>
        <table:table-row table:style-name="ro1">
          <table:table-cell office:value-type="float" office:value="33.883820772171" calcext:value-type="float">
            <text:p>33,883820772171</text:p>
          </table:table-cell>
          <table:table-cell table:formula="of:=[.A312]-[.A$2]" office:value-type="float" office:value="31.0000379085541" calcext:value-type="float">
            <text:p>31,0000379085541</text:p>
          </table:table-cell>
          <table:table-cell office:value-type="float" office:value="-50" calcext:value-type="float">
            <text:p>-50</text:p>
          </table:table-cell>
          <table:table-cell table:formula="of:=[.C312]/100" office:value-type="float" office:value="-0.5" calcext:value-type="float">
            <text:p>-0,5</text:p>
          </table:table-cell>
          <table:table-cell office:value-type="float" office:value="2.96644076173804" calcext:value-type="float">
            <text:p>2,96644076173804</text:p>
          </table:table-cell>
          <table:table-cell table:formula="of:=[.E312]-[.E$2]" office:value-type="float" office:value="1.50830701402479" calcext:value-type="float">
            <text:p>1,50830701402479</text:p>
          </table:table-cell>
        </table:table-row>
        <table:table-row table:style-name="ro1">
          <table:table-cell office:value-type="float" office:value="33.9837749004364" calcext:value-type="float">
            <text:p>33,9837749004364</text:p>
          </table:table-cell>
          <table:table-cell table:formula="of:=[.A313]-[.A$2]" office:value-type="float" office:value="31.0999920368195" calcext:value-type="float">
            <text:p>31,0999920368195</text:p>
          </table:table-cell>
          <table:table-cell office:value-type="float" office:value="-50" calcext:value-type="float">
            <text:p>-50</text:p>
          </table:table-cell>
          <table:table-cell table:formula="of:=[.C313]/100" office:value-type="float" office:value="-0.5" calcext:value-type="float">
            <text:p>-0,5</text:p>
          </table:table-cell>
          <table:table-cell office:value-type="float" office:value="3.00965819580104" calcext:value-type="float">
            <text:p>3,00965819580104</text:p>
          </table:table-cell>
          <table:table-cell table:formula="of:=[.E313]-[.E$2]" office:value-type="float" office:value="1.5515244480878" calcext:value-type="float">
            <text:p>1,5515244480878</text:p>
          </table:table-cell>
        </table:table-row>
        <table:table-row table:style-name="ro1">
          <table:table-cell office:value-type="float" office:value="34.0838327407837" calcext:value-type="float">
            <text:p>34,0838327407837</text:p>
          </table:table-cell>
          <table:table-cell table:formula="of:=[.A314]-[.A$2]" office:value-type="float" office:value="31.2000498771667" calcext:value-type="float">
            <text:p>31,2000498771667</text:p>
          </table:table-cell>
          <table:table-cell office:value-type="float" office:value="-50" calcext:value-type="float">
            <text:p>-50</text:p>
          </table:table-cell>
          <table:table-cell table:formula="of:=[.C314]/100" office:value-type="float" office:value="-0.5" calcext:value-type="float">
            <text:p>-0,5</text:p>
          </table:table-cell>
          <table:table-cell office:value-type="float" office:value="3.05828447198547" calcext:value-type="float">
            <text:p>3,05828447198547</text:p>
          </table:table-cell>
          <table:table-cell table:formula="of:=[.E314]-[.E$2]" office:value-type="float" office:value="1.60015072427223" calcext:value-type="float">
            <text:p>1,60015072427223</text:p>
          </table:table-cell>
        </table:table-row>
        <table:table-row table:style-name="ro1">
          <table:table-cell office:value-type="float" office:value="34.1838319301605" calcext:value-type="float">
            <text:p>34,1838319301605</text:p>
          </table:table-cell>
          <table:table-cell table:formula="of:=[.A315]-[.A$2]" office:value-type="float" office:value="31.3000490665436" calcext:value-type="float">
            <text:p>31,3000490665436</text:p>
          </table:table-cell>
          <table:table-cell office:value-type="float" office:value="-50" calcext:value-type="float">
            <text:p>-50</text:p>
          </table:table-cell>
          <table:table-cell table:formula="of:=[.C315]/100" office:value-type="float" office:value="-0.5" calcext:value-type="float">
            <text:p>-0,5</text:p>
          </table:table-cell>
          <table:table-cell office:value-type="float" office:value="3.09611255592685" calcext:value-type="float">
            <text:p>3,09611255592685</text:p>
          </table:table-cell>
          <table:table-cell table:formula="of:=[.E315]-[.E$2]" office:value-type="float" office:value="1.63797880821361" calcext:value-type="float">
            <text:p>1,63797880821361</text:p>
          </table:table-cell>
        </table:table-row>
        <table:table-row table:style-name="ro1">
          <table:table-cell office:value-type="float" office:value="34.2838363647461" calcext:value-type="float">
            <text:p>34,2838363647461</text:p>
          </table:table-cell>
          <table:table-cell table:formula="of:=[.A316]-[.A$2]" office:value-type="float" office:value="31.4000535011292" calcext:value-type="float">
            <text:p>31,4000535011292</text:p>
          </table:table-cell>
          <table:table-cell office:value-type="float" office:value="-50" calcext:value-type="float">
            <text:p>-50</text:p>
          </table:table-cell>
          <table:table-cell table:formula="of:=[.C316]/100" office:value-type="float" office:value="-0.5" calcext:value-type="float">
            <text:p>-0,5</text:p>
          </table:table-cell>
          <table:table-cell office:value-type="float" office:value="3.13360984835825" calcext:value-type="float">
            <text:p>3,13360984835825</text:p>
          </table:table-cell>
          <table:table-cell table:formula="of:=[.E316]-[.E$2]" office:value-type="float" office:value="1.675476100645" calcext:value-type="float">
            <text:p>1,675476100645</text:p>
          </table:table-cell>
        </table:table-row>
        <table:table-row table:style-name="ro1">
          <table:table-cell office:value-type="float" office:value="34.3838467597961" calcext:value-type="float">
            <text:p>34,3838467597961</text:p>
          </table:table-cell>
          <table:table-cell table:formula="of:=[.A317]-[.A$2]" office:value-type="float" office:value="31.5000638961792" calcext:value-type="float">
            <text:p>31,5000638961792</text:p>
          </table:table-cell>
          <table:table-cell office:value-type="float" office:value="-50" calcext:value-type="float">
            <text:p>-50</text:p>
          </table:table-cell>
          <table:table-cell table:formula="of:=[.C317]/100" office:value-type="float" office:value="-0.5" calcext:value-type="float">
            <text:p>-0,5</text:p>
          </table:table-cell>
          <table:table-cell office:value-type="float" office:value="3.16899843914786" calcext:value-type="float">
            <text:p>3,16899843914786</text:p>
          </table:table-cell>
          <table:table-cell table:formula="of:=[.E317]-[.E$2]" office:value-type="float" office:value="1.71086469143462" calcext:value-type="float">
            <text:p>1,71086469143462</text:p>
          </table:table-cell>
        </table:table-row>
        <table:table-row table:style-name="ro1">
          <table:table-cell office:value-type="float" office:value="34.4838001728058" calcext:value-type="float">
            <text:p>34,4838001728058</text:p>
          </table:table-cell>
          <table:table-cell table:formula="of:=[.A318]-[.A$2]" office:value-type="float" office:value="31.6000173091888" calcext:value-type="float">
            <text:p>31,6000173091888</text:p>
          </table:table-cell>
          <table:table-cell office:value-type="float" office:value="-50" calcext:value-type="float">
            <text:p>-50</text:p>
          </table:table-cell>
          <table:table-cell table:formula="of:=[.C318]/100" office:value-type="float" office:value="-0.5" calcext:value-type="float">
            <text:p>-0,5</text:p>
          </table:table-cell>
          <table:table-cell office:value-type="float" office:value="3.2015111752435" calcext:value-type="float">
            <text:p>3,2015111752435</text:p>
          </table:table-cell>
          <table:table-cell table:formula="of:=[.E318]-[.E$2]" office:value-type="float" office:value="1.74337742753026" calcext:value-type="float">
            <text:p>1,74337742753026</text:p>
          </table:table-cell>
        </table:table-row>
        <table:table-row table:style-name="ro1">
          <table:table-cell office:value-type="float" office:value="34.583930015564" calcext:value-type="float">
            <text:p>34,583930015564</text:p>
          </table:table-cell>
          <table:table-cell table:formula="of:=[.A319]-[.A$2]" office:value-type="float" office:value="31.700147151947" calcext:value-type="float">
            <text:p>31,700147151947</text:p>
          </table:table-cell>
          <table:table-cell office:value-type="float" office:value="-50" calcext:value-type="float">
            <text:p>-50</text:p>
          </table:table-cell>
          <table:table-cell table:formula="of:=[.C319]/100" office:value-type="float" office:value="-0.5" calcext:value-type="float">
            <text:p>-0,5</text:p>
          </table:table-cell>
          <table:table-cell office:value-type="float" office:value="3.23503744672701" calcext:value-type="float">
            <text:p>3,23503744672701</text:p>
          </table:table-cell>
          <table:table-cell table:formula="of:=[.E319]-[.E$2]" office:value-type="float" office:value="1.77690369901377" calcext:value-type="float">
            <text:p>1,77690369901377</text:p>
          </table:table-cell>
        </table:table-row>
        <table:table-row table:style-name="ro1">
          <table:table-cell office:value-type="float" office:value="34.6838564872742" calcext:value-type="float">
            <text:p>34,6838564872742</text:p>
          </table:table-cell>
          <table:table-cell table:formula="of:=[.A320]-[.A$2]" office:value-type="float" office:value="31.8000736236572" calcext:value-type="float">
            <text:p>31,8000736236572</text:p>
          </table:table-cell>
          <table:table-cell office:value-type="float" office:value="-50" calcext:value-type="float">
            <text:p>-50</text:p>
          </table:table-cell>
          <table:table-cell table:formula="of:=[.C320]/100" office:value-type="float" office:value="-0.5" calcext:value-type="float">
            <text:p>-0,5</text:p>
          </table:table-cell>
          <table:table-cell office:value-type="float" office:value="3.26585019345734" calcext:value-type="float">
            <text:p>3,26585019345734</text:p>
          </table:table-cell>
          <table:table-cell table:formula="of:=[.E320]-[.E$2]" office:value-type="float" office:value="1.8077164457441" calcext:value-type="float">
            <text:p>1,8077164457441</text:p>
          </table:table-cell>
        </table:table-row>
        <table:table-row table:style-name="ro1">
          <table:table-cell office:value-type="float" office:value="34.7837717533112" calcext:value-type="float">
            <text:p>34,7837717533112</text:p>
          </table:table-cell>
          <table:table-cell table:formula="of:=[.A321]-[.A$2]" office:value-type="float" office:value="31.8999888896942" calcext:value-type="float">
            <text:p>31,8999888896942</text:p>
          </table:table-cell>
          <table:table-cell office:value-type="float" office:value="-50" calcext:value-type="float">
            <text:p>-50</text:p>
          </table:table-cell>
          <table:table-cell table:formula="of:=[.C321]/100" office:value-type="float" office:value="-0.5" calcext:value-type="float">
            <text:p>-0,5</text:p>
          </table:table-cell>
          <table:table-cell office:value-type="float" office:value="3.32332887866224" calcext:value-type="float">
            <text:p>3,32332887866224</text:p>
          </table:table-cell>
          <table:table-cell table:formula="of:=[.E321]-[.E$2]" office:value-type="float" office:value="1.865195130949" calcext:value-type="float">
            <text:p>1,865195130949</text:p>
          </table:table-cell>
        </table:table-row>
        <table:table-row table:style-name="ro1">
          <table:table-cell office:value-type="float" office:value="34.8841407299042" calcext:value-type="float">
            <text:p>34,8841407299042</text:p>
          </table:table-cell>
          <table:table-cell table:formula="of:=[.A322]-[.A$2]" office:value-type="float" office:value="32.0003578662872" calcext:value-type="float">
            <text:p>32,0003578662872</text:p>
          </table:table-cell>
          <table:table-cell office:value-type="float" office:value="-50" calcext:value-type="float">
            <text:p>-50</text:p>
          </table:table-cell>
          <table:table-cell table:formula="of:=[.C322]/100" office:value-type="float" office:value="-0.5" calcext:value-type="float">
            <text:p>-0,5</text:p>
          </table:table-cell>
          <table:table-cell office:value-type="float" office:value="3.34563562000162" calcext:value-type="float">
            <text:p>3,34563562000162</text:p>
          </table:table-cell>
          <table:table-cell table:formula="of:=[.E322]-[.E$2]" office:value-type="float" office:value="1.88750187228838" calcext:value-type="float">
            <text:p>1,88750187228838</text:p>
          </table:table-cell>
        </table:table-row>
        <table:table-row table:style-name="ro1">
          <table:table-cell office:value-type="float" office:value="34.9839670658112" calcext:value-type="float">
            <text:p>34,9839670658112</text:p>
          </table:table-cell>
          <table:table-cell table:formula="of:=[.A323]-[.A$2]" office:value-type="float" office:value="32.1001842021942" calcext:value-type="float">
            <text:p>32,1001842021942</text:p>
          </table:table-cell>
          <table:table-cell office:value-type="float" office:value="-50" calcext:value-type="float">
            <text:p>-50</text:p>
          </table:table-cell>
          <table:table-cell table:formula="of:=[.C323]/100" office:value-type="float" office:value="-0.5" calcext:value-type="float">
            <text:p>-0,5</text:p>
          </table:table-cell>
          <table:table-cell office:value-type="float" office:value="3.38271105128452" calcext:value-type="float">
            <text:p>3,38271105128452</text:p>
          </table:table-cell>
          <table:table-cell table:formula="of:=[.E323]-[.E$2]" office:value-type="float" office:value="1.92457730357128" calcext:value-type="float">
            <text:p>1,92457730357128</text:p>
          </table:table-cell>
        </table:table-row>
        <table:table-row table:style-name="ro1">
          <table:table-cell office:value-type="float" office:value="35.0837788581848" calcext:value-type="float">
            <text:p>35,0837788581848</text:p>
          </table:table-cell>
          <table:table-cell table:formula="of:=[.A324]-[.A$2]" office:value-type="float" office:value="32.1999959945679" calcext:value-type="float">
            <text:p>32,1999959945679</text:p>
          </table:table-cell>
          <table:table-cell office:value-type="float" office:value="-50" calcext:value-type="float">
            <text:p>-50</text:p>
          </table:table-cell>
          <table:table-cell table:formula="of:=[.C324]/100" office:value-type="float" office:value="-0.5" calcext:value-type="float">
            <text:p>-0,5</text:p>
          </table:table-cell>
          <table:table-cell office:value-type="float" office:value="3.45128420148329" calcext:value-type="float">
            <text:p>3,45128420148329</text:p>
          </table:table-cell>
          <table:table-cell table:formula="of:=[.E324]-[.E$2]" office:value-type="float" office:value="1.99315045377005" calcext:value-type="float">
            <text:p>1,99315045377005</text:p>
          </table:table-cell>
        </table:table-row>
        <table:table-row table:style-name="ro1">
          <table:table-cell office:value-type="float" office:value="35.1836905479431" calcext:value-type="float">
            <text:p>35,1836905479431</text:p>
          </table:table-cell>
          <table:table-cell table:formula="of:=[.A325]-[.A$2]" office:value-type="float" office:value="32.2999076843262" calcext:value-type="float">
            <text:p>32,2999076843262</text:p>
          </table:table-cell>
          <table:table-cell office:value-type="float" office:value="-50" calcext:value-type="float">
            <text:p>-50</text:p>
          </table:table-cell>
          <table:table-cell table:formula="of:=[.C325]/100" office:value-type="float" office:value="-0.5" calcext:value-type="float">
            <text:p>-0,5</text:p>
          </table:table-cell>
          <table:table-cell office:value-type="float" office:value="3.46616762049872" calcext:value-type="float">
            <text:p>3,46616762049872</text:p>
          </table:table-cell>
          <table:table-cell table:formula="of:=[.E325]-[.E$2]" office:value-type="float" office:value="2.00803387278548" calcext:value-type="float">
            <text:p>2,00803387278548</text:p>
          </table:table-cell>
        </table:table-row>
        <table:table-row table:style-name="ro1">
          <table:table-cell office:value-type="float" office:value="35.2838752269745" calcext:value-type="float">
            <text:p>35,2838752269745</text:p>
          </table:table-cell>
          <table:table-cell table:formula="of:=[.A326]-[.A$2]" office:value-type="float" office:value="32.4000923633575" calcext:value-type="float">
            <text:p>32,4000923633575</text:p>
          </table:table-cell>
          <table:table-cell office:value-type="float" office:value="-50" calcext:value-type="float">
            <text:p>-50</text:p>
          </table:table-cell>
          <table:table-cell table:formula="of:=[.C326]/100" office:value-type="float" office:value="-0.5" calcext:value-type="float">
            <text:p>-0,5</text:p>
          </table:table-cell>
          <table:table-cell office:value-type="float" office:value="3.48855869075945" calcext:value-type="float">
            <text:p>3,48855869075945</text:p>
          </table:table-cell>
          <table:table-cell table:formula="of:=[.E326]-[.E$2]" office:value-type="float" office:value="2.03042494304621" calcext:value-type="float">
            <text:p>2,03042494304621</text:p>
          </table:table-cell>
        </table:table-row>
        <table:table-row table:style-name="ro1">
          <table:table-cell office:value-type="float" office:value="35.3838126659393" calcext:value-type="float">
            <text:p>35,3838126659393</text:p>
          </table:table-cell>
          <table:table-cell table:formula="of:=[.A327]-[.A$2]" office:value-type="float" office:value="32.5000298023224" calcext:value-type="float">
            <text:p>32,5000298023224</text:p>
          </table:table-cell>
          <table:table-cell office:value-type="float" office:value="-50" calcext:value-type="float">
            <text:p>-50</text:p>
          </table:table-cell>
          <table:table-cell table:formula="of:=[.C327]/100" office:value-type="float" office:value="-0.5" calcext:value-type="float">
            <text:p>-0,5</text:p>
          </table:table-cell>
          <table:table-cell office:value-type="float" office:value="3.50920275128207" calcext:value-type="float">
            <text:p>3,50920275128207</text:p>
          </table:table-cell>
          <table:table-cell table:formula="of:=[.E327]-[.E$2]" office:value-type="float" office:value="2.05106900356882" calcext:value-type="float">
            <text:p>2,05106900356882</text:p>
          </table:table-cell>
        </table:table-row>
        <table:table-row table:style-name="ro1">
          <table:table-cell office:value-type="float" office:value="35.4838213920593" calcext:value-type="float">
            <text:p>35,4838213920593</text:p>
          </table:table-cell>
          <table:table-cell table:formula="of:=[.A328]-[.A$2]" office:value-type="float" office:value="32.6000385284424" calcext:value-type="float">
            <text:p>32,6000385284424</text:p>
          </table:table-cell>
          <table:table-cell office:value-type="float" office:value="-50" calcext:value-type="float">
            <text:p>-50</text:p>
          </table:table-cell>
          <table:table-cell table:formula="of:=[.C328]/100" office:value-type="float" office:value="-0.5" calcext:value-type="float">
            <text:p>-0,5</text:p>
          </table:table-cell>
          <table:table-cell office:value-type="float" office:value="3.52770330257177" calcext:value-type="float">
            <text:p>3,52770330257177</text:p>
          </table:table-cell>
          <table:table-cell table:formula="of:=[.E328]-[.E$2]" office:value-type="float" office:value="2.06956955485853" calcext:value-type="float">
            <text:p>2,06956955485853</text:p>
          </table:table-cell>
        </table:table-row>
        <table:table-row table:style-name="ro1">
          <table:table-cell office:value-type="float" office:value="35.583943605423" calcext:value-type="float">
            <text:p>35,583943605423</text:p>
          </table:table-cell>
          <table:table-cell table:formula="of:=[.A329]-[.A$2]" office:value-type="float" office:value="32.700160741806" calcext:value-type="float">
            <text:p>32,700160741806</text:p>
          </table:table-cell>
          <table:table-cell office:value-type="float" office:value="-50" calcext:value-type="float">
            <text:p>-50</text:p>
          </table:table-cell>
          <table:table-cell table:formula="of:=[.C329]/100" office:value-type="float" office:value="-0.5" calcext:value-type="float">
            <text:p>-0,5</text:p>
          </table:table-cell>
          <table:table-cell office:value-type="float" office:value="3.54874466332871" calcext:value-type="float">
            <text:p>3,54874466332871</text:p>
          </table:table-cell>
          <table:table-cell table:formula="of:=[.E329]-[.E$2]" office:value-type="float" office:value="2.09061091561547" calcext:value-type="float">
            <text:p>2,09061091561547</text:p>
          </table:table-cell>
        </table:table-row>
        <table:table-row table:style-name="ro1">
          <table:table-cell office:value-type="float" office:value="35.6838135719299" calcext:value-type="float">
            <text:p>35,6838135719299</text:p>
          </table:table-cell>
          <table:table-cell table:formula="of:=[.A330]-[.A$2]" office:value-type="float" office:value="32.800030708313" calcext:value-type="float">
            <text:p>32,800030708313</text:p>
          </table:table-cell>
          <table:table-cell office:value-type="float" office:value="-50" calcext:value-type="float">
            <text:p>-50</text:p>
          </table:table-cell>
          <table:table-cell table:formula="of:=[.C330]/100" office:value-type="float" office:value="-0.5" calcext:value-type="float">
            <text:p>-0,5</text:p>
          </table:table-cell>
          <table:table-cell office:value-type="float" office:value="3.56624216269974" calcext:value-type="float">
            <text:p>3,56624216269974</text:p>
          </table:table-cell>
          <table:table-cell table:formula="of:=[.E330]-[.E$2]" office:value-type="float" office:value="2.1081084149865" calcext:value-type="float">
            <text:p>2,1081084149865</text:p>
          </table:table-cell>
        </table:table-row>
        <table:table-row table:style-name="ro1">
          <table:table-cell office:value-type="float" office:value="35.7837419509888" calcext:value-type="float">
            <text:p>35,7837419509888</text:p>
          </table:table-cell>
          <table:table-cell table:formula="of:=[.A331]-[.A$2]" office:value-type="float" office:value="32.8999590873718" calcext:value-type="float">
            <text:p>32,8999590873718</text:p>
          </table:table-cell>
          <table:table-cell office:value-type="float" office:value="-50" calcext:value-type="float">
            <text:p>-50</text:p>
          </table:table-cell>
          <table:table-cell table:formula="of:=[.C331]/100" office:value-type="float" office:value="-0.5" calcext:value-type="float">
            <text:p>-0,5</text:p>
          </table:table-cell>
          <table:table-cell office:value-type="float" office:value="3.58245521633039" calcext:value-type="float">
            <text:p>3,58245521633039</text:p>
          </table:table-cell>
          <table:table-cell table:formula="of:=[.E331]-[.E$2]" office:value-type="float" office:value="2.12432146861715" calcext:value-type="float">
            <text:p>2,12432146861715</text:p>
          </table:table-cell>
        </table:table-row>
        <table:table-row table:style-name="ro1">
          <table:table-cell office:value-type="float" office:value="35.8839316368103" calcext:value-type="float">
            <text:p>35,8839316368103</text:p>
          </table:table-cell>
          <table:table-cell table:formula="of:=[.A332]-[.A$2]" office:value-type="float" office:value="33.0001487731934" calcext:value-type="float">
            <text:p>33,0001487731934</text:p>
          </table:table-cell>
          <table:table-cell office:value-type="float" office:value="-50" calcext:value-type="float">
            <text:p>-50</text:p>
          </table:table-cell>
          <table:table-cell table:formula="of:=[.C332]/100" office:value-type="float" office:value="-0.5" calcext:value-type="float">
            <text:p>-0,5</text:p>
          </table:table-cell>
          <table:table-cell office:value-type="float" office:value="3.59930709975089" calcext:value-type="float">
            <text:p>3,59930709975089</text:p>
          </table:table-cell>
          <table:table-cell table:formula="of:=[.E332]-[.E$2]" office:value-type="float" office:value="2.14117335203765" calcext:value-type="float">
            <text:p>2,14117335203765</text:p>
          </table:table-cell>
        </table:table-row>
        <table:table-row table:style-name="ro1">
          <table:table-cell office:value-type="float" office:value="35.9839506149292" calcext:value-type="float">
            <text:p>35,9839506149292</text:p>
          </table:table-cell>
          <table:table-cell table:formula="of:=[.A333]-[.A$2]" office:value-type="float" office:value="33.1001677513123" calcext:value-type="float">
            <text:p>33,1001677513123</text:p>
          </table:table-cell>
          <table:table-cell office:value-type="float" office:value="-50" calcext:value-type="float">
            <text:p>-50</text:p>
          </table:table-cell>
          <table:table-cell table:formula="of:=[.C333]/100" office:value-type="float" office:value="-0.5" calcext:value-type="float">
            <text:p>-0,5</text:p>
          </table:table-cell>
          <table:table-cell office:value-type="float" office:value="3.61311493673239" calcext:value-type="float">
            <text:p>3,61311493673239</text:p>
          </table:table-cell>
          <table:table-cell table:formula="of:=[.E333]-[.E$2]" office:value-type="float" office:value="2.15498118901915" calcext:value-type="float">
            <text:p>2,15498118901915</text:p>
          </table:table-cell>
        </table:table-row>
        <table:table-row table:style-name="ro1">
          <table:table-cell office:value-type="float" office:value="36.0838260650635" calcext:value-type="float">
            <text:p>36,0838260650635</text:p>
          </table:table-cell>
          <table:table-cell table:formula="of:=[.A334]-[.A$2]" office:value-type="float" office:value="33.2000432014465" calcext:value-type="float">
            <text:p>33,2000432014465</text:p>
          </table:table-cell>
          <table:table-cell office:value-type="float" office:value="-50" calcext:value-type="float">
            <text:p>-50</text:p>
          </table:table-cell>
          <table:table-cell table:formula="of:=[.C334]/100" office:value-type="float" office:value="-0.5" calcext:value-type="float">
            <text:p>-0,5</text:p>
          </table:table-cell>
          <table:table-cell office:value-type="float" office:value="3.61299793516809" calcext:value-type="float">
            <text:p>3,61299793516809</text:p>
          </table:table-cell>
          <table:table-cell table:formula="of:=[.E334]-[.E$2]" office:value-type="float" office:value="2.15486418745484" calcext:value-type="float">
            <text:p>2,15486418745484</text:p>
          </table:table-cell>
        </table:table-row>
        <table:table-row table:style-name="ro1">
          <table:table-cell office:value-type="float" office:value="36.1839430332184" calcext:value-type="float">
            <text:p>36,1839430332184</text:p>
          </table:table-cell>
          <table:table-cell table:formula="of:=[.A335]-[.A$2]" office:value-type="float" office:value="33.3001601696014" calcext:value-type="float">
            <text:p>33,3001601696014</text:p>
          </table:table-cell>
          <table:table-cell office:value-type="float" office:value="-50" calcext:value-type="float">
            <text:p>-50</text:p>
          </table:table-cell>
          <table:table-cell table:formula="of:=[.C335]/100" office:value-type="float" office:value="-0.5" calcext:value-type="float">
            <text:p>-0,5</text:p>
          </table:table-cell>
          <table:table-cell office:value-type="float" office:value="3.63327758356563" calcext:value-type="float">
            <text:p>3,63327758356563</text:p>
          </table:table-cell>
          <table:table-cell table:formula="of:=[.E335]-[.E$2]" office:value-type="float" office:value="2.17514383585239" calcext:value-type="float">
            <text:p>2,17514383585239</text:p>
          </table:table-cell>
        </table:table-row>
        <table:table-row table:style-name="ro1">
          <table:table-cell office:value-type="float" office:value="36.283971786499" calcext:value-type="float">
            <text:p>36,283971786499</text:p>
          </table:table-cell>
          <table:table-cell table:formula="of:=[.A336]-[.A$2]" office:value-type="float" office:value="33.4001889228821" calcext:value-type="float">
            <text:p>33,4001889228821</text:p>
          </table:table-cell>
          <table:table-cell office:value-type="float" office:value="-50" calcext:value-type="float">
            <text:p>-50</text:p>
          </table:table-cell>
          <table:table-cell table:formula="of:=[.C336]/100" office:value-type="float" office:value="-0.5" calcext:value-type="float">
            <text:p>-0,5</text:p>
          </table:table-cell>
          <table:table-cell office:value-type="float" office:value="3.64112841081399" calcext:value-type="float">
            <text:p>3,64112841081399</text:p>
          </table:table-cell>
          <table:table-cell table:formula="of:=[.E336]-[.E$2]" office:value-type="float" office:value="2.18299466310075" calcext:value-type="float">
            <text:p>2,18299466310075</text:p>
          </table:table-cell>
        </table:table-row>
        <table:table-row table:style-name="ro1">
          <table:table-cell office:value-type="float" office:value="36.3838279247284" calcext:value-type="float">
            <text:p>36,3838279247284</text:p>
          </table:table-cell>
          <table:table-cell table:formula="of:=[.A337]-[.A$2]" office:value-type="float" office:value="33.5000450611115" calcext:value-type="float">
            <text:p>33,5000450611115</text:p>
          </table:table-cell>
          <table:table-cell office:value-type="float" office:value="-50" calcext:value-type="float">
            <text:p>-50</text:p>
          </table:table-cell>
          <table:table-cell table:formula="of:=[.C337]/100" office:value-type="float" office:value="-0.5" calcext:value-type="float">
            <text:p>-0,5</text:p>
          </table:table-cell>
          <table:table-cell office:value-type="float" office:value="3.64036502333745" calcext:value-type="float">
            <text:p>3,64036502333745</text:p>
          </table:table-cell>
          <table:table-cell table:formula="of:=[.E337]-[.E$2]" office:value-type="float" office:value="2.18223127562421" calcext:value-type="float">
            <text:p>2,18223127562421</text:p>
          </table:table-cell>
        </table:table-row>
        <table:table-row table:style-name="ro1">
          <table:table-cell office:value-type="float" office:value="36.4838700294495" calcext:value-type="float">
            <text:p>36,4838700294495</text:p>
          </table:table-cell>
          <table:table-cell table:formula="of:=[.A338]-[.A$2]" office:value-type="float" office:value="33.6000871658325" calcext:value-type="float">
            <text:p>33,6000871658325</text:p>
          </table:table-cell>
          <table:table-cell office:value-type="float" office:value="-50" calcext:value-type="float">
            <text:p>-50</text:p>
          </table:table-cell>
          <table:table-cell table:formula="of:=[.C338]/100" office:value-type="float" office:value="-0.5" calcext:value-type="float">
            <text:p>-0,5</text:p>
          </table:table-cell>
          <table:table-cell office:value-type="float" office:value="3.65714922863503" calcext:value-type="float">
            <text:p>3,65714922863503</text:p>
          </table:table-cell>
          <table:table-cell table:formula="of:=[.E338]-[.E$2]" office:value-type="float" office:value="2.19901548092179" calcext:value-type="float">
            <text:p>2,19901548092179</text:p>
          </table:table-cell>
        </table:table-row>
        <table:table-row table:style-name="ro1">
          <table:table-cell office:value-type="float" office:value="36.5838904380798" calcext:value-type="float">
            <text:p>36,5838904380798</text:p>
          </table:table-cell>
          <table:table-cell table:formula="of:=[.A339]-[.A$2]" office:value-type="float" office:value="33.7001075744629" calcext:value-type="float">
            <text:p>33,7001075744629</text:p>
          </table:table-cell>
          <table:table-cell office:value-type="float" office:value="-50" calcext:value-type="float">
            <text:p>-50</text:p>
          </table:table-cell>
          <table:table-cell table:formula="of:=[.C339]/100" office:value-type="float" office:value="-0.5" calcext:value-type="float">
            <text:p>-0,5</text:p>
          </table:table-cell>
          <table:table-cell office:value-type="float" office:value="3.66640012343011" calcext:value-type="float">
            <text:p>3,66640012343011</text:p>
          </table:table-cell>
          <table:table-cell table:formula="of:=[.E339]-[.E$2]" office:value-type="float" office:value="2.20826637571686" calcext:value-type="float">
            <text:p>2,20826637571686</text:p>
          </table:table-cell>
        </table:table-row>
        <table:table-row table:style-name="ro1">
          <table:table-cell office:value-type="float" office:value="36.6839923858643" calcext:value-type="float">
            <text:p>36,6839923858643</text:p>
          </table:table-cell>
          <table:table-cell table:formula="of:=[.A340]-[.A$2]" office:value-type="float" office:value="33.8002095222473" calcext:value-type="float">
            <text:p>33,8002095222473</text:p>
          </table:table-cell>
          <table:table-cell office:value-type="float" office:value="-50" calcext:value-type="float">
            <text:p>-50</text:p>
          </table:table-cell>
          <table:table-cell table:formula="of:=[.C340]/100" office:value-type="float" office:value="-0.5" calcext:value-type="float">
            <text:p>-0,5</text:p>
          </table:table-cell>
          <table:table-cell office:value-type="float" office:value="3.69706792775749" calcext:value-type="float">
            <text:p>3,69706792775749</text:p>
          </table:table-cell>
          <table:table-cell table:formula="of:=[.E340]-[.E$2]" office:value-type="float" office:value="2.23893418004424" calcext:value-type="float">
            <text:p>2,23893418004424</text:p>
          </table:table-cell>
        </table:table-row>
        <table:table-row table:style-name="ro1">
          <table:table-cell office:value-type="float" office:value="36.7838523387909" calcext:value-type="float">
            <text:p>36,7838523387909</text:p>
          </table:table-cell>
          <table:table-cell table:formula="of:=[.A341]-[.A$2]" office:value-type="float" office:value="33.900069475174" calcext:value-type="float">
            <text:p>33,900069475174</text:p>
          </table:table-cell>
          <table:table-cell office:value-type="float" office:value="-50" calcext:value-type="float">
            <text:p>-50</text:p>
          </table:table-cell>
          <table:table-cell table:formula="of:=[.C341]/100" office:value-type="float" office:value="-0.5" calcext:value-type="float">
            <text:p>-0,5</text:p>
          </table:table-cell>
          <table:table-cell office:value-type="float" office:value="3.70521140021432" calcext:value-type="float">
            <text:p>3,70521140021432</text:p>
          </table:table-cell>
          <table:table-cell table:formula="of:=[.E341]-[.E$2]" office:value-type="float" office:value="2.24707765250108" calcext:value-type="float">
            <text:p>2,24707765250108</text:p>
          </table:table-cell>
        </table:table-row>
        <table:table-row table:style-name="ro1">
          <table:table-cell office:value-type="float" office:value="36.8839073181152" calcext:value-type="float">
            <text:p>36,8839073181152</text:p>
          </table:table-cell>
          <table:table-cell table:formula="of:=[.A342]-[.A$2]" office:value-type="float" office:value="34.0001244544983" calcext:value-type="float">
            <text:p>34,0001244544983</text:p>
          </table:table-cell>
          <table:table-cell office:value-type="float" office:value="-50" calcext:value-type="float">
            <text:p>-50</text:p>
          </table:table-cell>
          <table:table-cell table:formula="of:=[.C342]/100" office:value-type="float" office:value="-0.5" calcext:value-type="float">
            <text:p>-0,5</text:p>
          </table:table-cell>
          <table:table-cell office:value-type="float" office:value="3.71350885608436" calcext:value-type="float">
            <text:p>3,71350885608436</text:p>
          </table:table-cell>
          <table:table-cell table:formula="of:=[.E342]-[.E$2]" office:value-type="float" office:value="2.25537510837112" calcext:value-type="float">
            <text:p>2,25537510837112</text:p>
          </table:table-cell>
        </table:table-row>
        <table:table-row table:style-name="ro1">
          <table:table-cell office:value-type="float" office:value="36.9837951660156" calcext:value-type="float">
            <text:p>36,9837951660156</text:p>
          </table:table-cell>
          <table:table-cell table:formula="of:=[.A343]-[.A$2]" office:value-type="float" office:value="34.1000123023987" calcext:value-type="float">
            <text:p>34,1000123023987</text:p>
          </table:table-cell>
          <table:table-cell office:value-type="float" office:value="-50" calcext:value-type="float">
            <text:p>-50</text:p>
          </table:table-cell>
          <table:table-cell table:formula="of:=[.C343]/100" office:value-type="float" office:value="-0.5" calcext:value-type="float">
            <text:p>-0,5</text:p>
          </table:table-cell>
          <table:table-cell office:value-type="float" office:value="3.72016344881146" calcext:value-type="float">
            <text:p>3,72016344881146</text:p>
          </table:table-cell>
          <table:table-cell table:formula="of:=[.E343]-[.E$2]" office:value-type="float" office:value="2.26202970109822" calcext:value-type="float">
            <text:p>2,26202970109822</text:p>
          </table:table-cell>
        </table:table-row>
        <table:table-row table:style-name="ro1">
          <table:table-cell office:value-type="float" office:value="37.0837678909302" calcext:value-type="float">
            <text:p>37,0837678909302</text:p>
          </table:table-cell>
          <table:table-cell table:formula="of:=[.A344]-[.A$2]" office:value-type="float" office:value="34.1999850273132" calcext:value-type="float">
            <text:p>34,1999850273132</text:p>
          </table:table-cell>
          <table:table-cell office:value-type="float" office:value="-50" calcext:value-type="float">
            <text:p>-50</text:p>
          </table:table-cell>
          <table:table-cell table:formula="of:=[.C344]/100" office:value-type="float" office:value="-0.5" calcext:value-type="float">
            <text:p>-0,5</text:p>
          </table:table-cell>
          <table:table-cell office:value-type="float" office:value="3.73026684921356" calcext:value-type="float">
            <text:p>3,73026684921356</text:p>
          </table:table-cell>
          <table:table-cell table:formula="of:=[.E344]-[.E$2]" office:value-type="float" office:value="2.27213310150032" calcext:value-type="float">
            <text:p>2,27213310150032</text:p>
          </table:table-cell>
        </table:table-row>
        <table:table-row table:style-name="ro1">
          <table:table-cell office:value-type="float" office:value="37.1837012767792" calcext:value-type="float">
            <text:p>37,1837012767792</text:p>
          </table:table-cell>
          <table:table-cell table:formula="of:=[.A345]-[.A$2]" office:value-type="float" office:value="34.2999184131622" calcext:value-type="float">
            <text:p>34,2999184131622</text:p>
          </table:table-cell>
          <table:table-cell office:value-type="float" office:value="-50" calcext:value-type="float">
            <text:p>-50</text:p>
          </table:table-cell>
          <table:table-cell table:formula="of:=[.C345]/100" office:value-type="float" office:value="-0.5" calcext:value-type="float">
            <text:p>-0,5</text:p>
          </table:table-cell>
          <table:table-cell office:value-type="float" office:value="3.73424774296589" calcext:value-type="float">
            <text:p>3,73424774296589</text:p>
          </table:table-cell>
          <table:table-cell table:formula="of:=[.E345]-[.E$2]" office:value-type="float" office:value="2.27611399525265" calcext:value-type="float">
            <text:p>2,27611399525265</text:p>
          </table:table-cell>
        </table:table-row>
        <table:table-row table:style-name="ro1">
          <table:table-cell office:value-type="float" office:value="37.283919095993" calcext:value-type="float">
            <text:p>37,283919095993</text:p>
          </table:table-cell>
          <table:table-cell table:formula="of:=[.A346]-[.A$2]" office:value-type="float" office:value="34.4001362323761" calcext:value-type="float">
            <text:p>34,4001362323761</text:p>
          </table:table-cell>
          <table:table-cell office:value-type="float" office:value="-50" calcext:value-type="float">
            <text:p>-50</text:p>
          </table:table-cell>
          <table:table-cell table:formula="of:=[.C346]/100" office:value-type="float" office:value="-0.5" calcext:value-type="float">
            <text:p>-0,5</text:p>
          </table:table-cell>
          <table:table-cell office:value-type="float" office:value="3.74148800298406" calcext:value-type="float">
            <text:p>3,74148800298406</text:p>
          </table:table-cell>
          <table:table-cell table:formula="of:=[.E346]-[.E$2]" office:value-type="float" office:value="2.28335425527082" calcext:value-type="float">
            <text:p>2,28335425527082</text:p>
          </table:table-cell>
        </table:table-row>
        <table:table-row table:style-name="ro1">
          <table:table-cell office:value-type="float" office:value="37.3837172985077" calcext:value-type="float">
            <text:p>37,3837172985077</text:p>
          </table:table-cell>
          <table:table-cell table:formula="of:=[.A347]-[.A$2]" office:value-type="float" office:value="34.4999344348908" calcext:value-type="float">
            <text:p>34,4999344348908</text:p>
          </table:table-cell>
          <table:table-cell office:value-type="float" office:value="-50" calcext:value-type="float">
            <text:p>-50</text:p>
          </table:table-cell>
          <table:table-cell table:formula="of:=[.C347]/100" office:value-type="float" office:value="-0.5" calcext:value-type="float">
            <text:p>-0,5</text:p>
          </table:table-cell>
          <table:table-cell office:value-type="float" office:value="3.74639976595831" calcext:value-type="float">
            <text:p>3,74639976595831</text:p>
          </table:table-cell>
          <table:table-cell table:formula="of:=[.E347]-[.E$2]" office:value-type="float" office:value="2.28826601824506" calcext:value-type="float">
            <text:p>2,28826601824506</text:p>
          </table:table-cell>
        </table:table-row>
        <table:table-row table:style-name="ro1">
          <table:table-cell office:value-type="float" office:value="37.4838628768921" calcext:value-type="float">
            <text:p>37,4838628768921</text:p>
          </table:table-cell>
          <table:table-cell table:formula="of:=[.A348]-[.A$2]" office:value-type="float" office:value="34.6000800132752" calcext:value-type="float">
            <text:p>34,6000800132752</text:p>
          </table:table-cell>
          <table:table-cell office:value-type="float" office:value="-50" calcext:value-type="float">
            <text:p>-50</text:p>
          </table:table-cell>
          <table:table-cell table:formula="of:=[.C348]/100" office:value-type="float" office:value="-0.5" calcext:value-type="float">
            <text:p>-0,5</text:p>
          </table:table-cell>
          <table:table-cell office:value-type="float" office:value="3.75954859954264" calcext:value-type="float">
            <text:p>3,75954859954264</text:p>
          </table:table-cell>
          <table:table-cell table:formula="of:=[.E348]-[.E$2]" office:value-type="float" office:value="2.3014148518294" calcext:value-type="float">
            <text:p>2,3014148518294</text:p>
          </table:table-cell>
        </table:table-row>
        <table:table-row table:style-name="ro1">
          <table:table-cell office:value-type="float" office:value="37.5849688053131" calcext:value-type="float">
            <text:p>37,5849688053131</text:p>
          </table:table-cell>
          <table:table-cell table:formula="of:=[.A349]-[.A$2]" office:value-type="float" office:value="34.7011859416962" calcext:value-type="float">
            <text:p>34,7011859416962</text:p>
          </table:table-cell>
          <table:table-cell office:value-type="float" office:value="-50" calcext:value-type="float">
            <text:p>-50</text:p>
          </table:table-cell>
          <table:table-cell table:formula="of:=[.C349]/100" office:value-type="float" office:value="-0.5" calcext:value-type="float">
            <text:p>-0,5</text:p>
          </table:table-cell>
          <table:table-cell office:value-type="float" office:value="3.76933478789958" calcext:value-type="float">
            <text:p>3,76933478789958</text:p>
          </table:table-cell>
          <table:table-cell table:formula="of:=[.E349]-[.E$2]" office:value-type="float" office:value="2.31120104018634" calcext:value-type="float">
            <text:p>2,31120104018634</text:p>
          </table:table-cell>
        </table:table-row>
        <table:table-row table:style-name="ro1">
          <table:table-cell office:value-type="float" office:value="37.6839997768402" calcext:value-type="float">
            <text:p>37,6839997768402</text:p>
          </table:table-cell>
          <table:table-cell table:formula="of:=[.A350]-[.A$2]" office:value-type="float" office:value="34.8002169132233" calcext:value-type="float">
            <text:p>34,8002169132233</text:p>
          </table:table-cell>
          <table:table-cell office:value-type="float" office:value="-50" calcext:value-type="float">
            <text:p>-50</text:p>
          </table:table-cell>
          <table:table-cell table:formula="of:=[.C350]/100" office:value-type="float" office:value="-0.5" calcext:value-type="float">
            <text:p>-0,5</text:p>
          </table:table-cell>
          <table:table-cell office:value-type="float" office:value="3.77431349427072" calcext:value-type="float">
            <text:p>3,77431349427072</text:p>
          </table:table-cell>
          <table:table-cell table:formula="of:=[.E350]-[.E$2]" office:value-type="float" office:value="2.31617974655748" calcext:value-type="float">
            <text:p>2,31617974655748</text:p>
          </table:table-cell>
        </table:table-row>
        <table:table-row table:style-name="ro1">
          <table:table-cell office:value-type="float" office:value="37.7837736606598" calcext:value-type="float">
            <text:p>37,7837736606598</text:p>
          </table:table-cell>
          <table:table-cell table:formula="of:=[.A351]-[.A$2]" office:value-type="float" office:value="34.8999907970429" calcext:value-type="float">
            <text:p>34,8999907970429</text:p>
          </table:table-cell>
          <table:table-cell office:value-type="float" office:value="-50" calcext:value-type="float">
            <text:p>-50</text:p>
          </table:table-cell>
          <table:table-cell table:formula="of:=[.C351]/100" office:value-type="float" office:value="-0.5" calcext:value-type="float">
            <text:p>-0,5</text:p>
          </table:table-cell>
          <table:table-cell office:value-type="float" office:value="3.77376205305919" calcext:value-type="float">
            <text:p>3,77376205305919</text:p>
          </table:table-cell>
          <table:table-cell table:formula="of:=[.E351]-[.E$2]" office:value-type="float" office:value="2.31562830534595" calcext:value-type="float">
            <text:p>2,31562830534595</text:p>
          </table:table-cell>
        </table:table-row>
        <table:table-row table:style-name="ro1">
          <table:table-cell office:value-type="float" office:value="37.8837239742279" calcext:value-type="float">
            <text:p>37,8837239742279</text:p>
          </table:table-cell>
          <table:table-cell table:formula="of:=[.A352]-[.A$2]" office:value-type="float" office:value="34.999941110611" calcext:value-type="float">
            <text:p>34,999941110611</text:p>
          </table:table-cell>
          <table:table-cell office:value-type="float" office:value="-50" calcext:value-type="float">
            <text:p>-50</text:p>
          </table:table-cell>
          <table:table-cell table:formula="of:=[.C352]/100" office:value-type="float" office:value="-0.5" calcext:value-type="float">
            <text:p>-0,5</text:p>
          </table:table-cell>
          <table:table-cell office:value-type="float" office:value="3.78183220315363" calcext:value-type="float">
            <text:p>3,78183220315363</text:p>
          </table:table-cell>
          <table:table-cell table:formula="of:=[.E352]-[.E$2]" office:value-type="float" office:value="2.32369845544039" calcext:value-type="float">
            <text:p>2,32369845544039</text:p>
          </table:table-cell>
        </table:table-row>
        <table:table-row table:style-name="ro1">
          <table:table-cell office:value-type="float" office:value="37.9839136600494" calcext:value-type="float">
            <text:p>37,9839136600494</text:p>
          </table:table-cell>
          <table:table-cell table:formula="of:=[.A353]-[.A$2]" office:value-type="float" office:value="35.1001307964325" calcext:value-type="float">
            <text:p>35,1001307964325</text:p>
          </table:table-cell>
          <table:table-cell office:value-type="float" office:value="-50" calcext:value-type="float">
            <text:p>-50</text:p>
          </table:table-cell>
          <table:table-cell table:formula="of:=[.C353]/100" office:value-type="float" office:value="-0.5" calcext:value-type="float">
            <text:p>-0,5</text:p>
          </table:table-cell>
          <table:table-cell office:value-type="float" office:value="3.78530385172198" calcext:value-type="float">
            <text:p>3,78530385172198</text:p>
          </table:table-cell>
          <table:table-cell table:formula="of:=[.E353]-[.E$2]" office:value-type="float" office:value="2.32717010400874" calcext:value-type="float">
            <text:p>2,32717010400874</text:p>
          </table:table-cell>
        </table:table-row>
        <table:table-row table:style-name="ro1">
          <table:table-cell office:value-type="float" office:value="38.0837323665619" calcext:value-type="float">
            <text:p>38,0837323665619</text:p>
          </table:table-cell>
          <table:table-cell table:formula="of:=[.A354]-[.A$2]" office:value-type="float" office:value="35.1999495029449" calcext:value-type="float">
            <text:p>35,1999495029449</text:p>
          </table:table-cell>
          <table:table-cell office:value-type="float" office:value="-50" calcext:value-type="float">
            <text:p>-50</text:p>
          </table:table-cell>
          <table:table-cell table:formula="of:=[.C354]/100" office:value-type="float" office:value="-0.5" calcext:value-type="float">
            <text:p>-0,5</text:p>
          </table:table-cell>
          <table:table-cell office:value-type="float" office:value="3.78826102821117" calcext:value-type="float">
            <text:p>3,78826102821117</text:p>
          </table:table-cell>
          <table:table-cell table:formula="of:=[.E354]-[.E$2]" office:value-type="float" office:value="2.33012728049793" calcext:value-type="float">
            <text:p>2,33012728049793</text:p>
          </table:table-cell>
        </table:table-row>
        <table:table-row table:style-name="ro1">
          <table:table-cell office:value-type="float" office:value="38.1837978363037" calcext:value-type="float">
            <text:p>38,1837978363037</text:p>
          </table:table-cell>
          <table:table-cell table:formula="of:=[.A355]-[.A$2]" office:value-type="float" office:value="35.3000149726868" calcext:value-type="float">
            <text:p>35,3000149726868</text:p>
          </table:table-cell>
          <table:table-cell office:value-type="float" office:value="-50" calcext:value-type="float">
            <text:p>-50</text:p>
          </table:table-cell>
          <table:table-cell table:formula="of:=[.C355]/100" office:value-type="float" office:value="-0.5" calcext:value-type="float">
            <text:p>-0,5</text:p>
          </table:table-cell>
          <table:table-cell office:value-type="float" office:value="3.75782550245264" calcext:value-type="float">
            <text:p>3,75782550245264</text:p>
          </table:table-cell>
          <table:table-cell table:formula="of:=[.E355]-[.E$2]" office:value-type="float" office:value="2.2996917547394" calcext:value-type="float">
            <text:p>2,2996917547394</text:p>
          </table:table-cell>
        </table:table-row>
        <table:table-row table:style-name="ro1">
          <table:table-cell office:value-type="float" office:value="38.2837913036346" calcext:value-type="float">
            <text:p>38,2837913036346</text:p>
          </table:table-cell>
          <table:table-cell table:formula="of:=[.A356]-[.A$2]" office:value-type="float" office:value="35.4000084400177" calcext:value-type="float">
            <text:p>35,4000084400177</text:p>
          </table:table-cell>
          <table:table-cell office:value-type="float" office:value="-50" calcext:value-type="float">
            <text:p>-50</text:p>
          </table:table-cell>
          <table:table-cell table:formula="of:=[.C356]/100" office:value-type="float" office:value="-0.5" calcext:value-type="float">
            <text:p>-0,5</text:p>
          </table:table-cell>
          <table:table-cell office:value-type="float" office:value="3.75595430771806" calcext:value-type="float">
            <text:p>3,75595430771806</text:p>
          </table:table-cell>
          <table:table-cell table:formula="of:=[.E356]-[.E$2]" office:value-type="float" office:value="2.29782056000481" calcext:value-type="float">
            <text:p>2,29782056000481</text:p>
          </table:table-cell>
        </table:table-row>
        <table:table-row table:style-name="ro1">
          <table:table-cell office:value-type="float" office:value="38.3836944103241" calcext:value-type="float">
            <text:p>38,3836944103241</text:p>
          </table:table-cell>
          <table:table-cell table:formula="of:=[.A357]-[.A$2]" office:value-type="float" office:value="35.4999115467072" calcext:value-type="float">
            <text:p>35,4999115467072</text:p>
          </table:table-cell>
          <table:table-cell office:value-type="float" office:value="-50" calcext:value-type="float">
            <text:p>-50</text:p>
          </table:table-cell>
          <table:table-cell table:formula="of:=[.C357]/100" office:value-type="float" office:value="-0.5" calcext:value-type="float">
            <text:p>-0,5</text:p>
          </table:table-cell>
          <table:table-cell office:value-type="float" office:value="3.75007831958516" calcext:value-type="float">
            <text:p>3,75007831958516</text:p>
          </table:table-cell>
          <table:table-cell table:formula="of:=[.E357]-[.E$2]" office:value-type="float" office:value="2.29194457187192" calcext:value-type="float">
            <text:p>2,29194457187192</text:p>
          </table:table-cell>
        </table:table-row>
        <table:table-row table:style-name="ro1">
          <table:table-cell office:value-type="float" office:value="38.4837448596954" calcext:value-type="float">
            <text:p>38,4837448596954</text:p>
          </table:table-cell>
          <table:table-cell table:formula="of:=[.A358]-[.A$2]" office:value-type="float" office:value="35.5999619960785" calcext:value-type="float">
            <text:p>35,5999619960785</text:p>
          </table:table-cell>
          <table:table-cell office:value-type="float" office:value="-50" calcext:value-type="float">
            <text:p>-50</text:p>
          </table:table-cell>
          <table:table-cell table:formula="of:=[.C358]/100" office:value-type="float" office:value="-0.5" calcext:value-type="float">
            <text:p>-0,5</text:p>
          </table:table-cell>
          <table:table-cell office:value-type="float" office:value="3.74599978176509" calcext:value-type="float">
            <text:p>3,74599978176509</text:p>
          </table:table-cell>
          <table:table-cell table:formula="of:=[.E358]-[.E$2]" office:value-type="float" office:value="2.28786603405184" calcext:value-type="float">
            <text:p>2,28786603405184</text:p>
          </table:table-cell>
        </table:table-row>
        <table:table-row table:style-name="ro1">
          <table:table-cell office:value-type="float" office:value="38.5836679935455" calcext:value-type="float">
            <text:p>38,5836679935455</text:p>
          </table:table-cell>
          <table:table-cell table:formula="of:=[.A359]-[.A$2]" office:value-type="float" office:value="35.6998851299286" calcext:value-type="float">
            <text:p>35,6998851299286</text:p>
          </table:table-cell>
          <table:table-cell office:value-type="float" office:value="-50" calcext:value-type="float">
            <text:p>-50</text:p>
          </table:table-cell>
          <table:table-cell table:formula="of:=[.C359]/100" office:value-type="float" office:value="-0.5" calcext:value-type="float">
            <text:p>-0,5</text:p>
          </table:table-cell>
          <table:table-cell office:value-type="float" office:value="3.7405416389007" calcext:value-type="float">
            <text:p>3,7405416389007</text:p>
          </table:table-cell>
          <table:table-cell table:formula="of:=[.E359]-[.E$2]" office:value-type="float" office:value="2.28240789118746" calcext:value-type="float">
            <text:p>2,28240789118746</text:p>
          </table:table-cell>
        </table:table-row>
        <table:table-row table:style-name="ro1">
          <table:table-cell office:value-type="float" office:value="38.6839640140533" calcext:value-type="float">
            <text:p>38,6839640140533</text:p>
          </table:table-cell>
          <table:table-cell table:formula="of:=[.A360]-[.A$2]" office:value-type="float" office:value="35.8001811504364" calcext:value-type="float">
            <text:p>35,8001811504364</text:p>
          </table:table-cell>
          <table:table-cell office:value-type="float" office:value="-50" calcext:value-type="float">
            <text:p>-50</text:p>
          </table:table-cell>
          <table:table-cell table:formula="of:=[.C360]/100" office:value-type="float" office:value="-0.5" calcext:value-type="float">
            <text:p>-0,5</text:p>
          </table:table-cell>
          <table:table-cell office:value-type="float" office:value="3.73321564781089" calcext:value-type="float">
            <text:p>3,73321564781089</text:p>
          </table:table-cell>
          <table:table-cell table:formula="of:=[.E360]-[.E$2]" office:value-type="float" office:value="2.27508190009765" calcext:value-type="float">
            <text:p>2,27508190009765</text:p>
          </table:table-cell>
        </table:table-row>
        <table:table-row table:style-name="ro1">
          <table:table-cell office:value-type="float" office:value="38.7836396694183" calcext:value-type="float">
            <text:p>38,7836396694183</text:p>
          </table:table-cell>
          <table:table-cell table:formula="of:=[.A361]-[.A$2]" office:value-type="float" office:value="35.8998568058014" calcext:value-type="float">
            <text:p>35,8998568058014</text:p>
          </table:table-cell>
          <table:table-cell office:value-type="float" office:value="-50" calcext:value-type="float">
            <text:p>-50</text:p>
          </table:table-cell>
          <table:table-cell table:formula="of:=[.C361]/100" office:value-type="float" office:value="-0.5" calcext:value-type="float">
            <text:p>-0,5</text:p>
          </table:table-cell>
          <table:table-cell office:value-type="float" office:value="3.72829535449471" calcext:value-type="float">
            <text:p>3,72829535449471</text:p>
          </table:table-cell>
          <table:table-cell table:formula="of:=[.E361]-[.E$2]" office:value-type="float" office:value="2.27016160678147" calcext:value-type="float">
            <text:p>2,27016160678147</text:p>
          </table:table-cell>
        </table:table-row>
        <table:table-row table:style-name="ro1">
          <table:table-cell office:value-type="float" office:value="38.883823633194" calcext:value-type="float">
            <text:p>38,883823633194</text:p>
          </table:table-cell>
          <table:table-cell table:formula="of:=[.A362]-[.A$2]" office:value-type="float" office:value="36.000040769577" calcext:value-type="float">
            <text:p>36,000040769577</text:p>
          </table:table-cell>
          <table:table-cell office:value-type="float" office:value="-50" calcext:value-type="float">
            <text:p>-50</text:p>
          </table:table-cell>
          <table:table-cell table:formula="of:=[.C362]/100" office:value-type="float" office:value="-0.5" calcext:value-type="float">
            <text:p>-0,5</text:p>
          </table:table-cell>
          <table:table-cell office:value-type="float" office:value="3.72235134117371" calcext:value-type="float">
            <text:p>3,72235134117371</text:p>
          </table:table-cell>
          <table:table-cell table:formula="of:=[.E362]-[.E$2]" office:value-type="float" office:value="2.26421759346047" calcext:value-type="float">
            <text:p>2,26421759346047</text:p>
          </table:table-cell>
        </table:table-row>
        <table:table-row table:style-name="ro1">
          <table:table-cell office:value-type="float" office:value="38.9838230609894" calcext:value-type="float">
            <text:p>38,9838230609894</text:p>
          </table:table-cell>
          <table:table-cell table:formula="of:=[.A363]-[.A$2]" office:value-type="float" office:value="36.1000401973724" calcext:value-type="float">
            <text:p>36,1000401973724</text:p>
          </table:table-cell>
          <table:table-cell office:value-type="float" office:value="-50" calcext:value-type="float">
            <text:p>-50</text:p>
          </table:table-cell>
          <table:table-cell table:formula="of:=[.C363]/100" office:value-type="float" office:value="-0.5" calcext:value-type="float">
            <text:p>-0,5</text:p>
          </table:table-cell>
          <table:table-cell office:value-type="float" office:value="3.71514465373123" calcext:value-type="float">
            <text:p>3,71514465373123</text:p>
          </table:table-cell>
          <table:table-cell table:formula="of:=[.E363]-[.E$2]" office:value-type="float" office:value="2.25701090601799" calcext:value-type="float">
            <text:p>2,25701090601799</text:p>
          </table:table-cell>
        </table:table-row>
        <table:table-row table:style-name="ro1">
          <table:table-cell office:value-type="float" office:value="39.0839622020721" calcext:value-type="float">
            <text:p>39,0839622020721</text:p>
          </table:table-cell>
          <table:table-cell table:formula="of:=[.A364]-[.A$2]" office:value-type="float" office:value="36.2001793384552" calcext:value-type="float">
            <text:p>36,2001793384552</text:p>
          </table:table-cell>
          <table:table-cell office:value-type="float" office:value="-50" calcext:value-type="float">
            <text:p>-50</text:p>
          </table:table-cell>
          <table:table-cell table:formula="of:=[.C364]/100" office:value-type="float" office:value="-0.5" calcext:value-type="float">
            <text:p>-0,5</text:p>
          </table:table-cell>
          <table:table-cell office:value-type="float" office:value="3.71312983539411" calcext:value-type="float">
            <text:p>3,71312983539411</text:p>
          </table:table-cell>
          <table:table-cell table:formula="of:=[.E364]-[.E$2]" office:value-type="float" office:value="2.25499608768086" calcext:value-type="float">
            <text:p>2,25499608768086</text:p>
          </table:table-cell>
        </table:table-row>
        <table:table-row table:style-name="ro1">
          <table:table-cell office:value-type="float" office:value="39.1838538646698" calcext:value-type="float">
            <text:p>39,1838538646698</text:p>
          </table:table-cell>
          <table:table-cell table:formula="of:=[.A365]-[.A$2]" office:value-type="float" office:value="36.3000710010529" calcext:value-type="float">
            <text:p>36,3000710010529</text:p>
          </table:table-cell>
          <table:table-cell office:value-type="float" office:value="-50" calcext:value-type="float">
            <text:p>-50</text:p>
          </table:table-cell>
          <table:table-cell table:formula="of:=[.C365]/100" office:value-type="float" office:value="-0.5" calcext:value-type="float">
            <text:p>-0,5</text:p>
          </table:table-cell>
          <table:table-cell office:value-type="float" office:value="3.70040860221914" calcext:value-type="float">
            <text:p>3,70040860221914</text:p>
          </table:table-cell>
          <table:table-cell table:formula="of:=[.E365]-[.E$2]" office:value-type="float" office:value="2.24227485450589" calcext:value-type="float">
            <text:p>2,24227485450589</text:p>
          </table:table-cell>
        </table:table-row>
        <table:table-row table:style-name="ro1">
          <table:table-cell office:value-type="float" office:value="39.284022808075" calcext:value-type="float">
            <text:p>39,284022808075</text:p>
          </table:table-cell>
          <table:table-cell table:formula="of:=[.A366]-[.A$2]" office:value-type="float" office:value="36.400239944458" calcext:value-type="float">
            <text:p>36,400239944458</text:p>
          </table:table-cell>
          <table:table-cell office:value-type="float" office:value="-50" calcext:value-type="float">
            <text:p>-50</text:p>
          </table:table-cell>
          <table:table-cell table:formula="of:=[.C366]/100" office:value-type="float" office:value="-0.5" calcext:value-type="float">
            <text:p>-0,5</text:p>
          </table:table-cell>
          <table:table-cell office:value-type="float" office:value="3.69820284293739" calcext:value-type="float">
            <text:p>3,69820284293739</text:p>
          </table:table-cell>
          <table:table-cell table:formula="of:=[.E366]-[.E$2]" office:value-type="float" office:value="2.24006909522415" calcext:value-type="float">
            <text:p>2,24006909522415</text:p>
          </table:table-cell>
        </table:table-row>
        <table:table-row table:style-name="ro1">
          <table:table-cell office:value-type="float" office:value="39.383805513382" calcext:value-type="float">
            <text:p>39,383805513382</text:p>
          </table:table-cell>
          <table:table-cell table:formula="of:=[.A367]-[.A$2]" office:value-type="float" office:value="36.500022649765" calcext:value-type="float">
            <text:p>36,500022649765</text:p>
          </table:table-cell>
          <table:table-cell office:value-type="float" office:value="-50" calcext:value-type="float">
            <text:p>-50</text:p>
          </table:table-cell>
          <table:table-cell table:formula="of:=[.C367]/100" office:value-type="float" office:value="-0.5" calcext:value-type="float">
            <text:p>-0,5</text:p>
          </table:table-cell>
          <table:table-cell office:value-type="float" office:value="3.67266121718044" calcext:value-type="float">
            <text:p>3,67266121718044</text:p>
          </table:table-cell>
          <table:table-cell table:formula="of:=[.E367]-[.E$2]" office:value-type="float" office:value="2.2145274694672" calcext:value-type="float">
            <text:p>2,2145274694672</text:p>
          </table:table-cell>
        </table:table-row>
        <table:table-row table:style-name="ro1">
          <table:table-cell office:value-type="float" office:value="39.4837257862091" calcext:value-type="float">
            <text:p>39,4837257862091</text:p>
          </table:table-cell>
          <table:table-cell table:formula="of:=[.A368]-[.A$2]" office:value-type="float" office:value="36.5999429225922" calcext:value-type="float">
            <text:p>36,5999429225922</text:p>
          </table:table-cell>
          <table:table-cell office:value-type="float" office:value="-50" calcext:value-type="float">
            <text:p>-50</text:p>
          </table:table-cell>
          <table:table-cell table:formula="of:=[.C368]/100" office:value-type="float" office:value="-0.5" calcext:value-type="float">
            <text:p>-0,5</text:p>
          </table:table-cell>
          <table:table-cell office:value-type="float" office:value="3.66552185022717" calcext:value-type="float">
            <text:p>3,66552185022717</text:p>
          </table:table-cell>
          <table:table-cell table:formula="of:=[.E368]-[.E$2]" office:value-type="float" office:value="2.20738810251393" calcext:value-type="float">
            <text:p>2,20738810251393</text:p>
          </table:table-cell>
        </table:table-row>
        <table:table-row table:style-name="ro1">
          <table:table-cell office:value-type="float" office:value="39.5838010311127" calcext:value-type="float">
            <text:p>39,5838010311127</text:p>
          </table:table-cell>
          <table:table-cell table:formula="of:=[.A369]-[.A$2]" office:value-type="float" office:value="36.7000181674957" calcext:value-type="float">
            <text:p>36,7000181674957</text:p>
          </table:table-cell>
          <table:table-cell office:value-type="float" office:value="-50" calcext:value-type="float">
            <text:p>-50</text:p>
          </table:table-cell>
          <table:table-cell table:formula="of:=[.C369]/100" office:value-type="float" office:value="-0.5" calcext:value-type="float">
            <text:p>-0,5</text:p>
          </table:table-cell>
          <table:table-cell office:value-type="float" office:value="3.65348254791395" calcext:value-type="float">
            <text:p>3,65348254791395</text:p>
          </table:table-cell>
          <table:table-cell table:formula="of:=[.E369]-[.E$2]" office:value-type="float" office:value="2.19534880020071" calcext:value-type="float">
            <text:p>2,19534880020071</text:p>
          </table:table-cell>
        </table:table-row>
        <table:table-row table:style-name="ro1">
          <table:table-cell office:value-type="float" office:value="39.6839611530304" calcext:value-type="float">
            <text:p>39,6839611530304</text:p>
          </table:table-cell>
          <table:table-cell table:formula="of:=[.A370]-[.A$2]" office:value-type="float" office:value="36.8001782894135" calcext:value-type="float">
            <text:p>36,8001782894135</text:p>
          </table:table-cell>
          <table:table-cell office:value-type="float" office:value="-50" calcext:value-type="float">
            <text:p>-50</text:p>
          </table:table-cell>
          <table:table-cell table:formula="of:=[.C370]/100" office:value-type="float" office:value="-0.5" calcext:value-type="float">
            <text:p>-0,5</text:p>
          </table:table-cell>
          <table:table-cell office:value-type="float" office:value="3.64486258413816" calcext:value-type="float">
            <text:p>3,64486258413816</text:p>
          </table:table-cell>
          <table:table-cell table:formula="of:=[.E370]-[.E$2]" office:value-type="float" office:value="2.18672883642491" calcext:value-type="float">
            <text:p>2,18672883642491</text:p>
          </table:table-cell>
        </table:table-row>
        <table:table-row table:style-name="ro1">
          <table:table-cell office:value-type="float" office:value="39.7837362289429" calcext:value-type="float">
            <text:p>39,7837362289429</text:p>
          </table:table-cell>
          <table:table-cell table:formula="of:=[.A371]-[.A$2]" office:value-type="float" office:value="36.8999533653259" calcext:value-type="float">
            <text:p>36,8999533653259</text:p>
          </table:table-cell>
          <table:table-cell office:value-type="float" office:value="-50" calcext:value-type="float">
            <text:p>-50</text:p>
          </table:table-cell>
          <table:table-cell table:formula="of:=[.C371]/100" office:value-type="float" office:value="-0.5" calcext:value-type="float">
            <text:p>-0,5</text:p>
          </table:table-cell>
          <table:table-cell office:value-type="float" office:value="3.72141170839334" calcext:value-type="float">
            <text:p>3,72141170839334</text:p>
          </table:table-cell>
          <table:table-cell table:formula="of:=[.E371]-[.E$2]" office:value-type="float" office:value="2.2632779606801" calcext:value-type="float">
            <text:p>2,2632779606801</text:p>
          </table:table-cell>
        </table:table-row>
        <table:table-row table:style-name="ro1">
          <table:table-cell office:value-type="float" office:value="39.8841109275818" calcext:value-type="float">
            <text:p>39,8841109275818</text:p>
          </table:table-cell>
          <table:table-cell table:formula="of:=[.A372]-[.A$2]" office:value-type="float" office:value="37.0003280639648" calcext:value-type="float">
            <text:p>37,0003280639648</text:p>
          </table:table-cell>
          <table:table-cell office:value-type="float" office:value="-50" calcext:value-type="float">
            <text:p>-50</text:p>
          </table:table-cell>
          <table:table-cell table:formula="of:=[.C372]/100" office:value-type="float" office:value="-0.5" calcext:value-type="float">
            <text:p>-0,5</text:p>
          </table:table-cell>
          <table:table-cell office:value-type="float" office:value="3.64789852240615" calcext:value-type="float">
            <text:p>3,64789852240615</text:p>
          </table:table-cell>
          <table:table-cell table:formula="of:=[.E372]-[.E$2]" office:value-type="float" office:value="2.18976477469291" calcext:value-type="float">
            <text:p>2,18976477469291</text:p>
          </table:table-cell>
        </table:table-row>
        <table:table-row table:style-name="ro1">
          <table:table-cell office:value-type="float" office:value="39.9838192462921" calcext:value-type="float">
            <text:p>39,9838192462921</text:p>
          </table:table-cell>
          <table:table-cell table:formula="of:=[.A373]-[.A$2]" office:value-type="float" office:value="37.1000363826752" calcext:value-type="float">
            <text:p>37,1000363826752</text:p>
          </table:table-cell>
          <table:table-cell office:value-type="float" office:value="-50" calcext:value-type="float">
            <text:p>-50</text:p>
          </table:table-cell>
          <table:table-cell table:formula="of:=[.C373]/100" office:value-type="float" office:value="-0.5" calcext:value-type="float">
            <text:p>-0,5</text:p>
          </table:table-cell>
          <table:table-cell office:value-type="float" office:value="3.63511493816155" calcext:value-type="float">
            <text:p>3,63511493816155</text:p>
          </table:table-cell>
          <table:table-cell table:formula="of:=[.E373]-[.E$2]" office:value-type="float" office:value="2.1769811904483" calcext:value-type="float">
            <text:p>2,1769811904483</text:p>
          </table:table-cell>
        </table:table-row>
        <table:table-row table:style-name="ro1">
          <table:table-cell office:value-type="float" office:value="40.0838055610657" calcext:value-type="float">
            <text:p>40,0838055610657</text:p>
          </table:table-cell>
          <table:table-cell table:formula="of:=[.A374]-[.A$2]" office:value-type="float" office:value="37.2000226974487" calcext:value-type="float">
            <text:p>37,2000226974487</text:p>
          </table:table-cell>
          <table:table-cell office:value-type="float" office:value="-50" calcext:value-type="float">
            <text:p>-50</text:p>
          </table:table-cell>
          <table:table-cell table:formula="of:=[.C374]/100" office:value-type="float" office:value="-0.5" calcext:value-type="float">
            <text:p>-0,5</text:p>
          </table:table-cell>
          <table:table-cell office:value-type="float" office:value="3.62606782202385" calcext:value-type="float">
            <text:p>3,62606782202385</text:p>
          </table:table-cell>
          <table:table-cell table:formula="of:=[.E374]-[.E$2]" office:value-type="float" office:value="2.1679340743106" calcext:value-type="float">
            <text:p>2,1679340743106</text:p>
          </table:table-cell>
        </table:table-row>
        <table:table-row table:style-name="ro1">
          <table:table-cell office:value-type="float" office:value="40.1838715076447" calcext:value-type="float">
            <text:p>40,1838715076447</text:p>
          </table:table-cell>
          <table:table-cell table:formula="of:=[.A375]-[.A$2]" office:value-type="float" office:value="37.3000886440277" calcext:value-type="float">
            <text:p>37,3000886440277</text:p>
          </table:table-cell>
          <table:table-cell office:value-type="float" office:value="-50" calcext:value-type="float">
            <text:p>-50</text:p>
          </table:table-cell>
          <table:table-cell table:formula="of:=[.C375]/100" office:value-type="float" office:value="-0.5" calcext:value-type="float">
            <text:p>-0,5</text:p>
          </table:table-cell>
          <table:table-cell office:value-type="float" office:value="3.61314767383184" calcext:value-type="float">
            <text:p>3,61314767383184</text:p>
          </table:table-cell>
          <table:table-cell table:formula="of:=[.E375]-[.E$2]" office:value-type="float" office:value="2.15501392611859" calcext:value-type="float">
            <text:p>2,15501392611859</text:p>
          </table:table-cell>
        </table:table-row>
        <table:table-row table:style-name="ro1">
          <table:table-cell office:value-type="float" office:value="40.2840015888214" calcext:value-type="float">
            <text:p>40,2840015888214</text:p>
          </table:table-cell>
          <table:table-cell table:formula="of:=[.A376]-[.A$2]" office:value-type="float" office:value="37.4002187252045" calcext:value-type="float">
            <text:p>37,4002187252045</text:p>
          </table:table-cell>
          <table:table-cell office:value-type="float" office:value="-50" calcext:value-type="float">
            <text:p>-50</text:p>
          </table:table-cell>
          <table:table-cell table:formula="of:=[.C376]/100" office:value-type="float" office:value="-0.5" calcext:value-type="float">
            <text:p>-0,5</text:p>
          </table:table-cell>
          <table:table-cell office:value-type="float" office:value="3.60038060829692" calcext:value-type="float">
            <text:p>3,60038060829692</text:p>
          </table:table-cell>
          <table:table-cell table:formula="of:=[.E376]-[.E$2]" office:value-type="float" office:value="2.14224686058368" calcext:value-type="float">
            <text:p>2,14224686058368</text:p>
          </table:table-cell>
        </table:table-row>
        <table:table-row table:style-name="ro1">
          <table:table-cell office:value-type="float" office:value="40.3837361335754" calcext:value-type="float">
            <text:p>40,3837361335754</text:p>
          </table:table-cell>
          <table:table-cell table:formula="of:=[.A377]-[.A$2]" office:value-type="float" office:value="37.4999532699585" calcext:value-type="float">
            <text:p>37,4999532699585</text:p>
          </table:table-cell>
          <table:table-cell office:value-type="float" office:value="-50" calcext:value-type="float">
            <text:p>-50</text:p>
          </table:table-cell>
          <table:table-cell table:formula="of:=[.C377]/100" office:value-type="float" office:value="-0.5" calcext:value-type="float">
            <text:p>-0,5</text:p>
          </table:table-cell>
          <table:table-cell office:value-type="float" office:value="3.58413219376051" calcext:value-type="float">
            <text:p>3,58413219376051</text:p>
          </table:table-cell>
          <table:table-cell table:formula="of:=[.E377]-[.E$2]" office:value-type="float" office:value="2.12599844604726" calcext:value-type="float">
            <text:p>2,12599844604726</text:p>
          </table:table-cell>
        </table:table-row>
        <table:table-row table:style-name="ro1">
          <table:table-cell office:value-type="float" office:value="40.4838571548462" calcext:value-type="float">
            <text:p>40,4838571548462</text:p>
          </table:table-cell>
          <table:table-cell table:formula="of:=[.A378]-[.A$2]" office:value-type="float" office:value="37.6000742912293" calcext:value-type="float">
            <text:p>37,6000742912293</text:p>
          </table:table-cell>
          <table:table-cell office:value-type="float" office:value="-50" calcext:value-type="float">
            <text:p>-50</text:p>
          </table:table-cell>
          <table:table-cell table:formula="of:=[.C378]/100" office:value-type="float" office:value="-0.5" calcext:value-type="float">
            <text:p>-0,5</text:p>
          </table:table-cell>
          <table:table-cell office:value-type="float" office:value="3.55695001128616" calcext:value-type="float">
            <text:p>3,55695001128616</text:p>
          </table:table-cell>
          <table:table-cell table:formula="of:=[.E378]-[.E$2]" office:value-type="float" office:value="2.09881626357292" calcext:value-type="float">
            <text:p>2,09881626357292</text:p>
          </table:table-cell>
        </table:table-row>
        <table:table-row table:style-name="ro1">
          <table:table-cell office:value-type="float" office:value="40.5836570262909" calcext:value-type="float">
            <text:p>40,5836570262909</text:p>
          </table:table-cell>
          <table:table-cell table:formula="of:=[.A379]-[.A$2]" office:value-type="float" office:value="37.699874162674" calcext:value-type="float">
            <text:p>37,699874162674</text:p>
          </table:table-cell>
          <table:table-cell office:value-type="float" office:value="-50" calcext:value-type="float">
            <text:p>-50</text:p>
          </table:table-cell>
          <table:table-cell table:formula="of:=[.C379]/100" office:value-type="float" office:value="-0.5" calcext:value-type="float">
            <text:p>-0,5</text:p>
          </table:table-cell>
          <table:table-cell office:value-type="float" office:value="3.5479022331812" calcext:value-type="float">
            <text:p>3,5479022331812</text:p>
          </table:table-cell>
          <table:table-cell table:formula="of:=[.E379]-[.E$2]" office:value-type="float" office:value="2.08976848546796" calcext:value-type="float">
            <text:p>2,08976848546796</text:p>
          </table:table-cell>
        </table:table-row>
        <table:table-row table:style-name="ro1">
          <table:table-cell office:value-type="float" office:value="40.6839351654053" calcext:value-type="float">
            <text:p>40,6839351654053</text:p>
          </table:table-cell>
          <table:table-cell table:formula="of:=[.A380]-[.A$2]" office:value-type="float" office:value="37.8001523017883" calcext:value-type="float">
            <text:p>37,8001523017883</text:p>
          </table:table-cell>
          <table:table-cell office:value-type="float" office:value="-50" calcext:value-type="float">
            <text:p>-50</text:p>
          </table:table-cell>
          <table:table-cell table:formula="of:=[.C380]/100" office:value-type="float" office:value="-0.5" calcext:value-type="float">
            <text:p>-0,5</text:p>
          </table:table-cell>
          <table:table-cell office:value-type="float" office:value="3.53309213338981" calcext:value-type="float">
            <text:p>3,53309213338981</text:p>
          </table:table-cell>
          <table:table-cell table:formula="of:=[.E380]-[.E$2]" office:value-type="float" office:value="2.07495838567656" calcext:value-type="float">
            <text:p>2,07495838567656</text:p>
          </table:table-cell>
        </table:table-row>
        <table:table-row table:style-name="ro1">
          <table:table-cell office:value-type="float" office:value="40.7836761474609" calcext:value-type="float">
            <text:p>40,7836761474609</text:p>
          </table:table-cell>
          <table:table-cell table:formula="of:=[.A381]-[.A$2]" office:value-type="float" office:value="37.899893283844" calcext:value-type="float">
            <text:p>37,899893283844</text:p>
          </table:table-cell>
          <table:table-cell office:value-type="float" office:value="-50" calcext:value-type="float">
            <text:p>-50</text:p>
          </table:table-cell>
          <table:table-cell table:formula="of:=[.C381]/100" office:value-type="float" office:value="-0.5" calcext:value-type="float">
            <text:p>-0,5</text:p>
          </table:table-cell>
          <table:table-cell office:value-type="float" office:value="3.51793109137447" calcext:value-type="float">
            <text:p>3,51793109137447</text:p>
          </table:table-cell>
          <table:table-cell table:formula="of:=[.E381]-[.E$2]" office:value-type="float" office:value="2.05979734366123" calcext:value-type="float">
            <text:p>2,05979734366123</text:p>
          </table:table-cell>
        </table:table-row>
        <table:table-row table:style-name="ro1">
          <table:table-cell office:value-type="float" office:value="40.8840982913971" calcext:value-type="float">
            <text:p>40,8840982913971</text:p>
          </table:table-cell>
          <table:table-cell table:formula="of:=[.A382]-[.A$2]" office:value-type="float" office:value="38.0003154277802" calcext:value-type="float">
            <text:p>38,0003154277802</text:p>
          </table:table-cell>
          <table:table-cell office:value-type="float" office:value="-50" calcext:value-type="float">
            <text:p>-50</text:p>
          </table:table-cell>
          <table:table-cell table:formula="of:=[.C382]/100" office:value-type="float" office:value="-0.5" calcext:value-type="float">
            <text:p>-0,5</text:p>
          </table:table-cell>
          <table:table-cell office:value-type="float" office:value="3.50041184303268" calcext:value-type="float">
            <text:p>3,50041184303268</text:p>
          </table:table-cell>
          <table:table-cell table:formula="of:=[.E382]-[.E$2]" office:value-type="float" office:value="2.04227809531944" calcext:value-type="float">
            <text:p>2,04227809531944</text:p>
          </table:table-cell>
        </table:table-row>
        <table:table-row table:style-name="ro1">
          <table:table-cell office:value-type="float" office:value="40.9836390018463" calcext:value-type="float">
            <text:p>40,9836390018463</text:p>
          </table:table-cell>
          <table:table-cell table:formula="of:=[.A383]-[.A$2]" office:value-type="float" office:value="38.0998561382294" calcext:value-type="float">
            <text:p>38,0998561382294</text:p>
          </table:table-cell>
          <table:table-cell office:value-type="float" office:value="-50" calcext:value-type="float">
            <text:p>-50</text:p>
          </table:table-cell>
          <table:table-cell table:formula="of:=[.C383]/100" office:value-type="float" office:value="-0.5" calcext:value-type="float">
            <text:p>-0,5</text:p>
          </table:table-cell>
          <table:table-cell office:value-type="float" office:value="3.49099374552102" calcext:value-type="float">
            <text:p>3,49099374552102</text:p>
          </table:table-cell>
          <table:table-cell table:formula="of:=[.E383]-[.E$2]" office:value-type="float" office:value="2.03285999780777" calcext:value-type="float">
            <text:p>2,03285999780777</text:p>
          </table:table-cell>
        </table:table-row>
        <table:table-row table:style-name="ro1">
          <table:table-cell office:value-type="float" office:value="41.083788394928" calcext:value-type="float">
            <text:p>41,083788394928</text:p>
          </table:table-cell>
          <table:table-cell table:formula="of:=[.A384]-[.A$2]" office:value-type="float" office:value="38.200005531311" calcext:value-type="float">
            <text:p>38,200005531311</text:p>
          </table:table-cell>
          <table:table-cell office:value-type="float" office:value="-50" calcext:value-type="float">
            <text:p>-50</text:p>
          </table:table-cell>
          <table:table-cell table:formula="of:=[.C384]/100" office:value-type="float" office:value="-0.5" calcext:value-type="float">
            <text:p>-0,5</text:p>
          </table:table-cell>
          <table:table-cell office:value-type="float" office:value="3.47844331178726" calcext:value-type="float">
            <text:p>3,47844331178726</text:p>
          </table:table-cell>
          <table:table-cell table:formula="of:=[.E384]-[.E$2]" office:value-type="float" office:value="2.02030956407401" calcext:value-type="float">
            <text:p>2,02030956407401</text:p>
          </table:table-cell>
        </table:table-row>
        <table:table-row table:style-name="ro1">
          <table:table-cell office:value-type="float" office:value="41.1837019920349" calcext:value-type="float">
            <text:p>41,1837019920349</text:p>
          </table:table-cell>
          <table:table-cell table:formula="of:=[.A385]-[.A$2]" office:value-type="float" office:value="38.299919128418" calcext:value-type="float">
            <text:p>38,299919128418</text:p>
          </table:table-cell>
          <table:table-cell office:value-type="float" office:value="-50" calcext:value-type="float">
            <text:p>-50</text:p>
          </table:table-cell>
          <table:table-cell table:formula="of:=[.C385]/100" office:value-type="float" office:value="-0.5" calcext:value-type="float">
            <text:p>-0,5</text:p>
          </table:table-cell>
          <table:table-cell office:value-type="float" office:value="3.46975503661029" calcext:value-type="float">
            <text:p>3,46975503661029</text:p>
          </table:table-cell>
          <table:table-cell table:formula="of:=[.E385]-[.E$2]" office:value-type="float" office:value="2.01162128889704" calcext:value-type="float">
            <text:p>2,01162128889704</text:p>
          </table:table-cell>
        </table:table-row>
        <table:table-row table:style-name="ro1">
          <table:table-cell office:value-type="float" office:value="41.2836539745331" calcext:value-type="float">
            <text:p>41,2836539745331</text:p>
          </table:table-cell>
          <table:table-cell table:formula="of:=[.A386]-[.A$2]" office:value-type="float" office:value="38.3998711109161" calcext:value-type="float">
            <text:p>38,3998711109161</text:p>
          </table:table-cell>
          <table:table-cell office:value-type="float" office:value="-50" calcext:value-type="float">
            <text:p>-50</text:p>
          </table:table-cell>
          <table:table-cell table:formula="of:=[.C386]/100" office:value-type="float" office:value="-0.5" calcext:value-type="float">
            <text:p>-0,5</text:p>
          </table:table-cell>
          <table:table-cell office:value-type="float" office:value="3.45039506309185" calcext:value-type="float">
            <text:p>3,45039506309185</text:p>
          </table:table-cell>
          <table:table-cell table:formula="of:=[.E386]-[.E$2]" office:value-type="float" office:value="1.9922613153786" calcext:value-type="float">
            <text:p>1,9922613153786</text:p>
          </table:table-cell>
        </table:table-row>
        <table:table-row table:style-name="ro1">
          <table:table-cell office:value-type="float" office:value="41.3836305141449" calcext:value-type="float">
            <text:p>41,3836305141449</text:p>
          </table:table-cell>
          <table:table-cell table:formula="of:=[.A387]-[.A$2]" office:value-type="float" office:value="38.499847650528" calcext:value-type="float">
            <text:p>38,499847650528</text:p>
          </table:table-cell>
          <table:table-cell office:value-type="float" office:value="-50" calcext:value-type="float">
            <text:p>-50</text:p>
          </table:table-cell>
          <table:table-cell table:formula="of:=[.C387]/100" office:value-type="float" office:value="-0.5" calcext:value-type="float">
            <text:p>-0,5</text:p>
          </table:table-cell>
          <table:table-cell office:value-type="float" office:value="3.40150007514824" calcext:value-type="float">
            <text:p>3,40150007514824</text:p>
          </table:table-cell>
          <table:table-cell table:formula="of:=[.E387]-[.E$2]" office:value-type="float" office:value="1.943366327435" calcext:value-type="float">
            <text:p>1,943366327435</text:p>
          </table:table-cell>
        </table:table-row>
        <table:table-row table:style-name="ro1">
          <table:table-cell office:value-type="float" office:value="41.4836361408234" calcext:value-type="float">
            <text:p>41,4836361408234</text:p>
          </table:table-cell>
          <table:table-cell table:formula="of:=[.A388]-[.A$2]" office:value-type="float" office:value="38.5998532772064" calcext:value-type="float">
            <text:p>38,5998532772064</text:p>
          </table:table-cell>
          <table:table-cell office:value-type="float" office:value="-50" calcext:value-type="float">
            <text:p>-50</text:p>
          </table:table-cell>
          <table:table-cell table:formula="of:=[.C388]/100" office:value-type="float" office:value="-0.5" calcext:value-type="float">
            <text:p>-0,5</text:p>
          </table:table-cell>
          <table:table-cell office:value-type="float" office:value="3.38470311282066" calcext:value-type="float">
            <text:p>3,38470311282066</text:p>
          </table:table-cell>
          <table:table-cell table:formula="of:=[.E388]-[.E$2]" office:value-type="float" office:value="1.92656936510741" calcext:value-type="float">
            <text:p>1,92656936510741</text:p>
          </table:table-cell>
        </table:table-row>
        <table:table-row table:style-name="ro1">
          <table:table-cell office:value-type="float" office:value="41.5836200714111" calcext:value-type="float">
            <text:p>41,5836200714111</text:p>
          </table:table-cell>
          <table:table-cell table:formula="of:=[.A389]-[.A$2]" office:value-type="float" office:value="38.6998372077942" calcext:value-type="float">
            <text:p>38,6998372077942</text:p>
          </table:table-cell>
          <table:table-cell office:value-type="float" office:value="-50" calcext:value-type="float">
            <text:p>-50</text:p>
          </table:table-cell>
          <table:table-cell table:formula="of:=[.C389]/100" office:value-type="float" office:value="-0.5" calcext:value-type="float">
            <text:p>-0,5</text:p>
          </table:table-cell>
          <table:table-cell office:value-type="float" office:value="3.36468661659174" calcext:value-type="float">
            <text:p>3,36468661659174</text:p>
          </table:table-cell>
          <table:table-cell table:formula="of:=[.E389]-[.E$2]" office:value-type="float" office:value="1.9065528688785" calcext:value-type="float">
            <text:p>1,9065528688785</text:p>
          </table:table-cell>
        </table:table-row>
        <table:table-row table:style-name="ro1">
          <table:table-cell office:value-type="float" office:value="41.6836318969727" calcext:value-type="float">
            <text:p>41,6836318969727</text:p>
          </table:table-cell>
          <table:table-cell table:formula="of:=[.A390]-[.A$2]" office:value-type="float" office:value="38.7998490333557" calcext:value-type="float">
            <text:p>38,7998490333557</text:p>
          </table:table-cell>
          <table:table-cell office:value-type="float" office:value="-50" calcext:value-type="float">
            <text:p>-50</text:p>
          </table:table-cell>
          <table:table-cell table:formula="of:=[.C390]/100" office:value-type="float" office:value="-0.5" calcext:value-type="float">
            <text:p>-0,5</text:p>
          </table:table-cell>
          <table:table-cell office:value-type="float" office:value="3.3458341464299" calcext:value-type="float">
            <text:p>3,3458341464299</text:p>
          </table:table-cell>
          <table:table-cell table:formula="of:=[.E390]-[.E$2]" office:value-type="float" office:value="1.88770039871665" calcext:value-type="float">
            <text:p>1,88770039871665</text:p>
          </table:table-cell>
        </table:table-row>
        <table:table-row table:style-name="ro1">
          <table:table-cell office:value-type="float" office:value="41.7836539745331" calcext:value-type="float">
            <text:p>41,7836539745331</text:p>
          </table:table-cell>
          <table:table-cell table:formula="of:=[.A391]-[.A$2]" office:value-type="float" office:value="38.8998711109161" calcext:value-type="float">
            <text:p>38,8998711109161</text:p>
          </table:table-cell>
          <table:table-cell office:value-type="float" office:value="-50" calcext:value-type="float">
            <text:p>-50</text:p>
          </table:table-cell>
          <table:table-cell table:formula="of:=[.C391]/100" office:value-type="float" office:value="-0.5" calcext:value-type="float">
            <text:p>-0,5</text:p>
          </table:table-cell>
          <table:table-cell office:value-type="float" office:value="3.32800278641916" calcext:value-type="float">
            <text:p>3,32800278641916</text:p>
          </table:table-cell>
          <table:table-cell table:formula="of:=[.E391]-[.E$2]" office:value-type="float" office:value="1.86986903870592" calcext:value-type="float">
            <text:p>1,86986903870592</text:p>
          </table:table-cell>
        </table:table-row>
        <table:table-row table:style-name="ro1">
          <table:table-cell office:value-type="float" office:value="41.8838195800781" calcext:value-type="float">
            <text:p>41,8838195800781</text:p>
          </table:table-cell>
          <table:table-cell table:formula="of:=[.A392]-[.A$2]" office:value-type="float" office:value="39.0000367164612" calcext:value-type="float">
            <text:p>39,0000367164612</text:p>
          </table:table-cell>
          <table:table-cell office:value-type="float" office:value="-50" calcext:value-type="float">
            <text:p>-50</text:p>
          </table:table-cell>
          <table:table-cell table:formula="of:=[.C392]/100" office:value-type="float" office:value="-0.5" calcext:value-type="float">
            <text:p>-0,5</text:p>
          </table:table-cell>
          <table:table-cell office:value-type="float" office:value="3.30359867789548" calcext:value-type="float">
            <text:p>3,30359867789548</text:p>
          </table:table-cell>
          <table:table-cell table:formula="of:=[.E392]-[.E$2]" office:value-type="float" office:value="1.84546493018224" calcext:value-type="float">
            <text:p>1,84546493018224</text:p>
          </table:table-cell>
        </table:table-row>
        <table:table-row table:style-name="ro1">
          <table:table-cell office:value-type="float" office:value="41.983659029007" calcext:value-type="float">
            <text:p>41,983659029007</text:p>
          </table:table-cell>
          <table:table-cell table:formula="of:=[.A393]-[.A$2]" office:value-type="float" office:value="39.09987616539" calcext:value-type="float">
            <text:p>39,09987616539</text:p>
          </table:table-cell>
          <table:table-cell office:value-type="float" office:value="-50" calcext:value-type="float">
            <text:p>-50</text:p>
          </table:table-cell>
          <table:table-cell table:formula="of:=[.C393]/100" office:value-type="float" office:value="-0.5" calcext:value-type="float">
            <text:p>-0,5</text:p>
          </table:table-cell>
          <table:table-cell office:value-type="float" office:value="3.28576556258011" calcext:value-type="float">
            <text:p>3,28576556258011</text:p>
          </table:table-cell>
          <table:table-cell table:formula="of:=[.E393]-[.E$2]" office:value-type="float" office:value="1.82763181486687" calcext:value-type="float">
            <text:p>1,82763181486687</text:p>
          </table:table-cell>
        </table:table-row>
        <table:table-row table:style-name="ro1">
          <table:table-cell office:value-type="float" office:value="42.0838623046875" calcext:value-type="float">
            <text:p>42,0838623046875</text:p>
          </table:table-cell>
          <table:table-cell table:formula="of:=[.A394]-[.A$2]" office:value-type="float" office:value="39.2000794410706" calcext:value-type="float">
            <text:p>39,2000794410706</text:p>
          </table:table-cell>
          <table:table-cell office:value-type="float" office:value="-50" calcext:value-type="float">
            <text:p>-50</text:p>
          </table:table-cell>
          <table:table-cell table:formula="of:=[.C394]/100" office:value-type="float" office:value="-0.5" calcext:value-type="float">
            <text:p>-0,5</text:p>
          </table:table-cell>
          <table:table-cell office:value-type="float" office:value="3.26694887141833" calcext:value-type="float">
            <text:p>3,26694887141833</text:p>
          </table:table-cell>
          <table:table-cell table:formula="of:=[.E394]-[.E$2]" office:value-type="float" office:value="1.80881512370509" calcext:value-type="float">
            <text:p>1,80881512370509</text:p>
          </table:table-cell>
        </table:table-row>
        <table:table-row table:style-name="ro1">
          <table:table-cell office:value-type="float" office:value="42.1836578845978" calcext:value-type="float">
            <text:p>42,1836578845978</text:p>
          </table:table-cell>
          <table:table-cell table:formula="of:=[.A395]-[.A$2]" office:value-type="float" office:value="39.2998750209808" calcext:value-type="float">
            <text:p>39,2998750209808</text:p>
          </table:table-cell>
          <table:table-cell office:value-type="float" office:value="-50" calcext:value-type="float">
            <text:p>-50</text:p>
          </table:table-cell>
          <table:table-cell table:formula="of:=[.C395]/100" office:value-type="float" office:value="-0.5" calcext:value-type="float">
            <text:p>-0,5</text:p>
          </table:table-cell>
          <table:table-cell office:value-type="float" office:value="3.24571379728285" calcext:value-type="float">
            <text:p>3,24571379728285</text:p>
          </table:table-cell>
          <table:table-cell table:formula="of:=[.E395]-[.E$2]" office:value-type="float" office:value="1.78758004956961" calcext:value-type="float">
            <text:p>1,78758004956961</text:p>
          </table:table-cell>
        </table:table-row>
        <table:table-row table:style-name="ro1">
          <table:table-cell office:value-type="float" office:value="42.2836067676544" calcext:value-type="float">
            <text:p>42,2836067676544</text:p>
          </table:table-cell>
          <table:table-cell table:formula="of:=[.A396]-[.A$2]" office:value-type="float" office:value="39.3998239040375" calcext:value-type="float">
            <text:p>39,3998239040375</text:p>
          </table:table-cell>
          <table:table-cell office:value-type="float" office:value="-50" calcext:value-type="float">
            <text:p>-50</text:p>
          </table:table-cell>
          <table:table-cell table:formula="of:=[.C396]/100" office:value-type="float" office:value="-0.5" calcext:value-type="float">
            <text:p>-0,5</text:p>
          </table:table-cell>
          <table:table-cell office:value-type="float" office:value="3.22707482230627" calcext:value-type="float">
            <text:p>3,22707482230627</text:p>
          </table:table-cell>
          <table:table-cell table:formula="of:=[.E396]-[.E$2]" office:value-type="float" office:value="1.76894107459303" calcext:value-type="float">
            <text:p>1,76894107459303</text:p>
          </table:table-cell>
        </table:table-row>
        <table:table-row table:style-name="ro1">
          <table:table-cell office:value-type="float" office:value="42.383597612381" calcext:value-type="float">
            <text:p>42,383597612381</text:p>
          </table:table-cell>
          <table:table-cell table:formula="of:=[.A397]-[.A$2]" office:value-type="float" office:value="39.499814748764" calcext:value-type="float">
            <text:p>39,499814748764</text:p>
          </table:table-cell>
          <table:table-cell office:value-type="float" office:value="-50" calcext:value-type="float">
            <text:p>-50</text:p>
          </table:table-cell>
          <table:table-cell table:formula="of:=[.C397]/100" office:value-type="float" office:value="-0.5" calcext:value-type="float">
            <text:p>-0,5</text:p>
          </table:table-cell>
          <table:table-cell office:value-type="float" office:value="3.20347830280668" calcext:value-type="float">
            <text:p>3,20347830280668</text:p>
          </table:table-cell>
          <table:table-cell table:formula="of:=[.E397]-[.E$2]" office:value-type="float" office:value="1.74534455509344" calcext:value-type="float">
            <text:p>1,74534455509344</text:p>
          </table:table-cell>
        </table:table-row>
        <table:table-row table:style-name="ro1">
          <table:table-cell office:value-type="float" office:value="42.4837317466736" calcext:value-type="float">
            <text:p>42,4837317466736</text:p>
          </table:table-cell>
          <table:table-cell table:formula="of:=[.A398]-[.A$2]" office:value-type="float" office:value="39.5999488830566" calcext:value-type="float">
            <text:p>39,5999488830566</text:p>
          </table:table-cell>
          <table:table-cell office:value-type="float" office:value="-50" calcext:value-type="float">
            <text:p>-50</text:p>
          </table:table-cell>
          <table:table-cell table:formula="of:=[.C398]/100" office:value-type="float" office:value="-0.5" calcext:value-type="float">
            <text:p>-0,5</text:p>
          </table:table-cell>
          <table:table-cell office:value-type="float" office:value="3.17702380623612" calcext:value-type="float">
            <text:p>3,17702380623612</text:p>
          </table:table-cell>
          <table:table-cell table:formula="of:=[.E398]-[.E$2]" office:value-type="float" office:value="1.71889005852287" calcext:value-type="float">
            <text:p>1,71889005852287</text:p>
          </table:table-cell>
        </table:table-row>
        <table:table-row table:style-name="ro1">
          <table:table-cell office:value-type="float" office:value="42.5836095809937" calcext:value-type="float">
            <text:p>42,5836095809937</text:p>
          </table:table-cell>
          <table:table-cell table:formula="of:=[.A399]-[.A$2]" office:value-type="float" office:value="39.6998267173767" calcext:value-type="float">
            <text:p>39,6998267173767</text:p>
          </table:table-cell>
          <table:table-cell office:value-type="float" office:value="-50" calcext:value-type="float">
            <text:p>-50</text:p>
          </table:table-cell>
          <table:table-cell table:formula="of:=[.C399]/100" office:value-type="float" office:value="-0.5" calcext:value-type="float">
            <text:p>-0,5</text:p>
          </table:table-cell>
          <table:table-cell office:value-type="float" office:value="3.14273669764392" calcext:value-type="float">
            <text:p>3,14273669764392</text:p>
          </table:table-cell>
          <table:table-cell table:formula="of:=[.E399]-[.E$2]" office:value-type="float" office:value="1.68460294993068" calcext:value-type="float">
            <text:p>1,68460294993068</text:p>
          </table:table-cell>
        </table:table-row>
        <table:table-row table:style-name="ro1">
          <table:table-cell office:value-type="float" office:value="42.683620929718" calcext:value-type="float">
            <text:p>42,683620929718</text:p>
          </table:table-cell>
          <table:table-cell table:formula="of:=[.A400]-[.A$2]" office:value-type="float" office:value="39.7998380661011" calcext:value-type="float">
            <text:p>39,7998380661011</text:p>
          </table:table-cell>
          <table:table-cell office:value-type="float" office:value="-50" calcext:value-type="float">
            <text:p>-50</text:p>
          </table:table-cell>
          <table:table-cell table:formula="of:=[.C400]/100" office:value-type="float" office:value="-0.5" calcext:value-type="float">
            <text:p>-0,5</text:p>
          </table:table-cell>
          <table:table-cell office:value-type="float" office:value="3.11723837508714" calcext:value-type="float">
            <text:p>3,11723837508714</text:p>
          </table:table-cell>
          <table:table-cell table:formula="of:=[.E400]-[.E$2]" office:value-type="float" office:value="1.6591046273739" calcext:value-type="float">
            <text:p>1,6591046273739</text:p>
          </table:table-cell>
        </table:table-row>
        <table:table-row table:style-name="ro1">
          <table:table-cell office:value-type="float" office:value="42.7835865020752" calcext:value-type="float">
            <text:p>42,7835865020752</text:p>
          </table:table-cell>
          <table:table-cell table:formula="of:=[.A401]-[.A$2]" office:value-type="float" office:value="39.8998036384583" calcext:value-type="float">
            <text:p>39,8998036384583</text:p>
          </table:table-cell>
          <table:table-cell office:value-type="float" office:value="-50" calcext:value-type="float">
            <text:p>-50</text:p>
          </table:table-cell>
          <table:table-cell table:formula="of:=[.C401]/100" office:value-type="float" office:value="-0.5" calcext:value-type="float">
            <text:p>-0,5</text:p>
          </table:table-cell>
          <table:table-cell office:value-type="float" office:value="3.06457127659471" calcext:value-type="float">
            <text:p>3,06457127659471</text:p>
          </table:table-cell>
          <table:table-cell table:formula="of:=[.E401]-[.E$2]" office:value-type="float" office:value="1.60643752888147" calcext:value-type="float">
            <text:p>1,60643752888147</text:p>
          </table:table-cell>
        </table:table-row>
        <table:table-row table:style-name="ro1">
          <table:table-cell office:value-type="float" office:value="42.8835933208466" calcext:value-type="float">
            <text:p>42,8835933208466</text:p>
          </table:table-cell>
          <table:table-cell table:formula="of:=[.A402]-[.A$2]" office:value-type="float" office:value="39.9998104572296" calcext:value-type="float">
            <text:p>39,9998104572296</text:p>
          </table:table-cell>
          <table:table-cell office:value-type="float" office:value="-50" calcext:value-type="float">
            <text:p>-50</text:p>
          </table:table-cell>
          <table:table-cell table:formula="of:=[.C402]/100" office:value-type="float" office:value="-0.5" calcext:value-type="float">
            <text:p>-0,5</text:p>
          </table:table-cell>
          <table:table-cell office:value-type="float" office:value="3.03835265593148" calcext:value-type="float">
            <text:p>3,03835265593148</text:p>
          </table:table-cell>
          <table:table-cell table:formula="of:=[.E402]-[.E$2]" office:value-type="float" office:value="1.58021890821824" calcext:value-type="float">
            <text:p>1,58021890821824</text:p>
          </table:table-cell>
        </table:table-row>
        <table:table-row table:style-name="ro1">
          <table:table-cell office:value-type="float" office:value="42.9836277961731" calcext:value-type="float">
            <text:p>42,9836277961731</text:p>
          </table:table-cell>
          <table:table-cell table:formula="of:=[.A403]-[.A$2]" office:value-type="float" office:value="40.0998449325562" calcext:value-type="float">
            <text:p>40,0998449325562</text:p>
          </table:table-cell>
          <table:table-cell office:value-type="float" office:value="-50" calcext:value-type="float">
            <text:p>-50</text:p>
          </table:table-cell>
          <table:table-cell table:formula="of:=[.C403]/100" office:value-type="float" office:value="-0.5" calcext:value-type="float">
            <text:p>-0,5</text:p>
          </table:table-cell>
          <table:table-cell office:value-type="float" office:value="3.01121986974561" calcext:value-type="float">
            <text:p>3,01121986974561</text:p>
          </table:table-cell>
          <table:table-cell table:formula="of:=[.E403]-[.E$2]" office:value-type="float" office:value="1.55308612203236" calcext:value-type="float">
            <text:p>1,55308612203236</text:p>
          </table:table-cell>
        </table:table-row>
        <table:table-row table:style-name="ro1">
          <table:table-cell office:value-type="float" office:value="43.0836007595062" calcext:value-type="float">
            <text:p>43,0836007595062</text:p>
          </table:table-cell>
          <table:table-cell table:formula="of:=[.A404]-[.A$2]" office:value-type="float" office:value="40.1998178958893" calcext:value-type="float">
            <text:p>40,1998178958893</text:p>
          </table:table-cell>
          <table:table-cell office:value-type="float" office:value="-50" calcext:value-type="float">
            <text:p>-50</text:p>
          </table:table-cell>
          <table:table-cell table:formula="of:=[.C404]/100" office:value-type="float" office:value="-0.5" calcext:value-type="float">
            <text:p>-0,5</text:p>
          </table:table-cell>
          <table:table-cell office:value-type="float" office:value="2.98466060447476" calcext:value-type="float">
            <text:p>2,98466060447476</text:p>
          </table:table-cell>
          <table:table-cell table:formula="of:=[.E404]-[.E$2]" office:value-type="float" office:value="1.52652685676152" calcext:value-type="float">
            <text:p>1,52652685676152</text:p>
          </table:table-cell>
        </table:table-row>
        <table:table-row table:style-name="ro1">
          <table:table-cell office:value-type="float" office:value="43.1836416721344" calcext:value-type="float">
            <text:p>43,1836416721344</text:p>
          </table:table-cell>
          <table:table-cell table:formula="of:=[.A405]-[.A$2]" office:value-type="float" office:value="40.2998588085175" calcext:value-type="float">
            <text:p>40,2998588085175</text:p>
          </table:table-cell>
          <table:table-cell office:value-type="float" office:value="-50" calcext:value-type="float">
            <text:p>-50</text:p>
          </table:table-cell>
          <table:table-cell table:formula="of:=[.C405]/100" office:value-type="float" office:value="-0.5" calcext:value-type="float">
            <text:p>-0,5</text:p>
          </table:table-cell>
          <table:table-cell office:value-type="float" office:value="2.95737527786769" calcext:value-type="float">
            <text:p>2,95737527786769</text:p>
          </table:table-cell>
          <table:table-cell table:formula="of:=[.E405]-[.E$2]" office:value-type="float" office:value="1.49924153015445" calcext:value-type="float">
            <text:p>1,49924153015445</text:p>
          </table:table-cell>
        </table:table-row>
        <table:table-row table:style-name="ro1">
          <table:table-cell office:value-type="float" office:value="43.2836337089539" calcext:value-type="float">
            <text:p>43,2836337089539</text:p>
          </table:table-cell>
          <table:table-cell table:formula="of:=[.A406]-[.A$2]" office:value-type="float" office:value="40.3998508453369" calcext:value-type="float">
            <text:p>40,3998508453369</text:p>
          </table:table-cell>
          <table:table-cell office:value-type="float" office:value="-50" calcext:value-type="float">
            <text:p>-50</text:p>
          </table:table-cell>
          <table:table-cell table:formula="of:=[.C406]/100" office:value-type="float" office:value="-0.5" calcext:value-type="float">
            <text:p>-0,5</text:p>
          </table:table-cell>
          <table:table-cell office:value-type="float" office:value="2.92972741150199" calcext:value-type="float">
            <text:p>2,92972741150199</text:p>
          </table:table-cell>
          <table:table-cell table:formula="of:=[.E406]-[.E$2]" office:value-type="float" office:value="1.47159366378875" calcext:value-type="float">
            <text:p>1,47159366378875</text:p>
          </table:table-cell>
        </table:table-row>
        <table:table-row table:style-name="ro1">
          <table:table-cell office:value-type="float" office:value="43.3835926055908" calcext:value-type="float">
            <text:p>43,3835926055908</text:p>
          </table:table-cell>
          <table:table-cell table:formula="of:=[.A407]-[.A$2]" office:value-type="float" office:value="40.4998097419739" calcext:value-type="float">
            <text:p>40,4998097419739</text:p>
          </table:table-cell>
          <table:table-cell office:value-type="float" office:value="-50" calcext:value-type="float">
            <text:p>-50</text:p>
          </table:table-cell>
          <table:table-cell table:formula="of:=[.C407]/100" office:value-type="float" office:value="-0.5" calcext:value-type="float">
            <text:p>-0,5</text:p>
          </table:table-cell>
          <table:table-cell office:value-type="float" office:value="2.90175640553447" calcext:value-type="float">
            <text:p>2,90175640553447</text:p>
          </table:table-cell>
          <table:table-cell table:formula="of:=[.E407]-[.E$2]" office:value-type="float" office:value="1.44362265782123" calcext:value-type="float">
            <text:p>1,44362265782123</text:p>
          </table:table-cell>
        </table:table-row>
        <table:table-row table:style-name="ro1">
          <table:table-cell office:value-type="float" office:value="43.483594417572" calcext:value-type="float">
            <text:p>43,483594417572</text:p>
          </table:table-cell>
          <table:table-cell table:formula="of:=[.A408]-[.A$2]" office:value-type="float" office:value="40.5998115539551" calcext:value-type="float">
            <text:p>40,5998115539551</text:p>
          </table:table-cell>
          <table:table-cell office:value-type="float" office:value="-50" calcext:value-type="float">
            <text:p>-50</text:p>
          </table:table-cell>
          <table:table-cell table:formula="of:=[.C408]/100" office:value-type="float" office:value="-0.5" calcext:value-type="float">
            <text:p>-0,5</text:p>
          </table:table-cell>
          <table:table-cell office:value-type="float" office:value="2.87141035253282" calcext:value-type="float">
            <text:p>2,87141035253282</text:p>
          </table:table-cell>
          <table:table-cell table:formula="of:=[.E408]-[.E$2]" office:value-type="float" office:value="1.41327660481958" calcext:value-type="float">
            <text:p>1,41327660481958</text:p>
          </table:table-cell>
        </table:table-row>
        <table:table-row table:style-name="ro1">
          <table:table-cell office:value-type="float" office:value="43.5836048126221" calcext:value-type="float">
            <text:p>43,5836048126221</text:p>
          </table:table-cell>
          <table:table-cell table:formula="of:=[.A409]-[.A$2]" office:value-type="float" office:value="40.6998219490051" calcext:value-type="float">
            <text:p>40,6998219490051</text:p>
          </table:table-cell>
          <table:table-cell office:value-type="float" office:value="-50" calcext:value-type="float">
            <text:p>-50</text:p>
          </table:table-cell>
          <table:table-cell table:formula="of:=[.C409]/100" office:value-type="float" office:value="-0.5" calcext:value-type="float">
            <text:p>-0,5</text:p>
          </table:table-cell>
          <table:table-cell office:value-type="float" office:value="2.84336230255598" calcext:value-type="float">
            <text:p>2,84336230255598</text:p>
          </table:table-cell>
          <table:table-cell table:formula="of:=[.E409]-[.E$2]" office:value-type="float" office:value="1.38522855484274" calcext:value-type="float">
            <text:p>1,38522855484274</text:p>
          </table:table-cell>
        </table:table-row>
        <table:table-row table:style-name="ro1">
          <table:table-cell office:value-type="float" office:value="43.6835973262787" calcext:value-type="float">
            <text:p>43,6835973262787</text:p>
          </table:table-cell>
          <table:table-cell table:formula="of:=[.A410]-[.A$2]" office:value-type="float" office:value="40.7998144626617" calcext:value-type="float">
            <text:p>40,7998144626617</text:p>
          </table:table-cell>
          <table:table-cell office:value-type="float" office:value="-50" calcext:value-type="float">
            <text:p>-50</text:p>
          </table:table-cell>
          <table:table-cell table:formula="of:=[.C410]/100" office:value-type="float" office:value="-0.5" calcext:value-type="float">
            <text:p>-0,5</text:p>
          </table:table-cell>
          <table:table-cell office:value-type="float" office:value="2.79957567269738" calcext:value-type="float">
            <text:p>2,79957567269738</text:p>
          </table:table-cell>
          <table:table-cell table:formula="of:=[.E410]-[.E$2]" office:value-type="float" office:value="1.34144192498414" calcext:value-type="float">
            <text:p>1,34144192498414</text:p>
          </table:table-cell>
        </table:table-row>
        <table:table-row table:style-name="ro1">
          <table:table-cell office:value-type="float" office:value="43.7837491035461" calcext:value-type="float">
            <text:p>43,7837491035461</text:p>
          </table:table-cell>
          <table:table-cell table:formula="of:=[.A411]-[.A$2]" office:value-type="float" office:value="40.8999662399292" calcext:value-type="float">
            <text:p>40,8999662399292</text:p>
          </table:table-cell>
          <table:table-cell office:value-type="float" office:value="-50" calcext:value-type="float">
            <text:p>-50</text:p>
          </table:table-cell>
          <table:table-cell table:formula="of:=[.C411]/100" office:value-type="float" office:value="-0.5" calcext:value-type="float">
            <text:p>-0,5</text:p>
          </table:table-cell>
          <table:table-cell office:value-type="float" office:value="2.77166673987379" calcext:value-type="float">
            <text:p>2,77166673987379</text:p>
          </table:table-cell>
          <table:table-cell table:formula="of:=[.E411]-[.E$2]" office:value-type="float" office:value="1.31353299216055" calcext:value-type="float">
            <text:p>1,31353299216055</text:p>
          </table:table-cell>
        </table:table-row>
        <table:table-row table:style-name="ro1">
          <table:table-cell office:value-type="float" office:value="43.883588552475" calcext:value-type="float">
            <text:p>43,883588552475</text:p>
          </table:table-cell>
          <table:table-cell table:formula="of:=[.A412]-[.A$2]" office:value-type="float" office:value="40.999805688858" calcext:value-type="float">
            <text:p>40,999805688858</text:p>
          </table:table-cell>
          <table:table-cell office:value-type="float" office:value="-50" calcext:value-type="float">
            <text:p>-50</text:p>
          </table:table-cell>
          <table:table-cell table:formula="of:=[.C412]/100" office:value-type="float" office:value="-0.5" calcext:value-type="float">
            <text:p>-0,5</text:p>
          </table:table-cell>
          <table:table-cell office:value-type="float" office:value="2.75842732166146" calcext:value-type="float">
            <text:p>2,75842732166146</text:p>
          </table:table-cell>
          <table:table-cell table:formula="of:=[.E412]-[.E$2]" office:value-type="float" office:value="1.30029357394822" calcext:value-type="float">
            <text:p>1,30029357394822</text:p>
          </table:table-cell>
        </table:table-row>
        <table:table-row table:style-name="ro1">
          <table:table-cell office:value-type="float" office:value="43.9836001396179" calcext:value-type="float">
            <text:p>43,9836001396179</text:p>
          </table:table-cell>
          <table:table-cell table:formula="of:=[.A413]-[.A$2]" office:value-type="float" office:value="41.099817276001" calcext:value-type="float">
            <text:p>41,099817276001</text:p>
          </table:table-cell>
          <table:table-cell office:value-type="float" office:value="-50" calcext:value-type="float">
            <text:p>-50</text:p>
          </table:table-cell>
          <table:table-cell table:formula="of:=[.C413]/100" office:value-type="float" office:value="-0.5" calcext:value-type="float">
            <text:p>-0,5</text:p>
          </table:table-cell>
          <table:table-cell office:value-type="float" office:value="2.72897079406183" calcext:value-type="float">
            <text:p>2,72897079406183</text:p>
          </table:table-cell>
          <table:table-cell table:formula="of:=[.E413]-[.E$2]" office:value-type="float" office:value="1.27083704634859" calcext:value-type="float">
            <text:p>1,27083704634859</text:p>
          </table:table-cell>
        </table:table-row>
        <table:table-row table:style-name="ro1">
          <table:table-cell office:value-type="float" office:value="44.0835928916931" calcext:value-type="float">
            <text:p>44,0835928916931</text:p>
          </table:table-cell>
          <table:table-cell table:formula="of:=[.A414]-[.A$2]" office:value-type="float" office:value="41.1998100280762" calcext:value-type="float">
            <text:p>41,1998100280762</text:p>
          </table:table-cell>
          <table:table-cell office:value-type="float" office:value="-50" calcext:value-type="float">
            <text:p>-50</text:p>
          </table:table-cell>
          <table:table-cell table:formula="of:=[.C414]/100" office:value-type="float" office:value="-0.5" calcext:value-type="float">
            <text:p>-0,5</text:p>
          </table:table-cell>
          <table:table-cell office:value-type="float" office:value="2.69941925371302" calcext:value-type="float">
            <text:p>2,69941925371302</text:p>
          </table:table-cell>
          <table:table-cell table:formula="of:=[.E414]-[.E$2]" office:value-type="float" office:value="1.24128550599977" calcext:value-type="float">
            <text:p>1,24128550599977</text:p>
          </table:table-cell>
        </table:table-row>
        <table:table-row table:style-name="ro1">
          <table:table-cell office:value-type="float" office:value="44.1836042404175" calcext:value-type="float">
            <text:p>44,1836042404175</text:p>
          </table:table-cell>
          <table:table-cell table:formula="of:=[.A415]-[.A$2]" office:value-type="float" office:value="41.2998213768005" calcext:value-type="float">
            <text:p>41,2998213768005</text:p>
          </table:table-cell>
          <table:table-cell office:value-type="float" office:value="-50" calcext:value-type="float">
            <text:p>-50</text:p>
          </table:table-cell>
          <table:table-cell table:formula="of:=[.C415]/100" office:value-type="float" office:value="-0.5" calcext:value-type="float">
            <text:p>-0,5</text:p>
          </table:table-cell>
          <table:table-cell office:value-type="float" office:value="2.66728562556932" calcext:value-type="float">
            <text:p>2,66728562556932</text:p>
          </table:table-cell>
          <table:table-cell table:formula="of:=[.E415]-[.E$2]" office:value-type="float" office:value="1.20915187785608" calcext:value-type="float">
            <text:p>1,20915187785608</text:p>
          </table:table-cell>
        </table:table-row>
        <table:table-row table:style-name="ro1">
          <table:table-cell office:value-type="float" office:value="44.2836139202118" calcext:value-type="float">
            <text:p>44,2836139202118</text:p>
          </table:table-cell>
          <table:table-cell table:formula="of:=[.A416]-[.A$2]" office:value-type="float" office:value="41.3998310565949" calcext:value-type="float">
            <text:p>41,3998310565949</text:p>
          </table:table-cell>
          <table:table-cell office:value-type="float" office:value="-50" calcext:value-type="float">
            <text:p>-50</text:p>
          </table:table-cell>
          <table:table-cell table:formula="of:=[.C416]/100" office:value-type="float" office:value="-0.5" calcext:value-type="float">
            <text:p>-0,5</text:p>
          </table:table-cell>
          <table:table-cell office:value-type="float" office:value="2.635992397543" calcext:value-type="float">
            <text:p>2,635992397543</text:p>
          </table:table-cell>
          <table:table-cell table:formula="of:=[.E416]-[.E$2]" office:value-type="float" office:value="1.17785864982975" calcext:value-type="float">
            <text:p>1,17785864982975</text:p>
          </table:table-cell>
        </table:table-row>
        <table:table-row table:style-name="ro1">
          <table:table-cell office:value-type="float" office:value="44.3836174011231" calcext:value-type="float">
            <text:p>44,3836174011231</text:p>
          </table:table-cell>
          <table:table-cell table:formula="of:=[.A417]-[.A$2]" office:value-type="float" office:value="41.4998345375061" calcext:value-type="float">
            <text:p>41,4998345375061</text:p>
          </table:table-cell>
          <table:table-cell office:value-type="float" office:value="-50" calcext:value-type="float">
            <text:p>-50</text:p>
          </table:table-cell>
          <table:table-cell table:formula="of:=[.C417]/100" office:value-type="float" office:value="-0.5" calcext:value-type="float">
            <text:p>-0,5</text:p>
          </table:table-cell>
          <table:table-cell office:value-type="float" office:value="2.60629821545967" calcext:value-type="float">
            <text:p>2,60629821545967</text:p>
          </table:table-cell>
          <table:table-cell table:formula="of:=[.E417]-[.E$2]" office:value-type="float" office:value="1.14816446774643" calcext:value-type="float">
            <text:p>1,14816446774643</text:p>
          </table:table-cell>
        </table:table-row>
        <table:table-row table:style-name="ro1">
          <table:table-cell office:value-type="float" office:value="44.4836106300354" calcext:value-type="float">
            <text:p>44,4836106300354</text:p>
          </table:table-cell>
          <table:table-cell table:formula="of:=[.A418]-[.A$2]" office:value-type="float" office:value="41.5998277664185" calcext:value-type="float">
            <text:p>41,5998277664185</text:p>
          </table:table-cell>
          <table:table-cell office:value-type="float" office:value="-50" calcext:value-type="float">
            <text:p>-50</text:p>
          </table:table-cell>
          <table:table-cell table:formula="of:=[.C418]/100" office:value-type="float" office:value="-0.5" calcext:value-type="float">
            <text:p>-0,5</text:p>
          </table:table-cell>
          <table:table-cell office:value-type="float" office:value="2.57643066978243" calcext:value-type="float">
            <text:p>2,57643066978243</text:p>
          </table:table-cell>
          <table:table-cell table:formula="of:=[.E418]-[.E$2]" office:value-type="float" office:value="1.11829692206919" calcext:value-type="float">
            <text:p>1,11829692206919</text:p>
          </table:table-cell>
        </table:table-row>
        <table:table-row table:style-name="ro1">
          <table:table-cell office:value-type="float" office:value="44.5836024284363" calcext:value-type="float">
            <text:p>44,5836024284363</text:p>
          </table:table-cell>
          <table:table-cell table:formula="of:=[.A419]-[.A$2]" office:value-type="float" office:value="41.6998195648193" calcext:value-type="float">
            <text:p>41,6998195648193</text:p>
          </table:table-cell>
          <table:table-cell office:value-type="float" office:value="-50" calcext:value-type="float">
            <text:p>-50</text:p>
          </table:table-cell>
          <table:table-cell table:formula="of:=[.C419]/100" office:value-type="float" office:value="-0.5" calcext:value-type="float">
            <text:p>-0,5</text:p>
          </table:table-cell>
          <table:table-cell office:value-type="float" office:value="2.556131998252" calcext:value-type="float">
            <text:p>2,556131998252</text:p>
          </table:table-cell>
          <table:table-cell table:formula="of:=[.E419]-[.E$2]" office:value-type="float" office:value="1.09799825053875" calcext:value-type="float">
            <text:p>1,09799825053875</text:p>
          </table:table-cell>
        </table:table-row>
        <table:table-row table:style-name="ro1">
          <table:table-cell office:value-type="float" office:value="44.6836123466492" calcext:value-type="float">
            <text:p>44,6836123466492</text:p>
          </table:table-cell>
          <table:table-cell table:formula="of:=[.A420]-[.A$2]" office:value-type="float" office:value="41.7998294830322" calcext:value-type="float">
            <text:p>41,7998294830322</text:p>
          </table:table-cell>
          <table:table-cell office:value-type="float" office:value="-50" calcext:value-type="float">
            <text:p>-50</text:p>
          </table:table-cell>
          <table:table-cell table:formula="of:=[.C420]/100" office:value-type="float" office:value="-0.5" calcext:value-type="float">
            <text:p>-0,5</text:p>
          </table:table-cell>
          <table:table-cell office:value-type="float" office:value="2.52600515356878" calcext:value-type="float">
            <text:p>2,52600515356878</text:p>
          </table:table-cell>
          <table:table-cell table:formula="of:=[.E420]-[.E$2]" office:value-type="float" office:value="1.06787140585554" calcext:value-type="float">
            <text:p>1,06787140585554</text:p>
          </table:table-cell>
        </table:table-row>
        <table:table-row table:style-name="ro1">
          <table:table-cell office:value-type="float" office:value="44.7835948467255" calcext:value-type="float">
            <text:p>44,7835948467255</text:p>
          </table:table-cell>
          <table:table-cell table:formula="of:=[.A421]-[.A$2]" office:value-type="float" office:value="41.8998119831085" calcext:value-type="float">
            <text:p>41,8998119831085</text:p>
          </table:table-cell>
          <table:table-cell office:value-type="float" office:value="-50" calcext:value-type="float">
            <text:p>-50</text:p>
          </table:table-cell>
          <table:table-cell table:formula="of:=[.C421]/100" office:value-type="float" office:value="-0.5" calcext:value-type="float">
            <text:p>-0,5</text:p>
          </table:table-cell>
          <table:table-cell office:value-type="float" office:value="2.45586587546581" calcext:value-type="float">
            <text:p>2,45586587546581</text:p>
          </table:table-cell>
          <table:table-cell table:formula="of:=[.E421]-[.E$2]" office:value-type="float" office:value="0.997732127752563" calcext:value-type="float">
            <text:p>0,997732127752563</text:p>
          </table:table-cell>
        </table:table-row>
        <table:table-row table:style-name="ro1">
          <table:table-cell office:value-type="float" office:value="44.8843059539795" calcext:value-type="float">
            <text:p>44,8843059539795</text:p>
          </table:table-cell>
          <table:table-cell table:formula="of:=[.A422]-[.A$2]" office:value-type="float" office:value="42.0005230903626" calcext:value-type="float">
            <text:p>42,0005230903626</text:p>
          </table:table-cell>
          <table:table-cell office:value-type="float" office:value="-50" calcext:value-type="float">
            <text:p>-50</text:p>
          </table:table-cell>
          <table:table-cell table:formula="of:=[.C422]/100" office:value-type="float" office:value="-0.5" calcext:value-type="float">
            <text:p>-0,5</text:p>
          </table:table-cell>
          <table:table-cell office:value-type="float" office:value="2.4291664103462" calcext:value-type="float">
            <text:p>2,4291664103462</text:p>
          </table:table-cell>
          <table:table-cell table:formula="of:=[.E422]-[.E$2]" office:value-type="float" office:value="0.971032662632959" calcext:value-type="float">
            <text:p>0,971032662632959</text:p>
          </table:table-cell>
        </table:table-row>
        <table:table-row table:style-name="ro1">
          <table:table-cell office:value-type="float" office:value="44.9836177825928" calcext:value-type="float">
            <text:p>44,9836177825928</text:p>
          </table:table-cell>
          <table:table-cell table:formula="of:=[.A423]-[.A$2]" office:value-type="float" office:value="42.0998349189758" calcext:value-type="float">
            <text:p>42,0998349189758</text:p>
          </table:table-cell>
          <table:table-cell office:value-type="float" office:value="-50" calcext:value-type="float">
            <text:p>-50</text:p>
          </table:table-cell>
          <table:table-cell table:formula="of:=[.C423]/100" office:value-type="float" office:value="-0.5" calcext:value-type="float">
            <text:p>-0,5</text:p>
          </table:table-cell>
          <table:table-cell office:value-type="float" office:value="2.40458129215806" calcext:value-type="float">
            <text:p>2,40458129215806</text:p>
          </table:table-cell>
          <table:table-cell table:formula="of:=[.E423]-[.E$2]" office:value-type="float" office:value="0.946447544444812" calcext:value-type="float">
            <text:p>0,946447544444812</text:p>
          </table:table-cell>
        </table:table-row>
        <table:table-row table:style-name="ro1">
          <table:table-cell office:value-type="float" office:value="45.0836410522461" calcext:value-type="float">
            <text:p>45,0836410522461</text:p>
          </table:table-cell>
          <table:table-cell table:formula="of:=[.A424]-[.A$2]" office:value-type="float" office:value="42.1998581886292" calcext:value-type="float">
            <text:p>42,1998581886292</text:p>
          </table:table-cell>
          <table:table-cell office:value-type="float" office:value="-50" calcext:value-type="float">
            <text:p>-50</text:p>
          </table:table-cell>
          <table:table-cell table:formula="of:=[.C424]/100" office:value-type="float" office:value="-0.5" calcext:value-type="float">
            <text:p>-0,5</text:p>
          </table:table-cell>
          <table:table-cell office:value-type="float" office:value="2.3699112831244" calcext:value-type="float">
            <text:p>2,3699112831244</text:p>
          </table:table-cell>
          <table:table-cell table:formula="of:=[.E424]-[.E$2]" office:value-type="float" office:value="0.911777535411154" calcext:value-type="float">
            <text:p>0,911777535411154</text:p>
          </table:table-cell>
        </table:table-row>
        <table:table-row table:style-name="ro1">
          <table:table-cell office:value-type="float" office:value="45.1836433410645" calcext:value-type="float">
            <text:p>45,1836433410645</text:p>
          </table:table-cell>
          <table:table-cell table:formula="of:=[.A425]-[.A$2]" office:value-type="float" office:value="42.2998604774475" calcext:value-type="float">
            <text:p>42,2998604774475</text:p>
          </table:table-cell>
          <table:table-cell office:value-type="float" office:value="-50" calcext:value-type="float">
            <text:p>-50</text:p>
          </table:table-cell>
          <table:table-cell table:formula="of:=[.C425]/100" office:value-type="float" office:value="-0.5" calcext:value-type="float">
            <text:p>-0,5</text:p>
          </table:table-cell>
          <table:table-cell office:value-type="float" office:value="2.33584819819509" calcext:value-type="float">
            <text:p>2,33584819819509</text:p>
          </table:table-cell>
          <table:table-cell table:formula="of:=[.E425]-[.E$2]" office:value-type="float" office:value="0.877714450481847" calcext:value-type="float">
            <text:p>0,877714450481847</text:p>
          </table:table-cell>
        </table:table-row>
        <table:table-row table:style-name="ro1">
          <table:table-cell office:value-type="float" office:value="45.2836458683014" calcext:value-type="float">
            <text:p>45,2836458683014</text:p>
          </table:table-cell>
          <table:table-cell table:formula="of:=[.A426]-[.A$2]" office:value-type="float" office:value="42.3998630046845" calcext:value-type="float">
            <text:p>42,3998630046845</text:p>
          </table:table-cell>
          <table:table-cell office:value-type="float" office:value="-50" calcext:value-type="float">
            <text:p>-50</text:p>
          </table:table-cell>
          <table:table-cell table:formula="of:=[.C426]/100" office:value-type="float" office:value="-0.5" calcext:value-type="float">
            <text:p>-0,5</text:p>
          </table:table-cell>
          <table:table-cell office:value-type="float" office:value="2.30109038312832" calcext:value-type="float">
            <text:p>2,30109038312832</text:p>
          </table:table-cell>
          <table:table-cell table:formula="of:=[.E426]-[.E$2]" office:value-type="float" office:value="0.842956635415076" calcext:value-type="float">
            <text:p>0,842956635415076</text:p>
          </table:table-cell>
        </table:table-row>
        <table:table-row table:style-name="ro1">
          <table:table-cell office:value-type="float" office:value="45.3836205005646" calcext:value-type="float">
            <text:p>45,3836205005646</text:p>
          </table:table-cell>
          <table:table-cell table:formula="of:=[.A427]-[.A$2]" office:value-type="float" office:value="42.4998376369476" calcext:value-type="float">
            <text:p>42,4998376369476</text:p>
          </table:table-cell>
          <table:table-cell office:value-type="float" office:value="-50" calcext:value-type="float">
            <text:p>-50</text:p>
          </table:table-cell>
          <table:table-cell table:formula="of:=[.C427]/100" office:value-type="float" office:value="-0.5" calcext:value-type="float">
            <text:p>-0,5</text:p>
          </table:table-cell>
          <table:table-cell office:value-type="float" office:value="2.26592543957527" calcext:value-type="float">
            <text:p>2,26592543957527</text:p>
          </table:table-cell>
          <table:table-cell table:formula="of:=[.E427]-[.E$2]" office:value-type="float" office:value="0.807791691862031" calcext:value-type="float">
            <text:p>0,807791691862031</text:p>
          </table:table-cell>
        </table:table-row>
        <table:table-row table:style-name="ro1">
          <table:table-cell office:value-type="float" office:value="45.4836490154266" calcext:value-type="float">
            <text:p>45,4836490154266</text:p>
          </table:table-cell>
          <table:table-cell table:formula="of:=[.A428]-[.A$2]" office:value-type="float" office:value="42.5998661518097" calcext:value-type="float">
            <text:p>42,5998661518097</text:p>
          </table:table-cell>
          <table:table-cell office:value-type="float" office:value="-50" calcext:value-type="float">
            <text:p>-50</text:p>
          </table:table-cell>
          <table:table-cell table:formula="of:=[.C428]/100" office:value-type="float" office:value="-0.5" calcext:value-type="float">
            <text:p>-0,5</text:p>
          </table:table-cell>
          <table:table-cell office:value-type="float" office:value="2.22848854237615" calcext:value-type="float">
            <text:p>2,22848854237615</text:p>
          </table:table-cell>
          <table:table-cell table:formula="of:=[.E428]-[.E$2]" office:value-type="float" office:value="0.770354794662906" calcext:value-type="float">
            <text:p>0,770354794662906</text:p>
          </table:table-cell>
        </table:table-row>
        <table:table-row table:style-name="ro1">
          <table:table-cell office:value-type="float" office:value="45.5835816860199" calcext:value-type="float">
            <text:p>45,5835816860199</text:p>
          </table:table-cell>
          <table:table-cell table:formula="of:=[.A429]-[.A$2]" office:value-type="float" office:value="42.699798822403" calcext:value-type="float">
            <text:p>42,699798822403</text:p>
          </table:table-cell>
          <table:table-cell office:value-type="float" office:value="-50" calcext:value-type="float">
            <text:p>-50</text:p>
          </table:table-cell>
          <table:table-cell table:formula="of:=[.C429]/100" office:value-type="float" office:value="-0.5" calcext:value-type="float">
            <text:p>-0,5</text:p>
          </table:table-cell>
          <table:table-cell office:value-type="float" office:value="2.19207495080605" calcext:value-type="float">
            <text:p>2,19207495080605</text:p>
          </table:table-cell>
          <table:table-cell table:formula="of:=[.E429]-[.E$2]" office:value-type="float" office:value="0.733941203092802" calcext:value-type="float">
            <text:p>0,733941203092802</text:p>
          </table:table-cell>
        </table:table-row>
        <table:table-row table:style-name="ro1">
          <table:table-cell office:value-type="float" office:value="45.6836044788361" calcext:value-type="float">
            <text:p>45,6836044788361</text:p>
          </table:table-cell>
          <table:table-cell table:formula="of:=[.A430]-[.A$2]" office:value-type="float" office:value="42.7998216152191" calcext:value-type="float">
            <text:p>42,7998216152191</text:p>
          </table:table-cell>
          <table:table-cell office:value-type="float" office:value="-50" calcext:value-type="float">
            <text:p>-50</text:p>
          </table:table-cell>
          <table:table-cell table:formula="of:=[.C430]/100" office:value-type="float" office:value="-0.5" calcext:value-type="float">
            <text:p>-0,5</text:p>
          </table:table-cell>
          <table:table-cell office:value-type="float" office:value="2.15637784682247" calcext:value-type="float">
            <text:p>2,15637784682247</text:p>
          </table:table-cell>
          <table:table-cell table:formula="of:=[.E430]-[.E$2]" office:value-type="float" office:value="0.698244099109227" calcext:value-type="float">
            <text:p>0,698244099109227</text:p>
          </table:table-cell>
        </table:table-row>
        <table:table-row table:style-name="ro1">
          <table:table-cell office:value-type="float" office:value="45.7837295532227" calcext:value-type="float">
            <text:p>45,7837295532227</text:p>
          </table:table-cell>
          <table:table-cell table:formula="of:=[.A431]-[.A$2]" office:value-type="float" office:value="42.8999466896057" calcext:value-type="float">
            <text:p>42,8999466896057</text:p>
          </table:table-cell>
          <table:table-cell office:value-type="float" office:value="-50" calcext:value-type="float">
            <text:p>-50</text:p>
          </table:table-cell>
          <table:table-cell table:formula="of:=[.C431]/100" office:value-type="float" office:value="-0.5" calcext:value-type="float">
            <text:p>-0,5</text:p>
          </table:table-cell>
          <table:table-cell office:value-type="float" office:value="2.11951389815052" calcext:value-type="float">
            <text:p>2,11951389815052</text:p>
          </table:table-cell>
          <table:table-cell table:formula="of:=[.E431]-[.E$2]" office:value-type="float" office:value="0.661380150437272" calcext:value-type="float">
            <text:p>0,661380150437272</text:p>
          </table:table-cell>
        </table:table-row>
        <table:table-row table:style-name="ro1">
          <table:table-cell office:value-type="float" office:value="45.8836517333984" calcext:value-type="float">
            <text:p>45,8836517333984</text:p>
          </table:table-cell>
          <table:table-cell table:formula="of:=[.A432]-[.A$2]" office:value-type="float" office:value="42.9998688697815" calcext:value-type="float">
            <text:p>42,9998688697815</text:p>
          </table:table-cell>
          <table:table-cell office:value-type="float" office:value="-50" calcext:value-type="float">
            <text:p>-50</text:p>
          </table:table-cell>
          <table:table-cell table:formula="of:=[.C432]/100" office:value-type="float" office:value="-0.5" calcext:value-type="float">
            <text:p>-0,5</text:p>
          </table:table-cell>
          <table:table-cell office:value-type="float" office:value="2.08310061894338" calcext:value-type="float">
            <text:p>2,08310061894338</text:p>
          </table:table-cell>
          <table:table-cell table:formula="of:=[.E432]-[.E$2]" office:value-type="float" office:value="0.624966871230134" calcext:value-type="float">
            <text:p>0,624966871230134</text:p>
          </table:table-cell>
        </table:table-row>
        <table:table-row table:style-name="ro1">
          <table:table-cell office:value-type="float" office:value="45.9836313724518" calcext:value-type="float">
            <text:p>45,9836313724518</text:p>
          </table:table-cell>
          <table:table-cell table:formula="of:=[.A433]-[.A$2]" office:value-type="float" office:value="43.0998485088348" calcext:value-type="float">
            <text:p>43,0998485088348</text:p>
          </table:table-cell>
          <table:table-cell office:value-type="float" office:value="-50" calcext:value-type="float">
            <text:p>-50</text:p>
          </table:table-cell>
          <table:table-cell table:formula="of:=[.C433]/100" office:value-type="float" office:value="-0.5" calcext:value-type="float">
            <text:p>-0,5</text:p>
          </table:table-cell>
          <table:table-cell office:value-type="float" office:value="2.04830297849147" calcext:value-type="float">
            <text:p>2,04830297849147</text:p>
          </table:table-cell>
          <table:table-cell table:formula="of:=[.E433]-[.E$2]" office:value-type="float" office:value="0.590169230778226" calcext:value-type="float">
            <text:p>0,590169230778226</text:p>
          </table:table-cell>
        </table:table-row>
        <table:table-row table:style-name="ro1">
          <table:table-cell office:value-type="float" office:value="46.0836431980133" calcext:value-type="float">
            <text:p>46,0836431980133</text:p>
          </table:table-cell>
          <table:table-cell table:formula="of:=[.A434]-[.A$2]" office:value-type="float" office:value="43.1998603343964" calcext:value-type="float">
            <text:p>43,1998603343964</text:p>
          </table:table-cell>
          <table:table-cell office:value-type="float" office:value="-50" calcext:value-type="float">
            <text:p>-50</text:p>
          </table:table-cell>
          <table:table-cell table:formula="of:=[.C434]/100" office:value-type="float" office:value="-0.5" calcext:value-type="float">
            <text:p>-0,5</text:p>
          </table:table-cell>
          <table:table-cell office:value-type="float" office:value="2.01223690322534" calcext:value-type="float">
            <text:p>2,01223690322534</text:p>
          </table:table-cell>
          <table:table-cell table:formula="of:=[.E434]-[.E$2]" office:value-type="float" office:value="0.554103155512097" calcext:value-type="float">
            <text:p>0,554103155512097</text:p>
          </table:table-cell>
        </table:table-row>
        <table:table-row table:style-name="ro1">
          <table:table-cell office:value-type="float" office:value="46.183607339859" calcext:value-type="float">
            <text:p>46,183607339859</text:p>
          </table:table-cell>
          <table:table-cell table:formula="of:=[.A435]-[.A$2]" office:value-type="float" office:value="43.2998244762421" calcext:value-type="float">
            <text:p>43,2998244762421</text:p>
          </table:table-cell>
          <table:table-cell office:value-type="float" office:value="50" calcext:value-type="float">
            <text:p>50</text:p>
          </table:table-cell>
          <table:table-cell table:formula="of:=[.C435]/100" office:value-type="float" office:value="0.5" calcext:value-type="float">
            <text:p>0,5</text:p>
          </table:table-cell>
          <table:table-cell office:value-type="float" office:value="1.97763944995708" calcext:value-type="float">
            <text:p>1,97763944995708</text:p>
          </table:table-cell>
          <table:table-cell table:formula="of:=[.E435]-[.E$2]" office:value-type="float" office:value="0.519505702243839" calcext:value-type="float">
            <text:p>0,519505702243839</text:p>
          </table:table-cell>
        </table:table-row>
        <table:table-row table:style-name="ro1">
          <table:table-cell office:value-type="float" office:value="46.2837738990784" calcext:value-type="float">
            <text:p>46,2837738990784</text:p>
          </table:table-cell>
          <table:table-cell table:formula="of:=[.A436]-[.A$2]" office:value-type="float" office:value="43.3999910354614" calcext:value-type="float">
            <text:p>43,3999910354614</text:p>
          </table:table-cell>
          <table:table-cell office:value-type="float" office:value="50" calcext:value-type="float">
            <text:p>50</text:p>
          </table:table-cell>
          <table:table-cell table:formula="of:=[.C436]/100" office:value-type="float" office:value="0.5" calcext:value-type="float">
            <text:p>0,5</text:p>
          </table:table-cell>
          <table:table-cell office:value-type="float" office:value="1.91629957944563" calcext:value-type="float">
            <text:p>1,91629957944563</text:p>
          </table:table-cell>
          <table:table-cell table:formula="of:=[.E436]-[.E$2]" office:value-type="float" office:value="0.45816583173239" calcext:value-type="float">
            <text:p>0,45816583173239</text:p>
          </table:table-cell>
        </table:table-row>
        <table:table-row table:style-name="ro1">
          <table:table-cell office:value-type="float" office:value="46.3836328983307" calcext:value-type="float">
            <text:p>46,3836328983307</text:p>
          </table:table-cell>
          <table:table-cell table:formula="of:=[.A437]-[.A$2]" office:value-type="float" office:value="43.4998500347137" calcext:value-type="float">
            <text:p>43,4998500347137</text:p>
          </table:table-cell>
          <table:table-cell office:value-type="float" office:value="50" calcext:value-type="float">
            <text:p>50</text:p>
          </table:table-cell>
          <table:table-cell table:formula="of:=[.C437]/100" office:value-type="float" office:value="0.5" calcext:value-type="float">
            <text:p>0,5</text:p>
          </table:table-cell>
          <table:table-cell office:value-type="float" office:value="1.88823676562998" calcext:value-type="float">
            <text:p>1,88823676562998</text:p>
          </table:table-cell>
          <table:table-cell table:formula="of:=[.E437]-[.E$2]" office:value-type="float" office:value="0.430103017916738" calcext:value-type="float">
            <text:p>0,430103017916738</text:p>
          </table:table-cell>
        </table:table-row>
        <table:table-row table:style-name="ro1">
          <table:table-cell office:value-type="float" office:value="46.4836983680725" calcext:value-type="float">
            <text:p>46,4836983680725</text:p>
          </table:table-cell>
          <table:table-cell table:formula="of:=[.A438]-[.A$2]" office:value-type="float" office:value="43.5999155044556" calcext:value-type="float">
            <text:p>43,5999155044556</text:p>
          </table:table-cell>
          <table:table-cell office:value-type="float" office:value="50" calcext:value-type="float">
            <text:p>50</text:p>
          </table:table-cell>
          <table:table-cell table:formula="of:=[.C438]/100" office:value-type="float" office:value="0.5" calcext:value-type="float">
            <text:p>0,5</text:p>
          </table:table-cell>
          <table:table-cell office:value-type="float" office:value="1.84001778412637" calcext:value-type="float">
            <text:p>1,84001778412637</text:p>
          </table:table-cell>
          <table:table-cell table:formula="of:=[.E438]-[.E$2]" office:value-type="float" office:value="0.381884036413123" calcext:value-type="float">
            <text:p>0,381884036413123</text:p>
          </table:table-cell>
        </table:table-row>
        <table:table-row table:style-name="ro1">
          <table:table-cell office:value-type="float" office:value="46.5836200714111" calcext:value-type="float">
            <text:p>46,5836200714111</text:p>
          </table:table-cell>
          <table:table-cell table:formula="of:=[.A439]-[.A$2]" office:value-type="float" office:value="43.6998372077942" calcext:value-type="float">
            <text:p>43,6998372077942</text:p>
          </table:table-cell>
          <table:table-cell office:value-type="float" office:value="50" calcext:value-type="float">
            <text:p>50</text:p>
          </table:table-cell>
          <table:table-cell table:formula="of:=[.C439]/100" office:value-type="float" office:value="0.5" calcext:value-type="float">
            <text:p>0,5</text:p>
          </table:table-cell>
          <table:table-cell office:value-type="float" office:value="1.77089856822444" calcext:value-type="float">
            <text:p>1,77089856822444</text:p>
          </table:table-cell>
          <table:table-cell table:formula="of:=[.E439]-[.E$2]" office:value-type="float" office:value="0.312764820511196" calcext:value-type="float">
            <text:p>0,312764820511196</text:p>
          </table:table-cell>
        </table:table-row>
        <table:table-row table:style-name="ro1">
          <table:table-cell office:value-type="float" office:value="46.6836245059967" calcext:value-type="float">
            <text:p>46,6836245059967</text:p>
          </table:table-cell>
          <table:table-cell table:formula="of:=[.A440]-[.A$2]" office:value-type="float" office:value="43.7998416423798" calcext:value-type="float">
            <text:p>43,7998416423798</text:p>
          </table:table-cell>
          <table:table-cell office:value-type="float" office:value="50" calcext:value-type="float">
            <text:p>50</text:p>
          </table:table-cell>
          <table:table-cell table:formula="of:=[.C440]/100" office:value-type="float" office:value="0.5" calcext:value-type="float">
            <text:p>0,5</text:p>
          </table:table-cell>
          <table:table-cell office:value-type="float" office:value="1.76297831614069" calcext:value-type="float">
            <text:p>1,76297831614069</text:p>
          </table:table-cell>
          <table:table-cell table:formula="of:=[.E440]-[.E$2]" office:value-type="float" office:value="0.304844568427443" calcext:value-type="float">
            <text:p>0,304844568427443</text:p>
          </table:table-cell>
        </table:table-row>
        <table:table-row table:style-name="ro1">
          <table:table-cell office:value-type="float" office:value="46.7836301326752" calcext:value-type="float">
            <text:p>46,7836301326752</text:p>
          </table:table-cell>
          <table:table-cell table:formula="of:=[.A441]-[.A$2]" office:value-type="float" office:value="43.8998472690582" calcext:value-type="float">
            <text:p>43,8998472690582</text:p>
          </table:table-cell>
          <table:table-cell office:value-type="float" office:value="50" calcext:value-type="float">
            <text:p>50</text:p>
          </table:table-cell>
          <table:table-cell table:formula="of:=[.C441]/100" office:value-type="float" office:value="0.5" calcext:value-type="float">
            <text:p>0,5</text:p>
          </table:table-cell>
          <table:table-cell office:value-type="float" office:value="1.72838403240882" calcext:value-type="float">
            <text:p>1,72838403240882</text:p>
          </table:table-cell>
          <table:table-cell table:formula="of:=[.E441]-[.E$2]" office:value-type="float" office:value="0.270250284695579" calcext:value-type="float">
            <text:p>0,270250284695579</text:p>
          </table:table-cell>
        </table:table-row>
        <table:table-row table:style-name="ro1">
          <table:table-cell office:value-type="float" office:value="46.8836152553558" calcext:value-type="float">
            <text:p>46,8836152553558</text:p>
          </table:table-cell>
          <table:table-cell table:formula="of:=[.A442]-[.A$2]" office:value-type="float" office:value="43.9998323917389" calcext:value-type="float">
            <text:p>43,9998323917389</text:p>
          </table:table-cell>
          <table:table-cell office:value-type="float" office:value="50" calcext:value-type="float">
            <text:p>50</text:p>
          </table:table-cell>
          <table:table-cell table:formula="of:=[.C442]/100" office:value-type="float" office:value="0.5" calcext:value-type="float">
            <text:p>0,5</text:p>
          </table:table-cell>
          <table:table-cell office:value-type="float" office:value="1.69223095933941" calcext:value-type="float">
            <text:p>1,69223095933941</text:p>
          </table:table-cell>
          <table:table-cell table:formula="of:=[.E442]-[.E$2]" office:value-type="float" office:value="0.234097211626164" calcext:value-type="float">
            <text:p>0,234097211626164</text:p>
          </table:table-cell>
        </table:table-row>
        <table:table-row table:style-name="ro1">
          <table:table-cell office:value-type="float" office:value="46.9836919307709" calcext:value-type="float">
            <text:p>46,9836919307709</text:p>
          </table:table-cell>
          <table:table-cell table:formula="of:=[.A443]-[.A$2]" office:value-type="float" office:value="44.0999090671539" calcext:value-type="float">
            <text:p>44,0999090671539</text:p>
          </table:table-cell>
          <table:table-cell office:value-type="float" office:value="50" calcext:value-type="float">
            <text:p>50</text:p>
          </table:table-cell>
          <table:table-cell table:formula="of:=[.C443]/100" office:value-type="float" office:value="0.5" calcext:value-type="float">
            <text:p>0,5</text:p>
          </table:table-cell>
          <table:table-cell office:value-type="float" office:value="1.66868527761447" calcext:value-type="float">
            <text:p>1,66868527761447</text:p>
          </table:table-cell>
          <table:table-cell table:formula="of:=[.E443]-[.E$2]" office:value-type="float" office:value="0.21055152990123" calcext:value-type="float">
            <text:p>0,21055152990123</text:p>
          </table:table-cell>
        </table:table-row>
        <table:table-row table:style-name="ro1">
          <table:table-cell office:value-type="float" office:value="47.0837094783783" calcext:value-type="float">
            <text:p>47,0837094783783</text:p>
          </table:table-cell>
          <table:table-cell table:formula="of:=[.A444]-[.A$2]" office:value-type="float" office:value="44.1999266147614" calcext:value-type="float">
            <text:p>44,1999266147614</text:p>
          </table:table-cell>
          <table:table-cell office:value-type="float" office:value="50" calcext:value-type="float">
            <text:p>50</text:p>
          </table:table-cell>
          <table:table-cell table:formula="of:=[.C444]/100" office:value-type="float" office:value="0.5" calcext:value-type="float">
            <text:p>0,5</text:p>
          </table:table-cell>
          <table:table-cell office:value-type="float" office:value="1.60377154021526" calcext:value-type="float">
            <text:p>1,60377154021526</text:p>
          </table:table-cell>
          <table:table-cell table:formula="of:=[.E444]-[.E$2]" office:value-type="float" office:value="0.145637792502014" calcext:value-type="float">
            <text:p>0,145637792502014</text:p>
          </table:table-cell>
        </table:table-row>
        <table:table-row table:style-name="ro1">
          <table:table-cell office:value-type="float" office:value="47.1837685108185" calcext:value-type="float">
            <text:p>47,1837685108185</text:p>
          </table:table-cell>
          <table:table-cell table:formula="of:=[.A445]-[.A$2]" office:value-type="float" office:value="44.2999856472015" calcext:value-type="float">
            <text:p>44,2999856472015</text:p>
          </table:table-cell>
          <table:table-cell office:value-type="float" office:value="50" calcext:value-type="float">
            <text:p>50</text:p>
          </table:table-cell>
          <table:table-cell table:formula="of:=[.C445]/100" office:value-type="float" office:value="0.5" calcext:value-type="float">
            <text:p>0,5</text:p>
          </table:table-cell>
          <table:table-cell office:value-type="float" office:value="1.56917383415108" calcext:value-type="float">
            <text:p>1,56917383415108</text:p>
          </table:table-cell>
          <table:table-cell table:formula="of:=[.E445]-[.E$2]" office:value-type="float" office:value="0.111040086437836" calcext:value-type="float">
            <text:p>0,111040086437836</text:p>
          </table:table-cell>
        </table:table-row>
        <table:table-row table:style-name="ro1">
          <table:table-cell office:value-type="float" office:value="47.2836518287659" calcext:value-type="float">
            <text:p>47,2836518287659</text:p>
          </table:table-cell>
          <table:table-cell table:formula="of:=[.A446]-[.A$2]" office:value-type="float" office:value="44.3998689651489" calcext:value-type="float">
            <text:p>44,3998689651489</text:p>
          </table:table-cell>
          <table:table-cell office:value-type="float" office:value="50" calcext:value-type="float">
            <text:p>50</text:p>
          </table:table-cell>
          <table:table-cell table:formula="of:=[.C446]/100" office:value-type="float" office:value="0.5" calcext:value-type="float">
            <text:p>0,5</text:p>
          </table:table-cell>
          <table:table-cell office:value-type="float" office:value="1.53812187912427" calcext:value-type="float">
            <text:p>1,53812187912427</text:p>
          </table:table-cell>
          <table:table-cell table:formula="of:=[.E446]-[.E$2]" office:value-type="float" office:value="0.0799881314110269" calcext:value-type="float">
            <text:p>0,0799881314110269</text:p>
          </table:table-cell>
        </table:table-row>
        <table:table-row table:style-name="ro1">
          <table:table-cell office:value-type="float" office:value="47.3836596012116" calcext:value-type="float">
            <text:p>47,3836596012116</text:p>
          </table:table-cell>
          <table:table-cell table:formula="of:=[.A447]-[.A$2]" office:value-type="float" office:value="44.4998767375946" calcext:value-type="float">
            <text:p>44,4998767375946</text:p>
          </table:table-cell>
          <table:table-cell office:value-type="float" office:value="50" calcext:value-type="float">
            <text:p>50</text:p>
          </table:table-cell>
          <table:table-cell table:formula="of:=[.C447]/100" office:value-type="float" office:value="0.5" calcext:value-type="float">
            <text:p>0,5</text:p>
          </table:table-cell>
          <table:table-cell office:value-type="float" office:value="1.50105164942332" calcext:value-type="float">
            <text:p>1,50105164942332</text:p>
          </table:table-cell>
          <table:table-cell table:formula="of:=[.E447]-[.E$2]" office:value-type="float" office:value="0.0429179017100805" calcext:value-type="float">
            <text:p>0,0429179017100805</text:p>
          </table:table-cell>
        </table:table-row>
        <table:table-row table:style-name="ro1">
          <table:table-cell office:value-type="float" office:value="47.4838755130768" calcext:value-type="float">
            <text:p>47,4838755130768</text:p>
          </table:table-cell>
          <table:table-cell table:formula="of:=[.A448]-[.A$2]" office:value-type="float" office:value="44.6000926494598" calcext:value-type="float">
            <text:p>44,6000926494598</text:p>
          </table:table-cell>
          <table:table-cell office:value-type="float" office:value="50" calcext:value-type="float">
            <text:p>50</text:p>
          </table:table-cell>
          <table:table-cell table:formula="of:=[.C448]/100" office:value-type="float" office:value="0.5" calcext:value-type="float">
            <text:p>0,5</text:p>
          </table:table-cell>
          <table:table-cell office:value-type="float" office:value="1.47065072191718" calcext:value-type="float">
            <text:p>1,47065072191718</text:p>
          </table:table-cell>
          <table:table-cell table:formula="of:=[.E448]-[.E$2]" office:value-type="float" office:value="0.0125169742039319" calcext:value-type="float">
            <text:p>0,0125169742039319</text:p>
          </table:table-cell>
        </table:table-row>
        <table:table-row table:style-name="ro1">
          <table:table-cell office:value-type="float" office:value="47.5837323665619" calcext:value-type="float">
            <text:p>47,5837323665619</text:p>
          </table:table-cell>
          <table:table-cell table:formula="of:=[.A449]-[.A$2]" office:value-type="float" office:value="44.6999495029449" calcext:value-type="float">
            <text:p>44,6999495029449</text:p>
          </table:table-cell>
          <table:table-cell office:value-type="float" office:value="50" calcext:value-type="float">
            <text:p>50</text:p>
          </table:table-cell>
          <table:table-cell table:formula="of:=[.C449]/100" office:value-type="float" office:value="0.5" calcext:value-type="float">
            <text:p>0,5</text:p>
          </table:table-cell>
          <table:table-cell office:value-type="float" office:value="1.43735398938861" calcext:value-type="float">
            <text:p>1,43735398938861</text:p>
          </table:table-cell>
          <table:table-cell table:formula="of:=[.E449]-[.E$2]" office:value-type="float" office:value="-0.0207797583246387" calcext:value-type="float">
            <text:p>-0,0207797583246387</text:p>
          </table:table-cell>
        </table:table-row>
        <table:table-row table:style-name="ro1">
          <table:table-cell office:value-type="float" office:value="47.6836094856262" calcext:value-type="float">
            <text:p>47,6836094856262</text:p>
          </table:table-cell>
          <table:table-cell table:formula="of:=[.A450]-[.A$2]" office:value-type="float" office:value="44.7998266220093" calcext:value-type="float">
            <text:p>44,7998266220093</text:p>
          </table:table-cell>
          <table:table-cell office:value-type="float" office:value="50" calcext:value-type="float">
            <text:p>50</text:p>
          </table:table-cell>
          <table:table-cell table:formula="of:=[.C450]/100" office:value-type="float" office:value="0.5" calcext:value-type="float">
            <text:p>0,5</text:p>
          </table:table-cell>
          <table:table-cell office:value-type="float" office:value="1.36026151595674" calcext:value-type="float">
            <text:p>1,36026151595674</text:p>
          </table:table-cell>
          <table:table-cell table:formula="of:=[.E450]-[.E$2]" office:value-type="float" office:value="-0.0978722317565057" calcext:value-type="float">
            <text:p>-0,0978722317565057</text:p>
          </table:table-cell>
        </table:table-row>
        <table:table-row table:style-name="ro1">
          <table:table-cell office:value-type="float" office:value="47.7836375236511" calcext:value-type="float">
            <text:p>47,7836375236511</text:p>
          </table:table-cell>
          <table:table-cell table:formula="of:=[.A451]-[.A$2]" office:value-type="float" office:value="44.8998546600342" calcext:value-type="float">
            <text:p>44,8998546600342</text:p>
          </table:table-cell>
          <table:table-cell office:value-type="float" office:value="50" calcext:value-type="float">
            <text:p>50</text:p>
          </table:table-cell>
          <table:table-cell table:formula="of:=[.C451]/100" office:value-type="float" office:value="0.5" calcext:value-type="float">
            <text:p>0,5</text:p>
          </table:table-cell>
          <table:table-cell office:value-type="float" office:value="1.3453067297731" calcext:value-type="float">
            <text:p>1,3453067297731</text:p>
          </table:table-cell>
          <table:table-cell table:formula="of:=[.E451]-[.E$2]" office:value-type="float" office:value="-0.112827017940143" calcext:value-type="float">
            <text:p>-0,112827017940143</text:p>
          </table:table-cell>
        </table:table-row>
        <table:table-row table:style-name="ro1">
          <table:table-cell office:value-type="float" office:value="47.8836214542389" calcext:value-type="float">
            <text:p>47,8836214542389</text:p>
          </table:table-cell>
          <table:table-cell table:formula="of:=[.A452]-[.A$2]" office:value-type="float" office:value="44.999838590622" calcext:value-type="float">
            <text:p>44,999838590622</text:p>
          </table:table-cell>
          <table:table-cell office:value-type="float" office:value="50" calcext:value-type="float">
            <text:p>50</text:p>
          </table:table-cell>
          <table:table-cell table:formula="of:=[.C452]/100" office:value-type="float" office:value="0.5" calcext:value-type="float">
            <text:p>0,5</text:p>
          </table:table-cell>
          <table:table-cell office:value-type="float" office:value="1.35203734934584" calcext:value-type="float">
            <text:p>1,35203734934584</text:p>
          </table:table-cell>
          <table:table-cell table:formula="of:=[.E452]-[.E$2]" office:value-type="float" office:value="-0.1060963983674" calcext:value-type="float">
            <text:p>-0,1060963983674</text:p>
          </table:table-cell>
        </table:table-row>
        <table:table-row table:style-name="ro1">
          <table:table-cell office:value-type="float" office:value="47.9836239814758" calcext:value-type="float">
            <text:p>47,9836239814758</text:p>
          </table:table-cell>
          <table:table-cell table:formula="of:=[.A453]-[.A$2]" office:value-type="float" office:value="45.0998411178589" calcext:value-type="float">
            <text:p>45,0998411178589</text:p>
          </table:table-cell>
          <table:table-cell office:value-type="float" office:value="50" calcext:value-type="float">
            <text:p>50</text:p>
          </table:table-cell>
          <table:table-cell table:formula="of:=[.C453]/100" office:value-type="float" office:value="0.5" calcext:value-type="float">
            <text:p>0,5</text:p>
          </table:table-cell>
          <table:table-cell office:value-type="float" office:value="1.35203734934584" calcext:value-type="float">
            <text:p>1,35203734934584</text:p>
          </table:table-cell>
          <table:table-cell table:formula="of:=[.E453]-[.E$2]" office:value-type="float" office:value="-0.1060963983674" calcext:value-type="float">
            <text:p>-0,1060963983674</text:p>
          </table:table-cell>
        </table:table-row>
        <table:table-row table:style-name="ro1">
          <table:table-cell office:value-type="float" office:value="48.0836534500122" calcext:value-type="float">
            <text:p>48,0836534500122</text:p>
          </table:table-cell>
          <table:table-cell table:formula="of:=[.A454]-[.A$2]" office:value-type="float" office:value="45.1998705863953" calcext:value-type="float">
            <text:p>45,1998705863953</text:p>
          </table:table-cell>
          <table:table-cell office:value-type="float" office:value="50" calcext:value-type="float">
            <text:p>50</text:p>
          </table:table-cell>
          <table:table-cell table:formula="of:=[.C454]/100" office:value-type="float" office:value="0.5" calcext:value-type="float">
            <text:p>0,5</text:p>
          </table:table-cell>
          <table:table-cell office:value-type="float" office:value="1.31596550301321" calcext:value-type="float">
            <text:p>1,31596550301321</text:p>
          </table:table-cell>
          <table:table-cell table:formula="of:=[.E454]-[.E$2]" office:value-type="float" office:value="-0.142168244700039" calcext:value-type="float">
            <text:p>-0,142168244700039</text:p>
          </table:table-cell>
        </table:table-row>
        <table:table-row table:style-name="ro1">
          <table:table-cell office:value-type="float" office:value="48.1836490631104" calcext:value-type="float">
            <text:p>48,1836490631104</text:p>
          </table:table-cell>
          <table:table-cell table:formula="of:=[.A455]-[.A$2]" office:value-type="float" office:value="45.2998661994934" calcext:value-type="float">
            <text:p>45,2998661994934</text:p>
          </table:table-cell>
          <table:table-cell office:value-type="float" office:value="50" calcext:value-type="float">
            <text:p>50</text:p>
          </table:table-cell>
          <table:table-cell table:formula="of:=[.C455]/100" office:value-type="float" office:value="0.5" calcext:value-type="float">
            <text:p>0,5</text:p>
          </table:table-cell>
          <table:table-cell office:value-type="float" office:value="1.2875324729651" calcext:value-type="float">
            <text:p>1,2875324729651</text:p>
          </table:table-cell>
          <table:table-cell table:formula="of:=[.E455]-[.E$2]" office:value-type="float" office:value="-0.170601274748144" calcext:value-type="float">
            <text:p>-0,170601274748144</text:p>
          </table:table-cell>
        </table:table-row>
        <table:table-row table:style-name="ro1" table:number-rows-repeated="1047972">
          <table:table-cell table:number-columns-repeated="6"/>
        </table:table-row>
        <table:table-row table:style-name="ro1">
          <table:table-cell/>
          <table:table-cell table:formula="of:=SUM([.B2:.B1048427])" office:value-type="float" office:value="10283.1428618431" calcext:value-type="float">
            <text:p>10283,142861843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6-12T19:27:02.289946770</dc:date>
    <dc:creator>Anthony Juton</dc:creator>
    <meta:editing-duration>P1DT8H31M5S</meta:editing-duration>
    <meta:editing-cycles>3</meta:editing-cycles>
    <meta:generator>LibreOffice/25.2.1.2$Linux_X86_64 LibreOffice_project/d3abf4aee5fd705e4a92bba33a32f40bc4e56f49</meta:generator>
    <meta:document-statistic meta:table-count="1" meta:cell-count="2731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1.707cm" svg:height="20.912cm" xlink:href=".." xlink:type="simple" chart:class="chart:scatter" chart:style-name="ch1">
        <chart:legend chart:legend-position="end" svg:x="28.738cm" svg:y="9.908cm" style:legend-expansion="high" chart:style-name="ch2"/>
        <chart:plot-area chart:style-name="ch3" svg:x="0.634cm" svg:y="0.35cm" svg:width="27.47cm" svg:height="20.074cm">
          <chart:coordinate-region svg:x="1.191cm" svg:y="0.549cm" svg:width="26.72cm" svg:height="19.67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_essai_indiciel_3.D2:data_essai_indiciel_3.D455" chart:class="chart:scatter">
            <chart:domain table:cell-range-address="data_essai_indiciel_3.A2:data_essai_indiciel_3.A455"/>
            <chart:data-point chart:repeated="454"/>
          </chart:series>
          <chart:series chart:style-name="ch8" chart:values-cell-range-address="data_essai_indiciel_3.E2:data_essai_indiciel_3.E455" chart:class="chart:scatter">
            <chart:data-point chart:repeated="45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D</text:p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88378286361694">
                <text:p>2.88378286361694</text:p>
                <draw:g>
                  <svg:desc>data_essai_indiciel_3.A2:data_essai_indiciel_3.A455</svg:desc>
                </draw:g>
              </table:table-cell>
              <table:table-cell office:value-type="float" office:value="0.5">
                <text:p>0.5</text:p>
                <draw:g>
                  <svg:desc>data_essai_indiciel_3.D2:data_essai_indiciel_3.D455</svg:desc>
                </draw:g>
              </table:table-cell>
              <table:table-cell office:value-type="float" office:value="1.45813374771324">
                <text:p>1.45813374771324</text:p>
                <draw:g>
                  <svg:desc>data_essai_indiciel_3.E2:data_essai_indiciel_3.E4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98386311531067">
                <text:p>2.98386311531067</text:p>
              </table:table-cell>
              <table:table-cell office:value-type="float" office:value="0.5">
                <text:p>0.5</text:p>
              </table:table-cell>
              <table:table-cell office:value-type="float" office:value="1.45707945137706">
                <text:p>1.457079451377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08378767967224">
                <text:p>3.08378767967224</text:p>
              </table:table-cell>
              <table:table-cell office:value-type="float" office:value="0.5">
                <text:p>0.5</text:p>
              </table:table-cell>
              <table:table-cell office:value-type="float" office:value="1.45418758335553">
                <text:p>1.454187583355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18397355079651">
                <text:p>3.18397355079651</text:p>
              </table:table-cell>
              <table:table-cell office:value-type="float" office:value="0.5">
                <text:p>0.5</text:p>
              </table:table-cell>
              <table:table-cell office:value-type="float" office:value="1.45333615045364">
                <text:p>1.453336150453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28381514549255">
                <text:p>3.28381514549255</text:p>
              </table:table-cell>
              <table:table-cell office:value-type="float" office:value="0.5">
                <text:p>0.5</text:p>
              </table:table-cell>
              <table:table-cell office:value-type="float" office:value="1.45048242492999">
                <text:p>1.45048242492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38392066955566">
                <text:p>3.38392066955566</text:p>
              </table:table-cell>
              <table:table-cell office:value-type="float" office:value="0.5">
                <text:p>0.5</text:p>
              </table:table-cell>
              <table:table-cell office:value-type="float" office:value="1.44893141512979">
                <text:p>1.448931415129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48429155349731">
                <text:p>3.48429155349731</text:p>
              </table:table-cell>
              <table:table-cell office:value-type="float" office:value="0.5">
                <text:p>0.5</text:p>
              </table:table-cell>
              <table:table-cell office:value-type="float" office:value="1.44693406516187">
                <text:p>1.446934065161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8370089530945">
                <text:p>3.58370089530945</text:p>
              </table:table-cell>
              <table:table-cell office:value-type="float" office:value="0.5">
                <text:p>0.5</text:p>
              </table:table-cell>
              <table:table-cell office:value-type="float" office:value="1.50622748817837">
                <text:p>1.506227488178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68381381034851">
                <text:p>3.68381381034851</text:p>
              </table:table-cell>
              <table:table-cell office:value-type="float" office:value="0.5">
                <text:p>0.5</text:p>
              </table:table-cell>
              <table:table-cell office:value-type="float" office:value="1.50234041604389">
                <text:p>1.502340416043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8381752967834">
                <text:p>3.78381752967834</text:p>
              </table:table-cell>
              <table:table-cell office:value-type="float" office:value="0.5">
                <text:p>0.5</text:p>
              </table:table-cell>
              <table:table-cell office:value-type="float" office:value="1.49869118714381">
                <text:p>1.498691187143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88381600379944">
                <text:p>3.88381600379944</text:p>
              </table:table-cell>
              <table:table-cell office:value-type="float" office:value="0.5">
                <text:p>0.5</text:p>
              </table:table-cell>
              <table:table-cell office:value-type="float" office:value="1.50008715223716">
                <text:p>1.500087152237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98383045196533">
                <text:p>3.98383045196533</text:p>
              </table:table-cell>
              <table:table-cell office:value-type="float" office:value="0.5">
                <text:p>0.5</text:p>
              </table:table-cell>
              <table:table-cell office:value-type="float" office:value="1.44969847330054">
                <text:p>1.449698473300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08380484580994">
                <text:p>4.08380484580994</text:p>
              </table:table-cell>
              <table:table-cell office:value-type="float" office:value="0.5">
                <text:p>0.5</text:p>
              </table:table-cell>
              <table:table-cell office:value-type="float" office:value="1.45230935157807">
                <text:p>1.452309351578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18387961387634">
                <text:p>4.18387961387634</text:p>
              </table:table-cell>
              <table:table-cell office:value-type="float" office:value="0.5">
                <text:p>0.5</text:p>
              </table:table-cell>
              <table:table-cell office:value-type="float" office:value="1.45619304947754">
                <text:p>1.456193049477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2838921546936">
                <text:p>4.2838921546936</text:p>
              </table:table-cell>
              <table:table-cell office:value-type="float" office:value="0.5">
                <text:p>0.5</text:p>
              </table:table-cell>
              <table:table-cell office:value-type="float" office:value="1.46099619342216">
                <text:p>1.460996193422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38374900817871">
                <text:p>4.38374900817871</text:p>
              </table:table-cell>
              <table:table-cell office:value-type="float" office:value="0.5">
                <text:p>0.5</text:p>
              </table:table-cell>
              <table:table-cell office:value-type="float" office:value="1.46667228866997">
                <text:p>1.466672288669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48386812210083">
                <text:p>4.48386812210083</text:p>
              </table:table-cell>
              <table:table-cell office:value-type="float" office:value="0.5">
                <text:p>0.5</text:p>
              </table:table-cell>
              <table:table-cell office:value-type="float" office:value="1.47164415319325">
                <text:p>1.471644153193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58446097373962">
                <text:p>4.58446097373962</text:p>
              </table:table-cell>
              <table:table-cell office:value-type="float" office:value="0.5">
                <text:p>0.5</text:p>
              </table:table-cell>
              <table:table-cell office:value-type="float" office:value="1.47930624199808">
                <text:p>1.479306241998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68382048606873">
                <text:p>4.68382048606873</text:p>
              </table:table-cell>
              <table:table-cell office:value-type="float" office:value="0.5">
                <text:p>0.5</text:p>
              </table:table-cell>
              <table:table-cell office:value-type="float" office:value="1.4872909316446">
                <text:p>1.48729093164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78386473655701">
                <text:p>4.78386473655701</text:p>
              </table:table-cell>
              <table:table-cell office:value-type="float" office:value="0.5">
                <text:p>0.5</text:p>
              </table:table-cell>
              <table:table-cell office:value-type="float" office:value="1.49489204117315">
                <text:p>1.494892041173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88434767723084">
                <text:p>4.88434767723084</text:p>
              </table:table-cell>
              <table:table-cell office:value-type="float" office:value="0.5">
                <text:p>0.5</text:p>
              </table:table-cell>
              <table:table-cell office:value-type="float" office:value="1.50533716581805">
                <text:p>1.505337165818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98402976989746">
                <text:p>4.98402976989746</text:p>
              </table:table-cell>
              <table:table-cell office:value-type="float" office:value="0.5">
                <text:p>0.5</text:p>
              </table:table-cell>
              <table:table-cell office:value-type="float" office:value="1.51485384290941">
                <text:p>1.514853842909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08470916748047">
                <text:p>5.08470916748047</text:p>
              </table:table-cell>
              <table:table-cell office:value-type="float" office:value="0.5">
                <text:p>0.5</text:p>
              </table:table-cell>
              <table:table-cell office:value-type="float" office:value="1.52827779102282">
                <text:p>1.528277791022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18394947052002">
                <text:p>5.18394947052002</text:p>
              </table:table-cell>
              <table:table-cell office:value-type="float" office:value="0.5">
                <text:p>0.5</text:p>
              </table:table-cell>
              <table:table-cell office:value-type="float" office:value="1.53974100905108">
                <text:p>1.539741009051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28390598297119">
                <text:p>5.28390598297119</text:p>
              </table:table-cell>
              <table:table-cell office:value-type="float" office:value="0.5">
                <text:p>0.5</text:p>
              </table:table-cell>
              <table:table-cell office:value-type="float" office:value="1.55308812839872">
                <text:p>1.553088128398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38401484489441">
                <text:p>5.38401484489441</text:p>
              </table:table-cell>
              <table:table-cell office:value-type="float" office:value="0.5">
                <text:p>0.5</text:p>
              </table:table-cell>
              <table:table-cell office:value-type="float" office:value="1.56557636172951">
                <text:p>1.565576361729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48385238647461">
                <text:p>5.48385238647461</text:p>
              </table:table-cell>
              <table:table-cell office:value-type="float" office:value="0.5">
                <text:p>0.5</text:p>
              </table:table-cell>
              <table:table-cell office:value-type="float" office:value="1.57981776058901">
                <text:p>1.579817760589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58378291130066">
                <text:p>5.58378291130066</text:p>
              </table:table-cell>
              <table:table-cell office:value-type="float" office:value="0.5">
                <text:p>0.5</text:p>
              </table:table-cell>
              <table:table-cell office:value-type="float" office:value="1.59246470815085">
                <text:p>1.592464708150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683917760849">
                <text:p>5.683917760849</text:p>
              </table:table-cell>
              <table:table-cell office:value-type="float" office:value="0.5">
                <text:p>0.5</text:p>
              </table:table-cell>
              <table:table-cell office:value-type="float" office:value="1.61091399017062">
                <text:p>1.610913990170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78382802009583">
                <text:p>5.78382802009583</text:p>
              </table:table-cell>
              <table:table-cell office:value-type="float" office:value="0.5">
                <text:p>0.5</text:p>
              </table:table-cell>
              <table:table-cell office:value-type="float" office:value="1.62603239809255">
                <text:p>1.626032398092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88398003578186">
                <text:p>5.88398003578186</text:p>
              </table:table-cell>
              <table:table-cell office:value-type="float" office:value="0.5">
                <text:p>0.5</text:p>
              </table:table-cell>
              <table:table-cell office:value-type="float" office:value="1.64312398621202">
                <text:p>1.643123986212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9837965965271">
                <text:p>5.9837965965271</text:p>
              </table:table-cell>
              <table:table-cell office:value-type="float" office:value="0.5">
                <text:p>0.5</text:p>
              </table:table-cell>
              <table:table-cell office:value-type="float" office:value="1.66105143260492">
                <text:p>1.661051432604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08397960662842">
                <text:p>6.08397960662842</text:p>
              </table:table-cell>
              <table:table-cell office:value-type="float" office:value="0.5">
                <text:p>0.5</text:p>
              </table:table-cell>
              <table:table-cell office:value-type="float" office:value="1.6901336282927">
                <text:p>1.69013362829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18379282951355">
                <text:p>6.18379282951355</text:p>
              </table:table-cell>
              <table:table-cell office:value-type="float" office:value="0.5">
                <text:p>0.5</text:p>
              </table:table-cell>
              <table:table-cell office:value-type="float" office:value="1.70867493982452">
                <text:p>1.708674939824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28387308120728">
                <text:p>6.28387308120728</text:p>
              </table:table-cell>
              <table:table-cell office:value-type="float" office:value="0.5">
                <text:p>0.5</text:p>
              </table:table-cell>
              <table:table-cell office:value-type="float" office:value="1.72965112535437">
                <text:p>1.729651125354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38394570350647">
                <text:p>6.38394570350647</text:p>
              </table:table-cell>
              <table:table-cell office:value-type="float" office:value="0.5">
                <text:p>0.5</text:p>
              </table:table-cell>
              <table:table-cell office:value-type="float" office:value="1.7501787965275">
                <text:p>1.75017879652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48384785652161">
                <text:p>6.48384785652161</text:p>
              </table:table-cell>
              <table:table-cell office:value-type="float" office:value="0.5">
                <text:p>0.5</text:p>
              </table:table-cell>
              <table:table-cell office:value-type="float" office:value="1.7715424703456">
                <text:p>1.77154247034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58389449119568">
                <text:p>6.58389449119568</text:p>
              </table:table-cell>
              <table:table-cell office:value-type="float" office:value="0.5">
                <text:p>0.5</text:p>
              </table:table-cell>
              <table:table-cell office:value-type="float" office:value="1.79510023530504">
                <text:p>1.795100235305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68390917778015">
                <text:p>6.68390917778015</text:p>
              </table:table-cell>
              <table:table-cell office:value-type="float" office:value="0.5">
                <text:p>0.5</text:p>
              </table:table-cell>
              <table:table-cell office:value-type="float" office:value="1.81802916380691">
                <text:p>1.818029163806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78388619422913">
                <text:p>6.78388619422913</text:p>
              </table:table-cell>
              <table:table-cell office:value-type="float" office:value="0.5">
                <text:p>0.5</text:p>
              </table:table-cell>
              <table:table-cell office:value-type="float" office:value="1.8404345652791">
                <text:p>1.84043456527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88411474227905">
                <text:p>6.88411474227905</text:p>
              </table:table-cell>
              <table:table-cell office:value-type="float" office:value="0.5">
                <text:p>0.5</text:p>
              </table:table-cell>
              <table:table-cell office:value-type="float" office:value="1.86412479400246">
                <text:p>1.864124794002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9839231967926">
                <text:p>6.9839231967926</text:p>
              </table:table-cell>
              <table:table-cell office:value-type="float" office:value="0.5">
                <text:p>0.5</text:p>
              </table:table-cell>
              <table:table-cell office:value-type="float" office:value="1.88739541925492">
                <text:p>1.887395419254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08397436141968">
                <text:p>7.08397436141968</text:p>
              </table:table-cell>
              <table:table-cell office:value-type="float" office:value="0.5">
                <text:p>0.5</text:p>
              </table:table-cell>
              <table:table-cell office:value-type="float" office:value="1.91245217985923">
                <text:p>1.912452179859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18379616737366">
                <text:p>7.18379616737366</text:p>
              </table:table-cell>
              <table:table-cell office:value-type="float" office:value="0.5">
                <text:p>0.5</text:p>
              </table:table-cell>
              <table:table-cell office:value-type="float" office:value="1.93850826512488">
                <text:p>1.938508265124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28386449813843">
                <text:p>7.28386449813843</text:p>
              </table:table-cell>
              <table:table-cell office:value-type="float" office:value="0.5">
                <text:p>0.5</text:p>
              </table:table-cell>
              <table:table-cell office:value-type="float" office:value="1.96509185933691">
                <text:p>1.965091859336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38375926017761">
                <text:p>7.38375926017761</text:p>
              </table:table-cell>
              <table:table-cell office:value-type="float" office:value="0.5">
                <text:p>0.5</text:p>
              </table:table-cell>
              <table:table-cell office:value-type="float" office:value="1.99130644783637">
                <text:p>1.991306447836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48396468162537">
                <text:p>7.48396468162537</text:p>
              </table:table-cell>
              <table:table-cell office:value-type="float" office:value="0.5">
                <text:p>0.5</text:p>
              </table:table-cell>
              <table:table-cell office:value-type="float" office:value="2.02024707691382">
                <text:p>2.020247076913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58380436897278">
                <text:p>7.58380436897278</text:p>
              </table:table-cell>
              <table:table-cell office:value-type="float" office:value="0.5">
                <text:p>0.5</text:p>
              </table:table-cell>
              <table:table-cell office:value-type="float" office:value="2.05056638513951">
                <text:p>2.050566385139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.68387269973755">
                <text:p>7.68387269973755</text:p>
              </table:table-cell>
              <table:table-cell office:value-type="float" office:value="0.5">
                <text:p>0.5</text:p>
              </table:table-cell>
              <table:table-cell office:value-type="float" office:value="2.07798710912689">
                <text:p>2.077987109126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.78393316268921">
                <text:p>7.78393316268921</text:p>
              </table:table-cell>
              <table:table-cell office:value-type="float" office:value="0.5">
                <text:p>0.5</text:p>
              </table:table-cell>
              <table:table-cell office:value-type="float" office:value="2.10847525133302">
                <text:p>2.108475251333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.88382935523987">
                <text:p>7.88382935523987</text:p>
              </table:table-cell>
              <table:table-cell office:value-type="float" office:value="0.5">
                <text:p>0.5</text:p>
              </table:table-cell>
              <table:table-cell office:value-type="float" office:value="2.14378785176141">
                <text:p>2.143787851761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.98397064208984">
                <text:p>7.98397064208984</text:p>
              </table:table-cell>
              <table:table-cell office:value-type="float" office:value="0.5">
                <text:p>0.5</text:p>
              </table:table-cell>
              <table:table-cell office:value-type="float" office:value="2.17785520057472">
                <text:p>2.177855200574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.08369994163513">
                <text:p>8.08369994163513</text:p>
              </table:table-cell>
              <table:table-cell office:value-type="float" office:value="0.5">
                <text:p>0.5</text:p>
              </table:table-cell>
              <table:table-cell office:value-type="float" office:value="2.22686983915055">
                <text:p>2.226869839150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.18391609191895">
                <text:p>8.18391609191895</text:p>
              </table:table-cell>
              <table:table-cell office:value-type="float" office:value="0.5">
                <text:p>0.5</text:p>
              </table:table-cell>
              <table:table-cell office:value-type="float" office:value="2.2547622696498">
                <text:p>2.25476226964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.28377628326416">
                <text:p>8.28377628326416</text:p>
              </table:table-cell>
              <table:table-cell office:value-type="float" office:value="0.5">
                <text:p>0.5</text:p>
              </table:table-cell>
              <table:table-cell office:value-type="float" office:value="2.28663853020487">
                <text:p>2.286638530204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.38388586044312">
                <text:p>8.38388586044312</text:p>
              </table:table-cell>
              <table:table-cell office:value-type="float" office:value="0.5">
                <text:p>0.5</text:p>
              </table:table-cell>
              <table:table-cell office:value-type="float" office:value="2.31807006238355">
                <text:p>2.318070062383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.48377680778503">
                <text:p>8.48377680778503</text:p>
              </table:table-cell>
              <table:table-cell office:value-type="float" office:value="0.5">
                <text:p>0.5</text:p>
              </table:table-cell>
              <table:table-cell office:value-type="float" office:value="2.34994607636161">
                <text:p>2.3499460763616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.58383560180664">
                <text:p>8.58383560180664</text:p>
              </table:table-cell>
              <table:table-cell office:value-type="float" office:value="0.5">
                <text:p>0.5</text:p>
              </table:table-cell>
              <table:table-cell office:value-type="float" office:value="2.38489775105424">
                <text:p>2.384897751054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.6838858127594">
                <text:p>8.6838858127594</text:p>
              </table:table-cell>
              <table:table-cell office:value-type="float" office:value="0.5">
                <text:p>0.5</text:p>
              </table:table-cell>
              <table:table-cell office:value-type="float" office:value="2.42142163274107">
                <text:p>2.421421632741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.78384280204773">
                <text:p>8.78384280204773</text:p>
              </table:table-cell>
              <table:table-cell office:value-type="float" office:value="0.5">
                <text:p>0.5</text:p>
              </table:table-cell>
              <table:table-cell office:value-type="float" office:value="2.46599949398194">
                <text:p>2.465999493981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.88372945785523">
                <text:p>8.88372945785523</text:p>
              </table:table-cell>
              <table:table-cell office:value-type="float" office:value="-0.5">
                <text:p>-0.5</text:p>
              </table:table-cell>
              <table:table-cell office:value-type="float" office:value="2.5039079807109">
                <text:p>2.50390798071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.98382806777954">
                <text:p>8.98382806777954</text:p>
              </table:table-cell>
              <table:table-cell office:value-type="float" office:value="-0.5">
                <text:p>-0.5</text:p>
              </table:table-cell>
              <table:table-cell office:value-type="float" office:value="2.54029834441627">
                <text:p>2.540298344416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.08379530906677">
                <text:p>9.08379530906677</text:p>
              </table:table-cell>
              <table:table-cell office:value-type="float" office:value="-0.5">
                <text:p>-0.5</text:p>
              </table:table-cell>
              <table:table-cell office:value-type="float" office:value="2.58019804358618">
                <text:p>2.580198043586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.18386197090149">
                <text:p>9.18386197090149</text:p>
              </table:table-cell>
              <table:table-cell office:value-type="float" office:value="-0.5">
                <text:p>-0.5</text:p>
              </table:table-cell>
              <table:table-cell office:value-type="float" office:value="2.61697879985102">
                <text:p>2.616978799851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.28371548652649">
                <text:p>9.28371548652649</text:p>
              </table:table-cell>
              <table:table-cell office:value-type="float" office:value="-0.5">
                <text:p>-0.5</text:p>
              </table:table-cell>
              <table:table-cell office:value-type="float" office:value="2.65698312063684">
                <text:p>2.656983120636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.38404846191406">
                <text:p>9.38404846191406</text:p>
              </table:table-cell>
              <table:table-cell office:value-type="float" office:value="-0.5">
                <text:p>-0.5</text:p>
              </table:table-cell>
              <table:table-cell office:value-type="float" office:value="2.69645707031544">
                <text:p>2.696457070315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.4838719367981">
                <text:p>9.4838719367981</text:p>
              </table:table-cell>
              <table:table-cell office:value-type="float" office:value="-0.5">
                <text:p>-0.5</text:p>
              </table:table-cell>
              <table:table-cell office:value-type="float" office:value="2.80172224892693">
                <text:p>2.801722248926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.58371734619141">
                <text:p>9.58371734619141</text:p>
              </table:table-cell>
              <table:table-cell office:value-type="float" office:value="-0.5">
                <text:p>-0.5</text:p>
              </table:table-cell>
              <table:table-cell office:value-type="float" office:value="2.88372406621234">
                <text:p>2.883724066212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.6837306022644">
                <text:p>9.6837306022644</text:p>
              </table:table-cell>
              <table:table-cell office:value-type="float" office:value="-0.5">
                <text:p>-0.5</text:p>
              </table:table-cell>
              <table:table-cell office:value-type="float" office:value="2.91895505142625">
                <text:p>2.918955051426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.78396153450012">
                <text:p>9.78396153450012</text:p>
              </table:table-cell>
              <table:table-cell office:value-type="float" office:value="-0.5">
                <text:p>-0.5</text:p>
              </table:table-cell>
              <table:table-cell office:value-type="float" office:value="2.93760914283989">
                <text:p>2.937609142839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.88435101509094">
                <text:p>9.88435101509094</text:p>
              </table:table-cell>
              <table:table-cell office:value-type="float" office:value="-0.5">
                <text:p>-0.5</text:p>
              </table:table-cell>
              <table:table-cell office:value-type="float" office:value="2.97118141195405">
                <text:p>2.971181411954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.98386597633362">
                <text:p>9.98386597633362</text:p>
              </table:table-cell>
              <table:table-cell office:value-type="float" office:value="-0.5">
                <text:p>-0.5</text:p>
              </table:table-cell>
              <table:table-cell office:value-type="float" office:value="3.00217258872979">
                <text:p>3.002172588729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.0838871002197">
                <text:p>10.0838871002197</text:p>
              </table:table-cell>
              <table:table-cell office:value-type="float" office:value="-0.5">
                <text:p>-0.5</text:p>
              </table:table-cell>
              <table:table-cell office:value-type="float" office:value="3.03498056685913">
                <text:p>3.034980566859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.1838843822479">
                <text:p>10.1838843822479</text:p>
              </table:table-cell>
              <table:table-cell office:value-type="float" office:value="-0.5">
                <text:p>-0.5</text:p>
              </table:table-cell>
              <table:table-cell office:value-type="float" office:value="3.06833462510543">
                <text:p>3.068334625105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.2839016914368">
                <text:p>10.2839016914368</text:p>
              </table:table-cell>
              <table:table-cell office:value-type="float" office:value="-0.5">
                <text:p>-0.5</text:p>
              </table:table-cell>
              <table:table-cell office:value-type="float" office:value="3.09872835050597">
                <text:p>3.098728350505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.3838312625885">
                <text:p>10.3838312625885</text:p>
              </table:table-cell>
              <table:table-cell office:value-type="float" office:value="-0.5">
                <text:p>-0.5</text:p>
              </table:table-cell>
              <table:table-cell office:value-type="float" office:value="3.12240281067208">
                <text:p>3.122402810672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.4842667579651">
                <text:p>10.4842667579651</text:p>
              </table:table-cell>
              <table:table-cell office:value-type="float" office:value="-0.5">
                <text:p>-0.5</text:p>
              </table:table-cell>
              <table:table-cell office:value-type="float" office:value="3.16856808331695">
                <text:p>3.168568083316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.5837678909302">
                <text:p>10.5837678909302</text:p>
              </table:table-cell>
              <table:table-cell office:value-type="float" office:value="-0.5">
                <text:p>-0.5</text:p>
              </table:table-cell>
              <table:table-cell office:value-type="float" office:value="3.19816377310068">
                <text:p>3.198163773100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.6840069293976">
                <text:p>10.6840069293976</text:p>
              </table:table-cell>
              <table:table-cell office:value-type="float" office:value="-0.5">
                <text:p>-0.5</text:p>
              </table:table-cell>
              <table:table-cell office:value-type="float" office:value="3.22776177762232">
                <text:p>3.227761777622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.7839152812958">
                <text:p>10.7839152812958</text:p>
              </table:table-cell>
              <table:table-cell office:value-type="float" office:value="-0.5">
                <text:p>-0.5</text:p>
              </table:table-cell>
              <table:table-cell office:value-type="float" office:value="3.25344097124304">
                <text:p>3.253440971243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.8838357925415">
                <text:p>10.8838357925415</text:p>
              </table:table-cell>
              <table:table-cell office:value-type="float" office:value="-0.5">
                <text:p>-0.5</text:p>
              </table:table-cell>
              <table:table-cell office:value-type="float" office:value="3.28069992458595">
                <text:p>3.280699924585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.9841430187225">
                <text:p>10.9841430187225</text:p>
              </table:table-cell>
              <table:table-cell office:value-type="float" office:value="-0.5">
                <text:p>-0.5</text:p>
              </table:table-cell>
              <table:table-cell office:value-type="float" office:value="3.30514021292988">
                <text:p>3.305140212929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.0837745666504">
                <text:p>11.0837745666504</text:p>
              </table:table-cell>
              <table:table-cell office:value-type="float" office:value="-0.5">
                <text:p>-0.5</text:p>
              </table:table-cell>
              <table:table-cell office:value-type="float" office:value="3.33189627959313">
                <text:p>3.331896279593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.1838800907135">
                <text:p>11.1838800907135</text:p>
              </table:table-cell>
              <table:table-cell office:value-type="float" office:value="-0.5">
                <text:p>-0.5</text:p>
              </table:table-cell>
              <table:table-cell office:value-type="float" office:value="3.35815901997688">
                <text:p>3.3581590199768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.2837431430817">
                <text:p>11.2837431430817</text:p>
              </table:table-cell>
              <table:table-cell office:value-type="float" office:value="-0.5">
                <text:p>-0.5</text:p>
              </table:table-cell>
              <table:table-cell office:value-type="float" office:value="3.37890801758104">
                <text:p>3.378908017581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.3838613033295">
                <text:p>11.3838613033295</text:p>
              </table:table-cell>
              <table:table-cell office:value-type="float" office:value="-0.5">
                <text:p>-0.5</text:p>
              </table:table-cell>
              <table:table-cell office:value-type="float" office:value="3.40456950129896">
                <text:p>3.404569501298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.4838049411774">
                <text:p>11.4838049411774</text:p>
              </table:table-cell>
              <table:table-cell office:value-type="float" office:value="-0.5">
                <text:p>-0.5</text:p>
              </table:table-cell>
              <table:table-cell office:value-type="float" office:value="3.42224621991873">
                <text:p>3.4222462199187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.5839076042175">
                <text:p>11.5839076042175</text:p>
              </table:table-cell>
              <table:table-cell office:value-type="float" office:value="-0.5">
                <text:p>-0.5</text:p>
              </table:table-cell>
              <table:table-cell office:value-type="float" office:value="3.43977260431857">
                <text:p>3.4397726043185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.6838576793671">
                <text:p>11.6838576793671</text:p>
              </table:table-cell>
              <table:table-cell office:value-type="float" office:value="-0.5">
                <text:p>-0.5</text:p>
              </table:table-cell>
              <table:table-cell office:value-type="float" office:value="3.45569097630108">
                <text:p>3.455690976301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.7838227748871">
                <text:p>11.7838227748871</text:p>
              </table:table-cell>
              <table:table-cell office:value-type="float" office:value="-0.5">
                <text:p>-0.5</text:p>
              </table:table-cell>
              <table:table-cell office:value-type="float" office:value="3.46674890538512">
                <text:p>3.466748905385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.8839802742004">
                <text:p>11.8839802742004</text:p>
              </table:table-cell>
              <table:table-cell office:value-type="float" office:value="-0.5">
                <text:p>-0.5</text:p>
              </table:table-cell>
              <table:table-cell office:value-type="float" office:value="3.4818726699945">
                <text:p>3.48187266999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.9837491512299">
                <text:p>11.9837491512299</text:p>
              </table:table-cell>
              <table:table-cell office:value-type="float" office:value="-0.5">
                <text:p>-0.5</text:p>
              </table:table-cell>
              <table:table-cell office:value-type="float" office:value="3.49519803353434">
                <text:p>3.495198033534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.0837526321411">
                <text:p>12.0837526321411</text:p>
              </table:table-cell>
              <table:table-cell office:value-type="float" office:value="-0.5">
                <text:p>-0.5</text:p>
              </table:table-cell>
              <table:table-cell office:value-type="float" office:value="3.50852102719338">
                <text:p>3.508521027193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.1838693618774">
                <text:p>12.1838693618774</text:p>
              </table:table-cell>
              <table:table-cell office:value-type="float" office:value="-0.5">
                <text:p>-0.5</text:p>
              </table:table-cell>
              <table:table-cell office:value-type="float" office:value="3.52042124853748">
                <text:p>3.520421248537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.283810377121">
                <text:p>12.283810377121</text:p>
              </table:table-cell>
              <table:table-cell office:value-type="float" office:value="-0.5">
                <text:p>-0.5</text:p>
              </table:table-cell>
              <table:table-cell office:value-type="float" office:value="3.52614344765825">
                <text:p>3.526143447658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.3838129043579">
                <text:p>12.3838129043579</text:p>
              </table:table-cell>
              <table:table-cell office:value-type="float" office:value="-0.5">
                <text:p>-0.5</text:p>
              </table:table-cell>
              <table:table-cell office:value-type="float" office:value="3.54528473949496">
                <text:p>3.545284739494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.4841544628143">
                <text:p>12.4841544628143</text:p>
              </table:table-cell>
              <table:table-cell office:value-type="float" office:value="-0.5">
                <text:p>-0.5</text:p>
              </table:table-cell>
              <table:table-cell office:value-type="float" office:value="3.55381757678091">
                <text:p>3.553817576780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.5837862491608">
                <text:p>12.5837862491608</text:p>
              </table:table-cell>
              <table:table-cell office:value-type="float" office:value="-0.5">
                <text:p>-0.5</text:p>
              </table:table-cell>
              <table:table-cell office:value-type="float" office:value="3.56549354498361">
                <text:p>3.5654935449836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.6838836669922">
                <text:p>12.6838836669922</text:p>
              </table:table-cell>
              <table:table-cell office:value-type="float" office:value="-0.5">
                <text:p>-0.5</text:p>
              </table:table-cell>
              <table:table-cell office:value-type="float" office:value="3.57623241512403">
                <text:p>3.5762324151240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.7839529514313">
                <text:p>12.7839529514313</text:p>
              </table:table-cell>
              <table:table-cell office:value-type="float" office:value="-0.5">
                <text:p>-0.5</text:p>
              </table:table-cell>
              <table:table-cell office:value-type="float" office:value="3.58663327824155">
                <text:p>3.586633278241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.883828163147">
                <text:p>12.883828163147</text:p>
              </table:table-cell>
              <table:table-cell office:value-type="float" office:value="-0.5">
                <text:p>-0.5</text:p>
              </table:table-cell>
              <table:table-cell office:value-type="float" office:value="3.59248333121464">
                <text:p>3.592483331214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.9838438034058">
                <text:p>12.9838438034058</text:p>
              </table:table-cell>
              <table:table-cell office:value-type="float" office:value="-0.5">
                <text:p>-0.5</text:p>
              </table:table-cell>
              <table:table-cell office:value-type="float" office:value="3.59997657125416">
                <text:p>3.599976571254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.0838904380798">
                <text:p>13.0838904380798</text:p>
              </table:table-cell>
              <table:table-cell office:value-type="float" office:value="-0.5">
                <text:p>-0.5</text:p>
              </table:table-cell>
              <table:table-cell office:value-type="float" office:value="3.60634973576141">
                <text:p>3.6063497357614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.1837916374207">
                <text:p>13.1837916374207</text:p>
              </table:table-cell>
              <table:table-cell office:value-type="float" office:value="-0.5">
                <text:p>-0.5</text:p>
              </table:table-cell>
              <table:table-cell office:value-type="float" office:value="3.60968714256301">
                <text:p>3.6096871425630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.2837703227997">
                <text:p>13.2837703227997</text:p>
              </table:table-cell>
              <table:table-cell office:value-type="float" office:value="-0.5">
                <text:p>-0.5</text:p>
              </table:table-cell>
              <table:table-cell office:value-type="float" office:value="3.61415852401046">
                <text:p>3.6141585240104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.383857011795">
                <text:p>13.383857011795</text:p>
              </table:table-cell>
              <table:table-cell office:value-type="float" office:value="-0.5">
                <text:p>-0.5</text:p>
              </table:table-cell>
              <table:table-cell office:value-type="float" office:value="3.59861280734436">
                <text:p>3.598612807344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.4836912155151">
                <text:p>13.4836912155151</text:p>
              </table:table-cell>
              <table:table-cell office:value-type="float" office:value="-0.5">
                <text:p>-0.5</text:p>
              </table:table-cell>
              <table:table-cell office:value-type="float" office:value="3.58706839500777">
                <text:p>3.5870683950077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.5838601589203">
                <text:p>13.5838601589203</text:p>
              </table:table-cell>
              <table:table-cell office:value-type="float" office:value="-0.5">
                <text:p>-0.5</text:p>
              </table:table-cell>
              <table:table-cell office:value-type="float" office:value="3.58605251412606">
                <text:p>3.586052514126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.683830499649">
                <text:p>13.683830499649</text:p>
              </table:table-cell>
              <table:table-cell office:value-type="float" office:value="-0.5">
                <text:p>-0.5</text:p>
              </table:table-cell>
              <table:table-cell office:value-type="float" office:value="3.61825852547219">
                <text:p>3.6182585254721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.7838735580444">
                <text:p>13.7838735580444</text:p>
              </table:table-cell>
              <table:table-cell office:value-type="float" office:value="-0.5">
                <text:p>-0.5</text:p>
              </table:table-cell>
              <table:table-cell office:value-type="float" office:value="3.62836723002957">
                <text:p>3.6283672300295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.8839464187622">
                <text:p>13.8839464187622</text:p>
              </table:table-cell>
              <table:table-cell office:value-type="float" office:value="-0.5">
                <text:p>-0.5</text:p>
              </table:table-cell>
              <table:table-cell office:value-type="float" office:value="3.61070839458993">
                <text:p>3.6107083945899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.9837472438812">
                <text:p>13.9837472438812</text:p>
              </table:table-cell>
              <table:table-cell office:value-type="float" office:value="-0.5">
                <text:p>-0.5</text:p>
              </table:table-cell>
              <table:table-cell office:value-type="float" office:value="3.62153918682597">
                <text:p>3.6215391868259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.0838775634766">
                <text:p>14.0838775634766</text:p>
              </table:table-cell>
              <table:table-cell office:value-type="float" office:value="-0.5">
                <text:p>-0.5</text:p>
              </table:table-cell>
              <table:table-cell office:value-type="float" office:value="3.60554100671014">
                <text:p>3.6055410067101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.1837317943573">
                <text:p>14.1837317943573</text:p>
              </table:table-cell>
              <table:table-cell office:value-type="float" office:value="-0.5">
                <text:p>-0.5</text:p>
              </table:table-cell>
              <table:table-cell office:value-type="float" office:value="3.59045300074698">
                <text:p>3.5904530007469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.2840130329132">
                <text:p>14.2840130329132</text:p>
              </table:table-cell>
              <table:table-cell office:value-type="float" office:value="-0.5">
                <text:p>-0.5</text:p>
              </table:table-cell>
              <table:table-cell office:value-type="float" office:value="3.60223444918719">
                <text:p>3.602234449187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.3838763237">
                <text:p>14.3838763237</text:p>
              </table:table-cell>
              <table:table-cell office:value-type="float" office:value="-0.5">
                <text:p>-0.5</text:p>
              </table:table-cell>
              <table:table-cell office:value-type="float" office:value="3.5980260876719">
                <text:p>3.598026087671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.4837725162506">
                <text:p>14.4837725162506</text:p>
              </table:table-cell>
              <table:table-cell office:value-type="float" office:value="-0.5">
                <text:p>-0.5</text:p>
              </table:table-cell>
              <table:table-cell office:value-type="float" office:value="3.5925902683569">
                <text:p>3.592590268356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.5838558673859">
                <text:p>14.5838558673859</text:p>
              </table:table-cell>
              <table:table-cell office:value-type="float" office:value="-0.5">
                <text:p>-0.5</text:p>
              </table:table-cell>
              <table:table-cell office:value-type="float" office:value="3.58341843943762">
                <text:p>3.5834184394376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.683890581131">
                <text:p>14.683890581131</text:p>
              </table:table-cell>
              <table:table-cell office:value-type="float" office:value="-0.5">
                <text:p>-0.5</text:p>
              </table:table-cell>
              <table:table-cell office:value-type="float" office:value="3.59251143955418">
                <text:p>3.592511439554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.7838976383209">
                <text:p>14.7838976383209</text:p>
              </table:table-cell>
              <table:table-cell office:value-type="float" office:value="-0.5">
                <text:p>-0.5</text:p>
              </table:table-cell>
              <table:table-cell office:value-type="float" office:value="3.58268327124501">
                <text:p>3.582683271245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.8840112686157">
                <text:p>14.8840112686157</text:p>
              </table:table-cell>
              <table:table-cell office:value-type="float" office:value="-0.5">
                <text:p>-0.5</text:p>
              </table:table-cell>
              <table:table-cell office:value-type="float" office:value="3.57541291056316">
                <text:p>3.575412910563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.983918428421">
                <text:p>14.983918428421</text:p>
              </table:table-cell>
              <table:table-cell office:value-type="float" office:value="-0.5">
                <text:p>-0.5</text:p>
              </table:table-cell>
              <table:table-cell office:value-type="float" office:value="3.56231365742082">
                <text:p>3.5623136574208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.0837879180908">
                <text:p>15.0837879180908</text:p>
              </table:table-cell>
              <table:table-cell office:value-type="float" office:value="-0.5">
                <text:p>-0.5</text:p>
              </table:table-cell>
              <table:table-cell office:value-type="float" office:value="3.55656867430813">
                <text:p>3.5565686743081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.1838135719299">
                <text:p>15.1838135719299</text:p>
              </table:table-cell>
              <table:table-cell office:value-type="float" office:value="-0.5">
                <text:p>-0.5</text:p>
              </table:table-cell>
              <table:table-cell office:value-type="float" office:value="3.5358023488036">
                <text:p>3.535802348803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.2838683128357">
                <text:p>15.2838683128357</text:p>
              </table:table-cell>
              <table:table-cell office:value-type="float" office:value="-0.5">
                <text:p>-0.5</text:p>
              </table:table-cell>
              <table:table-cell office:value-type="float" office:value="3.52448509028391">
                <text:p>3.5244850902839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.3837442398071">
                <text:p>15.3837442398071</text:p>
              </table:table-cell>
              <table:table-cell office:value-type="float" office:value="-0.5">
                <text:p>-0.5</text:p>
              </table:table-cell>
              <table:table-cell office:value-type="float" office:value="3.52697556947072">
                <text:p>3.5269755694707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.4838931560516">
                <text:p>15.4838931560516</text:p>
              </table:table-cell>
              <table:table-cell office:value-type="float" office:value="-0.5">
                <text:p>-0.5</text:p>
              </table:table-cell>
              <table:table-cell office:value-type="float" office:value="3.51877045192681">
                <text:p>3.5187704519268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.583790063858">
                <text:p>15.583790063858</text:p>
              </table:table-cell>
              <table:table-cell office:value-type="float" office:value="-0.5">
                <text:p>-0.5</text:p>
              </table:table-cell>
              <table:table-cell office:value-type="float" office:value="3.50908455702915">
                <text:p>3.509084557029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.6837596893311">
                <text:p>15.6837596893311</text:p>
              </table:table-cell>
              <table:table-cell office:value-type="float" office:value="-0.5">
                <text:p>-0.5</text:p>
              </table:table-cell>
              <table:table-cell office:value-type="float" office:value="3.48915016688457">
                <text:p>3.4891501668845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.7839140892029">
                <text:p>15.7839140892029</text:p>
              </table:table-cell>
              <table:table-cell office:value-type="float" office:value="-0.5">
                <text:p>-0.5</text:p>
              </table:table-cell>
              <table:table-cell office:value-type="float" office:value="3.4642212499779">
                <text:p>3.464221249977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.8838419914246">
                <text:p>15.8838419914246</text:p>
              </table:table-cell>
              <table:table-cell office:value-type="float" office:value="-0.5">
                <text:p>-0.5</text:p>
              </table:table-cell>
              <table:table-cell office:value-type="float" office:value="3.46309779450898">
                <text:p>3.4630977945089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.9838938713074">
                <text:p>15.9838938713074</text:p>
              </table:table-cell>
              <table:table-cell office:value-type="float" office:value="-0.5">
                <text:p>-0.5</text:p>
              </table:table-cell>
              <table:table-cell office:value-type="float" office:value="3.45177835354956">
                <text:p>3.4517783535495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6.0839645862579">
                <text:p>16.0839645862579</text:p>
              </table:table-cell>
              <table:table-cell office:value-type="float" office:value="-0.5">
                <text:p>-0.5</text:p>
              </table:table-cell>
              <table:table-cell office:value-type="float" office:value="3.43969231918251">
                <text:p>3.4396923191825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6.1837809085846">
                <text:p>16.1837809085846</text:p>
              </table:table-cell>
              <table:table-cell office:value-type="float" office:value="-0.5">
                <text:p>-0.5</text:p>
              </table:table-cell>
              <table:table-cell office:value-type="float" office:value="3.42622877402166">
                <text:p>3.4262287740216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.2838351726532">
                <text:p>16.2838351726532</text:p>
              </table:table-cell>
              <table:table-cell office:value-type="float" office:value="-0.5">
                <text:p>-0.5</text:p>
              </table:table-cell>
              <table:table-cell office:value-type="float" office:value="3.41627766048361">
                <text:p>3.4162776604836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.3838858604431">
                <text:p>16.3838858604431</text:p>
              </table:table-cell>
              <table:table-cell office:value-type="float" office:value="-0.5">
                <text:p>-0.5</text:p>
              </table:table-cell>
              <table:table-cell office:value-type="float" office:value="3.40347513007874">
                <text:p>3.4034751300787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.4838526248932">
                <text:p>16.4838526248932</text:p>
              </table:table-cell>
              <table:table-cell office:value-type="float" office:value="-0.5">
                <text:p>-0.5</text:p>
              </table:table-cell>
              <table:table-cell office:value-type="float" office:value="3.39021141223211">
                <text:p>3.3902114122321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.5838873386383">
                <text:p>16.5838873386383</text:p>
              </table:table-cell>
              <table:table-cell office:value-type="float" office:value="-0.5">
                <text:p>-0.5</text:p>
              </table:table-cell>
              <table:table-cell office:value-type="float" office:value="3.37534111231166">
                <text:p>3.3753411123116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6.6837112903595">
                <text:p>16.6837112903595</text:p>
              </table:table-cell>
              <table:table-cell office:value-type="float" office:value="-0.5">
                <text:p>-0.5</text:p>
              </table:table-cell>
              <table:table-cell office:value-type="float" office:value="3.36314873952649">
                <text:p>3.3631487395264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.7838039398193">
                <text:p>16.7838039398193</text:p>
              </table:table-cell>
              <table:table-cell office:value-type="float" office:value="-0.5">
                <text:p>-0.5</text:p>
              </table:table-cell>
              <table:table-cell office:value-type="float" office:value="3.34966539231828">
                <text:p>3.3496653923182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.8838624954224">
                <text:p>16.8838624954224</text:p>
              </table:table-cell>
              <table:table-cell office:value-type="float" office:value="-0.5">
                <text:p>-0.5</text:p>
              </table:table-cell>
              <table:table-cell office:value-type="float" office:value="3.32549687645265">
                <text:p>3.325496876452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.9838151931763">
                <text:p>16.9838151931763</text:p>
              </table:table-cell>
              <table:table-cell office:value-type="float" office:value="-0.5">
                <text:p>-0.5</text:p>
              </table:table-cell>
              <table:table-cell office:value-type="float" office:value="3.31762840302711">
                <text:p>3.3176284030271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7.0838692188263">
                <text:p>17.0838692188263</text:p>
              </table:table-cell>
              <table:table-cell office:value-type="float" office:value="-0.5">
                <text:p>-0.5</text:p>
              </table:table-cell>
              <table:table-cell office:value-type="float" office:value="3.30078944480207">
                <text:p>3.3007894448020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7.1838886737824">
                <text:p>17.1838886737824</text:p>
              </table:table-cell>
              <table:table-cell office:value-type="float" office:value="-0.5">
                <text:p>-0.5</text:p>
              </table:table-cell>
              <table:table-cell office:value-type="float" office:value="3.28025871450671">
                <text:p>3.2802587145067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.2837488651276">
                <text:p>17.2837488651276</text:p>
              </table:table-cell>
              <table:table-cell office:value-type="float" office:value="-0.5">
                <text:p>-0.5</text:p>
              </table:table-cell>
              <table:table-cell office:value-type="float" office:value="3.26293125667138">
                <text:p>3.2629312566713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7.3837656974792">
                <text:p>17.3837656974792</text:p>
              </table:table-cell>
              <table:table-cell office:value-type="float" office:value="-0.5">
                <text:p>-0.5</text:p>
              </table:table-cell>
              <table:table-cell office:value-type="float" office:value="3.24549192819006">
                <text:p>3.2454919281900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7.4840061664581">
                <text:p>17.4840061664581</text:p>
              </table:table-cell>
              <table:table-cell office:value-type="float" office:value="-0.5">
                <text:p>-0.5</text:p>
              </table:table-cell>
              <table:table-cell office:value-type="float" office:value="3.22704464608687">
                <text:p>3.2270446460868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.5837163925171">
                <text:p>17.5837163925171</text:p>
              </table:table-cell>
              <table:table-cell office:value-type="float" office:value="-0.5">
                <text:p>-0.5</text:p>
              </table:table-cell>
              <table:table-cell office:value-type="float" office:value="3.20333151025496">
                <text:p>3.2033315102549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.6838583946228">
                <text:p>17.6838583946228</text:p>
              </table:table-cell>
              <table:table-cell office:value-type="float" office:value="-0.5">
                <text:p>-0.5</text:p>
              </table:table-cell>
              <table:table-cell office:value-type="float" office:value="3.18446516071429">
                <text:p>3.1844651607142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7.7838354110718">
                <text:p>17.7838354110718</text:p>
              </table:table-cell>
              <table:table-cell office:value-type="float" office:value="-0.5">
                <text:p>-0.5</text:p>
              </table:table-cell>
              <table:table-cell office:value-type="float" office:value="3.15649431180155">
                <text:p>3.1564943118015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7.8837921619415">
                <text:p>17.8837921619415</text:p>
              </table:table-cell>
              <table:table-cell office:value-type="float" office:value="-0.5">
                <text:p>-0.5</text:p>
              </table:table-cell>
              <table:table-cell office:value-type="float" office:value="3.13572580859322">
                <text:p>3.1357258085932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7.9840013980865">
                <text:p>17.9840013980865</text:p>
              </table:table-cell>
              <table:table-cell office:value-type="float" office:value="-0.5">
                <text:p>-0.5</text:p>
              </table:table-cell>
              <table:table-cell office:value-type="float" office:value="3.07687025216138">
                <text:p>3.0768702521613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8.0837550163269">
                <text:p>18.0837550163269</text:p>
              </table:table-cell>
              <table:table-cell office:value-type="float" office:value="-0.5">
                <text:p>-0.5</text:p>
              </table:table-cell>
              <table:table-cell office:value-type="float" office:value="3.05555280987666">
                <text:p>3.0555528098766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8.1838119029999">
                <text:p>18.1838119029999</text:p>
              </table:table-cell>
              <table:table-cell office:value-type="float" office:value="-0.5">
                <text:p>-0.5</text:p>
              </table:table-cell>
              <table:table-cell office:value-type="float" office:value="3.03383220951544">
                <text:p>3.0338322095154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8.2837536334991">
                <text:p>18.2837536334991</text:p>
              </table:table-cell>
              <table:table-cell office:value-type="float" office:value="-0.5">
                <text:p>-0.5</text:p>
              </table:table-cell>
              <table:table-cell office:value-type="float" office:value="3.0094068181256">
                <text:p>3.009406818125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8.3837463855743">
                <text:p>18.3837463855743</text:p>
              </table:table-cell>
              <table:table-cell office:value-type="float" office:value="-0.5">
                <text:p>-0.5</text:p>
              </table:table-cell>
              <table:table-cell office:value-type="float" office:value="2.98860655350947">
                <text:p>2.9886065535094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8.4838027954102">
                <text:p>18.4838027954102</text:p>
              </table:table-cell>
              <table:table-cell office:value-type="float" office:value="-0.5">
                <text:p>-0.5</text:p>
              </table:table-cell>
              <table:table-cell office:value-type="float" office:value="2.96143185876341">
                <text:p>2.961431858763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8.5837090015411">
                <text:p>18.5837090015411</text:p>
              </table:table-cell>
              <table:table-cell office:value-type="float" office:value="-0.5">
                <text:p>-0.5</text:p>
              </table:table-cell>
              <table:table-cell office:value-type="float" office:value="2.93555695038683">
                <text:p>2.9355569503868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8.6838572025299">
                <text:p>18.6838572025299</text:p>
              </table:table-cell>
              <table:table-cell office:value-type="float" office:value="-0.5">
                <text:p>-0.5</text:p>
              </table:table-cell>
              <table:table-cell office:value-type="float" office:value="2.89624828020193">
                <text:p>2.8962482802019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8.7837498188019">
                <text:p>18.7837498188019</text:p>
              </table:table-cell>
              <table:table-cell office:value-type="float" office:value="-0.5">
                <text:p>-0.5</text:p>
              </table:table-cell>
              <table:table-cell office:value-type="float" office:value="2.86032857933085">
                <text:p>2.8603285793308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8.8837783336639">
                <text:p>18.8837783336639</text:p>
              </table:table-cell>
              <table:table-cell office:value-type="float" office:value="-0.5">
                <text:p>-0.5</text:p>
              </table:table-cell>
              <table:table-cell office:value-type="float" office:value="2.83573560156528">
                <text:p>2.8357356015652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8.9837203025818">
                <text:p>18.9837203025818</text:p>
              </table:table-cell>
              <table:table-cell office:value-type="float" office:value="-0.5">
                <text:p>-0.5</text:p>
              </table:table-cell>
              <table:table-cell office:value-type="float" office:value="2.79929223847219">
                <text:p>2.7992922384721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9.0837666988373">
                <text:p>19.0837666988373</text:p>
              </table:table-cell>
              <table:table-cell office:value-type="float" office:value="-0.5">
                <text:p>-0.5</text:p>
              </table:table-cell>
              <table:table-cell office:value-type="float" office:value="2.77533486575608">
                <text:p>2.7753348657560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9.1836922168732">
                <text:p>19.1836922168732</text:p>
              </table:table-cell>
              <table:table-cell office:value-type="float" office:value="-0.5">
                <text:p>-0.5</text:p>
              </table:table-cell>
              <table:table-cell office:value-type="float" office:value="2.74373158581291">
                <text:p>2.7437315858129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9.2837812900543">
                <text:p>19.2837812900543</text:p>
              </table:table-cell>
              <table:table-cell office:value-type="float" office:value="-0.5">
                <text:p>-0.5</text:p>
              </table:table-cell>
              <table:table-cell office:value-type="float" office:value="2.71924078816027">
                <text:p>2.7192407881602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9.3837575912476">
                <text:p>19.3837575912476</text:p>
              </table:table-cell>
              <table:table-cell office:value-type="float" office:value="-0.5">
                <text:p>-0.5</text:p>
              </table:table-cell>
              <table:table-cell office:value-type="float" office:value="2.68766776379437">
                <text:p>2.6876677637943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9.4838063716888">
                <text:p>19.4838063716888</text:p>
              </table:table-cell>
              <table:table-cell office:value-type="float" office:value="-0.5">
                <text:p>-0.5</text:p>
              </table:table-cell>
              <table:table-cell office:value-type="float" office:value="2.65980885784472">
                <text:p>2.6598088578447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9.584032535553">
                <text:p>19.584032535553</text:p>
              </table:table-cell>
              <table:table-cell office:value-type="float" office:value="-0.5">
                <text:p>-0.5</text:p>
              </table:table-cell>
              <table:table-cell office:value-type="float" office:value="2.63121420127185">
                <text:p>2.6312142012718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.6838085651398">
                <text:p>19.6838085651398</text:p>
              </table:table-cell>
              <table:table-cell office:value-type="float" office:value="-0.5">
                <text:p>-0.5</text:p>
              </table:table-cell>
              <table:table-cell office:value-type="float" office:value="2.60300988353423">
                <text:p>2.6030098835342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9.7838532924652">
                <text:p>19.7838532924652</text:p>
              </table:table-cell>
              <table:table-cell office:value-type="float" office:value="-0.5">
                <text:p>-0.5</text:p>
              </table:table-cell>
              <table:table-cell office:value-type="float" office:value="2.57421747241358">
                <text:p>2.5742174724135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9.8840067386627">
                <text:p>19.8840067386627</text:p>
              </table:table-cell>
              <table:table-cell office:value-type="float" office:value="-0.5">
                <text:p>-0.5</text:p>
              </table:table-cell>
              <table:table-cell office:value-type="float" office:value="2.53938121714064">
                <text:p>2.5393812171406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9.9838781356812">
                <text:p>19.9838781356812</text:p>
              </table:table-cell>
              <table:table-cell office:value-type="float" office:value="-0.5">
                <text:p>-0.5</text:p>
              </table:table-cell>
              <table:table-cell office:value-type="float" office:value="2.50604379649693">
                <text:p>2.5060437964969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.0838778018951">
                <text:p>20.0838778018951</text:p>
              </table:table-cell>
              <table:table-cell office:value-type="float" office:value="-0.5">
                <text:p>-0.5</text:p>
              </table:table-cell>
              <table:table-cell office:value-type="float" office:value="2.47545630220013">
                <text:p>2.4754563022001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.18390583992">
                <text:p>20.18390583992</text:p>
              </table:table-cell>
              <table:table-cell office:value-type="float" office:value="-0.5">
                <text:p>-0.5</text:p>
              </table:table-cell>
              <table:table-cell office:value-type="float" office:value="2.44534196067354">
                <text:p>2.4453419606735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0.2837972640991">
                <text:p>20.2837972640991</text:p>
              </table:table-cell>
              <table:table-cell office:value-type="float" office:value="-0.5">
                <text:p>-0.5</text:p>
              </table:table-cell>
              <table:table-cell office:value-type="float" office:value="2.40043851157932">
                <text:p>2.4004385115793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.3840346336365">
                <text:p>20.3840346336365</text:p>
              </table:table-cell>
              <table:table-cell office:value-type="float" office:value="-0.5">
                <text:p>-0.5</text:p>
              </table:table-cell>
              <table:table-cell office:value-type="float" office:value="2.34938938949541">
                <text:p>2.3493893894954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.4838531017303">
                <text:p>20.4838531017303</text:p>
              </table:table-cell>
              <table:table-cell office:value-type="float" office:value="-0.5">
                <text:p>-0.5</text:p>
              </table:table-cell>
              <table:table-cell office:value-type="float" office:value="2.32164136840875">
                <text:p>2.321641368408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0.5839097499847">
                <text:p>20.5839097499847</text:p>
              </table:table-cell>
              <table:table-cell office:value-type="float" office:value="-0.5">
                <text:p>-0.5</text:p>
              </table:table-cell>
              <table:table-cell office:value-type="float" office:value="2.31911425725151">
                <text:p>2.3191142572515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0.6839725971222">
                <text:p>20.6839725971222</text:p>
              </table:table-cell>
              <table:table-cell office:value-type="float" office:value="-0.5">
                <text:p>-0.5</text:p>
              </table:table-cell>
              <table:table-cell office:value-type="float" office:value="2.2935153833237">
                <text:p>2.293515383323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0.7845230102539">
                <text:p>20.7845230102539</text:p>
              </table:table-cell>
              <table:table-cell office:value-type="float" office:value="-0.5">
                <text:p>-0.5</text:p>
              </table:table-cell>
              <table:table-cell office:value-type="float" office:value="2.24448918456771">
                <text:p>2.244489184567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.8839011192322">
                <text:p>20.8839011192322</text:p>
              </table:table-cell>
              <table:table-cell office:value-type="float" office:value="-0.5">
                <text:p>-0.5</text:p>
              </table:table-cell>
              <table:table-cell office:value-type="float" office:value="2.21139436803843">
                <text:p>2.2113943680384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0.9838154315949">
                <text:p>20.9838154315949</text:p>
              </table:table-cell>
              <table:table-cell office:value-type="float" office:value="-0.5">
                <text:p>-0.5</text:p>
              </table:table-cell>
              <table:table-cell office:value-type="float" office:value="2.18039974459682">
                <text:p>2.1803997445968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1.0837442874908">
                <text:p>21.0837442874908</text:p>
              </table:table-cell>
              <table:table-cell office:value-type="float" office:value="-0.5">
                <text:p>-0.5</text:p>
              </table:table-cell>
              <table:table-cell office:value-type="float" office:value="2.14753779993819">
                <text:p>2.1475377999381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1.1838850975037">
                <text:p>21.1838850975037</text:p>
              </table:table-cell>
              <table:table-cell office:value-type="float" office:value="-0.5">
                <text:p>-0.5</text:p>
              </table:table-cell>
              <table:table-cell office:value-type="float" office:value="2.11601959998439">
                <text:p>2.1160195999843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1.2836129665375">
                <text:p>21.2836129665375</text:p>
              </table:table-cell>
              <table:table-cell office:value-type="float" office:value="-0.5">
                <text:p>-0.5</text:p>
              </table:table-cell>
              <table:table-cell office:value-type="float" office:value="2.08315870850213">
                <text:p>2.0831587085021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1.3837742805481">
                <text:p>21.3837742805481</text:p>
              </table:table-cell>
              <table:table-cell office:value-type="float" office:value="-0.5">
                <text:p>-0.5</text:p>
              </table:table-cell>
              <table:table-cell office:value-type="float" office:value="2.05516352073371">
                <text:p>2.0551635207337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1.4840281009674">
                <text:p>21.4840281009674</text:p>
              </table:table-cell>
              <table:table-cell office:value-type="float" office:value="-0.5">
                <text:p>-0.5</text:p>
              </table:table-cell>
              <table:table-cell office:value-type="float" office:value="2.01173709444887">
                <text:p>2.0117370944488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1.5836575031281">
                <text:p>21.5836575031281</text:p>
              </table:table-cell>
              <table:table-cell office:value-type="float" office:value="0.5">
                <text:p>0.5</text:p>
              </table:table-cell>
              <table:table-cell office:value-type="float" office:value="1.95777885826888">
                <text:p>1.9577788582688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1.684050321579">
                <text:p>21.684050321579</text:p>
              </table:table-cell>
              <table:table-cell office:value-type="float" office:value="0.5">
                <text:p>0.5</text:p>
              </table:table-cell>
              <table:table-cell office:value-type="float" office:value="1.94696790874742">
                <text:p>1.9469679087474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1.7836527824402">
                <text:p>21.7836527824402</text:p>
              </table:table-cell>
              <table:table-cell office:value-type="float" office:value="0.5">
                <text:p>0.5</text:p>
              </table:table-cell>
              <table:table-cell office:value-type="float" office:value="1.90531307866839">
                <text:p>1.9053130786683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1.8838274478912">
                <text:p>21.8838274478912</text:p>
              </table:table-cell>
              <table:table-cell office:value-type="float" office:value="0.5">
                <text:p>0.5</text:p>
              </table:table-cell>
              <table:table-cell office:value-type="float" office:value="1.87196433350447">
                <text:p>1.8719643335044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1.9837701320648">
                <text:p>21.9837701320648</text:p>
              </table:table-cell>
              <table:table-cell office:value-type="float" office:value="0.5">
                <text:p>0.5</text:p>
              </table:table-cell>
              <table:table-cell office:value-type="float" office:value="1.83755970730652">
                <text:p>1.8375597073065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2.0841021537781">
                <text:p>22.0841021537781</text:p>
              </table:table-cell>
              <table:table-cell office:value-type="float" office:value="0.5">
                <text:p>0.5</text:p>
              </table:table-cell>
              <table:table-cell office:value-type="float" office:value="1.79388756385166">
                <text:p>1.7938875638516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2.1836092472076">
                <text:p>22.1836092472076</text:p>
              </table:table-cell>
              <table:table-cell office:value-type="float" office:value="0.5">
                <text:p>0.5</text:p>
              </table:table-cell>
              <table:table-cell office:value-type="float" office:value="1.77027416012317">
                <text:p>1.7702741601231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2.2836208343506">
                <text:p>22.2836208343506</text:p>
              </table:table-cell>
              <table:table-cell office:value-type="float" office:value="0.5">
                <text:p>0.5</text:p>
              </table:table-cell>
              <table:table-cell office:value-type="float" office:value="1.72557152761631">
                <text:p>1.7255715276163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2.3836786746979">
                <text:p>22.3836786746979</text:p>
              </table:table-cell>
              <table:table-cell office:value-type="float" office:value="0.5">
                <text:p>0.5</text:p>
              </table:table-cell>
              <table:table-cell office:value-type="float" office:value="1.69082823161309">
                <text:p>1.6908282316130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2.4836983680725">
                <text:p>22.4836983680725</text:p>
              </table:table-cell>
              <table:table-cell office:value-type="float" office:value="0.5">
                <text:p>0.5</text:p>
              </table:table-cell>
              <table:table-cell office:value-type="float" office:value="1.65517514164091">
                <text:p>1.6551751416409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2.5841252803803">
                <text:p>22.5841252803803</text:p>
              </table:table-cell>
              <table:table-cell office:value-type="float" office:value="0.5">
                <text:p>0.5</text:p>
              </table:table-cell>
              <table:table-cell office:value-type="float" office:value="1.62263079035298">
                <text:p>1.6226307903529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2.6840493679047">
                <text:p>22.6840493679047</text:p>
              </table:table-cell>
              <table:table-cell office:value-type="float" office:value="0.5">
                <text:p>0.5</text:p>
              </table:table-cell>
              <table:table-cell office:value-type="float" office:value="1.58949384680225">
                <text:p>1.589493846802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2.7956848144531">
                <text:p>22.7956848144531</text:p>
              </table:table-cell>
              <table:table-cell office:value-type="float" office:value="0.5">
                <text:p>0.5</text:p>
              </table:table-cell>
              <table:table-cell office:value-type="float" office:value="1.55505257090905">
                <text:p>1.5550525709090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2.8872768878937">
                <text:p>22.8872768878937</text:p>
              </table:table-cell>
              <table:table-cell office:value-type="float" office:value="0.5">
                <text:p>0.5</text:p>
              </table:table-cell>
              <table:table-cell office:value-type="float" office:value="1.53446320674285">
                <text:p>1.5344632067428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2.9838051795959">
                <text:p>22.9838051795959</text:p>
              </table:table-cell>
              <table:table-cell office:value-type="float" office:value="0.5">
                <text:p>0.5</text:p>
              </table:table-cell>
              <table:table-cell office:value-type="float" office:value="1.50347793870808">
                <text:p>1.5034779387080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3.0837495326996">
                <text:p>23.0837495326996</text:p>
              </table:table-cell>
              <table:table-cell office:value-type="float" office:value="0.5">
                <text:p>0.5</text:p>
              </table:table-cell>
              <table:table-cell office:value-type="float" office:value="1.46491352608697">
                <text:p>1.4649135260869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3.1836392879486">
                <text:p>23.1836392879486</text:p>
              </table:table-cell>
              <table:table-cell office:value-type="float" office:value="0.5">
                <text:p>0.5</text:p>
              </table:table-cell>
              <table:table-cell office:value-type="float" office:value="1.43579616777146">
                <text:p>1.4357961677714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3.2839744091034">
                <text:p>23.2839744091034</text:p>
              </table:table-cell>
              <table:table-cell office:value-type="float" office:value="0.5">
                <text:p>0.5</text:p>
              </table:table-cell>
              <table:table-cell office:value-type="float" office:value="1.41692784235053">
                <text:p>1.4169278423505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3.3836596012115">
                <text:p>23.3836596012115</text:p>
              </table:table-cell>
              <table:table-cell office:value-type="float" office:value="0.5">
                <text:p>0.5</text:p>
              </table:table-cell>
              <table:table-cell office:value-type="float" office:value="1.38063537231621">
                <text:p>1.3806353723162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3.4837472438812">
                <text:p>23.4837472438812</text:p>
              </table:table-cell>
              <table:table-cell office:value-type="float" office:value="0.5">
                <text:p>0.5</text:p>
              </table:table-cell>
              <table:table-cell office:value-type="float" office:value="1.35424599561094">
                <text:p>1.3542459956109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3.5879604816437">
                <text:p>23.5879604816437</text:p>
              </table:table-cell>
              <table:table-cell office:value-type="float" office:value="0.5">
                <text:p>0.5</text:p>
              </table:table-cell>
              <table:table-cell office:value-type="float" office:value="1.33757286797995">
                <text:p>1.3375728679799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3.6883199214935">
                <text:p>23.6883199214935</text:p>
              </table:table-cell>
              <table:table-cell office:value-type="float" office:value="0.5">
                <text:p>0.5</text:p>
              </table:table-cell>
              <table:table-cell office:value-type="float" office:value="1.31459738908448">
                <text:p>1.3145973890844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3.7837224006653">
                <text:p>23.7837224006653</text:p>
              </table:table-cell>
              <table:table-cell office:value-type="float" office:value="0.5">
                <text:p>0.5</text:p>
              </table:table-cell>
              <table:table-cell office:value-type="float" office:value="1.28441328175547">
                <text:p>1.2844132817554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3.8836317062378">
                <text:p>23.8836317062378</text:p>
              </table:table-cell>
              <table:table-cell office:value-type="float" office:value="0.5">
                <text:p>0.5</text:p>
              </table:table-cell>
              <table:table-cell office:value-type="float" office:value="1.26684830181854">
                <text:p>1.2668483018185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3.983766078949">
                <text:p>23.983766078949</text:p>
              </table:table-cell>
              <table:table-cell office:value-type="float" office:value="0.5">
                <text:p>0.5</text:p>
              </table:table-cell>
              <table:table-cell office:value-type="float" office:value="1.24293642833392">
                <text:p>1.2429364283339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4.0837411880493">
                <text:p>24.0837411880493</text:p>
              </table:table-cell>
              <table:table-cell office:value-type="float" office:value="0.5">
                <text:p>0.5</text:p>
              </table:table-cell>
              <table:table-cell office:value-type="float" office:value="1.22373519533677">
                <text:p>1.2237351953367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4.1836609840393">
                <text:p>24.1836609840393</text:p>
              </table:table-cell>
              <table:table-cell office:value-type="float" office:value="0.5">
                <text:p>0.5</text:p>
              </table:table-cell>
              <table:table-cell office:value-type="float" office:value="1.21107443871103">
                <text:p>1.2110744387110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4.2874343395233">
                <text:p>24.2874343395233</text:p>
              </table:table-cell>
              <table:table-cell office:value-type="float" office:value="0.5">
                <text:p>0.5</text:p>
              </table:table-cell>
              <table:table-cell office:value-type="float" office:value="1.1904376809524">
                <text:p>1.190437680952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4.3940525054932">
                <text:p>24.3940525054932</text:p>
              </table:table-cell>
              <table:table-cell office:value-type="float" office:value="0.5">
                <text:p>0.5</text:p>
              </table:table-cell>
              <table:table-cell office:value-type="float" office:value="1.17854609866474">
                <text:p>1.1785460986647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4.4838883876801">
                <text:p>24.4838883876801</text:p>
              </table:table-cell>
              <table:table-cell office:value-type="float" office:value="0.5">
                <text:p>0.5</text:p>
              </table:table-cell>
              <table:table-cell office:value-type="float" office:value="1.16404764169366">
                <text:p>1.1640476416936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4.5836143493652">
                <text:p>24.5836143493652</text:p>
              </table:table-cell>
              <table:table-cell office:value-type="float" office:value="0.5">
                <text:p>0.5</text:p>
              </table:table-cell>
              <table:table-cell office:value-type="float" office:value="1.14145594374654">
                <text:p>1.1414559437465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4.6837451457977">
                <text:p>24.6837451457977</text:p>
              </table:table-cell>
              <table:table-cell office:value-type="float" office:value="0.5">
                <text:p>0.5</text:p>
              </table:table-cell>
              <table:table-cell office:value-type="float" office:value="1.12757550037757">
                <text:p>1.1275755003775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4.7837212085724">
                <text:p>24.7837212085724</text:p>
              </table:table-cell>
              <table:table-cell office:value-type="float" office:value="0.5">
                <text:p>0.5</text:p>
              </table:table-cell>
              <table:table-cell office:value-type="float" office:value="1.11698667103247">
                <text:p>1.1169866710324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4.8838229179382">
                <text:p>24.8838229179382</text:p>
              </table:table-cell>
              <table:table-cell office:value-type="float" office:value="0.5">
                <text:p>0.5</text:p>
              </table:table-cell>
              <table:table-cell office:value-type="float" office:value="1.10238908790167">
                <text:p>1.1023890879016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4.9836928844452">
                <text:p>24.9836928844452</text:p>
              </table:table-cell>
              <table:table-cell office:value-type="float" office:value="0.5">
                <text:p>0.5</text:p>
              </table:table-cell>
              <table:table-cell office:value-type="float" office:value="1.09666737475459">
                <text:p>1.0966673747545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5.083723783493">
                <text:p>25.083723783493</text:p>
              </table:table-cell>
              <table:table-cell office:value-type="float" office:value="0.5">
                <text:p>0.5</text:p>
              </table:table-cell>
              <table:table-cell office:value-type="float" office:value="1.08404373370943">
                <text:p>1.0840437337094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5.1836767196655">
                <text:p>25.1836767196655</text:p>
              </table:table-cell>
              <table:table-cell office:value-type="float" office:value="0.5">
                <text:p>0.5</text:p>
              </table:table-cell>
              <table:table-cell office:value-type="float" office:value="1.07398779254244">
                <text:p>1.0739877925424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5.2836108207703">
                <text:p>25.2836108207703</text:p>
              </table:table-cell>
              <table:table-cell office:value-type="float" office:value="0.5">
                <text:p>0.5</text:p>
              </table:table-cell>
              <table:table-cell office:value-type="float" office:value="1.06849340183449">
                <text:p>1.0684934018344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5.3836266994476">
                <text:p>25.3836266994476</text:p>
              </table:table-cell>
              <table:table-cell office:value-type="float" office:value="0.5">
                <text:p>0.5</text:p>
              </table:table-cell>
              <table:table-cell office:value-type="float" office:value="1.06364485924083">
                <text:p>1.0636448592408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5.4836647510529">
                <text:p>25.4836647510529</text:p>
              </table:table-cell>
              <table:table-cell office:value-type="float" office:value="0.5">
                <text:p>0.5</text:p>
              </table:table-cell>
              <table:table-cell office:value-type="float" office:value="1.0586182886229">
                <text:p>1.058618288622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5.5836148262024">
                <text:p>25.5836148262024</text:p>
              </table:table-cell>
              <table:table-cell office:value-type="float" office:value="0.5">
                <text:p>0.5</text:p>
              </table:table-cell>
              <table:table-cell office:value-type="float" office:value="1.04638253260278">
                <text:p>1.0463825326027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5.6836631298065">
                <text:p>25.6836631298065</text:p>
              </table:table-cell>
              <table:table-cell office:value-type="float" office:value="0.5">
                <text:p>0.5</text:p>
              </table:table-cell>
              <table:table-cell office:value-type="float" office:value="1.04638253260278">
                <text:p>1.0463825326027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5.7836453914642">
                <text:p>25.7836453914642</text:p>
              </table:table-cell>
              <table:table-cell office:value-type="float" office:value="0.5">
                <text:p>0.5</text:p>
              </table:table-cell>
              <table:table-cell office:value-type="float" office:value="1.03935695366993">
                <text:p>1.0393569536699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5.8836252689362">
                <text:p>25.8836252689362</text:p>
              </table:table-cell>
              <table:table-cell office:value-type="float" office:value="0.5">
                <text:p>0.5</text:p>
              </table:table-cell>
              <table:table-cell office:value-type="float" office:value="1.03935695366993">
                <text:p>1.0393569536699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5.9836003780365">
                <text:p>25.9836003780365</text:p>
              </table:table-cell>
              <table:table-cell office:value-type="float" office:value="0.5">
                <text:p>0.5</text:p>
              </table:table-cell>
              <table:table-cell office:value-type="float" office:value="1.03453976037961">
                <text:p>1.0345397603796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6.0836918354034">
                <text:p>26.0836918354034</text:p>
              </table:table-cell>
              <table:table-cell office:value-type="float" office:value="0.5">
                <text:p>0.5</text:p>
              </table:table-cell>
              <table:table-cell office:value-type="float" office:value="1.03453976037961">
                <text:p>1.0345397603796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6.1836431026459">
                <text:p>26.1836431026459</text:p>
              </table:table-cell>
              <table:table-cell office:value-type="float" office:value="0.5">
                <text:p>0.5</text:p>
              </table:table-cell>
              <table:table-cell office:value-type="float" office:value="1.03059967635068">
                <text:p>1.0305996763506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6.2836873531342">
                <text:p>26.2836873531342</text:p>
              </table:table-cell>
              <table:table-cell office:value-type="float" office:value="0.5">
                <text:p>0.5</text:p>
              </table:table-cell>
              <table:table-cell office:value-type="float" office:value="1.03059967635068">
                <text:p>1.0305996763506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6.3836359977722">
                <text:p>26.3836359977722</text:p>
              </table:table-cell>
              <table:table-cell office:value-type="float" office:value="0.5">
                <text:p>0.5</text:p>
              </table:table-cell>
              <table:table-cell office:value-type="float" office:value="1.03026269579165">
                <text:p>1.0302626957916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6.4836075305939">
                <text:p>26.4836075305939</text:p>
              </table:table-cell>
              <table:table-cell office:value-type="float" office:value="0.5">
                <text:p>0.5</text:p>
              </table:table-cell>
              <table:table-cell office:value-type="float" office:value="1.03026269579165">
                <text:p>1.0302626957916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6.5836369991303">
                <text:p>26.5836369991303</text:p>
              </table:table-cell>
              <table:table-cell office:value-type="float" office:value="0.5">
                <text:p>0.5</text:p>
              </table:table-cell>
              <table:table-cell office:value-type="float" office:value="1.03379440914963">
                <text:p>1.0337944091496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6.6836247444153">
                <text:p>26.6836247444153</text:p>
              </table:table-cell>
              <table:table-cell office:value-type="float" office:value="0.5">
                <text:p>0.5</text:p>
              </table:table-cell>
              <table:table-cell office:value-type="float" office:value="1.03677331191017">
                <text:p>1.0367733119101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6.7836825847626">
                <text:p>26.7836825847626</text:p>
              </table:table-cell>
              <table:table-cell office:value-type="float" office:value="0.5">
                <text:p>0.5</text:p>
              </table:table-cell>
              <table:table-cell office:value-type="float" office:value="1.03677331191017">
                <text:p>1.0367733119101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6.8838624954224">
                <text:p>26.8838624954224</text:p>
              </table:table-cell>
              <table:table-cell office:value-type="float" office:value="0.5">
                <text:p>0.5</text:p>
              </table:table-cell>
              <table:table-cell office:value-type="float" office:value="1.03677331191017">
                <text:p>1.0367733119101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6.9836361408234">
                <text:p>26.9836361408234</text:p>
              </table:table-cell>
              <table:table-cell office:value-type="float" office:value="0.5">
                <text:p>0.5</text:p>
              </table:table-cell>
              <table:table-cell office:value-type="float" office:value="1.04969514277003">
                <text:p>1.0496951427700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7.0836992263794">
                <text:p>27.0836992263794</text:p>
              </table:table-cell>
              <table:table-cell office:value-type="float" office:value="0.5">
                <text:p>0.5</text:p>
              </table:table-cell>
              <table:table-cell office:value-type="float" office:value="1.05915524097641">
                <text:p>1.0591552409764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7.1836035251617">
                <text:p>27.1836035251617</text:p>
              </table:table-cell>
              <table:table-cell office:value-type="float" office:value="0.5">
                <text:p>0.5</text:p>
              </table:table-cell>
              <table:table-cell office:value-type="float" office:value="1.06561044422796">
                <text:p>1.0656104442279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7.283611536026">
                <text:p>27.283611536026</text:p>
              </table:table-cell>
              <table:table-cell office:value-type="float" office:value="0.5">
                <text:p>0.5</text:p>
              </table:table-cell>
              <table:table-cell office:value-type="float" office:value="1.07384297086812">
                <text:p>1.0738429708681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7.3837087154388">
                <text:p>27.3837087154388</text:p>
              </table:table-cell>
              <table:table-cell office:value-type="float" office:value="0.5">
                <text:p>0.5</text:p>
              </table:table-cell>
              <table:table-cell office:value-type="float" office:value="1.08305338184176">
                <text:p>1.0830533818417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7.483624458313">
                <text:p>27.483624458313</text:p>
              </table:table-cell>
              <table:table-cell office:value-type="float" office:value="0.5">
                <text:p>0.5</text:p>
              </table:table-cell>
              <table:table-cell office:value-type="float" office:value="1.08305338184176">
                <text:p>1.0830533818417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7.5836772918701">
                <text:p>27.5836772918701</text:p>
              </table:table-cell>
              <table:table-cell office:value-type="float" office:value="0.5">
                <text:p>0.5</text:p>
              </table:table-cell>
              <table:table-cell office:value-type="float" office:value="1.09625326422886">
                <text:p>1.0962532642288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7.683632850647">
                <text:p>27.683632850647</text:p>
              </table:table-cell>
              <table:table-cell office:value-type="float" office:value="0.5">
                <text:p>0.5</text:p>
              </table:table-cell>
              <table:table-cell office:value-type="float" office:value="1.11487641981904">
                <text:p>1.1148764198190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7.7836425304413">
                <text:p>27.7836425304413</text:p>
              </table:table-cell>
              <table:table-cell office:value-type="float" office:value="0.5">
                <text:p>0.5</text:p>
              </table:table-cell>
              <table:table-cell office:value-type="float" office:value="1.11487641981904">
                <text:p>1.1148764198190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7.8836071491241">
                <text:p>27.8836071491241</text:p>
              </table:table-cell>
              <table:table-cell office:value-type="float" office:value="0.5">
                <text:p>0.5</text:p>
              </table:table-cell>
              <table:table-cell office:value-type="float" office:value="1.13195872818084">
                <text:p>1.1319587281808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7.98361992836">
                <text:p>27.98361992836</text:p>
              </table:table-cell>
              <table:table-cell office:value-type="float" office:value="0.5">
                <text:p>0.5</text:p>
              </table:table-cell>
              <table:table-cell office:value-type="float" office:value="1.15603308478185">
                <text:p>1.1560330847818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8.0838091373444">
                <text:p>28.0838091373444</text:p>
              </table:table-cell>
              <table:table-cell office:value-type="float" office:value="0.5">
                <text:p>0.5</text:p>
              </table:table-cell>
              <table:table-cell office:value-type="float" office:value="1.16955719932931">
                <text:p>1.1695571993293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8.1836397647858">
                <text:p>28.1836397647858</text:p>
              </table:table-cell>
              <table:table-cell office:value-type="float" office:value="0.5">
                <text:p>0.5</text:p>
              </table:table-cell>
              <table:table-cell office:value-type="float" office:value="1.1845851254487">
                <text:p>1.184585125448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8.2836277484894">
                <text:p>28.2836277484894</text:p>
              </table:table-cell>
              <table:table-cell office:value-type="float" office:value="0.5">
                <text:p>0.5</text:p>
              </table:table-cell>
              <table:table-cell office:value-type="float" office:value="1.20035131426858">
                <text:p>1.2003513142685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8.3836550712585">
                <text:p>28.3836550712585</text:p>
              </table:table-cell>
              <table:table-cell office:value-type="float" office:value="0.5">
                <text:p>0.5</text:p>
              </table:table-cell>
              <table:table-cell office:value-type="float" office:value="1.20981136196681">
                <text:p>1.2098113619668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8.4836573600769">
                <text:p>28.4836573600769</text:p>
              </table:table-cell>
              <table:table-cell office:value-type="float" office:value="0.5">
                <text:p>0.5</text:p>
              </table:table-cell>
              <table:table-cell office:value-type="float" office:value="1.23171746099431">
                <text:p>1.2317174609943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8.5836567878723">
                <text:p>28.5836567878723</text:p>
              </table:table-cell>
              <table:table-cell office:value-type="float" office:value="0.5">
                <text:p>0.5</text:p>
              </table:table-cell>
              <table:table-cell office:value-type="float" office:value="1.25121467737195">
                <text:p>1.2512146773719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8.6837539672852">
                <text:p>28.6837539672852</text:p>
              </table:table-cell>
              <table:table-cell office:value-type="float" office:value="0.5">
                <text:p>0.5</text:p>
              </table:table-cell>
              <table:table-cell office:value-type="float" office:value="1.26825155248959">
                <text:p>1.2682515524895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8.7836079597473">
                <text:p>28.7836079597473</text:p>
              </table:table-cell>
              <table:table-cell office:value-type="float" office:value="0.5">
                <text:p>0.5</text:p>
              </table:table-cell>
              <table:table-cell office:value-type="float" office:value="1.2843746081196">
                <text:p>1.284374608119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8.8836090564728">
                <text:p>28.8836090564728</text:p>
              </table:table-cell>
              <table:table-cell office:value-type="float" office:value="0.5">
                <text:p>0.5</text:p>
              </table:table-cell>
              <table:table-cell office:value-type="float" office:value="1.3031651295339">
                <text:p>1.303165129533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8.9837231636047">
                <text:p>28.9837231636047</text:p>
              </table:table-cell>
              <table:table-cell office:value-type="float" office:value="0.5">
                <text:p>0.5</text:p>
              </table:table-cell>
              <table:table-cell office:value-type="float" office:value="1.31797224499513">
                <text:p>1.3179722449951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9.0837202072144">
                <text:p>29.0837202072144</text:p>
              </table:table-cell>
              <table:table-cell office:value-type="float" office:value="0.5">
                <text:p>0.5</text:p>
              </table:table-cell>
              <table:table-cell office:value-type="float" office:value="1.34047565902272">
                <text:p>1.3404756590227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9.1836628913879">
                <text:p>29.1836628913879</text:p>
              </table:table-cell>
              <table:table-cell office:value-type="float" office:value="0.5">
                <text:p>0.5</text:p>
              </table:table-cell>
              <table:table-cell office:value-type="float" office:value="1.36169589324413">
                <text:p>1.3616958932441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9.2836303710938">
                <text:p>29.2836303710938</text:p>
              </table:table-cell>
              <table:table-cell office:value-type="float" office:value="0.5">
                <text:p>0.5</text:p>
              </table:table-cell>
              <table:table-cell office:value-type="float" office:value="1.38185277226798">
                <text:p>1.3818527722679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9.3836894035339">
                <text:p>29.3836894035339</text:p>
              </table:table-cell>
              <table:table-cell office:value-type="float" office:value="0.5">
                <text:p>0.5</text:p>
              </table:table-cell>
              <table:table-cell office:value-type="float" office:value="1.40245081094388">
                <text:p>1.4024508109438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9.4836239814758">
                <text:p>29.4836239814758</text:p>
              </table:table-cell>
              <table:table-cell office:value-type="float" office:value="0.5">
                <text:p>0.5</text:p>
              </table:table-cell>
              <table:table-cell office:value-type="float" office:value="1.42430710561822">
                <text:p>1.4243071056182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9.5836260318756">
                <text:p>29.5836260318756</text:p>
              </table:table-cell>
              <table:table-cell office:value-type="float" office:value="0.5">
                <text:p>0.5</text:p>
              </table:table-cell>
              <table:table-cell office:value-type="float" office:value="1.44541042406384">
                <text:p>1.4454104240638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9.6836874485016">
                <text:p>29.6836874485016</text:p>
              </table:table-cell>
              <table:table-cell office:value-type="float" office:value="0.5">
                <text:p>0.5</text:p>
              </table:table-cell>
              <table:table-cell office:value-type="float" office:value="1.4698633929989">
                <text:p>1.469863392998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9.7836103439331">
                <text:p>29.7836103439331</text:p>
              </table:table-cell>
              <table:table-cell office:value-type="float" office:value="0.5">
                <text:p>0.5</text:p>
              </table:table-cell>
              <table:table-cell office:value-type="float" office:value="1.4935200191121">
                <text:p>1.493520019112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9.8838334083557">
                <text:p>29.8838334083557</text:p>
              </table:table-cell>
              <table:table-cell office:value-type="float" office:value="0.5">
                <text:p>0.5</text:p>
              </table:table-cell>
              <table:table-cell office:value-type="float" office:value="1.51821074559727">
                <text:p>1.5182107455972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9.9837336540222">
                <text:p>29.9837336540222</text:p>
              </table:table-cell>
              <table:table-cell office:value-type="float" office:value="0.5">
                <text:p>0.5</text:p>
              </table:table-cell>
              <table:table-cell office:value-type="float" office:value="1.54400207476087">
                <text:p>1.5440020747608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0.0836148262024">
                <text:p>30.0836148262024</text:p>
              </table:table-cell>
              <table:table-cell office:value-type="float" office:value="0.5">
                <text:p>0.5</text:p>
              </table:table-cell>
              <table:table-cell office:value-type="float" office:value="1.56904330207473">
                <text:p>1.5690433020747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0.1836323738098">
                <text:p>30.1836323738098</text:p>
              </table:table-cell>
              <table:table-cell office:value-type="float" office:value="0.5">
                <text:p>0.5</text:p>
              </table:table-cell>
              <table:table-cell office:value-type="float" office:value="1.59547584130232">
                <text:p>1.5954758413023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0.2836961746216">
                <text:p>30.2836961746216</text:p>
              </table:table-cell>
              <table:table-cell office:value-type="float" office:value="0.5">
                <text:p>0.5</text:p>
              </table:table-cell>
              <table:table-cell office:value-type="float" office:value="1.62322701547645">
                <text:p>1.6232270154764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0.3836121559143">
                <text:p>30.3836121559143</text:p>
              </table:table-cell>
              <table:table-cell office:value-type="float" office:value="0.5">
                <text:p>0.5</text:p>
              </table:table-cell>
              <table:table-cell office:value-type="float" office:value="1.65208110126629">
                <text:p>1.6520811012662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0.4836168289185">
                <text:p>30.4836168289185</text:p>
              </table:table-cell>
              <table:table-cell office:value-type="float" office:value="0.5">
                <text:p>0.5</text:p>
              </table:table-cell>
              <table:table-cell office:value-type="float" office:value="1.68268295939831">
                <text:p>1.6826829593983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0.5836546421051">
                <text:p>30.5836546421051</text:p>
              </table:table-cell>
              <table:table-cell office:value-type="float" office:value="0.5">
                <text:p>0.5</text:p>
              </table:table-cell>
              <table:table-cell office:value-type="float" office:value="1.71053016452344">
                <text:p>1.7105301645234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0.6836607456207">
                <text:p>30.6836607456207</text:p>
              </table:table-cell>
              <table:table-cell office:value-type="float" office:value="0.5">
                <text:p>0.5</text:p>
              </table:table-cell>
              <table:table-cell office:value-type="float" office:value="1.74017696141222">
                <text:p>1.7401769614122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0.7836439609528">
                <text:p>30.7836439609528</text:p>
              </table:table-cell>
              <table:table-cell office:value-type="float" office:value="0.5">
                <text:p>0.5</text:p>
              </table:table-cell>
              <table:table-cell office:value-type="float" office:value="1.77106756284437">
                <text:p>1.7710675628443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0.8836631774902">
                <text:p>30.8836631774902</text:p>
              </table:table-cell>
              <table:table-cell office:value-type="float" office:value="0.5">
                <text:p>0.5</text:p>
              </table:table-cell>
              <table:table-cell office:value-type="float" office:value="1.80486413743932">
                <text:p>1.8048641374393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0.9836552143097">
                <text:p>30.9836552143097</text:p>
              </table:table-cell>
              <table:table-cell office:value-type="float" office:value="0.5">
                <text:p>0.5</text:p>
              </table:table-cell>
              <table:table-cell office:value-type="float" office:value="1.83885140037454">
                <text:p>1.8388514003745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1.083660364151">
                <text:p>31.083660364151</text:p>
              </table:table-cell>
              <table:table-cell office:value-type="float" office:value="0.5">
                <text:p>0.5</text:p>
              </table:table-cell>
              <table:table-cell office:value-type="float" office:value="1.87143123654488">
                <text:p>1.8714312365448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1.183619260788">
                <text:p>31.183619260788</text:p>
              </table:table-cell>
              <table:table-cell office:value-type="float" office:value="0.5">
                <text:p>0.5</text:p>
              </table:table-cell>
              <table:table-cell office:value-type="float" office:value="1.90552114616349">
                <text:p>1.9055211461634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1.2836790084839">
                <text:p>31.2836790084839</text:p>
              </table:table-cell>
              <table:table-cell office:value-type="float" office:value="0.5">
                <text:p>0.5</text:p>
              </table:table-cell>
              <table:table-cell office:value-type="float" office:value="1.94138432966483">
                <text:p>1.9413843296648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1.3836216926575">
                <text:p>31.3836216926575</text:p>
              </table:table-cell>
              <table:table-cell office:value-type="float" office:value="0.5">
                <text:p>0.5</text:p>
              </table:table-cell>
              <table:table-cell office:value-type="float" office:value="1.97774011997965">
                <text:p>1.9777401199796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1.4836385250092">
                <text:p>31.4836385250092</text:p>
              </table:table-cell>
              <table:table-cell office:value-type="float" office:value="0.5">
                <text:p>0.5</text:p>
              </table:table-cell>
              <table:table-cell office:value-type="float" office:value="2.01347593289935">
                <text:p>2.0134759328993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1.5837364196777">
                <text:p>31.5837364196777</text:p>
              </table:table-cell>
              <table:table-cell office:value-type="float" office:value="0.5">
                <text:p>0.5</text:p>
              </table:table-cell>
              <table:table-cell office:value-type="float" office:value="2.04963264540658">
                <text:p>2.0496326454065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1.6836161613464">
                <text:p>31.6836161613464</text:p>
              </table:table-cell>
              <table:table-cell office:value-type="float" office:value="0.5">
                <text:p>0.5</text:p>
              </table:table-cell>
              <table:table-cell office:value-type="float" office:value="2.07524879277257">
                <text:p>2.0752487927725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1.783673286438">
                <text:p>31.783673286438</text:p>
              </table:table-cell>
              <table:table-cell office:value-type="float" office:value="0.5">
                <text:p>0.5</text:p>
              </table:table-cell>
              <table:table-cell office:value-type="float" office:value="2.112662505049">
                <text:p>2.11266250504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1.8836884498596">
                <text:p>31.8836884498596</text:p>
              </table:table-cell>
              <table:table-cell office:value-type="float" office:value="0.5">
                <text:p>0.5</text:p>
              </table:table-cell>
              <table:table-cell office:value-type="float" office:value="2.1519975134458">
                <text:p>2.151997513445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1.9836316108704">
                <text:p>31.9836316108704</text:p>
              </table:table-cell>
              <table:table-cell office:value-type="float" office:value="0.5">
                <text:p>0.5</text:p>
              </table:table-cell>
              <table:table-cell office:value-type="float" office:value="2.20051624391181">
                <text:p>2.2005162439118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2.0837726593018">
                <text:p>32.0837726593018</text:p>
              </table:table-cell>
              <table:table-cell office:value-type="float" office:value="0.5">
                <text:p>0.5</text:p>
              </table:table-cell>
              <table:table-cell office:value-type="float" office:value="2.23461231289349">
                <text:p>2.2346123128934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2.1837439537048">
                <text:p>32.1837439537048</text:p>
              </table:table-cell>
              <table:table-cell office:value-type="float" office:value="0.5">
                <text:p>0.5</text:p>
              </table:table-cell>
              <table:table-cell office:value-type="float" office:value="2.27132842650255">
                <text:p>2.2713284265025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2.2836179733276">
                <text:p>32.2836179733276</text:p>
              </table:table-cell>
              <table:table-cell office:value-type="float" office:value="0.5">
                <text:p>0.5</text:p>
              </table:table-cell>
              <table:table-cell office:value-type="float" office:value="2.30928966701952">
                <text:p>2.3092896670195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2.3836786746979">
                <text:p>32.3836786746979</text:p>
              </table:table-cell>
              <table:table-cell office:value-type="float" office:value="0.5">
                <text:p>0.5</text:p>
              </table:table-cell>
              <table:table-cell office:value-type="float" office:value="2.36178373347045">
                <text:p>2.3617837334704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2.4838151931763">
                <text:p>32.4838151931763</text:p>
              </table:table-cell>
              <table:table-cell office:value-type="float" office:value="0.5">
                <text:p>0.5</text:p>
              </table:table-cell>
              <table:table-cell office:value-type="float" office:value="2.41972333795278">
                <text:p>2.4197233379527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2.5840530395508">
                <text:p>32.5840530395508</text:p>
              </table:table-cell>
              <table:table-cell office:value-type="float" office:value="0.5">
                <text:p>0.5</text:p>
              </table:table-cell>
              <table:table-cell office:value-type="float" office:value="2.45454629299114">
                <text:p>2.4545462929911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2.6837365627289">
                <text:p>32.6837365627289</text:p>
              </table:table-cell>
              <table:table-cell office:value-type="float" office:value="0.5">
                <text:p>0.5</text:p>
              </table:table-cell>
              <table:table-cell office:value-type="float" office:value="2.49241576133104">
                <text:p>2.4924157613310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2.7837927341461">
                <text:p>32.7837927341461</text:p>
              </table:table-cell>
              <table:table-cell office:value-type="float" office:value="-0.5">
                <text:p>-0.5</text:p>
              </table:table-cell>
              <table:table-cell office:value-type="float" office:value="2.5288189088924">
                <text:p>2.528818908892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2.8837671279907">
                <text:p>32.8837671279907</text:p>
              </table:table-cell>
              <table:table-cell office:value-type="float" office:value="-0.5">
                <text:p>-0.5</text:p>
              </table:table-cell>
              <table:table-cell office:value-type="float" office:value="2.5654574318495">
                <text:p>2.565457431849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2.9839949607849">
                <text:p>32.9839949607849</text:p>
              </table:table-cell>
              <table:table-cell office:value-type="float" office:value="-0.5">
                <text:p>-0.5</text:p>
              </table:table-cell>
              <table:table-cell office:value-type="float" office:value="2.60725677837873">
                <text:p>2.6072567783787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3.0839009284973">
                <text:p>33.0839009284973</text:p>
              </table:table-cell>
              <table:table-cell office:value-type="float" office:value="-0.5">
                <text:p>-0.5</text:p>
              </table:table-cell>
              <table:table-cell office:value-type="float" office:value="2.63976060141527">
                <text:p>2.6397606014152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3.1836695671082">
                <text:p>33.1836695671082</text:p>
              </table:table-cell>
              <table:table-cell office:value-type="float" office:value="-0.5">
                <text:p>-0.5</text:p>
              </table:table-cell>
              <table:table-cell office:value-type="float" office:value="2.67972534644806">
                <text:p>2.6797253464480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3.2839517593384">
                <text:p>33.2839517593384</text:p>
              </table:table-cell>
              <table:table-cell office:value-type="float" office:value="-0.5">
                <text:p>-0.5</text:p>
              </table:table-cell>
              <table:table-cell office:value-type="float" office:value="2.72134392392643">
                <text:p>2.7213439239264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3.3837480545044">
                <text:p>33.3837480545044</text:p>
              </table:table-cell>
              <table:table-cell office:value-type="float" office:value="-0.5">
                <text:p>-0.5</text:p>
              </table:table-cell>
              <table:table-cell office:value-type="float" office:value="2.76049940511291">
                <text:p>2.7604994051129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3.4838421344757">
                <text:p>33.4838421344757</text:p>
              </table:table-cell>
              <table:table-cell office:value-type="float" office:value="-0.5">
                <text:p>-0.5</text:p>
              </table:table-cell>
              <table:table-cell office:value-type="float" office:value="2.80125300513563">
                <text:p>2.8012530051356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3.5837941169739">
                <text:p>33.5837941169739</text:p>
              </table:table-cell>
              <table:table-cell office:value-type="float" office:value="-0.5">
                <text:p>-0.5</text:p>
              </table:table-cell>
              <table:table-cell office:value-type="float" office:value="2.84280022029271">
                <text:p>2.8428002202927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3.6838095188141">
                <text:p>33.6838095188141</text:p>
              </table:table-cell>
              <table:table-cell office:value-type="float" office:value="-0.5">
                <text:p>-0.5</text:p>
              </table:table-cell>
              <table:table-cell office:value-type="float" office:value="2.88476933985435">
                <text:p>2.8847693398543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3.783723115921">
                <text:p>33.783723115921</text:p>
              </table:table-cell>
              <table:table-cell office:value-type="float" office:value="-0.5">
                <text:p>-0.5</text:p>
              </table:table-cell>
              <table:table-cell office:value-type="float" office:value="2.92622955037998">
                <text:p>2.9262295503799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3.883820772171">
                <text:p>33.883820772171</text:p>
              </table:table-cell>
              <table:table-cell office:value-type="float" office:value="-0.5">
                <text:p>-0.5</text:p>
              </table:table-cell>
              <table:table-cell office:value-type="float" office:value="2.96644076173804">
                <text:p>2.9664407617380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3.9837749004364">
                <text:p>33.9837749004364</text:p>
              </table:table-cell>
              <table:table-cell office:value-type="float" office:value="-0.5">
                <text:p>-0.5</text:p>
              </table:table-cell>
              <table:table-cell office:value-type="float" office:value="3.00965819580104">
                <text:p>3.0096581958010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4.0838327407837">
                <text:p>34.0838327407837</text:p>
              </table:table-cell>
              <table:table-cell office:value-type="float" office:value="-0.5">
                <text:p>-0.5</text:p>
              </table:table-cell>
              <table:table-cell office:value-type="float" office:value="3.05828447198547">
                <text:p>3.0582844719854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4.1838319301605">
                <text:p>34.1838319301605</text:p>
              </table:table-cell>
              <table:table-cell office:value-type="float" office:value="-0.5">
                <text:p>-0.5</text:p>
              </table:table-cell>
              <table:table-cell office:value-type="float" office:value="3.09611255592685">
                <text:p>3.0961125559268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4.2838363647461">
                <text:p>34.2838363647461</text:p>
              </table:table-cell>
              <table:table-cell office:value-type="float" office:value="-0.5">
                <text:p>-0.5</text:p>
              </table:table-cell>
              <table:table-cell office:value-type="float" office:value="3.13360984835825">
                <text:p>3.1336098483582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4.3838467597961">
                <text:p>34.3838467597961</text:p>
              </table:table-cell>
              <table:table-cell office:value-type="float" office:value="-0.5">
                <text:p>-0.5</text:p>
              </table:table-cell>
              <table:table-cell office:value-type="float" office:value="3.16899843914786">
                <text:p>3.1689984391478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4.4838001728058">
                <text:p>34.4838001728058</text:p>
              </table:table-cell>
              <table:table-cell office:value-type="float" office:value="-0.5">
                <text:p>-0.5</text:p>
              </table:table-cell>
              <table:table-cell office:value-type="float" office:value="3.2015111752435">
                <text:p>3.201511175243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4.583930015564">
                <text:p>34.583930015564</text:p>
              </table:table-cell>
              <table:table-cell office:value-type="float" office:value="-0.5">
                <text:p>-0.5</text:p>
              </table:table-cell>
              <table:table-cell office:value-type="float" office:value="3.23503744672701">
                <text:p>3.2350374467270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4.6838564872742">
                <text:p>34.6838564872742</text:p>
              </table:table-cell>
              <table:table-cell office:value-type="float" office:value="-0.5">
                <text:p>-0.5</text:p>
              </table:table-cell>
              <table:table-cell office:value-type="float" office:value="3.26585019345734">
                <text:p>3.2658501934573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4.7837717533112">
                <text:p>34.7837717533112</text:p>
              </table:table-cell>
              <table:table-cell office:value-type="float" office:value="-0.5">
                <text:p>-0.5</text:p>
              </table:table-cell>
              <table:table-cell office:value-type="float" office:value="3.32332887866224">
                <text:p>3.3233288786622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4.8841407299042">
                <text:p>34.8841407299042</text:p>
              </table:table-cell>
              <table:table-cell office:value-type="float" office:value="-0.5">
                <text:p>-0.5</text:p>
              </table:table-cell>
              <table:table-cell office:value-type="float" office:value="3.34563562000162">
                <text:p>3.3456356200016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4.9839670658112">
                <text:p>34.9839670658112</text:p>
              </table:table-cell>
              <table:table-cell office:value-type="float" office:value="-0.5">
                <text:p>-0.5</text:p>
              </table:table-cell>
              <table:table-cell office:value-type="float" office:value="3.38271105128452">
                <text:p>3.3827110512845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5.0837788581848">
                <text:p>35.0837788581848</text:p>
              </table:table-cell>
              <table:table-cell office:value-type="float" office:value="-0.5">
                <text:p>-0.5</text:p>
              </table:table-cell>
              <table:table-cell office:value-type="float" office:value="3.45128420148329">
                <text:p>3.4512842014832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5.1836905479431">
                <text:p>35.1836905479431</text:p>
              </table:table-cell>
              <table:table-cell office:value-type="float" office:value="-0.5">
                <text:p>-0.5</text:p>
              </table:table-cell>
              <table:table-cell office:value-type="float" office:value="3.46616762049872">
                <text:p>3.4661676204987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5.2838752269745">
                <text:p>35.2838752269745</text:p>
              </table:table-cell>
              <table:table-cell office:value-type="float" office:value="-0.5">
                <text:p>-0.5</text:p>
              </table:table-cell>
              <table:table-cell office:value-type="float" office:value="3.48855869075945">
                <text:p>3.4885586907594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5.3838126659393">
                <text:p>35.3838126659393</text:p>
              </table:table-cell>
              <table:table-cell office:value-type="float" office:value="-0.5">
                <text:p>-0.5</text:p>
              </table:table-cell>
              <table:table-cell office:value-type="float" office:value="3.50920275128207">
                <text:p>3.5092027512820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5.4838213920593">
                <text:p>35.4838213920593</text:p>
              </table:table-cell>
              <table:table-cell office:value-type="float" office:value="-0.5">
                <text:p>-0.5</text:p>
              </table:table-cell>
              <table:table-cell office:value-type="float" office:value="3.52770330257177">
                <text:p>3.5277033025717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5.583943605423">
                <text:p>35.583943605423</text:p>
              </table:table-cell>
              <table:table-cell office:value-type="float" office:value="-0.5">
                <text:p>-0.5</text:p>
              </table:table-cell>
              <table:table-cell office:value-type="float" office:value="3.54874466332871">
                <text:p>3.5487446633287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5.6838135719299">
                <text:p>35.6838135719299</text:p>
              </table:table-cell>
              <table:table-cell office:value-type="float" office:value="-0.5">
                <text:p>-0.5</text:p>
              </table:table-cell>
              <table:table-cell office:value-type="float" office:value="3.56624216269974">
                <text:p>3.5662421626997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5.7837419509888">
                <text:p>35.7837419509888</text:p>
              </table:table-cell>
              <table:table-cell office:value-type="float" office:value="-0.5">
                <text:p>-0.5</text:p>
              </table:table-cell>
              <table:table-cell office:value-type="float" office:value="3.58245521633039">
                <text:p>3.5824552163303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5.8839316368103">
                <text:p>35.8839316368103</text:p>
              </table:table-cell>
              <table:table-cell office:value-type="float" office:value="-0.5">
                <text:p>-0.5</text:p>
              </table:table-cell>
              <table:table-cell office:value-type="float" office:value="3.59930709975089">
                <text:p>3.5993070997508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5.9839506149292">
                <text:p>35.9839506149292</text:p>
              </table:table-cell>
              <table:table-cell office:value-type="float" office:value="-0.5">
                <text:p>-0.5</text:p>
              </table:table-cell>
              <table:table-cell office:value-type="float" office:value="3.61311493673239">
                <text:p>3.6131149367323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6.0838260650635">
                <text:p>36.0838260650635</text:p>
              </table:table-cell>
              <table:table-cell office:value-type="float" office:value="-0.5">
                <text:p>-0.5</text:p>
              </table:table-cell>
              <table:table-cell office:value-type="float" office:value="3.61299793516809">
                <text:p>3.6129979351680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6.1839430332184">
                <text:p>36.1839430332184</text:p>
              </table:table-cell>
              <table:table-cell office:value-type="float" office:value="-0.5">
                <text:p>-0.5</text:p>
              </table:table-cell>
              <table:table-cell office:value-type="float" office:value="3.63327758356563">
                <text:p>3.6332775835656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6.283971786499">
                <text:p>36.283971786499</text:p>
              </table:table-cell>
              <table:table-cell office:value-type="float" office:value="-0.5">
                <text:p>-0.5</text:p>
              </table:table-cell>
              <table:table-cell office:value-type="float" office:value="3.64112841081399">
                <text:p>3.6411284108139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6.3838279247284">
                <text:p>36.3838279247284</text:p>
              </table:table-cell>
              <table:table-cell office:value-type="float" office:value="-0.5">
                <text:p>-0.5</text:p>
              </table:table-cell>
              <table:table-cell office:value-type="float" office:value="3.64036502333745">
                <text:p>3.6403650233374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6.4838700294495">
                <text:p>36.4838700294495</text:p>
              </table:table-cell>
              <table:table-cell office:value-type="float" office:value="-0.5">
                <text:p>-0.5</text:p>
              </table:table-cell>
              <table:table-cell office:value-type="float" office:value="3.65714922863503">
                <text:p>3.6571492286350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6.5838904380798">
                <text:p>36.5838904380798</text:p>
              </table:table-cell>
              <table:table-cell office:value-type="float" office:value="-0.5">
                <text:p>-0.5</text:p>
              </table:table-cell>
              <table:table-cell office:value-type="float" office:value="3.66640012343011">
                <text:p>3.6664001234301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6.6839923858643">
                <text:p>36.6839923858643</text:p>
              </table:table-cell>
              <table:table-cell office:value-type="float" office:value="-0.5">
                <text:p>-0.5</text:p>
              </table:table-cell>
              <table:table-cell office:value-type="float" office:value="3.69706792775749">
                <text:p>3.6970679277574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6.7838523387909">
                <text:p>36.7838523387909</text:p>
              </table:table-cell>
              <table:table-cell office:value-type="float" office:value="-0.5">
                <text:p>-0.5</text:p>
              </table:table-cell>
              <table:table-cell office:value-type="float" office:value="3.70521140021432">
                <text:p>3.7052114002143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6.8839073181152">
                <text:p>36.8839073181152</text:p>
              </table:table-cell>
              <table:table-cell office:value-type="float" office:value="-0.5">
                <text:p>-0.5</text:p>
              </table:table-cell>
              <table:table-cell office:value-type="float" office:value="3.71350885608436">
                <text:p>3.7135088560843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6.9837951660156">
                <text:p>36.9837951660156</text:p>
              </table:table-cell>
              <table:table-cell office:value-type="float" office:value="-0.5">
                <text:p>-0.5</text:p>
              </table:table-cell>
              <table:table-cell office:value-type="float" office:value="3.72016344881146">
                <text:p>3.7201634488114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7.0837678909302">
                <text:p>37.0837678909302</text:p>
              </table:table-cell>
              <table:table-cell office:value-type="float" office:value="-0.5">
                <text:p>-0.5</text:p>
              </table:table-cell>
              <table:table-cell office:value-type="float" office:value="3.73026684921356">
                <text:p>3.7302668492135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7.1837012767792">
                <text:p>37.1837012767792</text:p>
              </table:table-cell>
              <table:table-cell office:value-type="float" office:value="-0.5">
                <text:p>-0.5</text:p>
              </table:table-cell>
              <table:table-cell office:value-type="float" office:value="3.73424774296589">
                <text:p>3.7342477429658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7.283919095993">
                <text:p>37.283919095993</text:p>
              </table:table-cell>
              <table:table-cell office:value-type="float" office:value="-0.5">
                <text:p>-0.5</text:p>
              </table:table-cell>
              <table:table-cell office:value-type="float" office:value="3.74148800298406">
                <text:p>3.7414880029840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7.3837172985077">
                <text:p>37.3837172985077</text:p>
              </table:table-cell>
              <table:table-cell office:value-type="float" office:value="-0.5">
                <text:p>-0.5</text:p>
              </table:table-cell>
              <table:table-cell office:value-type="float" office:value="3.74639976595831">
                <text:p>3.7463997659583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7.4838628768921">
                <text:p>37.4838628768921</text:p>
              </table:table-cell>
              <table:table-cell office:value-type="float" office:value="-0.5">
                <text:p>-0.5</text:p>
              </table:table-cell>
              <table:table-cell office:value-type="float" office:value="3.75954859954264">
                <text:p>3.7595485995426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7.5849688053131">
                <text:p>37.5849688053131</text:p>
              </table:table-cell>
              <table:table-cell office:value-type="float" office:value="-0.5">
                <text:p>-0.5</text:p>
              </table:table-cell>
              <table:table-cell office:value-type="float" office:value="3.76933478789958">
                <text:p>3.7693347878995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7.6839997768402">
                <text:p>37.6839997768402</text:p>
              </table:table-cell>
              <table:table-cell office:value-type="float" office:value="-0.5">
                <text:p>-0.5</text:p>
              </table:table-cell>
              <table:table-cell office:value-type="float" office:value="3.77431349427072">
                <text:p>3.7743134942707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7.7837736606598">
                <text:p>37.7837736606598</text:p>
              </table:table-cell>
              <table:table-cell office:value-type="float" office:value="-0.5">
                <text:p>-0.5</text:p>
              </table:table-cell>
              <table:table-cell office:value-type="float" office:value="3.77376205305919">
                <text:p>3.7737620530591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7.8837239742279">
                <text:p>37.8837239742279</text:p>
              </table:table-cell>
              <table:table-cell office:value-type="float" office:value="-0.5">
                <text:p>-0.5</text:p>
              </table:table-cell>
              <table:table-cell office:value-type="float" office:value="3.78183220315363">
                <text:p>3.7818322031536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7.9839136600494">
                <text:p>37.9839136600494</text:p>
              </table:table-cell>
              <table:table-cell office:value-type="float" office:value="-0.5">
                <text:p>-0.5</text:p>
              </table:table-cell>
              <table:table-cell office:value-type="float" office:value="3.78530385172198">
                <text:p>3.7853038517219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8.0837323665619">
                <text:p>38.0837323665619</text:p>
              </table:table-cell>
              <table:table-cell office:value-type="float" office:value="-0.5">
                <text:p>-0.5</text:p>
              </table:table-cell>
              <table:table-cell office:value-type="float" office:value="3.78826102821117">
                <text:p>3.7882610282111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8.1837978363037">
                <text:p>38.1837978363037</text:p>
              </table:table-cell>
              <table:table-cell office:value-type="float" office:value="-0.5">
                <text:p>-0.5</text:p>
              </table:table-cell>
              <table:table-cell office:value-type="float" office:value="3.75782550245264">
                <text:p>3.7578255024526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8.2837913036346">
                <text:p>38.2837913036346</text:p>
              </table:table-cell>
              <table:table-cell office:value-type="float" office:value="-0.5">
                <text:p>-0.5</text:p>
              </table:table-cell>
              <table:table-cell office:value-type="float" office:value="3.75595430771806">
                <text:p>3.7559543077180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8.3836944103241">
                <text:p>38.3836944103241</text:p>
              </table:table-cell>
              <table:table-cell office:value-type="float" office:value="-0.5">
                <text:p>-0.5</text:p>
              </table:table-cell>
              <table:table-cell office:value-type="float" office:value="3.75007831958516">
                <text:p>3.7500783195851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8.4837448596954">
                <text:p>38.4837448596954</text:p>
              </table:table-cell>
              <table:table-cell office:value-type="float" office:value="-0.5">
                <text:p>-0.5</text:p>
              </table:table-cell>
              <table:table-cell office:value-type="float" office:value="3.74599978176509">
                <text:p>3.7459997817650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8.5836679935455">
                <text:p>38.5836679935455</text:p>
              </table:table-cell>
              <table:table-cell office:value-type="float" office:value="-0.5">
                <text:p>-0.5</text:p>
              </table:table-cell>
              <table:table-cell office:value-type="float" office:value="3.7405416389007">
                <text:p>3.740541638900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8.6839640140533">
                <text:p>38.6839640140533</text:p>
              </table:table-cell>
              <table:table-cell office:value-type="float" office:value="-0.5">
                <text:p>-0.5</text:p>
              </table:table-cell>
              <table:table-cell office:value-type="float" office:value="3.73321564781089">
                <text:p>3.7332156478108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8.7836396694183">
                <text:p>38.7836396694183</text:p>
              </table:table-cell>
              <table:table-cell office:value-type="float" office:value="-0.5">
                <text:p>-0.5</text:p>
              </table:table-cell>
              <table:table-cell office:value-type="float" office:value="3.72829535449471">
                <text:p>3.7282953544947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8.883823633194">
                <text:p>38.883823633194</text:p>
              </table:table-cell>
              <table:table-cell office:value-type="float" office:value="-0.5">
                <text:p>-0.5</text:p>
              </table:table-cell>
              <table:table-cell office:value-type="float" office:value="3.72235134117371">
                <text:p>3.7223513411737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8.9838230609894">
                <text:p>38.9838230609894</text:p>
              </table:table-cell>
              <table:table-cell office:value-type="float" office:value="-0.5">
                <text:p>-0.5</text:p>
              </table:table-cell>
              <table:table-cell office:value-type="float" office:value="3.71514465373123">
                <text:p>3.7151446537312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9.0839622020721">
                <text:p>39.0839622020721</text:p>
              </table:table-cell>
              <table:table-cell office:value-type="float" office:value="-0.5">
                <text:p>-0.5</text:p>
              </table:table-cell>
              <table:table-cell office:value-type="float" office:value="3.71312983539411">
                <text:p>3.7131298353941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9.1838538646698">
                <text:p>39.1838538646698</text:p>
              </table:table-cell>
              <table:table-cell office:value-type="float" office:value="-0.5">
                <text:p>-0.5</text:p>
              </table:table-cell>
              <table:table-cell office:value-type="float" office:value="3.70040860221914">
                <text:p>3.7004086022191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9.284022808075">
                <text:p>39.284022808075</text:p>
              </table:table-cell>
              <table:table-cell office:value-type="float" office:value="-0.5">
                <text:p>-0.5</text:p>
              </table:table-cell>
              <table:table-cell office:value-type="float" office:value="3.69820284293739">
                <text:p>3.6982028429373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9.383805513382">
                <text:p>39.383805513382</text:p>
              </table:table-cell>
              <table:table-cell office:value-type="float" office:value="-0.5">
                <text:p>-0.5</text:p>
              </table:table-cell>
              <table:table-cell office:value-type="float" office:value="3.67266121718044">
                <text:p>3.6726612171804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9.4837257862091">
                <text:p>39.4837257862091</text:p>
              </table:table-cell>
              <table:table-cell office:value-type="float" office:value="-0.5">
                <text:p>-0.5</text:p>
              </table:table-cell>
              <table:table-cell office:value-type="float" office:value="3.66552185022717">
                <text:p>3.6655218502271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9.5838010311127">
                <text:p>39.5838010311127</text:p>
              </table:table-cell>
              <table:table-cell office:value-type="float" office:value="-0.5">
                <text:p>-0.5</text:p>
              </table:table-cell>
              <table:table-cell office:value-type="float" office:value="3.65348254791395">
                <text:p>3.6534825479139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9.6839611530304">
                <text:p>39.6839611530304</text:p>
              </table:table-cell>
              <table:table-cell office:value-type="float" office:value="-0.5">
                <text:p>-0.5</text:p>
              </table:table-cell>
              <table:table-cell office:value-type="float" office:value="3.64486258413816">
                <text:p>3.6448625841381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9.7837362289429">
                <text:p>39.7837362289429</text:p>
              </table:table-cell>
              <table:table-cell office:value-type="float" office:value="-0.5">
                <text:p>-0.5</text:p>
              </table:table-cell>
              <table:table-cell office:value-type="float" office:value="3.72141170839334">
                <text:p>3.7214117083933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9.8841109275818">
                <text:p>39.8841109275818</text:p>
              </table:table-cell>
              <table:table-cell office:value-type="float" office:value="-0.5">
                <text:p>-0.5</text:p>
              </table:table-cell>
              <table:table-cell office:value-type="float" office:value="3.64789852240615">
                <text:p>3.6478985224061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9.9838192462921">
                <text:p>39.9838192462921</text:p>
              </table:table-cell>
              <table:table-cell office:value-type="float" office:value="-0.5">
                <text:p>-0.5</text:p>
              </table:table-cell>
              <table:table-cell office:value-type="float" office:value="3.63511493816155">
                <text:p>3.6351149381615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0.0838055610657">
                <text:p>40.0838055610657</text:p>
              </table:table-cell>
              <table:table-cell office:value-type="float" office:value="-0.5">
                <text:p>-0.5</text:p>
              </table:table-cell>
              <table:table-cell office:value-type="float" office:value="3.62606782202385">
                <text:p>3.6260678220238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0.1838715076447">
                <text:p>40.1838715076447</text:p>
              </table:table-cell>
              <table:table-cell office:value-type="float" office:value="-0.5">
                <text:p>-0.5</text:p>
              </table:table-cell>
              <table:table-cell office:value-type="float" office:value="3.61314767383184">
                <text:p>3.6131476738318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0.2840015888214">
                <text:p>40.2840015888214</text:p>
              </table:table-cell>
              <table:table-cell office:value-type="float" office:value="-0.5">
                <text:p>-0.5</text:p>
              </table:table-cell>
              <table:table-cell office:value-type="float" office:value="3.60038060829692">
                <text:p>3.6003806082969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0.3837361335754">
                <text:p>40.3837361335754</text:p>
              </table:table-cell>
              <table:table-cell office:value-type="float" office:value="-0.5">
                <text:p>-0.5</text:p>
              </table:table-cell>
              <table:table-cell office:value-type="float" office:value="3.58413219376051">
                <text:p>3.5841321937605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0.4838571548462">
                <text:p>40.4838571548462</text:p>
              </table:table-cell>
              <table:table-cell office:value-type="float" office:value="-0.5">
                <text:p>-0.5</text:p>
              </table:table-cell>
              <table:table-cell office:value-type="float" office:value="3.55695001128616">
                <text:p>3.5569500112861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0.5836570262909">
                <text:p>40.5836570262909</text:p>
              </table:table-cell>
              <table:table-cell office:value-type="float" office:value="-0.5">
                <text:p>-0.5</text:p>
              </table:table-cell>
              <table:table-cell office:value-type="float" office:value="3.5479022331812">
                <text:p>3.547902233181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0.6839351654053">
                <text:p>40.6839351654053</text:p>
              </table:table-cell>
              <table:table-cell office:value-type="float" office:value="-0.5">
                <text:p>-0.5</text:p>
              </table:table-cell>
              <table:table-cell office:value-type="float" office:value="3.53309213338981">
                <text:p>3.5330921333898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0.7836761474609">
                <text:p>40.7836761474609</text:p>
              </table:table-cell>
              <table:table-cell office:value-type="float" office:value="-0.5">
                <text:p>-0.5</text:p>
              </table:table-cell>
              <table:table-cell office:value-type="float" office:value="3.51793109137447">
                <text:p>3.5179310913744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0.8840982913971">
                <text:p>40.8840982913971</text:p>
              </table:table-cell>
              <table:table-cell office:value-type="float" office:value="-0.5">
                <text:p>-0.5</text:p>
              </table:table-cell>
              <table:table-cell office:value-type="float" office:value="3.50041184303268">
                <text:p>3.5004118430326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0.9836390018463">
                <text:p>40.9836390018463</text:p>
              </table:table-cell>
              <table:table-cell office:value-type="float" office:value="-0.5">
                <text:p>-0.5</text:p>
              </table:table-cell>
              <table:table-cell office:value-type="float" office:value="3.49099374552102">
                <text:p>3.4909937455210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1.083788394928">
                <text:p>41.083788394928</text:p>
              </table:table-cell>
              <table:table-cell office:value-type="float" office:value="-0.5">
                <text:p>-0.5</text:p>
              </table:table-cell>
              <table:table-cell office:value-type="float" office:value="3.47844331178726">
                <text:p>3.4784433117872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1.1837019920349">
                <text:p>41.1837019920349</text:p>
              </table:table-cell>
              <table:table-cell office:value-type="float" office:value="-0.5">
                <text:p>-0.5</text:p>
              </table:table-cell>
              <table:table-cell office:value-type="float" office:value="3.46975503661029">
                <text:p>3.4697550366102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1.2836539745331">
                <text:p>41.2836539745331</text:p>
              </table:table-cell>
              <table:table-cell office:value-type="float" office:value="-0.5">
                <text:p>-0.5</text:p>
              </table:table-cell>
              <table:table-cell office:value-type="float" office:value="3.45039506309185">
                <text:p>3.4503950630918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1.3836305141449">
                <text:p>41.3836305141449</text:p>
              </table:table-cell>
              <table:table-cell office:value-type="float" office:value="-0.5">
                <text:p>-0.5</text:p>
              </table:table-cell>
              <table:table-cell office:value-type="float" office:value="3.40150007514824">
                <text:p>3.4015000751482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1.4836361408234">
                <text:p>41.4836361408234</text:p>
              </table:table-cell>
              <table:table-cell office:value-type="float" office:value="-0.5">
                <text:p>-0.5</text:p>
              </table:table-cell>
              <table:table-cell office:value-type="float" office:value="3.38470311282066">
                <text:p>3.3847031128206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1.5836200714111">
                <text:p>41.5836200714111</text:p>
              </table:table-cell>
              <table:table-cell office:value-type="float" office:value="-0.5">
                <text:p>-0.5</text:p>
              </table:table-cell>
              <table:table-cell office:value-type="float" office:value="3.36468661659174">
                <text:p>3.3646866165917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1.6836318969727">
                <text:p>41.6836318969727</text:p>
              </table:table-cell>
              <table:table-cell office:value-type="float" office:value="-0.5">
                <text:p>-0.5</text:p>
              </table:table-cell>
              <table:table-cell office:value-type="float" office:value="3.3458341464299">
                <text:p>3.345834146429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1.7836539745331">
                <text:p>41.7836539745331</text:p>
              </table:table-cell>
              <table:table-cell office:value-type="float" office:value="-0.5">
                <text:p>-0.5</text:p>
              </table:table-cell>
              <table:table-cell office:value-type="float" office:value="3.32800278641916">
                <text:p>3.3280027864191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1.8838195800781">
                <text:p>41.8838195800781</text:p>
              </table:table-cell>
              <table:table-cell office:value-type="float" office:value="-0.5">
                <text:p>-0.5</text:p>
              </table:table-cell>
              <table:table-cell office:value-type="float" office:value="3.30359867789548">
                <text:p>3.3035986778954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1.983659029007">
                <text:p>41.983659029007</text:p>
              </table:table-cell>
              <table:table-cell office:value-type="float" office:value="-0.5">
                <text:p>-0.5</text:p>
              </table:table-cell>
              <table:table-cell office:value-type="float" office:value="3.28576556258011">
                <text:p>3.2857655625801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2.0838623046875">
                <text:p>42.0838623046875</text:p>
              </table:table-cell>
              <table:table-cell office:value-type="float" office:value="-0.5">
                <text:p>-0.5</text:p>
              </table:table-cell>
              <table:table-cell office:value-type="float" office:value="3.26694887141833">
                <text:p>3.2669488714183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2.1836578845978">
                <text:p>42.1836578845978</text:p>
              </table:table-cell>
              <table:table-cell office:value-type="float" office:value="-0.5">
                <text:p>-0.5</text:p>
              </table:table-cell>
              <table:table-cell office:value-type="float" office:value="3.24571379728285">
                <text:p>3.2457137972828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2.2836067676544">
                <text:p>42.2836067676544</text:p>
              </table:table-cell>
              <table:table-cell office:value-type="float" office:value="-0.5">
                <text:p>-0.5</text:p>
              </table:table-cell>
              <table:table-cell office:value-type="float" office:value="3.22707482230627">
                <text:p>3.2270748223062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2.383597612381">
                <text:p>42.383597612381</text:p>
              </table:table-cell>
              <table:table-cell office:value-type="float" office:value="-0.5">
                <text:p>-0.5</text:p>
              </table:table-cell>
              <table:table-cell office:value-type="float" office:value="3.20347830280668">
                <text:p>3.2034783028066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2.4837317466736">
                <text:p>42.4837317466736</text:p>
              </table:table-cell>
              <table:table-cell office:value-type="float" office:value="-0.5">
                <text:p>-0.5</text:p>
              </table:table-cell>
              <table:table-cell office:value-type="float" office:value="3.17702380623612">
                <text:p>3.1770238062361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2.5836095809937">
                <text:p>42.5836095809937</text:p>
              </table:table-cell>
              <table:table-cell office:value-type="float" office:value="-0.5">
                <text:p>-0.5</text:p>
              </table:table-cell>
              <table:table-cell office:value-type="float" office:value="3.14273669764392">
                <text:p>3.1427366976439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2.683620929718">
                <text:p>42.683620929718</text:p>
              </table:table-cell>
              <table:table-cell office:value-type="float" office:value="-0.5">
                <text:p>-0.5</text:p>
              </table:table-cell>
              <table:table-cell office:value-type="float" office:value="3.11723837508714">
                <text:p>3.1172383750871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2.7835865020752">
                <text:p>42.7835865020752</text:p>
              </table:table-cell>
              <table:table-cell office:value-type="float" office:value="-0.5">
                <text:p>-0.5</text:p>
              </table:table-cell>
              <table:table-cell office:value-type="float" office:value="3.06457127659471">
                <text:p>3.0645712765947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2.8835933208466">
                <text:p>42.8835933208466</text:p>
              </table:table-cell>
              <table:table-cell office:value-type="float" office:value="-0.5">
                <text:p>-0.5</text:p>
              </table:table-cell>
              <table:table-cell office:value-type="float" office:value="3.03835265593148">
                <text:p>3.0383526559314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2.9836277961731">
                <text:p>42.9836277961731</text:p>
              </table:table-cell>
              <table:table-cell office:value-type="float" office:value="-0.5">
                <text:p>-0.5</text:p>
              </table:table-cell>
              <table:table-cell office:value-type="float" office:value="3.01121986974561">
                <text:p>3.0112198697456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3.0836007595062">
                <text:p>43.0836007595062</text:p>
              </table:table-cell>
              <table:table-cell office:value-type="float" office:value="-0.5">
                <text:p>-0.5</text:p>
              </table:table-cell>
              <table:table-cell office:value-type="float" office:value="2.98466060447476">
                <text:p>2.9846606044747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3.1836416721344">
                <text:p>43.1836416721344</text:p>
              </table:table-cell>
              <table:table-cell office:value-type="float" office:value="-0.5">
                <text:p>-0.5</text:p>
              </table:table-cell>
              <table:table-cell office:value-type="float" office:value="2.95737527786769">
                <text:p>2.9573752778676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3.2836337089539">
                <text:p>43.2836337089539</text:p>
              </table:table-cell>
              <table:table-cell office:value-type="float" office:value="-0.5">
                <text:p>-0.5</text:p>
              </table:table-cell>
              <table:table-cell office:value-type="float" office:value="2.92972741150199">
                <text:p>2.9297274115019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3.3835926055908">
                <text:p>43.3835926055908</text:p>
              </table:table-cell>
              <table:table-cell office:value-type="float" office:value="-0.5">
                <text:p>-0.5</text:p>
              </table:table-cell>
              <table:table-cell office:value-type="float" office:value="2.90175640553447">
                <text:p>2.9017564055344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3.483594417572">
                <text:p>43.483594417572</text:p>
              </table:table-cell>
              <table:table-cell office:value-type="float" office:value="-0.5">
                <text:p>-0.5</text:p>
              </table:table-cell>
              <table:table-cell office:value-type="float" office:value="2.87141035253282">
                <text:p>2.8714103525328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3.5836048126221">
                <text:p>43.5836048126221</text:p>
              </table:table-cell>
              <table:table-cell office:value-type="float" office:value="-0.5">
                <text:p>-0.5</text:p>
              </table:table-cell>
              <table:table-cell office:value-type="float" office:value="2.84336230255598">
                <text:p>2.8433623025559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3.6835973262787">
                <text:p>43.6835973262787</text:p>
              </table:table-cell>
              <table:table-cell office:value-type="float" office:value="-0.5">
                <text:p>-0.5</text:p>
              </table:table-cell>
              <table:table-cell office:value-type="float" office:value="2.79957567269738">
                <text:p>2.7995756726973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3.7837491035461">
                <text:p>43.7837491035461</text:p>
              </table:table-cell>
              <table:table-cell office:value-type="float" office:value="-0.5">
                <text:p>-0.5</text:p>
              </table:table-cell>
              <table:table-cell office:value-type="float" office:value="2.77166673987379">
                <text:p>2.7716667398737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3.883588552475">
                <text:p>43.883588552475</text:p>
              </table:table-cell>
              <table:table-cell office:value-type="float" office:value="-0.5">
                <text:p>-0.5</text:p>
              </table:table-cell>
              <table:table-cell office:value-type="float" office:value="2.75842732166146">
                <text:p>2.7584273216614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3.9836001396179">
                <text:p>43.9836001396179</text:p>
              </table:table-cell>
              <table:table-cell office:value-type="float" office:value="-0.5">
                <text:p>-0.5</text:p>
              </table:table-cell>
              <table:table-cell office:value-type="float" office:value="2.72897079406183">
                <text:p>2.7289707940618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4.0835928916931">
                <text:p>44.0835928916931</text:p>
              </table:table-cell>
              <table:table-cell office:value-type="float" office:value="-0.5">
                <text:p>-0.5</text:p>
              </table:table-cell>
              <table:table-cell office:value-type="float" office:value="2.69941925371302">
                <text:p>2.6994192537130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4.1836042404175">
                <text:p>44.1836042404175</text:p>
              </table:table-cell>
              <table:table-cell office:value-type="float" office:value="-0.5">
                <text:p>-0.5</text:p>
              </table:table-cell>
              <table:table-cell office:value-type="float" office:value="2.66728562556932">
                <text:p>2.6672856255693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4.2836139202118">
                <text:p>44.2836139202118</text:p>
              </table:table-cell>
              <table:table-cell office:value-type="float" office:value="-0.5">
                <text:p>-0.5</text:p>
              </table:table-cell>
              <table:table-cell office:value-type="float" office:value="2.635992397543">
                <text:p>2.63599239754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4.3836174011231">
                <text:p>44.3836174011231</text:p>
              </table:table-cell>
              <table:table-cell office:value-type="float" office:value="-0.5">
                <text:p>-0.5</text:p>
              </table:table-cell>
              <table:table-cell office:value-type="float" office:value="2.60629821545967">
                <text:p>2.6062982154596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4.4836106300354">
                <text:p>44.4836106300354</text:p>
              </table:table-cell>
              <table:table-cell office:value-type="float" office:value="-0.5">
                <text:p>-0.5</text:p>
              </table:table-cell>
              <table:table-cell office:value-type="float" office:value="2.57643066978243">
                <text:p>2.5764306697824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4.5836024284363">
                <text:p>44.5836024284363</text:p>
              </table:table-cell>
              <table:table-cell office:value-type="float" office:value="-0.5">
                <text:p>-0.5</text:p>
              </table:table-cell>
              <table:table-cell office:value-type="float" office:value="2.556131998252">
                <text:p>2.55613199825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4.6836123466492">
                <text:p>44.6836123466492</text:p>
              </table:table-cell>
              <table:table-cell office:value-type="float" office:value="-0.5">
                <text:p>-0.5</text:p>
              </table:table-cell>
              <table:table-cell office:value-type="float" office:value="2.52600515356878">
                <text:p>2.5260051535687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4.7835948467255">
                <text:p>44.7835948467255</text:p>
              </table:table-cell>
              <table:table-cell office:value-type="float" office:value="-0.5">
                <text:p>-0.5</text:p>
              </table:table-cell>
              <table:table-cell office:value-type="float" office:value="2.45586587546581">
                <text:p>2.4558658754658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4.8843059539795">
                <text:p>44.8843059539795</text:p>
              </table:table-cell>
              <table:table-cell office:value-type="float" office:value="-0.5">
                <text:p>-0.5</text:p>
              </table:table-cell>
              <table:table-cell office:value-type="float" office:value="2.4291664103462">
                <text:p>2.429166410346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4.9836177825928">
                <text:p>44.9836177825928</text:p>
              </table:table-cell>
              <table:table-cell office:value-type="float" office:value="-0.5">
                <text:p>-0.5</text:p>
              </table:table-cell>
              <table:table-cell office:value-type="float" office:value="2.40458129215806">
                <text:p>2.4045812921580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5.0836410522461">
                <text:p>45.0836410522461</text:p>
              </table:table-cell>
              <table:table-cell office:value-type="float" office:value="-0.5">
                <text:p>-0.5</text:p>
              </table:table-cell>
              <table:table-cell office:value-type="float" office:value="2.3699112831244">
                <text:p>2.369911283124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5.1836433410645">
                <text:p>45.1836433410645</text:p>
              </table:table-cell>
              <table:table-cell office:value-type="float" office:value="-0.5">
                <text:p>-0.5</text:p>
              </table:table-cell>
              <table:table-cell office:value-type="float" office:value="2.33584819819509">
                <text:p>2.3358481981950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5.2836458683014">
                <text:p>45.2836458683014</text:p>
              </table:table-cell>
              <table:table-cell office:value-type="float" office:value="-0.5">
                <text:p>-0.5</text:p>
              </table:table-cell>
              <table:table-cell office:value-type="float" office:value="2.30109038312832">
                <text:p>2.3010903831283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5.3836205005646">
                <text:p>45.3836205005646</text:p>
              </table:table-cell>
              <table:table-cell office:value-type="float" office:value="-0.5">
                <text:p>-0.5</text:p>
              </table:table-cell>
              <table:table-cell office:value-type="float" office:value="2.26592543957527">
                <text:p>2.2659254395752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5.4836490154266">
                <text:p>45.4836490154266</text:p>
              </table:table-cell>
              <table:table-cell office:value-type="float" office:value="-0.5">
                <text:p>-0.5</text:p>
              </table:table-cell>
              <table:table-cell office:value-type="float" office:value="2.22848854237615">
                <text:p>2.2284885423761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5.5835816860199">
                <text:p>45.5835816860199</text:p>
              </table:table-cell>
              <table:table-cell office:value-type="float" office:value="-0.5">
                <text:p>-0.5</text:p>
              </table:table-cell>
              <table:table-cell office:value-type="float" office:value="2.19207495080605">
                <text:p>2.1920749508060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5.6836044788361">
                <text:p>45.6836044788361</text:p>
              </table:table-cell>
              <table:table-cell office:value-type="float" office:value="-0.5">
                <text:p>-0.5</text:p>
              </table:table-cell>
              <table:table-cell office:value-type="float" office:value="2.15637784682247">
                <text:p>2.1563778468224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5.7837295532227">
                <text:p>45.7837295532227</text:p>
              </table:table-cell>
              <table:table-cell office:value-type="float" office:value="-0.5">
                <text:p>-0.5</text:p>
              </table:table-cell>
              <table:table-cell office:value-type="float" office:value="2.11951389815052">
                <text:p>2.1195138981505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5.8836517333984">
                <text:p>45.8836517333984</text:p>
              </table:table-cell>
              <table:table-cell office:value-type="float" office:value="-0.5">
                <text:p>-0.5</text:p>
              </table:table-cell>
              <table:table-cell office:value-type="float" office:value="2.08310061894338">
                <text:p>2.0831006189433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5.9836313724518">
                <text:p>45.9836313724518</text:p>
              </table:table-cell>
              <table:table-cell office:value-type="float" office:value="-0.5">
                <text:p>-0.5</text:p>
              </table:table-cell>
              <table:table-cell office:value-type="float" office:value="2.04830297849147">
                <text:p>2.0483029784914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6.0836431980133">
                <text:p>46.0836431980133</text:p>
              </table:table-cell>
              <table:table-cell office:value-type="float" office:value="-0.5">
                <text:p>-0.5</text:p>
              </table:table-cell>
              <table:table-cell office:value-type="float" office:value="2.01223690322534">
                <text:p>2.0122369032253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6.183607339859">
                <text:p>46.183607339859</text:p>
              </table:table-cell>
              <table:table-cell office:value-type="float" office:value="0.5">
                <text:p>0.5</text:p>
              </table:table-cell>
              <table:table-cell office:value-type="float" office:value="1.97763944995708">
                <text:p>1.9776394499570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6.2837738990784">
                <text:p>46.2837738990784</text:p>
              </table:table-cell>
              <table:table-cell office:value-type="float" office:value="0.5">
                <text:p>0.5</text:p>
              </table:table-cell>
              <table:table-cell office:value-type="float" office:value="1.91629957944563">
                <text:p>1.9162995794456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6.3836328983307">
                <text:p>46.3836328983307</text:p>
              </table:table-cell>
              <table:table-cell office:value-type="float" office:value="0.5">
                <text:p>0.5</text:p>
              </table:table-cell>
              <table:table-cell office:value-type="float" office:value="1.88823676562998">
                <text:p>1.8882367656299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6.4836983680725">
                <text:p>46.4836983680725</text:p>
              </table:table-cell>
              <table:table-cell office:value-type="float" office:value="0.5">
                <text:p>0.5</text:p>
              </table:table-cell>
              <table:table-cell office:value-type="float" office:value="1.84001778412637">
                <text:p>1.8400177841263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6.5836200714111">
                <text:p>46.5836200714111</text:p>
              </table:table-cell>
              <table:table-cell office:value-type="float" office:value="0.5">
                <text:p>0.5</text:p>
              </table:table-cell>
              <table:table-cell office:value-type="float" office:value="1.77089856822444">
                <text:p>1.7708985682244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6.6836245059967">
                <text:p>46.6836245059967</text:p>
              </table:table-cell>
              <table:table-cell office:value-type="float" office:value="0.5">
                <text:p>0.5</text:p>
              </table:table-cell>
              <table:table-cell office:value-type="float" office:value="1.76297831614069">
                <text:p>1.7629783161406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6.7836301326752">
                <text:p>46.7836301326752</text:p>
              </table:table-cell>
              <table:table-cell office:value-type="float" office:value="0.5">
                <text:p>0.5</text:p>
              </table:table-cell>
              <table:table-cell office:value-type="float" office:value="1.72838403240882">
                <text:p>1.7283840324088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6.8836152553558">
                <text:p>46.8836152553558</text:p>
              </table:table-cell>
              <table:table-cell office:value-type="float" office:value="0.5">
                <text:p>0.5</text:p>
              </table:table-cell>
              <table:table-cell office:value-type="float" office:value="1.69223095933941">
                <text:p>1.6922309593394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6.9836919307709">
                <text:p>46.9836919307709</text:p>
              </table:table-cell>
              <table:table-cell office:value-type="float" office:value="0.5">
                <text:p>0.5</text:p>
              </table:table-cell>
              <table:table-cell office:value-type="float" office:value="1.66868527761447">
                <text:p>1.6686852776144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7.0837094783783">
                <text:p>47.0837094783783</text:p>
              </table:table-cell>
              <table:table-cell office:value-type="float" office:value="0.5">
                <text:p>0.5</text:p>
              </table:table-cell>
              <table:table-cell office:value-type="float" office:value="1.60377154021526">
                <text:p>1.6037715402152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7.1837685108185">
                <text:p>47.1837685108185</text:p>
              </table:table-cell>
              <table:table-cell office:value-type="float" office:value="0.5">
                <text:p>0.5</text:p>
              </table:table-cell>
              <table:table-cell office:value-type="float" office:value="1.56917383415108">
                <text:p>1.5691738341510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7.2836518287659">
                <text:p>47.2836518287659</text:p>
              </table:table-cell>
              <table:table-cell office:value-type="float" office:value="0.5">
                <text:p>0.5</text:p>
              </table:table-cell>
              <table:table-cell office:value-type="float" office:value="1.53812187912427">
                <text:p>1.5381218791242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7.3836596012116">
                <text:p>47.3836596012116</text:p>
              </table:table-cell>
              <table:table-cell office:value-type="float" office:value="0.5">
                <text:p>0.5</text:p>
              </table:table-cell>
              <table:table-cell office:value-type="float" office:value="1.50105164942332">
                <text:p>1.5010516494233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7.4838755130768">
                <text:p>47.4838755130768</text:p>
              </table:table-cell>
              <table:table-cell office:value-type="float" office:value="0.5">
                <text:p>0.5</text:p>
              </table:table-cell>
              <table:table-cell office:value-type="float" office:value="1.47065072191718">
                <text:p>1.4706507219171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7.5837323665619">
                <text:p>47.5837323665619</text:p>
              </table:table-cell>
              <table:table-cell office:value-type="float" office:value="0.5">
                <text:p>0.5</text:p>
              </table:table-cell>
              <table:table-cell office:value-type="float" office:value="1.43735398938861">
                <text:p>1.4373539893886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7.6836094856262">
                <text:p>47.6836094856262</text:p>
              </table:table-cell>
              <table:table-cell office:value-type="float" office:value="0.5">
                <text:p>0.5</text:p>
              </table:table-cell>
              <table:table-cell office:value-type="float" office:value="1.36026151595674">
                <text:p>1.3602615159567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7.7836375236511">
                <text:p>47.7836375236511</text:p>
              </table:table-cell>
              <table:table-cell office:value-type="float" office:value="0.5">
                <text:p>0.5</text:p>
              </table:table-cell>
              <table:table-cell office:value-type="float" office:value="1.3453067297731">
                <text:p>1.345306729773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7.8836214542389">
                <text:p>47.8836214542389</text:p>
              </table:table-cell>
              <table:table-cell office:value-type="float" office:value="0.5">
                <text:p>0.5</text:p>
              </table:table-cell>
              <table:table-cell office:value-type="float" office:value="1.35203734934584">
                <text:p>1.3520373493458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7.9836239814758">
                <text:p>47.9836239814758</text:p>
              </table:table-cell>
              <table:table-cell office:value-type="float" office:value="0.5">
                <text:p>0.5</text:p>
              </table:table-cell>
              <table:table-cell office:value-type="float" office:value="1.35203734934584">
                <text:p>1.3520373493458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8.0836534500122">
                <text:p>48.0836534500122</text:p>
              </table:table-cell>
              <table:table-cell office:value-type="float" office:value="0.5">
                <text:p>0.5</text:p>
              </table:table-cell>
              <table:table-cell office:value-type="float" office:value="1.31596550301321">
                <text:p>1.3159655030132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8.1836490631104">
                <text:p>48.1836490631104</text:p>
              </table:table-cell>
              <table:table-cell office:value-type="float" office:value="0.5">
                <text:p>0.5</text:p>
              </table:table-cell>
              <table:table-cell office:value-type="float" office:value="1.2875324729651">
                <text:p>1.28753247296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1.2$Linux_X86_64 LibreOffice_project/d3abf4aee5fd705e4a92bba33a32f40bc4e56f49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429cm" svg:height="13.965cm" xlink:href=".." xlink:type="simple" chart:class="chart:scatter" chart:style-name="ch1">
        <chart:legend chart:legend-position="end" svg:x="23.46cm" svg:y="6.434cm" style:legend-expansion="high" chart:style-name="ch2"/>
        <chart:plot-area chart:style-name="ch3" svg:x="0.528cm" svg:y="0.279cm" svg:width="22.404cm" svg:height="13.407cm">
          <chart:coordinate-region svg:x="1.372cm" svg:y="0.478cm" svg:width="21.367cm" svg:height="13.009cm"/>
          <chart:axis chart:dimension="x" chart:name="primary-x" chart:style-name="ch4" chartooo:axis-type="auto">
            <chart:categories table:cell-range-address="data_essai_indiciel_3.F2:data_essai_indiciel_3.F45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ta_essai_indiciel_3.D2:data_essai_indiciel_3.D455 data_essai_indiciel_3.F2:data_essai_indiciel_3.F455" chart:class="chart:scatter">
            <chart:domain table:cell-range-address="data_essai_indiciel_3.B2:data_essai_indiciel_3.B455"/>
            <chart:data-point chart:repeated="908"/>
          </chart:series>
          <chart:series chart:style-name="ch8" chart:values-cell-range-address="" chart:class="chart:scatter">
            <chart:data-point chart:repeated="45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D Colonne F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data_essai_indiciel_3.F2:data_essai_indiciel_3.F455</svg:desc>
                </draw:g>
              </table:table-cell>
              <table:table-cell office:value-type="float" office:value="0">
                <text:p>0</text:p>
                <draw:g>
                  <svg:desc>data_essai_indiciel_3.B2:data_essai_indiciel_3.B455</svg:desc>
                </draw:g>
              </table:table-cell>
              <table:table-cell office:value-type="float" office:value="0.5">
                <text:p>0.5</text:p>
                <draw:g>
                  <svg:desc>data_essai_indiciel_3.D2:data_essai_indiciel_3.D455 data_essai_indiciel_3.F2:data_essai_indiciel_3.F455</svg:desc>
                </draw:g>
              </table:table-cell>
            </table:table-row>
            <table:table-row>
              <table:table-cell office:value-type="float" office:value="-0.00105429633618592">
                <text:p>-0.00105429633618592</text:p>
              </table:table-cell>
              <table:table-cell office:value-type="float" office:value="0.100080251693726">
                <text:p>0.10008025169372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-0.00394616435771877">
                <text:p>-0.00394616435771877</text:p>
              </table:table-cell>
              <table:table-cell office:value-type="float" office:value="0.200004816055298">
                <text:p>0.20000481605529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-0.00479759725960105">
                <text:p>-0.00479759725960105</text:p>
              </table:table-cell>
              <table:table-cell office:value-type="float" office:value="0.300190687179565">
                <text:p>0.30019068717956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-0.00765132278325842">
                <text:p>-0.00765132278325842</text:p>
              </table:table-cell>
              <table:table-cell office:value-type="float" office:value="0.40003228187561">
                <text:p>0.4000322818756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-0.00920233258345871">
                <text:p>-0.00920233258345871</text:p>
              </table:table-cell>
              <table:table-cell office:value-type="float" office:value="0.500137805938721">
                <text:p>0.50013780593872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-0.0111996825513732">
                <text:p>-0.0111996825513732</text:p>
              </table:table-cell>
              <table:table-cell office:value-type="float" office:value="0.600508689880371">
                <text:p>0.60050868988037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0480937404651278">
                <text:p>0.0480937404651278</text:p>
              </table:table-cell>
              <table:table-cell office:value-type="float" office:value="0.699918031692505">
                <text:p>0.69991803169250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0442066683306508">
                <text:p>0.0442066683306508</text:p>
              </table:table-cell>
              <table:table-cell office:value-type="float" office:value="0.800030946731567">
                <text:p>0.8000309467315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0405574394305635">
                <text:p>0.0405574394305635</text:p>
              </table:table-cell>
              <table:table-cell office:value-type="float" office:value="0.900034666061401">
                <text:p>0.90003466606140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0419534045239121">
                <text:p>0.0419534045239121</text:p>
              </table:table-cell>
              <table:table-cell office:value-type="float" office:value="1.0000331401825">
                <text:p>1.00003314018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-0.00843527441270586">
                <text:p>-0.00843527441270586</text:p>
              </table:table-cell>
              <table:table-cell office:value-type="float" office:value="1.10004758834839">
                <text:p>1.1000475883483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-0.00582439613516961">
                <text:p>-0.00582439613516961</text:p>
              </table:table-cell>
              <table:table-cell office:value-type="float" office:value="1.20002198219299">
                <text:p>1.2000219821929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-0.00194069823570064">
                <text:p>-0.00194069823570064</text:p>
              </table:table-cell>
              <table:table-cell office:value-type="float" office:value="1.3000967502594">
                <text:p>1.300096750259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00286244570891814">
                <text:p>0.00286244570891814</text:p>
              </table:table-cell>
              <table:table-cell office:value-type="float" office:value="1.40010929107666">
                <text:p>1.4001092910766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00853854095672579">
                <text:p>0.00853854095672579</text:p>
              </table:table-cell>
              <table:table-cell office:value-type="float" office:value="1.49996614456177">
                <text:p>1.4999661445617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0135104054800088">
                <text:p>0.0135104054800088</text:p>
              </table:table-cell>
              <table:table-cell office:value-type="float" office:value="1.60008525848389">
                <text:p>1.6000852584838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0211724942848348">
                <text:p>0.0211724942848348</text:p>
              </table:table-cell>
              <table:table-cell office:value-type="float" office:value="1.70067811012268">
                <text:p>1.7006781101226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02915718393136">
                <text:p>0.02915718393136</text:p>
              </table:table-cell>
              <table:table-cell office:value-type="float" office:value="1.80003762245178">
                <text:p>1.8000376224517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036758293459908">
                <text:p>0.036758293459908</text:p>
              </table:table-cell>
              <table:table-cell office:value-type="float" office:value="1.90008187294006">
                <text:p>1.9000818729400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047203418104804">
                <text:p>0.047203418104804</text:p>
              </table:table-cell>
              <table:table-cell office:value-type="float" office:value="2.00056481361389">
                <text:p>2.0005648136138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0567200951961708">
                <text:p>0.0567200951961708</text:p>
              </table:table-cell>
              <table:table-cell office:value-type="float" office:value="2.10024690628052">
                <text:p>2.1002469062805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070144043309577">
                <text:p>0.070144043309577</text:p>
              </table:table-cell>
              <table:table-cell office:value-type="float" office:value="2.20092630386353">
                <text:p>2.2009263038635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0816072613378325">
                <text:p>0.0816072613378325</text:p>
              </table:table-cell>
              <table:table-cell office:value-type="float" office:value="2.30016660690308">
                <text:p>2.3001666069030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0949543806854798">
                <text:p>0.0949543806854798</text:p>
              </table:table-cell>
              <table:table-cell office:value-type="float" office:value="2.40012311935425">
                <text:p>2.400123119354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107442614016261">
                <text:p>0.107442614016261</text:p>
              </table:table-cell>
              <table:table-cell office:value-type="float" office:value="2.50023198127747">
                <text:p>2.5002319812774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121684012875763">
                <text:p>0.121684012875763</text:p>
              </table:table-cell>
              <table:table-cell office:value-type="float" office:value="2.60006952285767">
                <text:p>2.600069522857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134330960437605">
                <text:p>0.134330960437605</text:p>
              </table:table-cell>
              <table:table-cell office:value-type="float" office:value="2.70000004768372">
                <text:p>2.7000000476837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152780242457379">
                <text:p>0.152780242457379</text:p>
              </table:table-cell>
              <table:table-cell office:value-type="float" office:value="2.80013489723206">
                <text:p>2.8001348972320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16789865037931">
                <text:p>0.16789865037931</text:p>
              </table:table-cell>
              <table:table-cell office:value-type="float" office:value="2.90004515647888">
                <text:p>2.9000451564788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184990238498777">
                <text:p>0.184990238498777</text:p>
              </table:table-cell>
              <table:table-cell office:value-type="float" office:value="3.00019717216492">
                <text:p>3.0001971721649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202917684891677">
                <text:p>0.202917684891677</text:p>
              </table:table-cell>
              <table:table-cell office:value-type="float" office:value="3.10001373291016">
                <text:p>3.1000137329101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231999880579454">
                <text:p>0.231999880579454</text:p>
              </table:table-cell>
              <table:table-cell office:value-type="float" office:value="3.20019674301147">
                <text:p>3.2001967430114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250541192111273">
                <text:p>0.250541192111273</text:p>
              </table:table-cell>
              <table:table-cell office:value-type="float" office:value="3.30000996589661">
                <text:p>3.3000099658966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271517377641129">
                <text:p>0.271517377641129</text:p>
              </table:table-cell>
              <table:table-cell office:value-type="float" office:value="3.40009021759033">
                <text:p>3.4000902175903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292045048814255">
                <text:p>0.292045048814255</text:p>
              </table:table-cell>
              <table:table-cell office:value-type="float" office:value="3.50016283988953">
                <text:p>3.5001628398895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313408722632352">
                <text:p>0.313408722632352</text:p>
              </table:table-cell>
              <table:table-cell office:value-type="float" office:value="3.60006499290466">
                <text:p>3.6000649929046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336966487591801">
                <text:p>0.336966487591801</text:p>
              </table:table-cell>
              <table:table-cell office:value-type="float" office:value="3.70011162757874">
                <text:p>3.7001116275787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359895416093663">
                <text:p>0.359895416093663</text:p>
              </table:table-cell>
              <table:table-cell office:value-type="float" office:value="3.80012631416321">
                <text:p>3.8001263141632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382300817565859">
                <text:p>0.382300817565859</text:p>
              </table:table-cell>
              <table:table-cell office:value-type="float" office:value="3.90010333061218">
                <text:p>3.9001033306121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405991046289212">
                <text:p>0.405991046289212</text:p>
              </table:table-cell>
              <table:table-cell office:value-type="float" office:value="4.00033187866211">
                <text:p>4.0003318786621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429261671541677">
                <text:p>0.429261671541677</text:p>
              </table:table-cell>
              <table:table-cell office:value-type="float" office:value="4.10014033317566">
                <text:p>4.1001403331756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454318432145986">
                <text:p>0.454318432145986</text:p>
              </table:table-cell>
              <table:table-cell office:value-type="float" office:value="4.20019149780273">
                <text:p>4.2001914978027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480374517411637">
                <text:p>0.480374517411637</text:p>
              </table:table-cell>
              <table:table-cell office:value-type="float" office:value="4.30001330375671">
                <text:p>4.3000133037567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506958111623671">
                <text:p>0.506958111623671</text:p>
              </table:table-cell>
              <table:table-cell office:value-type="float" office:value="4.40008163452148">
                <text:p>4.4000816345214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533172700123126">
                <text:p>0.533172700123126</text:p>
              </table:table-cell>
              <table:table-cell office:value-type="float" office:value="4.49997639656067">
                <text:p>4.499976396560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56211332920058">
                <text:p>0.56211332920058</text:p>
              </table:table-cell>
              <table:table-cell office:value-type="float" office:value="4.60018181800842">
                <text:p>4.6001818180084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592432637426261">
                <text:p>0.592432637426261</text:p>
              </table:table-cell>
              <table:table-cell office:value-type="float" office:value="4.70002150535584">
                <text:p>4.7000215053558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619853361413649">
                <text:p>0.619853361413649</text:p>
              </table:table-cell>
              <table:table-cell office:value-type="float" office:value="4.80008983612061">
                <text:p>4.8000898361206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650341503619775">
                <text:p>0.650341503619775</text:p>
              </table:table-cell>
              <table:table-cell office:value-type="float" office:value="4.90015029907227">
                <text:p>4.9001502990722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685654104048168">
                <text:p>0.685654104048168</text:p>
              </table:table-cell>
              <table:table-cell office:value-type="float" office:value="5.00004649162293">
                <text:p>5.0000464916229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719721452861478">
                <text:p>0.719721452861478</text:p>
              </table:table-cell>
              <table:table-cell office:value-type="float" office:value="5.1001877784729">
                <text:p>5.100187778472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768736091437301">
                <text:p>0.768736091437301</text:p>
              </table:table-cell>
              <table:table-cell office:value-type="float" office:value="5.19991707801819">
                <text:p>5.1999170780181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796628521936556">
                <text:p>0.796628521936556</text:p>
              </table:table-cell>
              <table:table-cell office:value-type="float" office:value="5.300133228302">
                <text:p>5.30013322830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828504782491625">
                <text:p>0.828504782491625</text:p>
              </table:table-cell>
              <table:table-cell office:value-type="float" office:value="5.39999341964722">
                <text:p>5.3999934196472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859936314670303">
                <text:p>0.859936314670303</text:p>
              </table:table-cell>
              <table:table-cell office:value-type="float" office:value="5.50010299682617">
                <text:p>5.5001029968261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891812328648367">
                <text:p>0.891812328648367</text:p>
              </table:table-cell>
              <table:table-cell office:value-type="float" office:value="5.59999394416809">
                <text:p>5.5999939441680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926764003340991">
                <text:p>0.926764003340991</text:p>
              </table:table-cell>
              <table:table-cell office:value-type="float" office:value="5.7000527381897">
                <text:p>5.700052738189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963287885027822">
                <text:p>0.963287885027822</text:p>
              </table:table-cell>
              <table:table-cell office:value-type="float" office:value="5.80010294914246">
                <text:p>5.8001029491424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.0078657462687">
                <text:p>1.0078657462687</text:p>
              </table:table-cell>
              <table:table-cell office:value-type="float" office:value="5.90005993843079">
                <text:p>5.9000599384307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.04577423299766">
                <text:p>1.04577423299766</text:p>
              </table:table-cell>
              <table:table-cell office:value-type="float" office:value="5.99994659423828">
                <text:p>5.99994659423828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08216459670303">
                <text:p>1.08216459670303</text:p>
              </table:table-cell>
              <table:table-cell office:value-type="float" office:value="6.1000452041626">
                <text:p>6.1000452041626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12206429587294">
                <text:p>1.12206429587294</text:p>
              </table:table-cell>
              <table:table-cell office:value-type="float" office:value="6.20001244544983">
                <text:p>6.20001244544983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15884505213777">
                <text:p>1.15884505213777</text:p>
              </table:table-cell>
              <table:table-cell office:value-type="float" office:value="6.30007910728455">
                <text:p>6.3000791072845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1988493729236">
                <text:p>1.1988493729236</text:p>
              </table:table-cell>
              <table:table-cell office:value-type="float" office:value="6.39993262290955">
                <text:p>6.3999326229095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23832332260219">
                <text:p>1.23832332260219</text:p>
              </table:table-cell>
              <table:table-cell office:value-type="float" office:value="6.50026559829712">
                <text:p>6.50026559829712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34358850121368">
                <text:p>1.34358850121368</text:p>
              </table:table-cell>
              <table:table-cell office:value-type="float" office:value="6.60008907318115">
                <text:p>6.6000890731811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42559031849909">
                <text:p>1.42559031849909</text:p>
              </table:table-cell>
              <table:table-cell office:value-type="float" office:value="6.69993448257446">
                <text:p>6.69993448257446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46082130371301">
                <text:p>1.46082130371301</text:p>
              </table:table-cell>
              <table:table-cell office:value-type="float" office:value="6.79994773864746">
                <text:p>6.79994773864746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47947539512665">
                <text:p>1.47947539512665</text:p>
              </table:table-cell>
              <table:table-cell office:value-type="float" office:value="6.90017867088318">
                <text:p>6.90017867088318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51304766424081">
                <text:p>1.51304766424081</text:p>
              </table:table-cell>
              <table:table-cell office:value-type="float" office:value="7.000568151474">
                <text:p>7.000568151474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54403884101655">
                <text:p>1.54403884101655</text:p>
              </table:table-cell>
              <table:table-cell office:value-type="float" office:value="7.10008311271668">
                <text:p>7.10008311271668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57684681914589">
                <text:p>1.57684681914589</text:p>
              </table:table-cell>
              <table:table-cell office:value-type="float" office:value="7.20010423660278">
                <text:p>7.20010423660278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61020087739219">
                <text:p>1.61020087739219</text:p>
              </table:table-cell>
              <table:table-cell office:value-type="float" office:value="7.30010151863098">
                <text:p>7.30010151863098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64059460279273">
                <text:p>1.64059460279273</text:p>
              </table:table-cell>
              <table:table-cell office:value-type="float" office:value="7.40011882781982">
                <text:p>7.40011882781982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66426906295883">
                <text:p>1.66426906295883</text:p>
              </table:table-cell>
              <table:table-cell office:value-type="float" office:value="7.50004839897156">
                <text:p>7.50004839897156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71043433560371">
                <text:p>1.71043433560371</text:p>
              </table:table-cell>
              <table:table-cell office:value-type="float" office:value="7.60048389434814">
                <text:p>7.60048389434814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74003002538743">
                <text:p>1.74003002538743</text:p>
              </table:table-cell>
              <table:table-cell office:value-type="float" office:value="7.69998502731323">
                <text:p>7.69998502731323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76962802990907">
                <text:p>1.76962802990907</text:p>
              </table:table-cell>
              <table:table-cell office:value-type="float" office:value="7.80022406578064">
                <text:p>7.80022406578064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79530722352979">
                <text:p>1.79530722352979</text:p>
              </table:table-cell>
              <table:table-cell office:value-type="float" office:value="7.90013241767883">
                <text:p>7.90013241767883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8225661768727">
                <text:p>1.8225661768727</text:p>
              </table:table-cell>
              <table:table-cell office:value-type="float" office:value="8.00005292892456">
                <text:p>8.00005292892456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84700646521664">
                <text:p>1.84700646521664</text:p>
              </table:table-cell>
              <table:table-cell office:value-type="float" office:value="8.10036015510559">
                <text:p>8.10036015510559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87376253187989">
                <text:p>1.87376253187989</text:p>
              </table:table-cell>
              <table:table-cell office:value-type="float" office:value="8.19999170303345">
                <text:p>8.1999917030334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90002527226364">
                <text:p>1.90002527226364</text:p>
              </table:table-cell>
              <table:table-cell office:value-type="float" office:value="8.30009722709656">
                <text:p>8.30009722709656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92077426986779">
                <text:p>1.92077426986779</text:p>
              </table:table-cell>
              <table:table-cell office:value-type="float" office:value="8.39996027946472">
                <text:p>8.39996027946472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94643575358571">
                <text:p>1.94643575358571</text:p>
              </table:table-cell>
              <table:table-cell office:value-type="float" office:value="8.50007843971252">
                <text:p>8.50007843971252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96411247220549">
                <text:p>1.96411247220549</text:p>
              </table:table-cell>
              <table:table-cell office:value-type="float" office:value="8.60002207756043">
                <text:p>8.60002207756043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98163885660532">
                <text:p>1.98163885660532</text:p>
              </table:table-cell>
              <table:table-cell office:value-type="float" office:value="8.70012474060059">
                <text:p>8.70012474060059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99755722858784">
                <text:p>1.99755722858784</text:p>
              </table:table-cell>
              <table:table-cell office:value-type="float" office:value="8.80007481575012">
                <text:p>8.80007481575012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00861515767188">
                <text:p>2.00861515767188</text:p>
              </table:table-cell>
              <table:table-cell office:value-type="float" office:value="8.90003991127014">
                <text:p>8.90003991127014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02373892228125">
                <text:p>2.02373892228125</text:p>
              </table:table-cell>
              <table:table-cell office:value-type="float" office:value="9.0001974105835">
                <text:p>9.000197410583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0370642858211">
                <text:p>2.0370642858211</text:p>
              </table:table-cell>
              <table:table-cell office:value-type="float" office:value="9.09996628761292">
                <text:p>9.09996628761292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05038727948014">
                <text:p>2.05038727948014</text:p>
              </table:table-cell>
              <table:table-cell office:value-type="float" office:value="9.19996976852417">
                <text:p>9.19996976852417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06228750082423">
                <text:p>2.06228750082423</text:p>
              </table:table-cell>
              <table:table-cell office:value-type="float" office:value="9.3000864982605">
                <text:p>9.300086498260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06800969994501">
                <text:p>2.06800969994501</text:p>
              </table:table-cell>
              <table:table-cell office:value-type="float" office:value="9.40002751350403">
                <text:p>9.40002751350403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08715099178172">
                <text:p>2.08715099178172</text:p>
              </table:table-cell>
              <table:table-cell office:value-type="float" office:value="9.50003004074097">
                <text:p>9.50003004074097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09568382906767">
                <text:p>2.09568382906767</text:p>
              </table:table-cell>
              <table:table-cell office:value-type="float" office:value="9.60037159919739">
                <text:p>9.60037159919739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10735979727037">
                <text:p>2.10735979727037</text:p>
              </table:table-cell>
              <table:table-cell office:value-type="float" office:value="9.70000338554382">
                <text:p>9.70000338554382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11809866741079">
                <text:p>2.11809866741079</text:p>
              </table:table-cell>
              <table:table-cell office:value-type="float" office:value="9.80010080337524">
                <text:p>9.80010080337524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12849953052831">
                <text:p>2.12849953052831</text:p>
              </table:table-cell>
              <table:table-cell office:value-type="float" office:value="9.90017008781433">
                <text:p>9.90017008781433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1343495835014">
                <text:p>2.1343495835014</text:p>
              </table:table-cell>
              <table:table-cell office:value-type="float" office:value="10.00004529953">
                <text:p>10.00004529953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14184282354091">
                <text:p>2.14184282354091</text:p>
              </table:table-cell>
              <table:table-cell office:value-type="float" office:value="10.1000609397888">
                <text:p>10.1000609397888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14821598804816">
                <text:p>2.14821598804816</text:p>
              </table:table-cell>
              <table:table-cell office:value-type="float" office:value="10.2001075744629">
                <text:p>10.2001075744629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15155339484977">
                <text:p>2.15155339484977</text:p>
              </table:table-cell>
              <table:table-cell office:value-type="float" office:value="10.3000087738037">
                <text:p>10.3000087738037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15602477629721">
                <text:p>2.15602477629721</text:p>
              </table:table-cell>
              <table:table-cell office:value-type="float" office:value="10.3999874591827">
                <text:p>10.3999874591827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14047905963111">
                <text:p>2.14047905963111</text:p>
              </table:table-cell>
              <table:table-cell office:value-type="float" office:value="10.5000741481781">
                <text:p>10.5000741481781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12893464729452">
                <text:p>2.12893464729452</text:p>
              </table:table-cell>
              <table:table-cell office:value-type="float" office:value="10.5999083518982">
                <text:p>10.5999083518982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12791876641282">
                <text:p>2.12791876641282</text:p>
              </table:table-cell>
              <table:table-cell office:value-type="float" office:value="10.7000772953033">
                <text:p>10.7000772953033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16012477775894">
                <text:p>2.16012477775894</text:p>
              </table:table-cell>
              <table:table-cell office:value-type="float" office:value="10.8000476360321">
                <text:p>10.8000476360321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17023348231633">
                <text:p>2.17023348231633</text:p>
              </table:table-cell>
              <table:table-cell office:value-type="float" office:value="10.9000906944275">
                <text:p>10.900090694427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15257464687668">
                <text:p>2.15257464687668</text:p>
              </table:table-cell>
              <table:table-cell office:value-type="float" office:value="11.0001635551453">
                <text:p>11.0001635551453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16340543911273">
                <text:p>2.16340543911273</text:p>
              </table:table-cell>
              <table:table-cell office:value-type="float" office:value="11.0999643802643">
                <text:p>11.0999643802643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14740725899689">
                <text:p>2.14740725899689</text:p>
              </table:table-cell>
              <table:table-cell office:value-type="float" office:value="11.2000946998596">
                <text:p>11.2000946998596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13231925303374">
                <text:p>2.13231925303374</text:p>
              </table:table-cell>
              <table:table-cell office:value-type="float" office:value="11.2999489307404">
                <text:p>11.2999489307404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14410070147395">
                <text:p>2.14410070147395</text:p>
              </table:table-cell>
              <table:table-cell office:value-type="float" office:value="11.4002301692963">
                <text:p>11.4002301692963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13989233995865">
                <text:p>2.13989233995865</text:p>
              </table:table-cell>
              <table:table-cell office:value-type="float" office:value="11.500093460083">
                <text:p>11.500093460083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13445652064366">
                <text:p>2.13445652064366</text:p>
              </table:table-cell>
              <table:table-cell office:value-type="float" office:value="11.5999896526337">
                <text:p>11.5999896526337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12528469172438">
                <text:p>2.12528469172438</text:p>
              </table:table-cell>
              <table:table-cell office:value-type="float" office:value="11.7000730037689">
                <text:p>11.7000730037689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13437769184094">
                <text:p>2.13437769184094</text:p>
              </table:table-cell>
              <table:table-cell office:value-type="float" office:value="11.800107717514">
                <text:p>11.800107717514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12454952353176">
                <text:p>2.12454952353176</text:p>
              </table:table-cell>
              <table:table-cell office:value-type="float" office:value="11.900114774704">
                <text:p>11.900114774704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11727916284991">
                <text:p>2.11727916284991</text:p>
              </table:table-cell>
              <table:table-cell office:value-type="float" office:value="12.0002284049988">
                <text:p>12.0002284049988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10417990970758">
                <text:p>2.10417990970758</text:p>
              </table:table-cell>
              <table:table-cell office:value-type="float" office:value="12.1001355648041">
                <text:p>12.1001355648041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09843492659489">
                <text:p>2.09843492659489</text:p>
              </table:table-cell>
              <table:table-cell office:value-type="float" office:value="12.2000050544739">
                <text:p>12.2000050544739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07766860109036">
                <text:p>2.07766860109036</text:p>
              </table:table-cell>
              <table:table-cell office:value-type="float" office:value="12.300030708313">
                <text:p>12.300030708313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06635134257066">
                <text:p>2.06635134257066</text:p>
              </table:table-cell>
              <table:table-cell office:value-type="float" office:value="12.4000854492188">
                <text:p>12.4000854492188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06884182175748">
                <text:p>2.06884182175748</text:p>
              </table:table-cell>
              <table:table-cell office:value-type="float" office:value="12.4999613761902">
                <text:p>12.4999613761902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06063670421356">
                <text:p>2.06063670421356</text:p>
              </table:table-cell>
              <table:table-cell office:value-type="float" office:value="12.6001102924347">
                <text:p>12.6001102924347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05095080931591">
                <text:p>2.05095080931591</text:p>
              </table:table-cell>
              <table:table-cell office:value-type="float" office:value="12.7000072002411">
                <text:p>12.7000072002411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03101641917133">
                <text:p>2.03101641917133</text:p>
              </table:table-cell>
              <table:table-cell office:value-type="float" office:value="12.7999768257141">
                <text:p>12.7999768257141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00608750226465">
                <text:p>2.00608750226465</text:p>
              </table:table-cell>
              <table:table-cell office:value-type="float" office:value="12.9001312255859">
                <text:p>12.9001312255859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00496404679573">
                <text:p>2.00496404679573</text:p>
              </table:table-cell>
              <table:table-cell office:value-type="float" office:value="13.0000591278076">
                <text:p>13.0000591278076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99364460583632">
                <text:p>1.99364460583632</text:p>
              </table:table-cell>
              <table:table-cell office:value-type="float" office:value="13.1001110076904">
                <text:p>13.1001110076904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98155857146927">
                <text:p>1.98155857146927</text:p>
              </table:table-cell>
              <table:table-cell office:value-type="float" office:value="13.200181722641">
                <text:p>13.200181722641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96809502630842">
                <text:p>1.96809502630842</text:p>
              </table:table-cell>
              <table:table-cell office:value-type="float" office:value="13.2999980449677">
                <text:p>13.2999980449677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95814391277036">
                <text:p>1.95814391277036</text:p>
              </table:table-cell>
              <table:table-cell office:value-type="float" office:value="13.4000523090363">
                <text:p>13.4000523090363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94534138236549">
                <text:p>1.94534138236549</text:p>
              </table:table-cell>
              <table:table-cell office:value-type="float" office:value="13.5001029968262">
                <text:p>13.5001029968262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93207766451887">
                <text:p>1.93207766451887</text:p>
              </table:table-cell>
              <table:table-cell office:value-type="float" office:value="13.6000697612762">
                <text:p>13.6000697612762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91720736459842">
                <text:p>1.91720736459842</text:p>
              </table:table-cell>
              <table:table-cell office:value-type="float" office:value="13.7001044750214">
                <text:p>13.7001044750214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90501499181324">
                <text:p>1.90501499181324</text:p>
              </table:table-cell>
              <table:table-cell office:value-type="float" office:value="13.7999284267426">
                <text:p>13.7999284267426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89153164460504">
                <text:p>1.89153164460504</text:p>
              </table:table-cell>
              <table:table-cell office:value-type="float" office:value="13.9000210762024">
                <text:p>13.9000210762024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8673631287394">
                <text:p>1.8673631287394</text:p>
              </table:table-cell>
              <table:table-cell office:value-type="float" office:value="14.0000796318054">
                <text:p>14.0000796318054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85949465531386">
                <text:p>1.85949465531386</text:p>
              </table:table-cell>
              <table:table-cell office:value-type="float" office:value="14.1000323295593">
                <text:p>14.1000323295593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84265569708883">
                <text:p>1.84265569708883</text:p>
              </table:table-cell>
              <table:table-cell office:value-type="float" office:value="14.2000863552094">
                <text:p>14.2000863552094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82212496679347">
                <text:p>1.82212496679347</text:p>
              </table:table-cell>
              <table:table-cell office:value-type="float" office:value="14.3001058101654">
                <text:p>14.3001058101654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80479750895814">
                <text:p>1.80479750895814</text:p>
              </table:table-cell>
              <table:table-cell office:value-type="float" office:value="14.3999660015106">
                <text:p>14.3999660015106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78735818047681">
                <text:p>1.78735818047681</text:p>
              </table:table-cell>
              <table:table-cell office:value-type="float" office:value="14.4999828338623">
                <text:p>14.4999828338623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76891089837362">
                <text:p>1.76891089837362</text:p>
              </table:table-cell>
              <table:table-cell office:value-type="float" office:value="14.6002233028412">
                <text:p>14.6002233028412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74519776254172">
                <text:p>1.74519776254172</text:p>
              </table:table-cell>
              <table:table-cell office:value-type="float" office:value="14.6999335289001">
                <text:p>14.6999335289001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72633141300105">
                <text:p>1.72633141300105</text:p>
              </table:table-cell>
              <table:table-cell office:value-type="float" office:value="14.8000755310059">
                <text:p>14.8000755310059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6983605640883">
                <text:p>1.6983605640883</text:p>
              </table:table-cell>
              <table:table-cell office:value-type="float" office:value="14.9000525474548">
                <text:p>14.9000525474548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67759206087998">
                <text:p>1.67759206087998</text:p>
              </table:table-cell>
              <table:table-cell office:value-type="float" office:value="15.0000092983246">
                <text:p>15.0000092983246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61873650444814">
                <text:p>1.61873650444814</text:p>
              </table:table-cell>
              <table:table-cell office:value-type="float" office:value="15.1002185344696">
                <text:p>15.1002185344696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59741906216342">
                <text:p>1.59741906216342</text:p>
              </table:table-cell>
              <table:table-cell office:value-type="float" office:value="15.19997215271">
                <text:p>15.19997215271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5756984618022">
                <text:p>1.5756984618022</text:p>
              </table:table-cell>
              <table:table-cell office:value-type="float" office:value="15.3000290393829">
                <text:p>15.3000290393829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55127307041235">
                <text:p>1.55127307041235</text:p>
              </table:table-cell>
              <table:table-cell office:value-type="float" office:value="15.3999707698822">
                <text:p>15.3999707698822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53047280579622">
                <text:p>1.53047280579622</text:p>
              </table:table-cell>
              <table:table-cell office:value-type="float" office:value="15.4999635219574">
                <text:p>15.4999635219574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50329811105016">
                <text:p>1.50329811105016</text:p>
              </table:table-cell>
              <table:table-cell office:value-type="float" office:value="15.6000199317932">
                <text:p>15.6000199317932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47742320267359">
                <text:p>1.47742320267359</text:p>
              </table:table-cell>
              <table:table-cell office:value-type="float" office:value="15.6999261379242">
                <text:p>15.6999261379242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43811453248869">
                <text:p>1.43811453248869</text:p>
              </table:table-cell>
              <table:table-cell office:value-type="float" office:value="15.800074338913">
                <text:p>15.800074338913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4021948316176">
                <text:p>1.4021948316176</text:p>
              </table:table-cell>
              <table:table-cell office:value-type="float" office:value="15.8999669551849">
                <text:p>15.8999669551849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37760185385204">
                <text:p>1.37760185385204</text:p>
              </table:table-cell>
              <table:table-cell office:value-type="float" office:value="15.999995470047">
                <text:p>15.999995470047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34115849075895">
                <text:p>1.34115849075895</text:p>
              </table:table-cell>
              <table:table-cell office:value-type="float" office:value="16.0999374389648">
                <text:p>16.0999374389648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31720111804284">
                <text:p>1.31720111804284</text:p>
              </table:table-cell>
              <table:table-cell office:value-type="float" office:value="16.1999838352203">
                <text:p>16.1999838352203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28559783809966">
                <text:p>1.28559783809966</text:p>
              </table:table-cell>
              <table:table-cell office:value-type="float" office:value="16.2999093532562">
                <text:p>16.2999093532562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26110704044703">
                <text:p>1.26110704044703</text:p>
              </table:table-cell>
              <table:table-cell office:value-type="float" office:value="16.3999984264374">
                <text:p>16.3999984264374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22953401608113">
                <text:p>1.22953401608113</text:p>
              </table:table-cell>
              <table:table-cell office:value-type="float" office:value="16.4999747276306">
                <text:p>16.4999747276306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20167511013148">
                <text:p>1.20167511013148</text:p>
              </table:table-cell>
              <table:table-cell office:value-type="float" office:value="16.6000235080719">
                <text:p>16.6000235080719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1730804535586">
                <text:p>1.1730804535586</text:p>
              </table:table-cell>
              <table:table-cell office:value-type="float" office:value="16.700249671936">
                <text:p>16.700249671936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14487613582099">
                <text:p>1.14487613582099</text:p>
              </table:table-cell>
              <table:table-cell office:value-type="float" office:value="16.8000257015228">
                <text:p>16.8000257015228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11608372470034">
                <text:p>1.11608372470034</text:p>
              </table:table-cell>
              <table:table-cell office:value-type="float" office:value="16.9000704288483">
                <text:p>16.9000704288483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0812474694274">
                <text:p>1.0812474694274</text:p>
              </table:table-cell>
              <table:table-cell office:value-type="float" office:value="17.0002238750458">
                <text:p>17.0002238750458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04791004878368">
                <text:p>1.04791004878368</text:p>
              </table:table-cell>
              <table:table-cell office:value-type="float" office:value="17.1000952720642">
                <text:p>17.1000952720642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01732255448689">
                <text:p>1.01732255448689</text:p>
              </table:table-cell>
              <table:table-cell office:value-type="float" office:value="17.2000949382782">
                <text:p>17.2000949382782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0.987208212960301">
                <text:p>0.987208212960301</text:p>
              </table:table-cell>
              <table:table-cell office:value-type="float" office:value="17.3001229763031">
                <text:p>17.3001229763031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0.942304763866072">
                <text:p>0.942304763866072</text:p>
              </table:table-cell>
              <table:table-cell office:value-type="float" office:value="17.4000144004822">
                <text:p>17.4000144004822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0.891255641782169">
                <text:p>0.891255641782169</text:p>
              </table:table-cell>
              <table:table-cell office:value-type="float" office:value="17.5002517700195">
                <text:p>17.500251770019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0.86350762069551">
                <text:p>0.86350762069551</text:p>
              </table:table-cell>
              <table:table-cell office:value-type="float" office:value="17.6000702381134">
                <text:p>17.6000702381134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0.860980509538262">
                <text:p>0.860980509538262</text:p>
              </table:table-cell>
              <table:table-cell office:value-type="float" office:value="17.7001268863678">
                <text:p>17.7001268863678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0.835381635610457">
                <text:p>0.835381635610457</text:p>
              </table:table-cell>
              <table:table-cell office:value-type="float" office:value="17.8001897335053">
                <text:p>17.8001897335053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0.786355436854468">
                <text:p>0.786355436854468</text:p>
              </table:table-cell>
              <table:table-cell office:value-type="float" office:value="17.900740146637">
                <text:p>17.900740146637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0.753260620325189">
                <text:p>0.753260620325189</text:p>
              </table:table-cell>
              <table:table-cell office:value-type="float" office:value="18.0001182556152">
                <text:p>18.0001182556152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0.72226599688358">
                <text:p>0.72226599688358</text:p>
              </table:table-cell>
              <table:table-cell office:value-type="float" office:value="18.1000325679779">
                <text:p>18.1000325679779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0.689404052224948">
                <text:p>0.689404052224948</text:p>
              </table:table-cell>
              <table:table-cell office:value-type="float" office:value="18.1999614238739">
                <text:p>18.1999614238739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0.657885852271145">
                <text:p>0.657885852271145</text:p>
              </table:table-cell>
              <table:table-cell office:value-type="float" office:value="18.3001022338867">
                <text:p>18.3001022338867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0.625024960788891">
                <text:p>0.625024960788891</text:p>
              </table:table-cell>
              <table:table-cell office:value-type="float" office:value="18.3998301029205">
                <text:p>18.399830102920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0.597029773020464">
                <text:p>0.597029773020464</text:p>
              </table:table-cell>
              <table:table-cell office:value-type="float" office:value="18.4999914169312">
                <text:p>18.4999914169312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0.553603346735629">
                <text:p>0.553603346735629</text:p>
              </table:table-cell>
              <table:table-cell office:value-type="float" office:value="18.6002452373505">
                <text:p>18.600245237350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0.499645110555632">
                <text:p>0.499645110555632</text:p>
              </table:table-cell>
              <table:table-cell office:value-type="float" office:value="18.6998746395111">
                <text:p>18.699874639511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488834161034177">
                <text:p>0.488834161034177</text:p>
              </table:table-cell>
              <table:table-cell office:value-type="float" office:value="18.800267457962">
                <text:p>18.80026745796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447179330955143">
                <text:p>0.447179330955143</text:p>
              </table:table-cell>
              <table:table-cell office:value-type="float" office:value="18.8998699188232">
                <text:p>18.899869918823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413830585791223">
                <text:p>0.413830585791223</text:p>
              </table:table-cell>
              <table:table-cell office:value-type="float" office:value="19.0000445842743">
                <text:p>19.000044584274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379425959593273">
                <text:p>0.379425959593273</text:p>
              </table:table-cell>
              <table:table-cell office:value-type="float" office:value="19.0999872684479">
                <text:p>19.099987268447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335753816138416">
                <text:p>0.335753816138416</text:p>
              </table:table-cell>
              <table:table-cell office:value-type="float" office:value="19.2003192901611">
                <text:p>19.200319290161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312140412409927">
                <text:p>0.312140412409927</text:p>
              </table:table-cell>
              <table:table-cell office:value-type="float" office:value="19.2998263835907">
                <text:p>19.299826383590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267437779903065">
                <text:p>0.267437779903065</text:p>
              </table:table-cell>
              <table:table-cell office:value-type="float" office:value="19.3998379707336">
                <text:p>19.399837970733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23269448389985">
                <text:p>0.23269448389985</text:p>
              </table:table-cell>
              <table:table-cell office:value-type="float" office:value="19.4998958110809">
                <text:p>19.499895811080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19704139392767">
                <text:p>0.19704139392767</text:p>
              </table:table-cell>
              <table:table-cell office:value-type="float" office:value="19.5999155044556">
                <text:p>19.599915504455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164497042639735">
                <text:p>0.164497042639735</text:p>
              </table:table-cell>
              <table:table-cell office:value-type="float" office:value="19.7003424167633">
                <text:p>19.700342416763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131360099089006">
                <text:p>0.131360099089006</text:p>
              </table:table-cell>
              <table:table-cell office:value-type="float" office:value="19.8002665042877">
                <text:p>19.800266504287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0969188231958049">
                <text:p>0.0969188231958049</text:p>
              </table:table-cell>
              <table:table-cell office:value-type="float" office:value="19.9119019508362">
                <text:p>19.911901950836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076329459029608">
                <text:p>0.076329459029608</text:p>
              </table:table-cell>
              <table:table-cell office:value-type="float" office:value="20.0034940242767">
                <text:p>20.00349402427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0453441909948404">
                <text:p>0.0453441909948404</text:p>
              </table:table-cell>
              <table:table-cell office:value-type="float" office:value="20.100022315979">
                <text:p>20.10002231597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00677977837372645">
                <text:p>0.00677977837372645</text:p>
              </table:table-cell>
              <table:table-cell office:value-type="float" office:value="20.1999666690826">
                <text:p>20.199966669082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-0.0223375799417858">
                <text:p>-0.0223375799417858</text:p>
              </table:table-cell>
              <table:table-cell office:value-type="float" office:value="20.2998564243317">
                <text:p>20.299856424331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-0.041205905362717">
                <text:p>-0.041205905362717</text:p>
              </table:table-cell>
              <table:table-cell office:value-type="float" office:value="20.4001915454865">
                <text:p>20.400191545486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-0.0774983753970306">
                <text:p>-0.0774983753970306</text:p>
              </table:table-cell>
              <table:table-cell office:value-type="float" office:value="20.4998767375946">
                <text:p>20.499876737594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-0.103887752102306">
                <text:p>-0.103887752102306</text:p>
              </table:table-cell>
              <table:table-cell office:value-type="float" office:value="20.5999643802643">
                <text:p>20.599964380264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-0.12056087973329">
                <text:p>-0.12056087973329</text:p>
              </table:table-cell>
              <table:table-cell office:value-type="float" office:value="20.7041776180267">
                <text:p>20.70417761802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-0.143536358628761">
                <text:p>-0.143536358628761</text:p>
              </table:table-cell>
              <table:table-cell office:value-type="float" office:value="20.8045370578766">
                <text:p>20.804537057876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-0.173720465957775">
                <text:p>-0.173720465957775</text:p>
              </table:table-cell>
              <table:table-cell office:value-type="float" office:value="20.8999395370483">
                <text:p>20.899939537048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-0.191285445894709">
                <text:p>-0.191285445894709</text:p>
              </table:table-cell>
              <table:table-cell office:value-type="float" office:value="20.9998488426209">
                <text:p>20.999848842620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-0.21519731937932">
                <text:p>-0.21519731937932</text:p>
              </table:table-cell>
              <table:table-cell office:value-type="float" office:value="21.099983215332">
                <text:p>21.09998321533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-0.234398552376476">
                <text:p>-0.234398552376476</text:p>
              </table:table-cell>
              <table:table-cell office:value-type="float" office:value="21.1999583244324">
                <text:p>21.199958324432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-0.24705930900221">
                <text:p>-0.24705930900221</text:p>
              </table:table-cell>
              <table:table-cell office:value-type="float" office:value="21.2998781204224">
                <text:p>21.299878120422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-0.267696066760844">
                <text:p>-0.267696066760844</text:p>
              </table:table-cell>
              <table:table-cell office:value-type="float" office:value="21.4036514759064">
                <text:p>21.403651475906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-0.2795876490485">
                <text:p>-0.2795876490485</text:p>
              </table:table-cell>
              <table:table-cell office:value-type="float" office:value="21.5102696418762">
                <text:p>21.510269641876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-0.294086106019585">
                <text:p>-0.294086106019585</text:p>
              </table:table-cell>
              <table:table-cell office:value-type="float" office:value="21.6001055240631">
                <text:p>21.600105524063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-0.316677803966706">
                <text:p>-0.316677803966706</text:p>
              </table:table-cell>
              <table:table-cell office:value-type="float" office:value="21.6998314857483">
                <text:p>21.699831485748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-0.330558247335675">
                <text:p>-0.330558247335675</text:p>
              </table:table-cell>
              <table:table-cell office:value-type="float" office:value="21.7999622821808">
                <text:p>21.799962282180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-0.341147076680778">
                <text:p>-0.341147076680778</text:p>
              </table:table-cell>
              <table:table-cell office:value-type="float" office:value="21.8999383449554">
                <text:p>21.899938344955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-0.355744659811573">
                <text:p>-0.355744659811573</text:p>
              </table:table-cell>
              <table:table-cell office:value-type="float" office:value="22.0000400543213">
                <text:p>22.000040054321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-0.36146637295865">
                <text:p>-0.36146637295865</text:p>
              </table:table-cell>
              <table:table-cell office:value-type="float" office:value="22.0999100208282">
                <text:p>22.099910020828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-0.374090014003815">
                <text:p>-0.374090014003815</text:p>
              </table:table-cell>
              <table:table-cell office:value-type="float" office:value="22.1999409198761">
                <text:p>22.199940919876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-0.384145955170805">
                <text:p>-0.384145955170805</text:p>
              </table:table-cell>
              <table:table-cell office:value-type="float" office:value="22.2998938560486">
                <text:p>22.299893856048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-0.389640345878754">
                <text:p>-0.389640345878754</text:p>
              </table:table-cell>
              <table:table-cell office:value-type="float" office:value="22.3998279571533">
                <text:p>22.399827957153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-0.394488888472413">
                <text:p>-0.394488888472413</text:p>
              </table:table-cell>
              <table:table-cell office:value-type="float" office:value="22.4998438358307">
                <text:p>22.499843835830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-0.39951545909034">
                <text:p>-0.39951545909034</text:p>
              </table:table-cell>
              <table:table-cell office:value-type="float" office:value="22.5998818874359">
                <text:p>22.599881887435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-0.411751215110465">
                <text:p>-0.411751215110465</text:p>
              </table:table-cell>
              <table:table-cell office:value-type="float" office:value="22.6998319625855">
                <text:p>22.699831962585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-0.411751215110465">
                <text:p>-0.411751215110465</text:p>
              </table:table-cell>
              <table:table-cell office:value-type="float" office:value="22.7998802661896">
                <text:p>22.799880266189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-0.418776794043313">
                <text:p>-0.418776794043313</text:p>
              </table:table-cell>
              <table:table-cell office:value-type="float" office:value="22.8998625278473">
                <text:p>22.899862527847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-0.418776794043313">
                <text:p>-0.418776794043313</text:p>
              </table:table-cell>
              <table:table-cell office:value-type="float" office:value="22.9998424053192">
                <text:p>22.999842405319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-0.423593987333633">
                <text:p>-0.423593987333633</text:p>
              </table:table-cell>
              <table:table-cell office:value-type="float" office:value="23.0998175144196">
                <text:p>23.099817514419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-0.423593987333633">
                <text:p>-0.423593987333633</text:p>
              </table:table-cell>
              <table:table-cell office:value-type="float" office:value="23.1999089717865">
                <text:p>23.199908971786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-0.427534071362565">
                <text:p>-0.427534071362565</text:p>
              </table:table-cell>
              <table:table-cell office:value-type="float" office:value="23.2998602390289">
                <text:p>23.299860239028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-0.427534071362565">
                <text:p>-0.427534071362565</text:p>
              </table:table-cell>
              <table:table-cell office:value-type="float" office:value="23.3999044895172">
                <text:p>23.399904489517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-0.427871051921597">
                <text:p>-0.427871051921597</text:p>
              </table:table-cell>
              <table:table-cell office:value-type="float" office:value="23.4998531341553">
                <text:p>23.499853134155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-0.427871051921597">
                <text:p>-0.427871051921597</text:p>
              </table:table-cell>
              <table:table-cell office:value-type="float" office:value="23.5998246669769">
                <text:p>23.599824666976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-0.424339338563611">
                <text:p>-0.424339338563611</text:p>
              </table:table-cell>
              <table:table-cell office:value-type="float" office:value="23.6998541355133">
                <text:p>23.699854135513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-0.421360435803077">
                <text:p>-0.421360435803077</text:p>
              </table:table-cell>
              <table:table-cell office:value-type="float" office:value="23.7998418807983">
                <text:p>23.799841880798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-0.421360435803077">
                <text:p>-0.421360435803077</text:p>
              </table:table-cell>
              <table:table-cell office:value-type="float" office:value="23.8998997211456">
                <text:p>23.899899721145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-0.421360435803077">
                <text:p>-0.421360435803077</text:p>
              </table:table-cell>
              <table:table-cell office:value-type="float" office:value="24.0000796318054">
                <text:p>24.000079631805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-0.408438604943211">
                <text:p>-0.408438604943211</text:p>
              </table:table-cell>
              <table:table-cell office:value-type="float" office:value="24.0998532772064">
                <text:p>24.099853277206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-0.398978506736837">
                <text:p>-0.398978506736837</text:p>
              </table:table-cell>
              <table:table-cell office:value-type="float" office:value="24.1999163627625">
                <text:p>24.19991636276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-0.39252330348528">
                <text:p>-0.39252330348528</text:p>
              </table:table-cell>
              <table:table-cell office:value-type="float" office:value="24.2998206615448">
                <text:p>24.299820661544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-0.384290776845121">
                <text:p>-0.384290776845121</text:p>
              </table:table-cell>
              <table:table-cell office:value-type="float" office:value="24.3998286724091">
                <text:p>24.399828672409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-0.375080365871479">
                <text:p>-0.375080365871479</text:p>
              </table:table-cell>
              <table:table-cell office:value-type="float" office:value="24.4999258518219">
                <text:p>24.499925851821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-0.375080365871479">
                <text:p>-0.375080365871479</text:p>
              </table:table-cell>
              <table:table-cell office:value-type="float" office:value="24.599841594696">
                <text:p>24.59984159469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-0.361880483484388">
                <text:p>-0.361880483484388</text:p>
              </table:table-cell>
              <table:table-cell office:value-type="float" office:value="24.6998944282532">
                <text:p>24.699894428253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-0.343257327894201">
                <text:p>-0.343257327894201</text:p>
              </table:table-cell>
              <table:table-cell office:value-type="float" office:value="24.79984998703">
                <text:p>24.7998499870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-0.343257327894201">
                <text:p>-0.343257327894201</text:p>
              </table:table-cell>
              <table:table-cell office:value-type="float" office:value="24.8998596668243">
                <text:p>24.899859666824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-0.326175019532403">
                <text:p>-0.326175019532403</text:p>
              </table:table-cell>
              <table:table-cell office:value-type="float" office:value="24.9998242855072">
                <text:p>24.999824285507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-0.302100662931395">
                <text:p>-0.302100662931395</text:p>
              </table:table-cell>
              <table:table-cell office:value-type="float" office:value="25.099837064743">
                <text:p>25.09983706474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-0.288576548383936">
                <text:p>-0.288576548383936</text:p>
              </table:table-cell>
              <table:table-cell office:value-type="float" office:value="25.2000262737274">
                <text:p>25.200026273727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-0.273548622264546">
                <text:p>-0.273548622264546</text:p>
              </table:table-cell>
              <table:table-cell office:value-type="float" office:value="25.2998569011688">
                <text:p>25.299856901168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-0.257782433444669">
                <text:p>-0.257782433444669</text:p>
              </table:table-cell>
              <table:table-cell office:value-type="float" office:value="25.3998448848724">
                <text:p>25.399844884872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-0.24832238574643">
                <text:p>-0.24832238574643</text:p>
              </table:table-cell>
              <table:table-cell office:value-type="float" office:value="25.4998722076416">
                <text:p>25.499872207641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-0.226416286718937">
                <text:p>-0.226416286718937</text:p>
              </table:table-cell>
              <table:table-cell office:value-type="float" office:value="25.59987449646">
                <text:p>25.5998744964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-0.206919070341298">
                <text:p>-0.206919070341298</text:p>
              </table:table-cell>
              <table:table-cell office:value-type="float" office:value="25.6998739242554">
                <text:p>25.699873924255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-0.18988219522365">
                <text:p>-0.18988219522365</text:p>
              </table:table-cell>
              <table:table-cell office:value-type="float" office:value="25.7999711036682">
                <text:p>25.799971103668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-0.17375913959364">
                <text:p>-0.17375913959364</text:p>
              </table:table-cell>
              <table:table-cell office:value-type="float" office:value="25.8998250961304">
                <text:p>25.899825096130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-0.154968618179347">
                <text:p>-0.154968618179347</text:p>
              </table:table-cell>
              <table:table-cell office:value-type="float" office:value="25.9998261928558">
                <text:p>25.999826192855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-0.14016150271811">
                <text:p>-0.14016150271811</text:p>
              </table:table-cell>
              <table:table-cell office:value-type="float" office:value="26.0999402999878">
                <text:p>26.099940299987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-0.117658088690522">
                <text:p>-0.117658088690522</text:p>
              </table:table-cell>
              <table:table-cell office:value-type="float" office:value="26.1999373435974">
                <text:p>26.199937343597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-0.0964378544691142">
                <text:p>-0.0964378544691142</text:p>
              </table:table-cell>
              <table:table-cell office:value-type="float" office:value="26.299880027771">
                <text:p>26.29988002777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-0.0762809754452651">
                <text:p>-0.0762809754452651</text:p>
              </table:table-cell>
              <table:table-cell office:value-type="float" office:value="26.3998475074768">
                <text:p>26.399847507476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-0.0556829367693652">
                <text:p>-0.0556829367693652</text:p>
              </table:table-cell>
              <table:table-cell office:value-type="float" office:value="26.499906539917">
                <text:p>26.49990653991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-0.0338266420950255">
                <text:p>-0.0338266420950255</text:p>
              </table:table-cell>
              <table:table-cell office:value-type="float" office:value="26.5998411178589">
                <text:p>26.599841117858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-0.0127233236493998">
                <text:p>-0.0127233236493998</text:p>
              </table:table-cell>
              <table:table-cell office:value-type="float" office:value="26.6998431682587">
                <text:p>26.699843168258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0117296452856595">
                <text:p>0.0117296452856595</text:p>
              </table:table-cell>
              <table:table-cell office:value-type="float" office:value="26.7999045848846">
                <text:p>26.799904584884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0353862713988518">
                <text:p>0.0353862713988518</text:p>
              </table:table-cell>
              <table:table-cell office:value-type="float" office:value="26.8998274803162">
                <text:p>26.899827480316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0600769978840281">
                <text:p>0.0600769978840281</text:p>
              </table:table-cell>
              <table:table-cell office:value-type="float" office:value="27.0000505447388">
                <text:p>27.000050544738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0858683270476308">
                <text:p>0.0858683270476308</text:p>
              </table:table-cell>
              <table:table-cell office:value-type="float" office:value="27.0999507904053">
                <text:p>27.099950790405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110909554361486">
                <text:p>0.110909554361486</text:p>
              </table:table-cell>
              <table:table-cell office:value-type="float" office:value="27.1998319625855">
                <text:p>27.199831962585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137342093589072">
                <text:p>0.137342093589072</text:p>
              </table:table-cell>
              <table:table-cell office:value-type="float" office:value="27.2998495101929">
                <text:p>27.299849510192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165093267763205">
                <text:p>0.165093267763205</text:p>
              </table:table-cell>
              <table:table-cell office:value-type="float" office:value="27.3999133110046">
                <text:p>27.399913311004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193947353553043">
                <text:p>0.193947353553043</text:p>
              </table:table-cell>
              <table:table-cell office:value-type="float" office:value="27.4998292922974">
                <text:p>27.499829292297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224549211685067">
                <text:p>0.224549211685067</text:p>
              </table:table-cell>
              <table:table-cell office:value-type="float" office:value="27.5998339653015">
                <text:p>27.599833965301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252396416810193">
                <text:p>0.252396416810193</text:p>
              </table:table-cell>
              <table:table-cell office:value-type="float" office:value="27.6998717784882">
                <text:p>27.699871778488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282043213698974">
                <text:p>0.282043213698974</text:p>
              </table:table-cell>
              <table:table-cell office:value-type="float" office:value="27.7998778820038">
                <text:p>27.799877882003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312933815131129">
                <text:p>0.312933815131129</text:p>
              </table:table-cell>
              <table:table-cell office:value-type="float" office:value="27.8998610973358">
                <text:p>27.899861097335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346730389726071">
                <text:p>0.346730389726071</text:p>
              </table:table-cell>
              <table:table-cell office:value-type="float" office:value="27.9998803138733">
                <text:p>27.999880313873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380717652661293">
                <text:p>0.380717652661293</text:p>
              </table:table-cell>
              <table:table-cell office:value-type="float" office:value="28.0998723506928">
                <text:p>28.099872350692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413297488831632">
                <text:p>0.413297488831632</text:p>
              </table:table-cell>
              <table:table-cell office:value-type="float" office:value="28.1998775005341">
                <text:p>28.199877500534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447387398450245">
                <text:p>0.447387398450245</text:p>
              </table:table-cell>
              <table:table-cell office:value-type="float" office:value="28.299836397171">
                <text:p>28.29983639717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483250581951582">
                <text:p>0.483250581951582</text:p>
              </table:table-cell>
              <table:table-cell office:value-type="float" office:value="28.3998961448669">
                <text:p>28.399896144866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519606372266402">
                <text:p>0.519606372266402</text:p>
              </table:table-cell>
              <table:table-cell office:value-type="float" office:value="28.4998388290405">
                <text:p>28.499838829040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555342185186102">
                <text:p>0.555342185186102</text:p>
              </table:table-cell>
              <table:table-cell office:value-type="float" office:value="28.5998556613922">
                <text:p>28.599855661392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59149889769334">
                <text:p>0.59149889769334</text:p>
              </table:table-cell>
              <table:table-cell office:value-type="float" office:value="28.6999535560608">
                <text:p>28.699953556060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617115045059324">
                <text:p>0.617115045059324</text:p>
              </table:table-cell>
              <table:table-cell office:value-type="float" office:value="28.7998332977295">
                <text:p>28.799833297729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654528757335759">
                <text:p>0.654528757335759</text:p>
              </table:table-cell>
              <table:table-cell office:value-type="float" office:value="28.899890422821">
                <text:p>28.89989042282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693863765732553">
                <text:p>0.693863765732553</text:p>
              </table:table-cell>
              <table:table-cell office:value-type="float" office:value="28.9999055862427">
                <text:p>28.999905586242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74238249619857">
                <text:p>0.74238249619857</text:p>
              </table:table-cell>
              <table:table-cell office:value-type="float" office:value="29.0998487472534">
                <text:p>29.099848747253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776478565180242">
                <text:p>0.776478565180242</text:p>
              </table:table-cell>
              <table:table-cell office:value-type="float" office:value="29.1999897956848">
                <text:p>29.199989795684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813194678789301">
                <text:p>0.813194678789301</text:p>
              </table:table-cell>
              <table:table-cell office:value-type="float" office:value="29.2999610900879">
                <text:p>29.299961090087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851155919306279">
                <text:p>0.851155919306279</text:p>
              </table:table-cell>
              <table:table-cell office:value-type="float" office:value="29.3998351097107">
                <text:p>29.399835109710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903649985757207">
                <text:p>0.903649985757207</text:p>
              </table:table-cell>
              <table:table-cell office:value-type="float" office:value="29.4998958110809">
                <text:p>29.499895811080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961589590239535">
                <text:p>0.961589590239535</text:p>
              </table:table-cell>
              <table:table-cell office:value-type="float" office:value="29.6000323295593">
                <text:p>29.600032329559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996412545277893">
                <text:p>0.996412545277893</text:p>
              </table:table-cell>
              <table:table-cell office:value-type="float" office:value="29.7002701759338">
                <text:p>29.700270175933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.0342820136178">
                <text:p>1.0342820136178</text:p>
              </table:table-cell>
              <table:table-cell office:value-type="float" office:value="29.7999536991119">
                <text:p>29.799953699111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.07068516117915">
                <text:p>1.07068516117915</text:p>
              </table:table-cell>
              <table:table-cell office:value-type="float" office:value="29.9000098705292">
                <text:p>29.9000098705292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10732368413626">
                <text:p>1.10732368413626</text:p>
              </table:table-cell>
              <table:table-cell office:value-type="float" office:value="29.9999842643738">
                <text:p>29.9999842643738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14912303066549">
                <text:p>1.14912303066549</text:p>
              </table:table-cell>
              <table:table-cell office:value-type="float" office:value="30.100212097168">
                <text:p>30.100212097168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18162685370202">
                <text:p>1.18162685370202</text:p>
              </table:table-cell>
              <table:table-cell office:value-type="float" office:value="30.2001180648804">
                <text:p>30.2001180648804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22159159873481">
                <text:p>1.22159159873481</text:p>
              </table:table-cell>
              <table:table-cell office:value-type="float" office:value="30.2998867034912">
                <text:p>30.2998867034912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26321017621319">
                <text:p>1.26321017621319</text:p>
              </table:table-cell>
              <table:table-cell office:value-type="float" office:value="30.4001688957214">
                <text:p>30.4001688957214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30236565739967">
                <text:p>1.30236565739967</text:p>
              </table:table-cell>
              <table:table-cell office:value-type="float" office:value="30.4999651908875">
                <text:p>30.499965190887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34311925742238">
                <text:p>1.34311925742238</text:p>
              </table:table-cell>
              <table:table-cell office:value-type="float" office:value="30.6000592708588">
                <text:p>30.6000592708588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38466647257947">
                <text:p>1.38466647257947</text:p>
              </table:table-cell>
              <table:table-cell office:value-type="float" office:value="30.7000112533569">
                <text:p>30.7000112533569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4266355921411">
                <text:p>1.4266355921411</text:p>
              </table:table-cell>
              <table:table-cell office:value-type="float" office:value="30.8000266551971">
                <text:p>30.8000266551971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46809580266674">
                <text:p>1.46809580266674</text:p>
              </table:table-cell>
              <table:table-cell office:value-type="float" office:value="30.8999402523041">
                <text:p>30.8999402523041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50830701402479">
                <text:p>1.50830701402479</text:p>
              </table:table-cell>
              <table:table-cell office:value-type="float" office:value="31.0000379085541">
                <text:p>31.0000379085541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5515244480878">
                <text:p>1.5515244480878</text:p>
              </table:table-cell>
              <table:table-cell office:value-type="float" office:value="31.0999920368195">
                <text:p>31.099992036819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60015072427223">
                <text:p>1.60015072427223</text:p>
              </table:table-cell>
              <table:table-cell office:value-type="float" office:value="31.2000498771667">
                <text:p>31.2000498771667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63797880821361">
                <text:p>1.63797880821361</text:p>
              </table:table-cell>
              <table:table-cell office:value-type="float" office:value="31.3000490665436">
                <text:p>31.3000490665436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675476100645">
                <text:p>1.675476100645</text:p>
              </table:table-cell>
              <table:table-cell office:value-type="float" office:value="31.4000535011292">
                <text:p>31.4000535011292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71086469143462">
                <text:p>1.71086469143462</text:p>
              </table:table-cell>
              <table:table-cell office:value-type="float" office:value="31.5000638961792">
                <text:p>31.5000638961792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74337742753026">
                <text:p>1.74337742753026</text:p>
              </table:table-cell>
              <table:table-cell office:value-type="float" office:value="31.6000173091888">
                <text:p>31.6000173091888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77690369901377">
                <text:p>1.77690369901377</text:p>
              </table:table-cell>
              <table:table-cell office:value-type="float" office:value="31.700147151947">
                <text:p>31.700147151947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8077164457441">
                <text:p>1.8077164457441</text:p>
              </table:table-cell>
              <table:table-cell office:value-type="float" office:value="31.8000736236572">
                <text:p>31.8000736236572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865195130949">
                <text:p>1.865195130949</text:p>
              </table:table-cell>
              <table:table-cell office:value-type="float" office:value="31.8999888896942">
                <text:p>31.8999888896942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88750187228838">
                <text:p>1.88750187228838</text:p>
              </table:table-cell>
              <table:table-cell office:value-type="float" office:value="32.0003578662872">
                <text:p>32.0003578662872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92457730357128">
                <text:p>1.92457730357128</text:p>
              </table:table-cell>
              <table:table-cell office:value-type="float" office:value="32.1001842021942">
                <text:p>32.1001842021942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99315045377005">
                <text:p>1.99315045377005</text:p>
              </table:table-cell>
              <table:table-cell office:value-type="float" office:value="32.1999959945679">
                <text:p>32.1999959945679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00803387278548">
                <text:p>2.00803387278548</text:p>
              </table:table-cell>
              <table:table-cell office:value-type="float" office:value="32.2999076843262">
                <text:p>32.2999076843262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03042494304621">
                <text:p>2.03042494304621</text:p>
              </table:table-cell>
              <table:table-cell office:value-type="float" office:value="32.4000923633575">
                <text:p>32.400092363357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05106900356882">
                <text:p>2.05106900356882</text:p>
              </table:table-cell>
              <table:table-cell office:value-type="float" office:value="32.5000298023224">
                <text:p>32.5000298023224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06956955485853">
                <text:p>2.06956955485853</text:p>
              </table:table-cell>
              <table:table-cell office:value-type="float" office:value="32.6000385284424">
                <text:p>32.6000385284424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09061091561547">
                <text:p>2.09061091561547</text:p>
              </table:table-cell>
              <table:table-cell office:value-type="float" office:value="32.700160741806">
                <text:p>32.700160741806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1081084149865">
                <text:p>2.1081084149865</text:p>
              </table:table-cell>
              <table:table-cell office:value-type="float" office:value="32.800030708313">
                <text:p>32.800030708313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12432146861715">
                <text:p>2.12432146861715</text:p>
              </table:table-cell>
              <table:table-cell office:value-type="float" office:value="32.8999590873718">
                <text:p>32.8999590873718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14117335203765">
                <text:p>2.14117335203765</text:p>
              </table:table-cell>
              <table:table-cell office:value-type="float" office:value="33.0001487731934">
                <text:p>33.0001487731934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15498118901915">
                <text:p>2.15498118901915</text:p>
              </table:table-cell>
              <table:table-cell office:value-type="float" office:value="33.1001677513123">
                <text:p>33.1001677513123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15486418745484">
                <text:p>2.15486418745484</text:p>
              </table:table-cell>
              <table:table-cell office:value-type="float" office:value="33.2000432014465">
                <text:p>33.200043201446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17514383585239">
                <text:p>2.17514383585239</text:p>
              </table:table-cell>
              <table:table-cell office:value-type="float" office:value="33.3001601696014">
                <text:p>33.3001601696014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18299466310075">
                <text:p>2.18299466310075</text:p>
              </table:table-cell>
              <table:table-cell office:value-type="float" office:value="33.4001889228821">
                <text:p>33.4001889228821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18223127562421">
                <text:p>2.18223127562421</text:p>
              </table:table-cell>
              <table:table-cell office:value-type="float" office:value="33.5000450611115">
                <text:p>33.500045061111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19901548092179">
                <text:p>2.19901548092179</text:p>
              </table:table-cell>
              <table:table-cell office:value-type="float" office:value="33.6000871658325">
                <text:p>33.600087165832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20826637571686">
                <text:p>2.20826637571686</text:p>
              </table:table-cell>
              <table:table-cell office:value-type="float" office:value="33.7001075744629">
                <text:p>33.7001075744629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23893418004424">
                <text:p>2.23893418004424</text:p>
              </table:table-cell>
              <table:table-cell office:value-type="float" office:value="33.8002095222473">
                <text:p>33.8002095222473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24707765250108">
                <text:p>2.24707765250108</text:p>
              </table:table-cell>
              <table:table-cell office:value-type="float" office:value="33.900069475174">
                <text:p>33.900069475174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25537510837112">
                <text:p>2.25537510837112</text:p>
              </table:table-cell>
              <table:table-cell office:value-type="float" office:value="34.0001244544983">
                <text:p>34.0001244544983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26202970109822">
                <text:p>2.26202970109822</text:p>
              </table:table-cell>
              <table:table-cell office:value-type="float" office:value="34.1000123023987">
                <text:p>34.1000123023987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27213310150032">
                <text:p>2.27213310150032</text:p>
              </table:table-cell>
              <table:table-cell office:value-type="float" office:value="34.1999850273132">
                <text:p>34.1999850273132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27611399525265">
                <text:p>2.27611399525265</text:p>
              </table:table-cell>
              <table:table-cell office:value-type="float" office:value="34.2999184131622">
                <text:p>34.2999184131622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28335425527082">
                <text:p>2.28335425527082</text:p>
              </table:table-cell>
              <table:table-cell office:value-type="float" office:value="34.4001362323761">
                <text:p>34.4001362323761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28826601824506">
                <text:p>2.28826601824506</text:p>
              </table:table-cell>
              <table:table-cell office:value-type="float" office:value="34.4999344348908">
                <text:p>34.4999344348908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3014148518294">
                <text:p>2.3014148518294</text:p>
              </table:table-cell>
              <table:table-cell office:value-type="float" office:value="34.6000800132752">
                <text:p>34.6000800132752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31120104018634">
                <text:p>2.31120104018634</text:p>
              </table:table-cell>
              <table:table-cell office:value-type="float" office:value="34.7011859416962">
                <text:p>34.7011859416962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31617974655748">
                <text:p>2.31617974655748</text:p>
              </table:table-cell>
              <table:table-cell office:value-type="float" office:value="34.8002169132233">
                <text:p>34.8002169132233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31562830534595">
                <text:p>2.31562830534595</text:p>
              </table:table-cell>
              <table:table-cell office:value-type="float" office:value="34.8999907970429">
                <text:p>34.8999907970429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32369845544039">
                <text:p>2.32369845544039</text:p>
              </table:table-cell>
              <table:table-cell office:value-type="float" office:value="34.999941110611">
                <text:p>34.999941110611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32717010400874">
                <text:p>2.32717010400874</text:p>
              </table:table-cell>
              <table:table-cell office:value-type="float" office:value="35.1001307964325">
                <text:p>35.100130796432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33012728049793">
                <text:p>2.33012728049793</text:p>
              </table:table-cell>
              <table:table-cell office:value-type="float" office:value="35.1999495029449">
                <text:p>35.1999495029449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2996917547394">
                <text:p>2.2996917547394</text:p>
              </table:table-cell>
              <table:table-cell office:value-type="float" office:value="35.3000149726868">
                <text:p>35.3000149726868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29782056000481">
                <text:p>2.29782056000481</text:p>
              </table:table-cell>
              <table:table-cell office:value-type="float" office:value="35.4000084400177">
                <text:p>35.4000084400177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29194457187192">
                <text:p>2.29194457187192</text:p>
              </table:table-cell>
              <table:table-cell office:value-type="float" office:value="35.4999115467072">
                <text:p>35.4999115467072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28786603405184">
                <text:p>2.28786603405184</text:p>
              </table:table-cell>
              <table:table-cell office:value-type="float" office:value="35.5999619960785">
                <text:p>35.599961996078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28240789118746">
                <text:p>2.28240789118746</text:p>
              </table:table-cell>
              <table:table-cell office:value-type="float" office:value="35.6998851299286">
                <text:p>35.6998851299286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27508190009765">
                <text:p>2.27508190009765</text:p>
              </table:table-cell>
              <table:table-cell office:value-type="float" office:value="35.8001811504364">
                <text:p>35.8001811504364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27016160678147">
                <text:p>2.27016160678147</text:p>
              </table:table-cell>
              <table:table-cell office:value-type="float" office:value="35.8998568058014">
                <text:p>35.8998568058014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26421759346047">
                <text:p>2.26421759346047</text:p>
              </table:table-cell>
              <table:table-cell office:value-type="float" office:value="36.000040769577">
                <text:p>36.000040769577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25701090601799">
                <text:p>2.25701090601799</text:p>
              </table:table-cell>
              <table:table-cell office:value-type="float" office:value="36.1000401973724">
                <text:p>36.1000401973724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25499608768086">
                <text:p>2.25499608768086</text:p>
              </table:table-cell>
              <table:table-cell office:value-type="float" office:value="36.2001793384552">
                <text:p>36.2001793384552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24227485450589">
                <text:p>2.24227485450589</text:p>
              </table:table-cell>
              <table:table-cell office:value-type="float" office:value="36.3000710010529">
                <text:p>36.3000710010529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24006909522415">
                <text:p>2.24006909522415</text:p>
              </table:table-cell>
              <table:table-cell office:value-type="float" office:value="36.400239944458">
                <text:p>36.400239944458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2145274694672">
                <text:p>2.2145274694672</text:p>
              </table:table-cell>
              <table:table-cell office:value-type="float" office:value="36.500022649765">
                <text:p>36.50002264976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20738810251393">
                <text:p>2.20738810251393</text:p>
              </table:table-cell>
              <table:table-cell office:value-type="float" office:value="36.5999429225922">
                <text:p>36.5999429225922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19534880020071">
                <text:p>2.19534880020071</text:p>
              </table:table-cell>
              <table:table-cell office:value-type="float" office:value="36.7000181674957">
                <text:p>36.7000181674957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18672883642491">
                <text:p>2.18672883642491</text:p>
              </table:table-cell>
              <table:table-cell office:value-type="float" office:value="36.8001782894135">
                <text:p>36.800178289413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2632779606801">
                <text:p>2.2632779606801</text:p>
              </table:table-cell>
              <table:table-cell office:value-type="float" office:value="36.8999533653259">
                <text:p>36.8999533653259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18976477469291">
                <text:p>2.18976477469291</text:p>
              </table:table-cell>
              <table:table-cell office:value-type="float" office:value="37.0003280639648">
                <text:p>37.0003280639648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1769811904483">
                <text:p>2.1769811904483</text:p>
              </table:table-cell>
              <table:table-cell office:value-type="float" office:value="37.1000363826752">
                <text:p>37.1000363826752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1679340743106">
                <text:p>2.1679340743106</text:p>
              </table:table-cell>
              <table:table-cell office:value-type="float" office:value="37.2000226974487">
                <text:p>37.2000226974487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15501392611859">
                <text:p>2.15501392611859</text:p>
              </table:table-cell>
              <table:table-cell office:value-type="float" office:value="37.3000886440277">
                <text:p>37.3000886440277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14224686058368">
                <text:p>2.14224686058368</text:p>
              </table:table-cell>
              <table:table-cell office:value-type="float" office:value="37.4002187252045">
                <text:p>37.400218725204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12599844604726">
                <text:p>2.12599844604726</text:p>
              </table:table-cell>
              <table:table-cell office:value-type="float" office:value="37.4999532699585">
                <text:p>37.499953269958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09881626357292">
                <text:p>2.09881626357292</text:p>
              </table:table-cell>
              <table:table-cell office:value-type="float" office:value="37.6000742912293">
                <text:p>37.6000742912293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08976848546796">
                <text:p>2.08976848546796</text:p>
              </table:table-cell>
              <table:table-cell office:value-type="float" office:value="37.699874162674">
                <text:p>37.699874162674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07495838567656">
                <text:p>2.07495838567656</text:p>
              </table:table-cell>
              <table:table-cell office:value-type="float" office:value="37.8001523017883">
                <text:p>37.8001523017883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05979734366123">
                <text:p>2.05979734366123</text:p>
              </table:table-cell>
              <table:table-cell office:value-type="float" office:value="37.899893283844">
                <text:p>37.899893283844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04227809531944">
                <text:p>2.04227809531944</text:p>
              </table:table-cell>
              <table:table-cell office:value-type="float" office:value="38.0003154277802">
                <text:p>38.0003154277802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03285999780777">
                <text:p>2.03285999780777</text:p>
              </table:table-cell>
              <table:table-cell office:value-type="float" office:value="38.0998561382294">
                <text:p>38.0998561382294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02030956407401">
                <text:p>2.02030956407401</text:p>
              </table:table-cell>
              <table:table-cell office:value-type="float" office:value="38.200005531311">
                <text:p>38.200005531311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.01162128889704">
                <text:p>2.01162128889704</text:p>
              </table:table-cell>
              <table:table-cell office:value-type="float" office:value="38.299919128418">
                <text:p>38.299919128418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9922613153786">
                <text:p>1.9922613153786</text:p>
              </table:table-cell>
              <table:table-cell office:value-type="float" office:value="38.3998711109161">
                <text:p>38.3998711109161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943366327435">
                <text:p>1.943366327435</text:p>
              </table:table-cell>
              <table:table-cell office:value-type="float" office:value="38.499847650528">
                <text:p>38.499847650528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92656936510741">
                <text:p>1.92656936510741</text:p>
              </table:table-cell>
              <table:table-cell office:value-type="float" office:value="38.5998532772064">
                <text:p>38.5998532772064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9065528688785">
                <text:p>1.9065528688785</text:p>
              </table:table-cell>
              <table:table-cell office:value-type="float" office:value="38.6998372077942">
                <text:p>38.6998372077942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88770039871665">
                <text:p>1.88770039871665</text:p>
              </table:table-cell>
              <table:table-cell office:value-type="float" office:value="38.7998490333557">
                <text:p>38.7998490333557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86986903870592">
                <text:p>1.86986903870592</text:p>
              </table:table-cell>
              <table:table-cell office:value-type="float" office:value="38.8998711109161">
                <text:p>38.8998711109161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84546493018224">
                <text:p>1.84546493018224</text:p>
              </table:table-cell>
              <table:table-cell office:value-type="float" office:value="39.0000367164612">
                <text:p>39.0000367164612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82763181486687">
                <text:p>1.82763181486687</text:p>
              </table:table-cell>
              <table:table-cell office:value-type="float" office:value="39.09987616539">
                <text:p>39.09987616539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80881512370509">
                <text:p>1.80881512370509</text:p>
              </table:table-cell>
              <table:table-cell office:value-type="float" office:value="39.2000794410706">
                <text:p>39.2000794410706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78758004956961">
                <text:p>1.78758004956961</text:p>
              </table:table-cell>
              <table:table-cell office:value-type="float" office:value="39.2998750209808">
                <text:p>39.2998750209808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76894107459303">
                <text:p>1.76894107459303</text:p>
              </table:table-cell>
              <table:table-cell office:value-type="float" office:value="39.3998239040375">
                <text:p>39.399823904037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74534455509344">
                <text:p>1.74534455509344</text:p>
              </table:table-cell>
              <table:table-cell office:value-type="float" office:value="39.499814748764">
                <text:p>39.499814748764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71889005852287">
                <text:p>1.71889005852287</text:p>
              </table:table-cell>
              <table:table-cell office:value-type="float" office:value="39.5999488830566">
                <text:p>39.5999488830566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68460294993068">
                <text:p>1.68460294993068</text:p>
              </table:table-cell>
              <table:table-cell office:value-type="float" office:value="39.6998267173767">
                <text:p>39.6998267173767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6591046273739">
                <text:p>1.6591046273739</text:p>
              </table:table-cell>
              <table:table-cell office:value-type="float" office:value="39.7998380661011">
                <text:p>39.7998380661011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60643752888147">
                <text:p>1.60643752888147</text:p>
              </table:table-cell>
              <table:table-cell office:value-type="float" office:value="39.8998036384583">
                <text:p>39.8998036384583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58021890821824">
                <text:p>1.58021890821824</text:p>
              </table:table-cell>
              <table:table-cell office:value-type="float" office:value="39.9998104572296">
                <text:p>39.9998104572296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55308612203236">
                <text:p>1.55308612203236</text:p>
              </table:table-cell>
              <table:table-cell office:value-type="float" office:value="40.0998449325562">
                <text:p>40.0998449325562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52652685676152">
                <text:p>1.52652685676152</text:p>
              </table:table-cell>
              <table:table-cell office:value-type="float" office:value="40.1998178958893">
                <text:p>40.1998178958893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49924153015445">
                <text:p>1.49924153015445</text:p>
              </table:table-cell>
              <table:table-cell office:value-type="float" office:value="40.2998588085175">
                <text:p>40.299858808517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47159366378875">
                <text:p>1.47159366378875</text:p>
              </table:table-cell>
              <table:table-cell office:value-type="float" office:value="40.3998508453369">
                <text:p>40.3998508453369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44362265782123">
                <text:p>1.44362265782123</text:p>
              </table:table-cell>
              <table:table-cell office:value-type="float" office:value="40.4998097419739">
                <text:p>40.4998097419739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41327660481958">
                <text:p>1.41327660481958</text:p>
              </table:table-cell>
              <table:table-cell office:value-type="float" office:value="40.5998115539551">
                <text:p>40.5998115539551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38522855484274">
                <text:p>1.38522855484274</text:p>
              </table:table-cell>
              <table:table-cell office:value-type="float" office:value="40.6998219490051">
                <text:p>40.6998219490051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34144192498414">
                <text:p>1.34144192498414</text:p>
              </table:table-cell>
              <table:table-cell office:value-type="float" office:value="40.7998144626617">
                <text:p>40.7998144626617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31353299216055">
                <text:p>1.31353299216055</text:p>
              </table:table-cell>
              <table:table-cell office:value-type="float" office:value="40.8999662399292">
                <text:p>40.8999662399292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30029357394822">
                <text:p>1.30029357394822</text:p>
              </table:table-cell>
              <table:table-cell office:value-type="float" office:value="40.999805688858">
                <text:p>40.999805688858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27083704634859">
                <text:p>1.27083704634859</text:p>
              </table:table-cell>
              <table:table-cell office:value-type="float" office:value="41.099817276001">
                <text:p>41.099817276001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24128550599977">
                <text:p>1.24128550599977</text:p>
              </table:table-cell>
              <table:table-cell office:value-type="float" office:value="41.1998100280762">
                <text:p>41.1998100280762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20915187785608">
                <text:p>1.20915187785608</text:p>
              </table:table-cell>
              <table:table-cell office:value-type="float" office:value="41.2998213768005">
                <text:p>41.299821376800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17785864982975">
                <text:p>1.17785864982975</text:p>
              </table:table-cell>
              <table:table-cell office:value-type="float" office:value="41.3998310565949">
                <text:p>41.3998310565949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14816446774643">
                <text:p>1.14816446774643</text:p>
              </table:table-cell>
              <table:table-cell office:value-type="float" office:value="41.4998345375061">
                <text:p>41.4998345375061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11829692206919">
                <text:p>1.11829692206919</text:p>
              </table:table-cell>
              <table:table-cell office:value-type="float" office:value="41.5998277664185">
                <text:p>41.599827766418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09799825053875">
                <text:p>1.09799825053875</text:p>
              </table:table-cell>
              <table:table-cell office:value-type="float" office:value="41.6998195648193">
                <text:p>41.6998195648193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1.06787140585554">
                <text:p>1.06787140585554</text:p>
              </table:table-cell>
              <table:table-cell office:value-type="float" office:value="41.7998294830322">
                <text:p>41.7998294830322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0.997732127752563">
                <text:p>0.997732127752563</text:p>
              </table:table-cell>
              <table:table-cell office:value-type="float" office:value="41.8998119831085">
                <text:p>41.899811983108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0.971032662632959">
                <text:p>0.971032662632959</text:p>
              </table:table-cell>
              <table:table-cell office:value-type="float" office:value="42.0005230903626">
                <text:p>42.0005230903626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0.946447544444812">
                <text:p>0.946447544444812</text:p>
              </table:table-cell>
              <table:table-cell office:value-type="float" office:value="42.0998349189758">
                <text:p>42.0998349189758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0.911777535411154">
                <text:p>0.911777535411154</text:p>
              </table:table-cell>
              <table:table-cell office:value-type="float" office:value="42.1998581886292">
                <text:p>42.1998581886292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0.877714450481847">
                <text:p>0.877714450481847</text:p>
              </table:table-cell>
              <table:table-cell office:value-type="float" office:value="42.2998604774475">
                <text:p>42.299860477447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0.842956635415076">
                <text:p>0.842956635415076</text:p>
              </table:table-cell>
              <table:table-cell office:value-type="float" office:value="42.3998630046845">
                <text:p>42.399863004684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0.807791691862031">
                <text:p>0.807791691862031</text:p>
              </table:table-cell>
              <table:table-cell office:value-type="float" office:value="42.4998376369476">
                <text:p>42.4998376369476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0.770354794662906">
                <text:p>0.770354794662906</text:p>
              </table:table-cell>
              <table:table-cell office:value-type="float" office:value="42.5998661518097">
                <text:p>42.5998661518097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0.733941203092802">
                <text:p>0.733941203092802</text:p>
              </table:table-cell>
              <table:table-cell office:value-type="float" office:value="42.699798822403">
                <text:p>42.699798822403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0.698244099109227">
                <text:p>0.698244099109227</text:p>
              </table:table-cell>
              <table:table-cell office:value-type="float" office:value="42.7998216152191">
                <text:p>42.7998216152191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0.661380150437272">
                <text:p>0.661380150437272</text:p>
              </table:table-cell>
              <table:table-cell office:value-type="float" office:value="42.8999466896057">
                <text:p>42.8999466896057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0.624966871230134">
                <text:p>0.624966871230134</text:p>
              </table:table-cell>
              <table:table-cell office:value-type="float" office:value="42.9998688697815">
                <text:p>42.999868869781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0.590169230778226">
                <text:p>0.590169230778226</text:p>
              </table:table-cell>
              <table:table-cell office:value-type="float" office:value="43.0998485088348">
                <text:p>43.0998485088348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0.554103155512097">
                <text:p>0.554103155512097</text:p>
              </table:table-cell>
              <table:table-cell office:value-type="float" office:value="43.1998603343964">
                <text:p>43.1998603343964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0.519505702243839">
                <text:p>0.519505702243839</text:p>
              </table:table-cell>
              <table:table-cell office:value-type="float" office:value="43.2998244762421">
                <text:p>43.299824476242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45816583173239">
                <text:p>0.45816583173239</text:p>
              </table:table-cell>
              <table:table-cell office:value-type="float" office:value="43.3999910354614">
                <text:p>43.399991035461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430103017916738">
                <text:p>0.430103017916738</text:p>
              </table:table-cell>
              <table:table-cell office:value-type="float" office:value="43.4998500347137">
                <text:p>43.499850034713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381884036413123">
                <text:p>0.381884036413123</text:p>
              </table:table-cell>
              <table:table-cell office:value-type="float" office:value="43.5999155044556">
                <text:p>43.599915504455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312764820511196">
                <text:p>0.312764820511196</text:p>
              </table:table-cell>
              <table:table-cell office:value-type="float" office:value="43.6998372077942">
                <text:p>43.699837207794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304844568427443">
                <text:p>0.304844568427443</text:p>
              </table:table-cell>
              <table:table-cell office:value-type="float" office:value="43.7998416423798">
                <text:p>43.799841642379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270250284695579">
                <text:p>0.270250284695579</text:p>
              </table:table-cell>
              <table:table-cell office:value-type="float" office:value="43.8998472690582">
                <text:p>43.899847269058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234097211626164">
                <text:p>0.234097211626164</text:p>
              </table:table-cell>
              <table:table-cell office:value-type="float" office:value="43.9998323917389">
                <text:p>43.999832391738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21055152990123">
                <text:p>0.21055152990123</text:p>
              </table:table-cell>
              <table:table-cell office:value-type="float" office:value="44.0999090671539">
                <text:p>44.099909067153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145637792502014">
                <text:p>0.145637792502014</text:p>
              </table:table-cell>
              <table:table-cell office:value-type="float" office:value="44.1999266147614">
                <text:p>44.199926614761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111040086437836">
                <text:p>0.111040086437836</text:p>
              </table:table-cell>
              <table:table-cell office:value-type="float" office:value="44.2999856472015">
                <text:p>44.299985647201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0799881314110269">
                <text:p>0.0799881314110269</text:p>
              </table:table-cell>
              <table:table-cell office:value-type="float" office:value="44.3998689651489">
                <text:p>44.399868965148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0429179017100805">
                <text:p>0.0429179017100805</text:p>
              </table:table-cell>
              <table:table-cell office:value-type="float" office:value="44.4998767375946">
                <text:p>44.499876737594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0125169742039319">
                <text:p>0.0125169742039319</text:p>
              </table:table-cell>
              <table:table-cell office:value-type="float" office:value="44.6000926494598">
                <text:p>44.600092649459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-0.0207797583246387">
                <text:p>-0.0207797583246387</text:p>
              </table:table-cell>
              <table:table-cell office:value-type="float" office:value="44.6999495029449">
                <text:p>44.699949502944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-0.0978722317565057">
                <text:p>-0.0978722317565057</text:p>
              </table:table-cell>
              <table:table-cell office:value-type="float" office:value="44.7998266220093">
                <text:p>44.799826622009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-0.112827017940143">
                <text:p>-0.112827017940143</text:p>
              </table:table-cell>
              <table:table-cell office:value-type="float" office:value="44.8998546600342">
                <text:p>44.899854660034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-0.1060963983674">
                <text:p>-0.1060963983674</text:p>
              </table:table-cell>
              <table:table-cell office:value-type="float" office:value="44.999838590622">
                <text:p>44.99983859062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-0.1060963983674">
                <text:p>-0.1060963983674</text:p>
              </table:table-cell>
              <table:table-cell office:value-type="float" office:value="45.0998411178589">
                <text:p>45.099841117858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-0.142168244700039">
                <text:p>-0.142168244700039</text:p>
              </table:table-cell>
              <table:table-cell office:value-type="float" office:value="45.1998705863953">
                <text:p>45.199870586395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-0.170601274748144">
                <text:p>-0.170601274748144</text:p>
              </table:table-cell>
              <table:table-cell office:value-type="float" office:value="45.2998661994934">
                <text:p>45.299866199493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0105429633618592">
                <text:p>-0.001054296336185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0394616435771877">
                <text:p>-0.003946164357718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0479759725960105">
                <text:p>-0.004797597259601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0765132278325842">
                <text:p>-0.007651322783258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0920233258345871">
                <text:p>-0.009202332583458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111996825513732">
                <text:p>-0.01119968255137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480937404651278">
                <text:p>0.04809374046512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442066683306508">
                <text:p>0.04420666833065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405574394305635">
                <text:p>0.04055743943056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419534045239121">
                <text:p>0.04195340452391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0843527441270586">
                <text:p>-0.008435274412705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0582439613516961">
                <text:p>-0.005824396135169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0194069823570064">
                <text:p>-0.001940698235700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286244570891814">
                <text:p>0.002862445708918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853854095672579">
                <text:p>0.00853854095672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135104054800088">
                <text:p>0.01351040548000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211724942848348">
                <text:p>0.02117249428483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2915718393136">
                <text:p>0.029157183931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36758293459908">
                <text:p>0.0367582934599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47203418104804">
                <text:p>0.0472034181048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567200951961708">
                <text:p>0.05672009519617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70144043309577">
                <text:p>0.0701440433095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816072613378325">
                <text:p>0.08160726133783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949543806854798">
                <text:p>0.09495438068547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07442614016261">
                <text:p>0.1074426140162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21684012875763">
                <text:p>0.1216840128757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34330960437605">
                <text:p>0.1343309604376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52780242457379">
                <text:p>0.152780242457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6789865037931">
                <text:p>0.167898650379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84990238498777">
                <text:p>0.1849902384987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02917684891677">
                <text:p>0.2029176848916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31999880579454">
                <text:p>0.2319998805794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50541192111273">
                <text:p>0.2505411921112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71517377641129">
                <text:p>0.2715173776411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92045048814255">
                <text:p>0.2920450488142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313408722632352">
                <text:p>0.3134087226323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336966487591801">
                <text:p>0.3369664875918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359895416093663">
                <text:p>0.3598954160936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382300817565859">
                <text:p>0.382300817565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405991046289212">
                <text:p>0.4059910462892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429261671541677">
                <text:p>0.4292616715416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454318432145986">
                <text:p>0.4543184321459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480374517411637">
                <text:p>0.4803745174116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506958111623671">
                <text:p>0.5069581116236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533172700123126">
                <text:p>0.5331727001231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56211332920058">
                <text:p>0.562113329200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592432637426261">
                <text:p>0.5924326374262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19853361413649">
                <text:p>0.6198533614136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50341503619775">
                <text:p>0.6503415036197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85654104048168">
                <text:p>0.6856541040481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719721452861478">
                <text:p>0.7197214528614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768736091437301">
                <text:p>0.7687360914373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796628521936556">
                <text:p>0.7966285219365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828504782491625">
                <text:p>0.8285047824916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859936314670303">
                <text:p>0.8599363146703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891812328648367">
                <text:p>0.8918123286483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26764003340991">
                <text:p>0.9267640033409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63287885027822">
                <text:p>0.9632878850278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0078657462687">
                <text:p>1.00786574626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04577423299766">
                <text:p>1.045774232997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08216459670303">
                <text:p>1.082164596703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12206429587294">
                <text:p>1.122064295872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15884505213777">
                <text:p>1.158845052137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1988493729236">
                <text:p>1.19884937292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23832332260219">
                <text:p>1.23832332260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34358850121368">
                <text:p>1.343588501213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42559031849909">
                <text:p>1.425590318499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46082130371301">
                <text:p>1.460821303713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47947539512665">
                <text:p>1.479475395126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51304766424081">
                <text:p>1.513047664240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54403884101655">
                <text:p>1.544038841016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57684681914589">
                <text:p>1.576846819145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61020087739219">
                <text:p>1.61020087739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64059460279273">
                <text:p>1.640594602792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66426906295883">
                <text:p>1.664269062958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71043433560371">
                <text:p>1.710434335603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74003002538743">
                <text:p>1.740030025387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76962802990907">
                <text:p>1.769628029909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79530722352979">
                <text:p>1.79530722352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8225661768727">
                <text:p>1.82256617687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84700646521664">
                <text:p>1.847006465216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87376253187989">
                <text:p>1.873762531879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90002527226364">
                <text:p>1.900025272263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92077426986779">
                <text:p>1.92077426986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94643575358571">
                <text:p>1.946435753585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96411247220549">
                <text:p>1.964112472205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98163885660532">
                <text:p>1.981638856605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99755722858784">
                <text:p>1.997557228587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00861515767188">
                <text:p>2.008615157671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02373892228125">
                <text:p>2.023738922281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0370642858211">
                <text:p>2.03706428582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05038727948014">
                <text:p>2.050387279480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06228750082423">
                <text:p>2.062287500824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06800969994501">
                <text:p>2.068009699945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08715099178172">
                <text:p>2.087150991781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09568382906767">
                <text:p>2.095683829067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10735979727037">
                <text:p>2.107359797270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11809866741079">
                <text:p>2.118098667410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12849953052831">
                <text:p>2.128499530528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1343495835014">
                <text:p>2.13434958350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14184282354091">
                <text:p>2.141842823540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14821598804816">
                <text:p>2.148215988048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15155339484977">
                <text:p>2.151553394849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15602477629721">
                <text:p>2.156024776297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14047905963111">
                <text:p>2.140479059631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12893464729452">
                <text:p>2.128934647294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12791876641282">
                <text:p>2.127918766412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16012477775894">
                <text:p>2.160124777758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17023348231633">
                <text:p>2.170233482316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15257464687668">
                <text:p>2.152574646876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16340543911273">
                <text:p>2.163405439112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14740725899689">
                <text:p>2.147407258996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13231925303374">
                <text:p>2.132319253033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14410070147395">
                <text:p>2.144100701473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13989233995865">
                <text:p>2.139892339958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13445652064366">
                <text:p>2.134456520643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12528469172438">
                <text:p>2.125284691724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13437769184094">
                <text:p>2.134377691840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12454952353176">
                <text:p>2.124549523531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11727916284991">
                <text:p>2.117279162849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10417990970758">
                <text:p>2.104179909707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09843492659489">
                <text:p>2.098434926594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07766860109036">
                <text:p>2.077668601090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06635134257066">
                <text:p>2.066351342570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06884182175748">
                <text:p>2.068841821757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06063670421356">
                <text:p>2.060636704213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05095080931591">
                <text:p>2.050950809315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03101641917133">
                <text:p>2.031016419171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00608750226465">
                <text:p>2.006087502264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00496404679573">
                <text:p>2.004964046795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99364460583632">
                <text:p>1.993644605836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98155857146927">
                <text:p>1.981558571469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96809502630842">
                <text:p>1.968095026308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95814391277036">
                <text:p>1.958143912770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94534138236549">
                <text:p>1.945341382365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93207766451887">
                <text:p>1.932077664518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91720736459842">
                <text:p>1.917207364598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90501499181324">
                <text:p>1.905014991813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89153164460504">
                <text:p>1.891531644605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8673631287394">
                <text:p>1.86736312873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85949465531386">
                <text:p>1.859494655313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84265569708883">
                <text:p>1.842655697088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82212496679347">
                <text:p>1.822124966793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80479750895814">
                <text:p>1.804797508958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78735818047681">
                <text:p>1.787358180476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76891089837362">
                <text:p>1.768910898373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74519776254172">
                <text:p>1.745197762541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72633141300105">
                <text:p>1.726331413001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6983605640883">
                <text:p>1.69836056408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67759206087998">
                <text:p>1.677592060879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61873650444814">
                <text:p>1.618736504448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59741906216342">
                <text:p>1.597419062163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5756984618022">
                <text:p>1.57569846180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55127307041235">
                <text:p>1.551273070412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53047280579622">
                <text:p>1.530472805796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50329811105016">
                <text:p>1.503298111050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47742320267359">
                <text:p>1.477423202673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43811453248869">
                <text:p>1.438114532488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4021948316176">
                <text:p>1.40219483161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37760185385204">
                <text:p>1.377601853852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34115849075895">
                <text:p>1.341158490758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31720111804284">
                <text:p>1.317201118042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28559783809966">
                <text:p>1.285597838099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26110704044703">
                <text:p>1.261107040447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22953401608113">
                <text:p>1.229534016081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20167511013148">
                <text:p>1.201675110131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1730804535586">
                <text:p>1.17308045355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14487613582099">
                <text:p>1.14487613582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11608372470034">
                <text:p>1.116083724700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0812474694274">
                <text:p>1.08124746942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04791004878368">
                <text:p>1.047910048783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01732255448689">
                <text:p>1.017322554486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87208212960301">
                <text:p>0.9872082129603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42304763866072">
                <text:p>0.9423047638660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891255641782169">
                <text:p>0.8912556417821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86350762069551">
                <text:p>0.863507620695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860980509538262">
                <text:p>0.8609805095382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835381635610457">
                <text:p>0.8353816356104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786355436854468">
                <text:p>0.7863554368544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753260620325189">
                <text:p>0.7532606203251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72226599688358">
                <text:p>0.722265996883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89404052224948">
                <text:p>0.6894040522249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57885852271145">
                <text:p>0.6578858522711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25024960788891">
                <text:p>0.6250249607888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597029773020464">
                <text:p>0.5970297730204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553603346735629">
                <text:p>0.5536033467356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499645110555632">
                <text:p>0.4996451105556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488834161034177">
                <text:p>0.4888341610341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447179330955143">
                <text:p>0.4471793309551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413830585791223">
                <text:p>0.4138305857912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379425959593273">
                <text:p>0.3794259595932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335753816138416">
                <text:p>0.3357538161384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312140412409927">
                <text:p>0.3121404124099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67437779903065">
                <text:p>0.2674377799030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3269448389985">
                <text:p>0.232694483899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9704139392767">
                <text:p>0.197041393927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64497042639735">
                <text:p>0.1644970426397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31360099089006">
                <text:p>0.1313600990890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969188231958049">
                <text:p>0.09691882319580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76329459029608">
                <text:p>0.0763294590296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453441909948404">
                <text:p>0.04534419099484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677977837372645">
                <text:p>0.006779778373726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223375799417858">
                <text:p>-0.02233757994178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41205905362717">
                <text:p>-0.0412059053627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774983753970306">
                <text:p>-0.07749837539703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103887752102306">
                <text:p>-0.1038877521023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12056087973329">
                <text:p>-0.120560879733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143536358628761">
                <text:p>-0.1435363586287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173720465957775">
                <text:p>-0.1737204659577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191285445894709">
                <text:p>-0.1912854458947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21519731937932">
                <text:p>-0.215197319379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234398552376476">
                <text:p>-0.2343985523764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24705930900221">
                <text:p>-0.247059309002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267696066760844">
                <text:p>-0.2676960667608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2795876490485">
                <text:p>-0.27958764904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294086106019585">
                <text:p>-0.2940861060195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316677803966706">
                <text:p>-0.3166778039667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330558247335675">
                <text:p>-0.3305582473356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341147076680778">
                <text:p>-0.3411470766807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355744659811573">
                <text:p>-0.3557446598115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36146637295865">
                <text:p>-0.361466372958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374090014003815">
                <text:p>-0.3740900140038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384145955170805">
                <text:p>-0.3841459551708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389640345878754">
                <text:p>-0.3896403458787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394488888472413">
                <text:p>-0.3944888884724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39951545909034">
                <text:p>-0.399515459090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411751215110465">
                <text:p>-0.4117512151104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411751215110465">
                <text:p>-0.4117512151104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418776794043313">
                <text:p>-0.4187767940433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418776794043313">
                <text:p>-0.4187767940433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423593987333633">
                <text:p>-0.4235939873336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423593987333633">
                <text:p>-0.4235939873336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427534071362565">
                <text:p>-0.4275340713625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427534071362565">
                <text:p>-0.4275340713625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427871051921597">
                <text:p>-0.4278710519215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427871051921597">
                <text:p>-0.4278710519215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424339338563611">
                <text:p>-0.4243393385636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421360435803077">
                <text:p>-0.4213604358030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421360435803077">
                <text:p>-0.4213604358030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421360435803077">
                <text:p>-0.4213604358030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408438604943211">
                <text:p>-0.4084386049432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398978506736837">
                <text:p>-0.3989785067368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39252330348528">
                <text:p>-0.392523303485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384290776845121">
                <text:p>-0.3842907768451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375080365871479">
                <text:p>-0.3750803658714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375080365871479">
                <text:p>-0.3750803658714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361880483484388">
                <text:p>-0.3618804834843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343257327894201">
                <text:p>-0.3432573278942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343257327894201">
                <text:p>-0.3432573278942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326175019532403">
                <text:p>-0.3261750195324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302100662931395">
                <text:p>-0.3021006629313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288576548383936">
                <text:p>-0.2885765483839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273548622264546">
                <text:p>-0.2735486222645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257782433444669">
                <text:p>-0.2577824334446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24832238574643">
                <text:p>-0.248322385746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226416286718937">
                <text:p>-0.2264162867189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206919070341298">
                <text:p>-0.2069190703412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18988219522365">
                <text:p>-0.189882195223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17375913959364">
                <text:p>-0.173759139593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154968618179347">
                <text:p>-0.1549686181793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14016150271811">
                <text:p>-0.140161502718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117658088690522">
                <text:p>-0.1176580886905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964378544691142">
                <text:p>-0.09643785446911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762809754452651">
                <text:p>-0.07628097544526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556829367693652">
                <text:p>-0.05568293676936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338266420950255">
                <text:p>-0.03382664209502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127233236493998">
                <text:p>-0.01272332364939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117296452856595">
                <text:p>0.01172964528565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353862713988518">
                <text:p>0.03538627139885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00769978840281">
                <text:p>0.06007699788402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858683270476308">
                <text:p>0.08586832704763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10909554361486">
                <text:p>0.1109095543614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37342093589072">
                <text:p>0.1373420935890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65093267763205">
                <text:p>0.1650932677632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93947353553043">
                <text:p>0.1939473535530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24549211685067">
                <text:p>0.2245492116850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52396416810193">
                <text:p>0.2523964168101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82043213698974">
                <text:p>0.2820432136989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312933815131129">
                <text:p>0.3129338151311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346730389726071">
                <text:p>0.3467303897260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380717652661293">
                <text:p>0.3807176526612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413297488831632">
                <text:p>0.4132974888316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447387398450245">
                <text:p>0.4473873984502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483250581951582">
                <text:p>0.4832505819515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519606372266402">
                <text:p>0.5196063722664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555342185186102">
                <text:p>0.5553421851861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59149889769334">
                <text:p>0.591498897693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17115045059324">
                <text:p>0.6171150450593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54528757335759">
                <text:p>0.6545287573357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93863765732553">
                <text:p>0.6938637657325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74238249619857">
                <text:p>0.742382496198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776478565180242">
                <text:p>0.7764785651802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813194678789301">
                <text:p>0.8131946787893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851155919306279">
                <text:p>0.8511559193062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03649985757207">
                <text:p>0.9036499857572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61589590239535">
                <text:p>0.9615895902395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96412545277893">
                <text:p>0.9964125452778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0342820136178">
                <text:p>1.03428201361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07068516117915">
                <text:p>1.070685161179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10732368413626">
                <text:p>1.107323684136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14912303066549">
                <text:p>1.149123030665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18162685370202">
                <text:p>1.181626853702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22159159873481">
                <text:p>1.221591598734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26321017621319">
                <text:p>1.263210176213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30236565739967">
                <text:p>1.302365657399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34311925742238">
                <text:p>1.343119257422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38466647257947">
                <text:p>1.384666472579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4266355921411">
                <text:p>1.42663559214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46809580266674">
                <text:p>1.468095802666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50830701402479">
                <text:p>1.508307014024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5515244480878">
                <text:p>1.55152444808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60015072427223">
                <text:p>1.600150724272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63797880821361">
                <text:p>1.637978808213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675476100645">
                <text:p>1.6754761006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71086469143462">
                <text:p>1.710864691434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74337742753026">
                <text:p>1.743377427530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77690369901377">
                <text:p>1.776903699013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8077164457441">
                <text:p>1.80771644574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865195130949">
                <text:p>1.8651951309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88750187228838">
                <text:p>1.887501872288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92457730357128">
                <text:p>1.924577303571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99315045377005">
                <text:p>1.993150453770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00803387278548">
                <text:p>2.008033872785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03042494304621">
                <text:p>2.030424943046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05106900356882">
                <text:p>2.051069003568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06956955485853">
                <text:p>2.069569554858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09061091561547">
                <text:p>2.090610915615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1081084149865">
                <text:p>2.10810841498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12432146861715">
                <text:p>2.124321468617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14117335203765">
                <text:p>2.141173352037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15498118901915">
                <text:p>2.154981189019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15486418745484">
                <text:p>2.154864187454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17514383585239">
                <text:p>2.175143835852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18299466310075">
                <text:p>2.182994663100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18223127562421">
                <text:p>2.182231275624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19901548092179">
                <text:p>2.19901548092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20826637571686">
                <text:p>2.208266375716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23893418004424">
                <text:p>2.238934180044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24707765250108">
                <text:p>2.247077652501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25537510837112">
                <text:p>2.255375108371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26202970109822">
                <text:p>2.262029701098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27213310150032">
                <text:p>2.272133101500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27611399525265">
                <text:p>2.276113995252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28335425527082">
                <text:p>2.283354255270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28826601824506">
                <text:p>2.288266018245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3014148518294">
                <text:p>2.30141485182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31120104018634">
                <text:p>2.311201040186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31617974655748">
                <text:p>2.316179746557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31562830534595">
                <text:p>2.315628305345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32369845544039">
                <text:p>2.323698455440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32717010400874">
                <text:p>2.327170104008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33012728049793">
                <text:p>2.330127280497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2996917547394">
                <text:p>2.29969175473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29782056000481">
                <text:p>2.297820560004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29194457187192">
                <text:p>2.291944571871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28786603405184">
                <text:p>2.287866034051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28240789118746">
                <text:p>2.282407891187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27508190009765">
                <text:p>2.275081900097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27016160678147">
                <text:p>2.270161606781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26421759346047">
                <text:p>2.264217593460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25701090601799">
                <text:p>2.257010906017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25499608768086">
                <text:p>2.254996087680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24227485450589">
                <text:p>2.242274854505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24006909522415">
                <text:p>2.240069095224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2145274694672">
                <text:p>2.21452746946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20738810251393">
                <text:p>2.207388102513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19534880020071">
                <text:p>2.195348800200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18672883642491">
                <text:p>2.186728836424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2632779606801">
                <text:p>2.26327796068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18976477469291">
                <text:p>2.189764774692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1769811904483">
                <text:p>2.17698119044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1679340743106">
                <text:p>2.16793407431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15501392611859">
                <text:p>2.15501392611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14224686058368">
                <text:p>2.142246860583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12599844604726">
                <text:p>2.125998446047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09881626357292">
                <text:p>2.098816263572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08976848546796">
                <text:p>2.089768485467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07495838567656">
                <text:p>2.074958385676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05979734366123">
                <text:p>2.059797343661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04227809531944">
                <text:p>2.042278095319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03285999780777">
                <text:p>2.032859997807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02030956407401">
                <text:p>2.020309564074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01162128889704">
                <text:p>2.011621288897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9922613153786">
                <text:p>1.99226131537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943366327435">
                <text:p>1.9433663274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92656936510741">
                <text:p>1.926569365107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9065528688785">
                <text:p>1.90655286887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88770039871665">
                <text:p>1.887700398716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86986903870592">
                <text:p>1.869869038705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84546493018224">
                <text:p>1.845464930182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82763181486687">
                <text:p>1.827631814866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80881512370509">
                <text:p>1.808815123705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78758004956961">
                <text:p>1.787580049569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76894107459303">
                <text:p>1.768941074593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74534455509344">
                <text:p>1.745344555093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71889005852287">
                <text:p>1.718890058522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68460294993068">
                <text:p>1.684602949930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6591046273739">
                <text:p>1.6591046273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60643752888147">
                <text:p>1.606437528881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58021890821824">
                <text:p>1.580218908218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55308612203236">
                <text:p>1.553086122032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52652685676152">
                <text:p>1.526526856761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49924153015445">
                <text:p>1.499241530154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47159366378875">
                <text:p>1.471593663788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44362265782123">
                <text:p>1.443622657821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41327660481958">
                <text:p>1.413276604819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38522855484274">
                <text:p>1.385228554842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34144192498414">
                <text:p>1.341441924984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31353299216055">
                <text:p>1.313532992160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30029357394822">
                <text:p>1.300293573948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27083704634859">
                <text:p>1.27083704634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24128550599977">
                <text:p>1.241285505999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20915187785608">
                <text:p>1.209151877856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17785864982975">
                <text:p>1.177858649829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14816446774643">
                <text:p>1.148164467746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11829692206919">
                <text:p>1.118296922069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09799825053875">
                <text:p>1.097998250538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06787140585554">
                <text:p>1.067871405855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97732127752563">
                <text:p>0.9977321277525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71032662632959">
                <text:p>0.9710326626329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46447544444812">
                <text:p>0.9464475444448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11777535411154">
                <text:p>0.9117775354111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877714450481847">
                <text:p>0.8777144504818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842956635415076">
                <text:p>0.8429566354150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807791691862031">
                <text:p>0.8077916918620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770354794662906">
                <text:p>0.7703547946629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733941203092802">
                <text:p>0.7339412030928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98244099109227">
                <text:p>0.6982440991092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61380150437272">
                <text:p>0.6613801504372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24966871230134">
                <text:p>0.6249668712301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590169230778226">
                <text:p>0.5901692307782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554103155512097">
                <text:p>0.5541031555120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519505702243839">
                <text:p>0.5195057022438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45816583173239">
                <text:p>0.458165831732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430103017916738">
                <text:p>0.4301030179167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381884036413123">
                <text:p>0.3818840364131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312764820511196">
                <text:p>0.3127648205111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304844568427443">
                <text:p>0.3048445684274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70250284695579">
                <text:p>0.270250284695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34097211626164">
                <text:p>0.2340972116261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1055152990123">
                <text:p>0.210551529901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45637792502014">
                <text:p>0.1456377925020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11040086437836">
                <text:p>0.1110400864378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799881314110269">
                <text:p>0.07998813141102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429179017100805">
                <text:p>0.04291790171008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125169742039319">
                <text:p>0.01251697420393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207797583246387">
                <text:p>-0.02077975832463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978722317565057">
                <text:p>-0.09787223175650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112827017940143">
                <text:p>-0.1128270179401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1060963983674">
                <text:p>-0.10609639836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1060963983674">
                <text:p>-0.10609639836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142168244700039">
                <text:p>-0.1421682447000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170601274748144">
                <text:p>-0.1706012747481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1.2$Linux_X86_64 LibreOffice_project/d3abf4aee5fd705e4a92bba33a32f40bc4e56f49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109cm" svg:height="17.473cm" xlink:href=".." xlink:type="simple" chart:class="chart:scatter" chart:style-name="ch1">
        <chart:legend chart:legend-position="end" svg:x="27.178cm" svg:y="8.437cm" style:legend-expansion="high" chart:style-name="ch2"/>
        <chart:plot-area chart:style-name="ch3" svg:x="0.692cm" svg:y="1.271cm" svg:width="22.473cm" svg:height="16.399cm">
          <chart:coordinate-region svg:x="1.536cm" svg:y="1.471cm" svg:width="21.436cm" svg:height="1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_essai_indiciel_3.F2:data_essai_indiciel_3.F455" chart:class="chart:scatter">
            <chart:domain table:cell-range-address="data_essai_indiciel_3.B2:data_essai_indiciel_3.B455"/>
            <chart:data-point chart:repeated="45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_essai_indiciel_3.B2:data_essai_indiciel_3.B455</svg:desc>
                </draw:g>
              </table:table-cell>
              <table:table-cell office:value-type="float" office:value="0">
                <text:p>0</text:p>
                <draw:g>
                  <svg:desc>data_essai_indiciel_3.F2:data_essai_indiciel_3.F4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0080251693726">
                <text:p>0.100080251693726</text:p>
              </table:table-cell>
              <table:table-cell office:value-type="float" office:value="-0.00105429633618592">
                <text:p>-0.001054296336185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0004816055298">
                <text:p>0.200004816055298</text:p>
              </table:table-cell>
              <table:table-cell office:value-type="float" office:value="-0.00394616435771877">
                <text:p>-0.003946164357718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0190687179565">
                <text:p>0.300190687179565</text:p>
              </table:table-cell>
              <table:table-cell office:value-type="float" office:value="-0.00479759725960105">
                <text:p>-0.004797597259601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0003228187561">
                <text:p>0.40003228187561</text:p>
              </table:table-cell>
              <table:table-cell office:value-type="float" office:value="-0.00765132278325842">
                <text:p>-0.007651322783258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00137805938721">
                <text:p>0.500137805938721</text:p>
              </table:table-cell>
              <table:table-cell office:value-type="float" office:value="-0.00920233258345871">
                <text:p>-0.009202332583458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00508689880371">
                <text:p>0.600508689880371</text:p>
              </table:table-cell>
              <table:table-cell office:value-type="float" office:value="-0.0111996825513732">
                <text:p>-0.01119968255137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99918031692505">
                <text:p>0.699918031692505</text:p>
              </table:table-cell>
              <table:table-cell office:value-type="float" office:value="0.0480937404651278">
                <text:p>0.04809374046512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00030946731567">
                <text:p>0.800030946731567</text:p>
              </table:table-cell>
              <table:table-cell office:value-type="float" office:value="0.0442066683306508">
                <text:p>0.04420666833065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00034666061401">
                <text:p>0.900034666061401</text:p>
              </table:table-cell>
              <table:table-cell office:value-type="float" office:value="0.0405574394305635">
                <text:p>0.04055743943056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000331401825">
                <text:p>1.0000331401825</text:p>
              </table:table-cell>
              <table:table-cell office:value-type="float" office:value="0.0419534045239121">
                <text:p>0.04195340452391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0004758834839">
                <text:p>1.10004758834839</text:p>
              </table:table-cell>
              <table:table-cell office:value-type="float" office:value="-0.00843527441270586">
                <text:p>-0.008435274412705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0002198219299">
                <text:p>1.20002198219299</text:p>
              </table:table-cell>
              <table:table-cell office:value-type="float" office:value="-0.00582439613516961">
                <text:p>-0.005824396135169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000967502594">
                <text:p>1.3000967502594</text:p>
              </table:table-cell>
              <table:table-cell office:value-type="float" office:value="-0.00194069823570064">
                <text:p>-0.001940698235700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0010929107666">
                <text:p>1.40010929107666</text:p>
              </table:table-cell>
              <table:table-cell office:value-type="float" office:value="0.00286244570891814">
                <text:p>0.002862445708918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9996614456177">
                <text:p>1.49996614456177</text:p>
              </table:table-cell>
              <table:table-cell office:value-type="float" office:value="0.00853854095672579">
                <text:p>0.008538540956725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0008525848389">
                <text:p>1.60008525848389</text:p>
              </table:table-cell>
              <table:table-cell office:value-type="float" office:value="0.0135104054800088">
                <text:p>0.01351040548000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0067811012268">
                <text:p>1.70067811012268</text:p>
              </table:table-cell>
              <table:table-cell office:value-type="float" office:value="0.0211724942848348">
                <text:p>0.02117249428483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0003762245178">
                <text:p>1.80003762245178</text:p>
              </table:table-cell>
              <table:table-cell office:value-type="float" office:value="0.02915718393136">
                <text:p>0.029157183931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0008187294006">
                <text:p>1.90008187294006</text:p>
              </table:table-cell>
              <table:table-cell office:value-type="float" office:value="0.036758293459908">
                <text:p>0.0367582934599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00056481361389">
                <text:p>2.00056481361389</text:p>
              </table:table-cell>
              <table:table-cell office:value-type="float" office:value="0.047203418104804">
                <text:p>0.0472034181048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0024690628052">
                <text:p>2.10024690628052</text:p>
              </table:table-cell>
              <table:table-cell office:value-type="float" office:value="0.0567200951961708">
                <text:p>0.05672009519617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0092630386353">
                <text:p>2.20092630386353</text:p>
              </table:table-cell>
              <table:table-cell office:value-type="float" office:value="0.070144043309577">
                <text:p>0.0701440433095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0016660690308">
                <text:p>2.30016660690308</text:p>
              </table:table-cell>
              <table:table-cell office:value-type="float" office:value="0.0816072613378325">
                <text:p>0.08160726133783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0012311935425">
                <text:p>2.40012311935425</text:p>
              </table:table-cell>
              <table:table-cell office:value-type="float" office:value="0.0949543806854798">
                <text:p>0.09495438068547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0023198127747">
                <text:p>2.50023198127747</text:p>
              </table:table-cell>
              <table:table-cell office:value-type="float" office:value="0.107442614016261">
                <text:p>0.1074426140162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0006952285767">
                <text:p>2.60006952285767</text:p>
              </table:table-cell>
              <table:table-cell office:value-type="float" office:value="0.121684012875763">
                <text:p>0.1216840128757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0000004768372">
                <text:p>2.70000004768372</text:p>
              </table:table-cell>
              <table:table-cell office:value-type="float" office:value="0.134330960437605">
                <text:p>0.1343309604376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0013489723206">
                <text:p>2.80013489723206</text:p>
              </table:table-cell>
              <table:table-cell office:value-type="float" office:value="0.152780242457379">
                <text:p>0.1527802424573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0004515647888">
                <text:p>2.90004515647888</text:p>
              </table:table-cell>
              <table:table-cell office:value-type="float" office:value="0.16789865037931">
                <text:p>0.167898650379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00019717216492">
                <text:p>3.00019717216492</text:p>
              </table:table-cell>
              <table:table-cell office:value-type="float" office:value="0.184990238498777">
                <text:p>0.1849902384987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0001373291016">
                <text:p>3.10001373291016</text:p>
              </table:table-cell>
              <table:table-cell office:value-type="float" office:value="0.202917684891677">
                <text:p>0.2029176848916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0019674301147">
                <text:p>3.20019674301147</text:p>
              </table:table-cell>
              <table:table-cell office:value-type="float" office:value="0.231999880579454">
                <text:p>0.2319998805794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0000996589661">
                <text:p>3.30000996589661</text:p>
              </table:table-cell>
              <table:table-cell office:value-type="float" office:value="0.250541192111273">
                <text:p>0.2505411921112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0009021759033">
                <text:p>3.40009021759033</text:p>
              </table:table-cell>
              <table:table-cell office:value-type="float" office:value="0.271517377641129">
                <text:p>0.2715173776411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0016283988953">
                <text:p>3.50016283988953</text:p>
              </table:table-cell>
              <table:table-cell office:value-type="float" office:value="0.292045048814255">
                <text:p>0.2920450488142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0006499290466">
                <text:p>3.60006499290466</text:p>
              </table:table-cell>
              <table:table-cell office:value-type="float" office:value="0.313408722632352">
                <text:p>0.3134087226323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0011162757874">
                <text:p>3.70011162757874</text:p>
              </table:table-cell>
              <table:table-cell office:value-type="float" office:value="0.336966487591801">
                <text:p>0.3369664875918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0012631416321">
                <text:p>3.80012631416321</text:p>
              </table:table-cell>
              <table:table-cell office:value-type="float" office:value="0.359895416093663">
                <text:p>0.3598954160936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0010333061218">
                <text:p>3.90010333061218</text:p>
              </table:table-cell>
              <table:table-cell office:value-type="float" office:value="0.382300817565859">
                <text:p>0.3823008175658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00033187866211">
                <text:p>4.00033187866211</text:p>
              </table:table-cell>
              <table:table-cell office:value-type="float" office:value="0.405991046289212">
                <text:p>0.4059910462892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0014033317566">
                <text:p>4.10014033317566</text:p>
              </table:table-cell>
              <table:table-cell office:value-type="float" office:value="0.429261671541677">
                <text:p>0.4292616715416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0019149780273">
                <text:p>4.20019149780273</text:p>
              </table:table-cell>
              <table:table-cell office:value-type="float" office:value="0.454318432145986">
                <text:p>0.4543184321459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0001330375671">
                <text:p>4.30001330375671</text:p>
              </table:table-cell>
              <table:table-cell office:value-type="float" office:value="0.480374517411637">
                <text:p>0.4803745174116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0008163452148">
                <text:p>4.40008163452148</text:p>
              </table:table-cell>
              <table:table-cell office:value-type="float" office:value="0.506958111623671">
                <text:p>0.5069581116236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49997639656067">
                <text:p>4.49997639656067</text:p>
              </table:table-cell>
              <table:table-cell office:value-type="float" office:value="0.533172700123126">
                <text:p>0.5331727001231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0018181800842">
                <text:p>4.60018181800842</text:p>
              </table:table-cell>
              <table:table-cell office:value-type="float" office:value="0.56211332920058">
                <text:p>0.562113329200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0002150535584">
                <text:p>4.70002150535584</text:p>
              </table:table-cell>
              <table:table-cell office:value-type="float" office:value="0.592432637426261">
                <text:p>0.5924326374262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0008983612061">
                <text:p>4.80008983612061</text:p>
              </table:table-cell>
              <table:table-cell office:value-type="float" office:value="0.619853361413649">
                <text:p>0.6198533614136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0015029907227">
                <text:p>4.90015029907227</text:p>
              </table:table-cell>
              <table:table-cell office:value-type="float" office:value="0.650341503619775">
                <text:p>0.6503415036197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00004649162293">
                <text:p>5.00004649162293</text:p>
              </table:table-cell>
              <table:table-cell office:value-type="float" office:value="0.685654104048168">
                <text:p>0.6856541040481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001877784729">
                <text:p>5.1001877784729</text:p>
              </table:table-cell>
              <table:table-cell office:value-type="float" office:value="0.719721452861478">
                <text:p>0.7197214528614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19991707801819">
                <text:p>5.19991707801819</text:p>
              </table:table-cell>
              <table:table-cell office:value-type="float" office:value="0.768736091437301">
                <text:p>0.7687360914373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00133228302">
                <text:p>5.300133228302</text:p>
              </table:table-cell>
              <table:table-cell office:value-type="float" office:value="0.796628521936556">
                <text:p>0.7966285219365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39999341964722">
                <text:p>5.39999341964722</text:p>
              </table:table-cell>
              <table:table-cell office:value-type="float" office:value="0.828504782491625">
                <text:p>0.8285047824916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0010299682617">
                <text:p>5.50010299682617</text:p>
              </table:table-cell>
              <table:table-cell office:value-type="float" office:value="0.859936314670303">
                <text:p>0.8599363146703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59999394416809">
                <text:p>5.59999394416809</text:p>
              </table:table-cell>
              <table:table-cell office:value-type="float" office:value="0.891812328648367">
                <text:p>0.8918123286483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000527381897">
                <text:p>5.7000527381897</text:p>
              </table:table-cell>
              <table:table-cell office:value-type="float" office:value="0.926764003340991">
                <text:p>0.9267640033409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0010294914246">
                <text:p>5.80010294914246</text:p>
              </table:table-cell>
              <table:table-cell office:value-type="float" office:value="0.963287885027822">
                <text:p>0.9632878850278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0005993843079">
                <text:p>5.90005993843079</text:p>
              </table:table-cell>
              <table:table-cell office:value-type="float" office:value="1.0078657462687">
                <text:p>1.007865746268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.99994659423828">
                <text:p>5.99994659423828</text:p>
              </table:table-cell>
              <table:table-cell office:value-type="float" office:value="1.04577423299766">
                <text:p>1.045774232997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000452041626">
                <text:p>6.1000452041626</text:p>
              </table:table-cell>
              <table:table-cell office:value-type="float" office:value="1.08216459670303">
                <text:p>1.082164596703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0001244544983">
                <text:p>6.20001244544983</text:p>
              </table:table-cell>
              <table:table-cell office:value-type="float" office:value="1.12206429587294">
                <text:p>1.122064295872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0007910728455">
                <text:p>6.30007910728455</text:p>
              </table:table-cell>
              <table:table-cell office:value-type="float" office:value="1.15884505213777">
                <text:p>1.158845052137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39993262290955">
                <text:p>6.39993262290955</text:p>
              </table:table-cell>
              <table:table-cell office:value-type="float" office:value="1.1988493729236">
                <text:p>1.19884937292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0026559829712">
                <text:p>6.50026559829712</text:p>
              </table:table-cell>
              <table:table-cell office:value-type="float" office:value="1.23832332260219">
                <text:p>1.238323322602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0008907318115">
                <text:p>6.60008907318115</text:p>
              </table:table-cell>
              <table:table-cell office:value-type="float" office:value="1.34358850121368">
                <text:p>1.343588501213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69993448257446">
                <text:p>6.69993448257446</text:p>
              </table:table-cell>
              <table:table-cell office:value-type="float" office:value="1.42559031849909">
                <text:p>1.425590318499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79994773864746">
                <text:p>6.79994773864746</text:p>
              </table:table-cell>
              <table:table-cell office:value-type="float" office:value="1.46082130371301">
                <text:p>1.460821303713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0017867088318">
                <text:p>6.90017867088318</text:p>
              </table:table-cell>
              <table:table-cell office:value-type="float" office:value="1.47947539512665">
                <text:p>1.479475395126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000568151474">
                <text:p>7.000568151474</text:p>
              </table:table-cell>
              <table:table-cell office:value-type="float" office:value="1.51304766424081">
                <text:p>1.513047664240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0008311271668">
                <text:p>7.10008311271668</text:p>
              </table:table-cell>
              <table:table-cell office:value-type="float" office:value="1.54403884101655">
                <text:p>1.544038841016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20010423660278">
                <text:p>7.20010423660278</text:p>
              </table:table-cell>
              <table:table-cell office:value-type="float" office:value="1.57684681914589">
                <text:p>1.576846819145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0010151863098">
                <text:p>7.30010151863098</text:p>
              </table:table-cell>
              <table:table-cell office:value-type="float" office:value="1.61020087739219">
                <text:p>1.610200877392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0011882781982">
                <text:p>7.40011882781982</text:p>
              </table:table-cell>
              <table:table-cell office:value-type="float" office:value="1.64059460279273">
                <text:p>1.640594602792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50004839897156">
                <text:p>7.50004839897156</text:p>
              </table:table-cell>
              <table:table-cell office:value-type="float" office:value="1.66426906295883">
                <text:p>1.664269062958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60048389434814">
                <text:p>7.60048389434814</text:p>
              </table:table-cell>
              <table:table-cell office:value-type="float" office:value="1.71043433560371">
                <text:p>1.710434335603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69998502731323">
                <text:p>7.69998502731323</text:p>
              </table:table-cell>
              <table:table-cell office:value-type="float" office:value="1.74003002538743">
                <text:p>1.740030025387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0022406578064">
                <text:p>7.80022406578064</text:p>
              </table:table-cell>
              <table:table-cell office:value-type="float" office:value="1.76962802990907">
                <text:p>1.7696280299090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90013241767883">
                <text:p>7.90013241767883</text:p>
              </table:table-cell>
              <table:table-cell office:value-type="float" office:value="1.79530722352979">
                <text:p>1.795307223529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.00005292892456">
                <text:p>8.00005292892456</text:p>
              </table:table-cell>
              <table:table-cell office:value-type="float" office:value="1.8225661768727">
                <text:p>1.82256617687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10036015510559">
                <text:p>8.10036015510559</text:p>
              </table:table-cell>
              <table:table-cell office:value-type="float" office:value="1.84700646521664">
                <text:p>1.847006465216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19999170303345">
                <text:p>8.19999170303345</text:p>
              </table:table-cell>
              <table:table-cell office:value-type="float" office:value="1.87376253187989">
                <text:p>1.873762531879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30009722709656">
                <text:p>8.30009722709656</text:p>
              </table:table-cell>
              <table:table-cell office:value-type="float" office:value="1.90002527226364">
                <text:p>1.900025272263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39996027946472">
                <text:p>8.39996027946472</text:p>
              </table:table-cell>
              <table:table-cell office:value-type="float" office:value="1.92077426986779">
                <text:p>1.9207742698677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50007843971252">
                <text:p>8.50007843971252</text:p>
              </table:table-cell>
              <table:table-cell office:value-type="float" office:value="1.94643575358571">
                <text:p>1.946435753585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60002207756043">
                <text:p>8.60002207756043</text:p>
              </table:table-cell>
              <table:table-cell office:value-type="float" office:value="1.96411247220549">
                <text:p>1.9641124722054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70012474060059">
                <text:p>8.70012474060059</text:p>
              </table:table-cell>
              <table:table-cell office:value-type="float" office:value="1.98163885660532">
                <text:p>1.981638856605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80007481575012">
                <text:p>8.80007481575012</text:p>
              </table:table-cell>
              <table:table-cell office:value-type="float" office:value="1.99755722858784">
                <text:p>1.997557228587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90003991127014">
                <text:p>8.90003991127014</text:p>
              </table:table-cell>
              <table:table-cell office:value-type="float" office:value="2.00861515767188">
                <text:p>2.0086151576718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.0001974105835">
                <text:p>9.0001974105835</text:p>
              </table:table-cell>
              <table:table-cell office:value-type="float" office:value="2.02373892228125">
                <text:p>2.023738922281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09996628761292">
                <text:p>9.09996628761292</text:p>
              </table:table-cell>
              <table:table-cell office:value-type="float" office:value="2.0370642858211">
                <text:p>2.03706428582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19996976852417">
                <text:p>9.19996976852417</text:p>
              </table:table-cell>
              <table:table-cell office:value-type="float" office:value="2.05038727948014">
                <text:p>2.0503872794801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3000864982605">
                <text:p>9.3000864982605</text:p>
              </table:table-cell>
              <table:table-cell office:value-type="float" office:value="2.06228750082423">
                <text:p>2.062287500824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40002751350403">
                <text:p>9.40002751350403</text:p>
              </table:table-cell>
              <table:table-cell office:value-type="float" office:value="2.06800969994501">
                <text:p>2.068009699945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50003004074097">
                <text:p>9.50003004074097</text:p>
              </table:table-cell>
              <table:table-cell office:value-type="float" office:value="2.08715099178172">
                <text:p>2.087150991781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60037159919739">
                <text:p>9.60037159919739</text:p>
              </table:table-cell>
              <table:table-cell office:value-type="float" office:value="2.09568382906767">
                <text:p>2.095683829067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70000338554382">
                <text:p>9.70000338554382</text:p>
              </table:table-cell>
              <table:table-cell office:value-type="float" office:value="2.10735979727037">
                <text:p>2.1073597972703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80010080337524">
                <text:p>9.80010080337524</text:p>
              </table:table-cell>
              <table:table-cell office:value-type="float" office:value="2.11809866741079">
                <text:p>2.118098667410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90017008781433">
                <text:p>9.90017008781433</text:p>
              </table:table-cell>
              <table:table-cell office:value-type="float" office:value="2.12849953052831">
                <text:p>2.128499530528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.00004529953">
                <text:p>10.00004529953</text:p>
              </table:table-cell>
              <table:table-cell office:value-type="float" office:value="2.1343495835014">
                <text:p>2.134349583501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1000609397888">
                <text:p>10.1000609397888</text:p>
              </table:table-cell>
              <table:table-cell office:value-type="float" office:value="2.14184282354091">
                <text:p>2.141842823540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2001075744629">
                <text:p>10.2001075744629</text:p>
              </table:table-cell>
              <table:table-cell office:value-type="float" office:value="2.14821598804816">
                <text:p>2.1482159880481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3000087738037">
                <text:p>10.3000087738037</text:p>
              </table:table-cell>
              <table:table-cell office:value-type="float" office:value="2.15155339484977">
                <text:p>2.1515533948497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3999874591827">
                <text:p>10.3999874591827</text:p>
              </table:table-cell>
              <table:table-cell office:value-type="float" office:value="2.15602477629721">
                <text:p>2.1560247762972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5000741481781">
                <text:p>10.5000741481781</text:p>
              </table:table-cell>
              <table:table-cell office:value-type="float" office:value="2.14047905963111">
                <text:p>2.140479059631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5999083518982">
                <text:p>10.5999083518982</text:p>
              </table:table-cell>
              <table:table-cell office:value-type="float" office:value="2.12893464729452">
                <text:p>2.128934647294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7000772953033">
                <text:p>10.7000772953033</text:p>
              </table:table-cell>
              <table:table-cell office:value-type="float" office:value="2.12791876641282">
                <text:p>2.1279187664128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8000476360321">
                <text:p>10.8000476360321</text:p>
              </table:table-cell>
              <table:table-cell office:value-type="float" office:value="2.16012477775894">
                <text:p>2.1601247777589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9000906944275">
                <text:p>10.9000906944275</text:p>
              </table:table-cell>
              <table:table-cell office:value-type="float" office:value="2.17023348231633">
                <text:p>2.170233482316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.0001635551453">
                <text:p>11.0001635551453</text:p>
              </table:table-cell>
              <table:table-cell office:value-type="float" office:value="2.15257464687668">
                <text:p>2.1525746468766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0999643802643">
                <text:p>11.0999643802643</text:p>
              </table:table-cell>
              <table:table-cell office:value-type="float" office:value="2.16340543911273">
                <text:p>2.1634054391127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2000946998596">
                <text:p>11.2000946998596</text:p>
              </table:table-cell>
              <table:table-cell office:value-type="float" office:value="2.14740725899689">
                <text:p>2.1474072589968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2999489307404">
                <text:p>11.2999489307404</text:p>
              </table:table-cell>
              <table:table-cell office:value-type="float" office:value="2.13231925303374">
                <text:p>2.1323192530337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4002301692963">
                <text:p>11.4002301692963</text:p>
              </table:table-cell>
              <table:table-cell office:value-type="float" office:value="2.14410070147395">
                <text:p>2.1441007014739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500093460083">
                <text:p>11.500093460083</text:p>
              </table:table-cell>
              <table:table-cell office:value-type="float" office:value="2.13989233995865">
                <text:p>2.1398923399586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5999896526337">
                <text:p>11.5999896526337</text:p>
              </table:table-cell>
              <table:table-cell office:value-type="float" office:value="2.13445652064366">
                <text:p>2.134456520643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7000730037689">
                <text:p>11.7000730037689</text:p>
              </table:table-cell>
              <table:table-cell office:value-type="float" office:value="2.12528469172438">
                <text:p>2.125284691724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800107717514">
                <text:p>11.800107717514</text:p>
              </table:table-cell>
              <table:table-cell office:value-type="float" office:value="2.13437769184094">
                <text:p>2.1343776918409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900114774704">
                <text:p>11.900114774704</text:p>
              </table:table-cell>
              <table:table-cell office:value-type="float" office:value="2.12454952353176">
                <text:p>2.124549523531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.0002284049988">
                <text:p>12.0002284049988</text:p>
              </table:table-cell>
              <table:table-cell office:value-type="float" office:value="2.11727916284991">
                <text:p>2.1172791628499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1001355648041">
                <text:p>12.1001355648041</text:p>
              </table:table-cell>
              <table:table-cell office:value-type="float" office:value="2.10417990970758">
                <text:p>2.1041799097075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2000050544739">
                <text:p>12.2000050544739</text:p>
              </table:table-cell>
              <table:table-cell office:value-type="float" office:value="2.09843492659489">
                <text:p>2.0984349265948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300030708313">
                <text:p>12.300030708313</text:p>
              </table:table-cell>
              <table:table-cell office:value-type="float" office:value="2.07766860109036">
                <text:p>2.0776686010903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4000854492188">
                <text:p>12.4000854492188</text:p>
              </table:table-cell>
              <table:table-cell office:value-type="float" office:value="2.06635134257066">
                <text:p>2.0663513425706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4999613761902">
                <text:p>12.4999613761902</text:p>
              </table:table-cell>
              <table:table-cell office:value-type="float" office:value="2.06884182175748">
                <text:p>2.0688418217574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6001102924347">
                <text:p>12.6001102924347</text:p>
              </table:table-cell>
              <table:table-cell office:value-type="float" office:value="2.06063670421356">
                <text:p>2.060636704213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7000072002411">
                <text:p>12.7000072002411</text:p>
              </table:table-cell>
              <table:table-cell office:value-type="float" office:value="2.05095080931591">
                <text:p>2.0509508093159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7999768257141">
                <text:p>12.7999768257141</text:p>
              </table:table-cell>
              <table:table-cell office:value-type="float" office:value="2.03101641917133">
                <text:p>2.031016419171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9001312255859">
                <text:p>12.9001312255859</text:p>
              </table:table-cell>
              <table:table-cell office:value-type="float" office:value="2.00608750226465">
                <text:p>2.0060875022646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.0000591278076">
                <text:p>13.0000591278076</text:p>
              </table:table-cell>
              <table:table-cell office:value-type="float" office:value="2.00496404679573">
                <text:p>2.004964046795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1001110076904">
                <text:p>13.1001110076904</text:p>
              </table:table-cell>
              <table:table-cell office:value-type="float" office:value="1.99364460583632">
                <text:p>1.9936446058363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200181722641">
                <text:p>13.200181722641</text:p>
              </table:table-cell>
              <table:table-cell office:value-type="float" office:value="1.98155857146927">
                <text:p>1.9815585714692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2999980449677">
                <text:p>13.2999980449677</text:p>
              </table:table-cell>
              <table:table-cell office:value-type="float" office:value="1.96809502630842">
                <text:p>1.9680950263084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4000523090363">
                <text:p>13.4000523090363</text:p>
              </table:table-cell>
              <table:table-cell office:value-type="float" office:value="1.95814391277036">
                <text:p>1.9581439127703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5001029968262">
                <text:p>13.5001029968262</text:p>
              </table:table-cell>
              <table:table-cell office:value-type="float" office:value="1.94534138236549">
                <text:p>1.9453413823654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6000697612762">
                <text:p>13.6000697612762</text:p>
              </table:table-cell>
              <table:table-cell office:value-type="float" office:value="1.93207766451887">
                <text:p>1.9320776645188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7001044750214">
                <text:p>13.7001044750214</text:p>
              </table:table-cell>
              <table:table-cell office:value-type="float" office:value="1.91720736459842">
                <text:p>1.9172073645984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7999284267426">
                <text:p>13.7999284267426</text:p>
              </table:table-cell>
              <table:table-cell office:value-type="float" office:value="1.90501499181324">
                <text:p>1.9050149918132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.9000210762024">
                <text:p>13.9000210762024</text:p>
              </table:table-cell>
              <table:table-cell office:value-type="float" office:value="1.89153164460504">
                <text:p>1.891531644605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.0000796318054">
                <text:p>14.0000796318054</text:p>
              </table:table-cell>
              <table:table-cell office:value-type="float" office:value="1.8673631287394">
                <text:p>1.867363128739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1000323295593">
                <text:p>14.1000323295593</text:p>
              </table:table-cell>
              <table:table-cell office:value-type="float" office:value="1.85949465531386">
                <text:p>1.8594946553138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2000863552094">
                <text:p>14.2000863552094</text:p>
              </table:table-cell>
              <table:table-cell office:value-type="float" office:value="1.84265569708883">
                <text:p>1.8426556970888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3001058101654">
                <text:p>14.3001058101654</text:p>
              </table:table-cell>
              <table:table-cell office:value-type="float" office:value="1.82212496679347">
                <text:p>1.8221249667934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3999660015106">
                <text:p>14.3999660015106</text:p>
              </table:table-cell>
              <table:table-cell office:value-type="float" office:value="1.80479750895814">
                <text:p>1.8047975089581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4999828338623">
                <text:p>14.4999828338623</text:p>
              </table:table-cell>
              <table:table-cell office:value-type="float" office:value="1.78735818047681">
                <text:p>1.7873581804768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6002233028412">
                <text:p>14.6002233028412</text:p>
              </table:table-cell>
              <table:table-cell office:value-type="float" office:value="1.76891089837362">
                <text:p>1.7689108983736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6999335289001">
                <text:p>14.6999335289001</text:p>
              </table:table-cell>
              <table:table-cell office:value-type="float" office:value="1.74519776254172">
                <text:p>1.7451977625417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8000755310059">
                <text:p>14.8000755310059</text:p>
              </table:table-cell>
              <table:table-cell office:value-type="float" office:value="1.72633141300105">
                <text:p>1.7263314130010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9000525474548">
                <text:p>14.9000525474548</text:p>
              </table:table-cell>
              <table:table-cell office:value-type="float" office:value="1.6983605640883">
                <text:p>1.698360564088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.0000092983246">
                <text:p>15.0000092983246</text:p>
              </table:table-cell>
              <table:table-cell office:value-type="float" office:value="1.67759206087998">
                <text:p>1.6775920608799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1002185344696">
                <text:p>15.1002185344696</text:p>
              </table:table-cell>
              <table:table-cell office:value-type="float" office:value="1.61873650444814">
                <text:p>1.6187365044481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19997215271">
                <text:p>15.19997215271</text:p>
              </table:table-cell>
              <table:table-cell office:value-type="float" office:value="1.59741906216342">
                <text:p>1.5974190621634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3000290393829">
                <text:p>15.3000290393829</text:p>
              </table:table-cell>
              <table:table-cell office:value-type="float" office:value="1.5756984618022">
                <text:p>1.575698461802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3999707698822">
                <text:p>15.3999707698822</text:p>
              </table:table-cell>
              <table:table-cell office:value-type="float" office:value="1.55127307041235">
                <text:p>1.5512730704123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4999635219574">
                <text:p>15.4999635219574</text:p>
              </table:table-cell>
              <table:table-cell office:value-type="float" office:value="1.53047280579622">
                <text:p>1.5304728057962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6000199317932">
                <text:p>15.6000199317932</text:p>
              </table:table-cell>
              <table:table-cell office:value-type="float" office:value="1.50329811105016">
                <text:p>1.5032981110501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6999261379242">
                <text:p>15.6999261379242</text:p>
              </table:table-cell>
              <table:table-cell office:value-type="float" office:value="1.47742320267359">
                <text:p>1.4774232026735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800074338913">
                <text:p>15.800074338913</text:p>
              </table:table-cell>
              <table:table-cell office:value-type="float" office:value="1.43811453248869">
                <text:p>1.438114532488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.8999669551849">
                <text:p>15.8999669551849</text:p>
              </table:table-cell>
              <table:table-cell office:value-type="float" office:value="1.4021948316176">
                <text:p>1.402194831617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.999995470047">
                <text:p>15.999995470047</text:p>
              </table:table-cell>
              <table:table-cell office:value-type="float" office:value="1.37760185385204">
                <text:p>1.3776018538520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0999374389648">
                <text:p>16.0999374389648</text:p>
              </table:table-cell>
              <table:table-cell office:value-type="float" office:value="1.34115849075895">
                <text:p>1.3411584907589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1999838352203">
                <text:p>16.1999838352203</text:p>
              </table:table-cell>
              <table:table-cell office:value-type="float" office:value="1.31720111804284">
                <text:p>1.3172011180428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2999093532562">
                <text:p>16.2999093532562</text:p>
              </table:table-cell>
              <table:table-cell office:value-type="float" office:value="1.28559783809966">
                <text:p>1.2855978380996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3999984264374">
                <text:p>16.3999984264374</text:p>
              </table:table-cell>
              <table:table-cell office:value-type="float" office:value="1.26110704044703">
                <text:p>1.2611070404470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4999747276306">
                <text:p>16.4999747276306</text:p>
              </table:table-cell>
              <table:table-cell office:value-type="float" office:value="1.22953401608113">
                <text:p>1.2295340160811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6000235080719">
                <text:p>16.6000235080719</text:p>
              </table:table-cell>
              <table:table-cell office:value-type="float" office:value="1.20167511013148">
                <text:p>1.2016751101314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700249671936">
                <text:p>16.700249671936</text:p>
              </table:table-cell>
              <table:table-cell office:value-type="float" office:value="1.1730804535586">
                <text:p>1.173080453558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8000257015228">
                <text:p>16.8000257015228</text:p>
              </table:table-cell>
              <table:table-cell office:value-type="float" office:value="1.14487613582099">
                <text:p>1.1448761358209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.9000704288483">
                <text:p>16.9000704288483</text:p>
              </table:table-cell>
              <table:table-cell office:value-type="float" office:value="1.11608372470034">
                <text:p>1.1160837247003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.0002238750458">
                <text:p>17.0002238750458</text:p>
              </table:table-cell>
              <table:table-cell office:value-type="float" office:value="1.0812474694274">
                <text:p>1.081247469427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1000952720642">
                <text:p>17.1000952720642</text:p>
              </table:table-cell>
              <table:table-cell office:value-type="float" office:value="1.04791004878368">
                <text:p>1.0479100487836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2000949382782">
                <text:p>17.2000949382782</text:p>
              </table:table-cell>
              <table:table-cell office:value-type="float" office:value="1.01732255448689">
                <text:p>1.0173225544868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3001229763031">
                <text:p>17.3001229763031</text:p>
              </table:table-cell>
              <table:table-cell office:value-type="float" office:value="0.987208212960301">
                <text:p>0.98720821296030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4000144004822">
                <text:p>17.4000144004822</text:p>
              </table:table-cell>
              <table:table-cell office:value-type="float" office:value="0.942304763866072">
                <text:p>0.94230476386607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.5002517700195">
                <text:p>17.5002517700195</text:p>
              </table:table-cell>
              <table:table-cell office:value-type="float" office:value="0.891255641782169">
                <text:p>0.89125564178216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.6000702381134">
                <text:p>17.6000702381134</text:p>
              </table:table-cell>
              <table:table-cell office:value-type="float" office:value="0.86350762069551">
                <text:p>0.8635076206955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.7001268863678">
                <text:p>17.7001268863678</text:p>
              </table:table-cell>
              <table:table-cell office:value-type="float" office:value="0.860980509538262">
                <text:p>0.86098050953826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.8001897335053">
                <text:p>17.8001897335053</text:p>
              </table:table-cell>
              <table:table-cell office:value-type="float" office:value="0.835381635610457">
                <text:p>0.83538163561045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.900740146637">
                <text:p>17.900740146637</text:p>
              </table:table-cell>
              <table:table-cell office:value-type="float" office:value="0.786355436854468">
                <text:p>0.78635543685446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.0001182556152">
                <text:p>18.0001182556152</text:p>
              </table:table-cell>
              <table:table-cell office:value-type="float" office:value="0.753260620325189">
                <text:p>0.75326062032518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.1000325679779">
                <text:p>18.1000325679779</text:p>
              </table:table-cell>
              <table:table-cell office:value-type="float" office:value="0.72226599688358">
                <text:p>0.7222659968835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.1999614238739">
                <text:p>18.1999614238739</text:p>
              </table:table-cell>
              <table:table-cell office:value-type="float" office:value="0.689404052224948">
                <text:p>0.68940405222494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.3001022338867">
                <text:p>18.3001022338867</text:p>
              </table:table-cell>
              <table:table-cell office:value-type="float" office:value="0.657885852271145">
                <text:p>0.65788585227114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3998301029205">
                <text:p>18.3998301029205</text:p>
              </table:table-cell>
              <table:table-cell office:value-type="float" office:value="0.625024960788891">
                <text:p>0.62502496078889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.4999914169312">
                <text:p>18.4999914169312</text:p>
              </table:table-cell>
              <table:table-cell office:value-type="float" office:value="0.597029773020464">
                <text:p>0.59702977302046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.6002452373505">
                <text:p>18.6002452373505</text:p>
              </table:table-cell>
              <table:table-cell office:value-type="float" office:value="0.553603346735629">
                <text:p>0.55360334673562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.6998746395111">
                <text:p>18.6998746395111</text:p>
              </table:table-cell>
              <table:table-cell office:value-type="float" office:value="0.499645110555632">
                <text:p>0.49964511055563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.800267457962">
                <text:p>18.800267457962</text:p>
              </table:table-cell>
              <table:table-cell office:value-type="float" office:value="0.488834161034177">
                <text:p>0.48883416103417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.8998699188232">
                <text:p>18.8998699188232</text:p>
              </table:table-cell>
              <table:table-cell office:value-type="float" office:value="0.447179330955143">
                <text:p>0.44717933095514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.0000445842743">
                <text:p>19.0000445842743</text:p>
              </table:table-cell>
              <table:table-cell office:value-type="float" office:value="0.413830585791223">
                <text:p>0.41383058579122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.0999872684479">
                <text:p>19.0999872684479</text:p>
              </table:table-cell>
              <table:table-cell office:value-type="float" office:value="0.379425959593273">
                <text:p>0.37942595959327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.2003192901611">
                <text:p>19.2003192901611</text:p>
              </table:table-cell>
              <table:table-cell office:value-type="float" office:value="0.335753816138416">
                <text:p>0.33575381613841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.2998263835907">
                <text:p>19.2998263835907</text:p>
              </table:table-cell>
              <table:table-cell office:value-type="float" office:value="0.312140412409927">
                <text:p>0.31214041240992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.3998379707336">
                <text:p>19.3998379707336</text:p>
              </table:table-cell>
              <table:table-cell office:value-type="float" office:value="0.267437779903065">
                <text:p>0.26743777990306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.4998958110809">
                <text:p>19.4998958110809</text:p>
              </table:table-cell>
              <table:table-cell office:value-type="float" office:value="0.23269448389985">
                <text:p>0.2326944838998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.5999155044556">
                <text:p>19.5999155044556</text:p>
              </table:table-cell>
              <table:table-cell office:value-type="float" office:value="0.19704139392767">
                <text:p>0.197041393927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.7003424167633">
                <text:p>19.7003424167633</text:p>
              </table:table-cell>
              <table:table-cell office:value-type="float" office:value="0.164497042639735">
                <text:p>0.16449704263973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.8002665042877">
                <text:p>19.8002665042877</text:p>
              </table:table-cell>
              <table:table-cell office:value-type="float" office:value="0.131360099089006">
                <text:p>0.13136009908900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.9119019508362">
                <text:p>19.9119019508362</text:p>
              </table:table-cell>
              <table:table-cell office:value-type="float" office:value="0.0969188231958049">
                <text:p>0.096918823195804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.0034940242767">
                <text:p>20.0034940242767</text:p>
              </table:table-cell>
              <table:table-cell office:value-type="float" office:value="0.076329459029608">
                <text:p>0.07632945902960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.100022315979">
                <text:p>20.100022315979</text:p>
              </table:table-cell>
              <table:table-cell office:value-type="float" office:value="0.0453441909948404">
                <text:p>0.045344190994840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.1999666690826">
                <text:p>20.1999666690826</text:p>
              </table:table-cell>
              <table:table-cell office:value-type="float" office:value="0.00677977837372645">
                <text:p>0.0067797783737264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.2998564243317">
                <text:p>20.2998564243317</text:p>
              </table:table-cell>
              <table:table-cell office:value-type="float" office:value="-0.0223375799417858">
                <text:p>-0.022337579941785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.4001915454865">
                <text:p>20.4001915454865</text:p>
              </table:table-cell>
              <table:table-cell office:value-type="float" office:value="-0.041205905362717">
                <text:p>-0.04120590536271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.4998767375946">
                <text:p>20.4998767375946</text:p>
              </table:table-cell>
              <table:table-cell office:value-type="float" office:value="-0.0774983753970306">
                <text:p>-0.077498375397030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.5999643802643">
                <text:p>20.5999643802643</text:p>
              </table:table-cell>
              <table:table-cell office:value-type="float" office:value="-0.103887752102306">
                <text:p>-0.10388775210230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.7041776180267">
                <text:p>20.7041776180267</text:p>
              </table:table-cell>
              <table:table-cell office:value-type="float" office:value="-0.12056087973329">
                <text:p>-0.1205608797332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.8045370578766">
                <text:p>20.8045370578766</text:p>
              </table:table-cell>
              <table:table-cell office:value-type="float" office:value="-0.143536358628761">
                <text:p>-0.14353635862876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.8999395370483">
                <text:p>20.8999395370483</text:p>
              </table:table-cell>
              <table:table-cell office:value-type="float" office:value="-0.173720465957775">
                <text:p>-0.17372046595777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0.9998488426209">
                <text:p>20.9998488426209</text:p>
              </table:table-cell>
              <table:table-cell office:value-type="float" office:value="-0.191285445894709">
                <text:p>-0.19128544589470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.099983215332">
                <text:p>21.099983215332</text:p>
              </table:table-cell>
              <table:table-cell office:value-type="float" office:value="-0.21519731937932">
                <text:p>-0.2151973193793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.1999583244324">
                <text:p>21.1999583244324</text:p>
              </table:table-cell>
              <table:table-cell office:value-type="float" office:value="-0.234398552376476">
                <text:p>-0.23439855237647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.2998781204224">
                <text:p>21.2998781204224</text:p>
              </table:table-cell>
              <table:table-cell office:value-type="float" office:value="-0.24705930900221">
                <text:p>-0.2470593090022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.4036514759064">
                <text:p>21.4036514759064</text:p>
              </table:table-cell>
              <table:table-cell office:value-type="float" office:value="-0.267696066760844">
                <text:p>-0.26769606676084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.5102696418762">
                <text:p>21.5102696418762</text:p>
              </table:table-cell>
              <table:table-cell office:value-type="float" office:value="-0.2795876490485">
                <text:p>-0.279587649048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.6001055240631">
                <text:p>21.6001055240631</text:p>
              </table:table-cell>
              <table:table-cell office:value-type="float" office:value="-0.294086106019585">
                <text:p>-0.29408610601958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.6998314857483">
                <text:p>21.6998314857483</text:p>
              </table:table-cell>
              <table:table-cell office:value-type="float" office:value="-0.316677803966706">
                <text:p>-0.31667780396670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.7999622821808">
                <text:p>21.7999622821808</text:p>
              </table:table-cell>
              <table:table-cell office:value-type="float" office:value="-0.330558247335675">
                <text:p>-0.33055824733567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.8999383449554">
                <text:p>21.8999383449554</text:p>
              </table:table-cell>
              <table:table-cell office:value-type="float" office:value="-0.341147076680778">
                <text:p>-0.34114707668077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.0000400543213">
                <text:p>22.0000400543213</text:p>
              </table:table-cell>
              <table:table-cell office:value-type="float" office:value="-0.355744659811573">
                <text:p>-0.35574465981157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.0999100208282">
                <text:p>22.0999100208282</text:p>
              </table:table-cell>
              <table:table-cell office:value-type="float" office:value="-0.36146637295865">
                <text:p>-0.3614663729586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.1999409198761">
                <text:p>22.1999409198761</text:p>
              </table:table-cell>
              <table:table-cell office:value-type="float" office:value="-0.374090014003815">
                <text:p>-0.37409001400381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.2998938560486">
                <text:p>22.2998938560486</text:p>
              </table:table-cell>
              <table:table-cell office:value-type="float" office:value="-0.384145955170805">
                <text:p>-0.38414595517080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.3998279571533">
                <text:p>22.3998279571533</text:p>
              </table:table-cell>
              <table:table-cell office:value-type="float" office:value="-0.389640345878754">
                <text:p>-0.38964034587875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.4998438358307">
                <text:p>22.4998438358307</text:p>
              </table:table-cell>
              <table:table-cell office:value-type="float" office:value="-0.394488888472413">
                <text:p>-0.39448888847241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.5998818874359">
                <text:p>22.5998818874359</text:p>
              </table:table-cell>
              <table:table-cell office:value-type="float" office:value="-0.39951545909034">
                <text:p>-0.3995154590903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.6998319625855">
                <text:p>22.6998319625855</text:p>
              </table:table-cell>
              <table:table-cell office:value-type="float" office:value="-0.411751215110465">
                <text:p>-0.41175121511046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.7998802661896">
                <text:p>22.7998802661896</text:p>
              </table:table-cell>
              <table:table-cell office:value-type="float" office:value="-0.411751215110465">
                <text:p>-0.41175121511046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.8998625278473">
                <text:p>22.8998625278473</text:p>
              </table:table-cell>
              <table:table-cell office:value-type="float" office:value="-0.418776794043313">
                <text:p>-0.41877679404331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2.9998424053192">
                <text:p>22.9998424053192</text:p>
              </table:table-cell>
              <table:table-cell office:value-type="float" office:value="-0.418776794043313">
                <text:p>-0.41877679404331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.0998175144196">
                <text:p>23.0998175144196</text:p>
              </table:table-cell>
              <table:table-cell office:value-type="float" office:value="-0.423593987333633">
                <text:p>-0.42359398733363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.1999089717865">
                <text:p>23.1999089717865</text:p>
              </table:table-cell>
              <table:table-cell office:value-type="float" office:value="-0.423593987333633">
                <text:p>-0.42359398733363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.2998602390289">
                <text:p>23.2998602390289</text:p>
              </table:table-cell>
              <table:table-cell office:value-type="float" office:value="-0.427534071362565">
                <text:p>-0.42753407136256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.3999044895172">
                <text:p>23.3999044895172</text:p>
              </table:table-cell>
              <table:table-cell office:value-type="float" office:value="-0.427534071362565">
                <text:p>-0.42753407136256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.4998531341553">
                <text:p>23.4998531341553</text:p>
              </table:table-cell>
              <table:table-cell office:value-type="float" office:value="-0.427871051921597">
                <text:p>-0.42787105192159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.5998246669769">
                <text:p>23.5998246669769</text:p>
              </table:table-cell>
              <table:table-cell office:value-type="float" office:value="-0.427871051921597">
                <text:p>-0.42787105192159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.6998541355133">
                <text:p>23.6998541355133</text:p>
              </table:table-cell>
              <table:table-cell office:value-type="float" office:value="-0.424339338563611">
                <text:p>-0.42433933856361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.7998418807983">
                <text:p>23.7998418807983</text:p>
              </table:table-cell>
              <table:table-cell office:value-type="float" office:value="-0.421360435803077">
                <text:p>-0.42136043580307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.8998997211456">
                <text:p>23.8998997211456</text:p>
              </table:table-cell>
              <table:table-cell office:value-type="float" office:value="-0.421360435803077">
                <text:p>-0.42136043580307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.0000796318054">
                <text:p>24.0000796318054</text:p>
              </table:table-cell>
              <table:table-cell office:value-type="float" office:value="-0.421360435803077">
                <text:p>-0.42136043580307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.0998532772064">
                <text:p>24.0998532772064</text:p>
              </table:table-cell>
              <table:table-cell office:value-type="float" office:value="-0.408438604943211">
                <text:p>-0.40843860494321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.1999163627625">
                <text:p>24.1999163627625</text:p>
              </table:table-cell>
              <table:table-cell office:value-type="float" office:value="-0.398978506736837">
                <text:p>-0.39897850673683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.2998206615448">
                <text:p>24.2998206615448</text:p>
              </table:table-cell>
              <table:table-cell office:value-type="float" office:value="-0.39252330348528">
                <text:p>-0.3925233034852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.3998286724091">
                <text:p>24.3998286724091</text:p>
              </table:table-cell>
              <table:table-cell office:value-type="float" office:value="-0.384290776845121">
                <text:p>-0.38429077684512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.4999258518219">
                <text:p>24.4999258518219</text:p>
              </table:table-cell>
              <table:table-cell office:value-type="float" office:value="-0.375080365871479">
                <text:p>-0.37508036587147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.599841594696">
                <text:p>24.599841594696</text:p>
              </table:table-cell>
              <table:table-cell office:value-type="float" office:value="-0.375080365871479">
                <text:p>-0.37508036587147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.6998944282532">
                <text:p>24.6998944282532</text:p>
              </table:table-cell>
              <table:table-cell office:value-type="float" office:value="-0.361880483484388">
                <text:p>-0.36188048348438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.79984998703">
                <text:p>24.79984998703</text:p>
              </table:table-cell>
              <table:table-cell office:value-type="float" office:value="-0.343257327894201">
                <text:p>-0.34325732789420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.8998596668243">
                <text:p>24.8998596668243</text:p>
              </table:table-cell>
              <table:table-cell office:value-type="float" office:value="-0.343257327894201">
                <text:p>-0.34325732789420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4.9998242855072">
                <text:p>24.9998242855072</text:p>
              </table:table-cell>
              <table:table-cell office:value-type="float" office:value="-0.326175019532403">
                <text:p>-0.32617501953240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.099837064743">
                <text:p>25.099837064743</text:p>
              </table:table-cell>
              <table:table-cell office:value-type="float" office:value="-0.302100662931395">
                <text:p>-0.30210066293139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.2000262737274">
                <text:p>25.2000262737274</text:p>
              </table:table-cell>
              <table:table-cell office:value-type="float" office:value="-0.288576548383936">
                <text:p>-0.28857654838393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.2998569011688">
                <text:p>25.2998569011688</text:p>
              </table:table-cell>
              <table:table-cell office:value-type="float" office:value="-0.273548622264546">
                <text:p>-0.27354862226454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.3998448848724">
                <text:p>25.3998448848724</text:p>
              </table:table-cell>
              <table:table-cell office:value-type="float" office:value="-0.257782433444669">
                <text:p>-0.25778243344466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.4998722076416">
                <text:p>25.4998722076416</text:p>
              </table:table-cell>
              <table:table-cell office:value-type="float" office:value="-0.24832238574643">
                <text:p>-0.2483223857464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.59987449646">
                <text:p>25.59987449646</text:p>
              </table:table-cell>
              <table:table-cell office:value-type="float" office:value="-0.226416286718937">
                <text:p>-0.22641628671893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.6998739242554">
                <text:p>25.6998739242554</text:p>
              </table:table-cell>
              <table:table-cell office:value-type="float" office:value="-0.206919070341298">
                <text:p>-0.20691907034129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.7999711036682">
                <text:p>25.7999711036682</text:p>
              </table:table-cell>
              <table:table-cell office:value-type="float" office:value="-0.18988219522365">
                <text:p>-0.1898821952236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.8998250961304">
                <text:p>25.8998250961304</text:p>
              </table:table-cell>
              <table:table-cell office:value-type="float" office:value="-0.17375913959364">
                <text:p>-0.1737591395936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5.9998261928558">
                <text:p>25.9998261928558</text:p>
              </table:table-cell>
              <table:table-cell office:value-type="float" office:value="-0.154968618179347">
                <text:p>-0.15496861817934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.0999402999878">
                <text:p>26.0999402999878</text:p>
              </table:table-cell>
              <table:table-cell office:value-type="float" office:value="-0.14016150271811">
                <text:p>-0.1401615027181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.1999373435974">
                <text:p>26.1999373435974</text:p>
              </table:table-cell>
              <table:table-cell office:value-type="float" office:value="-0.117658088690522">
                <text:p>-0.11765808869052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.299880027771">
                <text:p>26.299880027771</text:p>
              </table:table-cell>
              <table:table-cell office:value-type="float" office:value="-0.0964378544691142">
                <text:p>-0.096437854469114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.3998475074768">
                <text:p>26.3998475074768</text:p>
              </table:table-cell>
              <table:table-cell office:value-type="float" office:value="-0.0762809754452651">
                <text:p>-0.076280975445265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.499906539917">
                <text:p>26.499906539917</text:p>
              </table:table-cell>
              <table:table-cell office:value-type="float" office:value="-0.0556829367693652">
                <text:p>-0.055682936769365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.5998411178589">
                <text:p>26.5998411178589</text:p>
              </table:table-cell>
              <table:table-cell office:value-type="float" office:value="-0.0338266420950255">
                <text:p>-0.033826642095025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.6998431682587">
                <text:p>26.6998431682587</text:p>
              </table:table-cell>
              <table:table-cell office:value-type="float" office:value="-0.0127233236493998">
                <text:p>-0.012723323649399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.7999045848846">
                <text:p>26.7999045848846</text:p>
              </table:table-cell>
              <table:table-cell office:value-type="float" office:value="0.0117296452856595">
                <text:p>0.011729645285659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.8998274803162">
                <text:p>26.8998274803162</text:p>
              </table:table-cell>
              <table:table-cell office:value-type="float" office:value="0.0353862713988518">
                <text:p>0.035386271398851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.0000505447388">
                <text:p>27.0000505447388</text:p>
              </table:table-cell>
              <table:table-cell office:value-type="float" office:value="0.0600769978840281">
                <text:p>0.060076997884028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.0999507904053">
                <text:p>27.0999507904053</text:p>
              </table:table-cell>
              <table:table-cell office:value-type="float" office:value="0.0858683270476308">
                <text:p>0.085868327047630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.1998319625855">
                <text:p>27.1998319625855</text:p>
              </table:table-cell>
              <table:table-cell office:value-type="float" office:value="0.110909554361486">
                <text:p>0.11090955436148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.2998495101929">
                <text:p>27.2998495101929</text:p>
              </table:table-cell>
              <table:table-cell office:value-type="float" office:value="0.137342093589072">
                <text:p>0.13734209358907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.3999133110046">
                <text:p>27.3999133110046</text:p>
              </table:table-cell>
              <table:table-cell office:value-type="float" office:value="0.165093267763205">
                <text:p>0.16509326776320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.4998292922974">
                <text:p>27.4998292922974</text:p>
              </table:table-cell>
              <table:table-cell office:value-type="float" office:value="0.193947353553043">
                <text:p>0.19394735355304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.5998339653015">
                <text:p>27.5998339653015</text:p>
              </table:table-cell>
              <table:table-cell office:value-type="float" office:value="0.224549211685067">
                <text:p>0.22454921168506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.6998717784882">
                <text:p>27.6998717784882</text:p>
              </table:table-cell>
              <table:table-cell office:value-type="float" office:value="0.252396416810193">
                <text:p>0.25239641681019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.7998778820038">
                <text:p>27.7998778820038</text:p>
              </table:table-cell>
              <table:table-cell office:value-type="float" office:value="0.282043213698974">
                <text:p>0.28204321369897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.8998610973358">
                <text:p>27.8998610973358</text:p>
              </table:table-cell>
              <table:table-cell office:value-type="float" office:value="0.312933815131129">
                <text:p>0.31293381513112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7.9998803138733">
                <text:p>27.9998803138733</text:p>
              </table:table-cell>
              <table:table-cell office:value-type="float" office:value="0.346730389726071">
                <text:p>0.34673038972607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.0998723506928">
                <text:p>28.0998723506928</text:p>
              </table:table-cell>
              <table:table-cell office:value-type="float" office:value="0.380717652661293">
                <text:p>0.38071765266129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.1998775005341">
                <text:p>28.1998775005341</text:p>
              </table:table-cell>
              <table:table-cell office:value-type="float" office:value="0.413297488831632">
                <text:p>0.41329748883163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.299836397171">
                <text:p>28.299836397171</text:p>
              </table:table-cell>
              <table:table-cell office:value-type="float" office:value="0.447387398450245">
                <text:p>0.44738739845024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.3998961448669">
                <text:p>28.3998961448669</text:p>
              </table:table-cell>
              <table:table-cell office:value-type="float" office:value="0.483250581951582">
                <text:p>0.48325058195158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.4998388290405">
                <text:p>28.4998388290405</text:p>
              </table:table-cell>
              <table:table-cell office:value-type="float" office:value="0.519606372266402">
                <text:p>0.51960637226640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.5998556613922">
                <text:p>28.5998556613922</text:p>
              </table:table-cell>
              <table:table-cell office:value-type="float" office:value="0.555342185186102">
                <text:p>0.55534218518610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.6999535560608">
                <text:p>28.6999535560608</text:p>
              </table:table-cell>
              <table:table-cell office:value-type="float" office:value="0.59149889769334">
                <text:p>0.5914988976933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.7998332977295">
                <text:p>28.7998332977295</text:p>
              </table:table-cell>
              <table:table-cell office:value-type="float" office:value="0.617115045059324">
                <text:p>0.61711504505932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.899890422821">
                <text:p>28.899890422821</text:p>
              </table:table-cell>
              <table:table-cell office:value-type="float" office:value="0.654528757335759">
                <text:p>0.65452875733575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8.9999055862427">
                <text:p>28.9999055862427</text:p>
              </table:table-cell>
              <table:table-cell office:value-type="float" office:value="0.693863765732553">
                <text:p>0.69386376573255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.0998487472534">
                <text:p>29.0998487472534</text:p>
              </table:table-cell>
              <table:table-cell office:value-type="float" office:value="0.74238249619857">
                <text:p>0.7423824961985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.1999897956848">
                <text:p>29.1999897956848</text:p>
              </table:table-cell>
              <table:table-cell office:value-type="float" office:value="0.776478565180242">
                <text:p>0.77647856518024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.2999610900879">
                <text:p>29.2999610900879</text:p>
              </table:table-cell>
              <table:table-cell office:value-type="float" office:value="0.813194678789301">
                <text:p>0.81319467878930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.3998351097107">
                <text:p>29.3998351097107</text:p>
              </table:table-cell>
              <table:table-cell office:value-type="float" office:value="0.851155919306279">
                <text:p>0.85115591930627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.4998958110809">
                <text:p>29.4998958110809</text:p>
              </table:table-cell>
              <table:table-cell office:value-type="float" office:value="0.903649985757207">
                <text:p>0.90364998575720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.6000323295593">
                <text:p>29.6000323295593</text:p>
              </table:table-cell>
              <table:table-cell office:value-type="float" office:value="0.961589590239535">
                <text:p>0.96158959023953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.7002701759338">
                <text:p>29.7002701759338</text:p>
              </table:table-cell>
              <table:table-cell office:value-type="float" office:value="0.996412545277893">
                <text:p>0.99641254527789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.7999536991119">
                <text:p>29.7999536991119</text:p>
              </table:table-cell>
              <table:table-cell office:value-type="float" office:value="1.0342820136178">
                <text:p>1.034282013617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.9000098705292">
                <text:p>29.9000098705292</text:p>
              </table:table-cell>
              <table:table-cell office:value-type="float" office:value="1.07068516117915">
                <text:p>1.0706851611791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9.9999842643738">
                <text:p>29.9999842643738</text:p>
              </table:table-cell>
              <table:table-cell office:value-type="float" office:value="1.10732368413626">
                <text:p>1.1073236841362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.100212097168">
                <text:p>30.100212097168</text:p>
              </table:table-cell>
              <table:table-cell office:value-type="float" office:value="1.14912303066549">
                <text:p>1.1491230306654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.2001180648804">
                <text:p>30.2001180648804</text:p>
              </table:table-cell>
              <table:table-cell office:value-type="float" office:value="1.18162685370202">
                <text:p>1.1816268537020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.2998867034912">
                <text:p>30.2998867034912</text:p>
              </table:table-cell>
              <table:table-cell office:value-type="float" office:value="1.22159159873481">
                <text:p>1.2215915987348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.4001688957214">
                <text:p>30.4001688957214</text:p>
              </table:table-cell>
              <table:table-cell office:value-type="float" office:value="1.26321017621319">
                <text:p>1.2632101762131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.4999651908875">
                <text:p>30.4999651908875</text:p>
              </table:table-cell>
              <table:table-cell office:value-type="float" office:value="1.30236565739967">
                <text:p>1.3023656573996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.6000592708588">
                <text:p>30.6000592708588</text:p>
              </table:table-cell>
              <table:table-cell office:value-type="float" office:value="1.34311925742238">
                <text:p>1.3431192574223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.7000112533569">
                <text:p>30.7000112533569</text:p>
              </table:table-cell>
              <table:table-cell office:value-type="float" office:value="1.38466647257947">
                <text:p>1.3846664725794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.8000266551971">
                <text:p>30.8000266551971</text:p>
              </table:table-cell>
              <table:table-cell office:value-type="float" office:value="1.4266355921411">
                <text:p>1.426635592141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.8999402523041">
                <text:p>30.8999402523041</text:p>
              </table:table-cell>
              <table:table-cell office:value-type="float" office:value="1.46809580266674">
                <text:p>1.4680958026667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.0000379085541">
                <text:p>31.0000379085541</text:p>
              </table:table-cell>
              <table:table-cell office:value-type="float" office:value="1.50830701402479">
                <text:p>1.5083070140247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.0999920368195">
                <text:p>31.0999920368195</text:p>
              </table:table-cell>
              <table:table-cell office:value-type="float" office:value="1.5515244480878">
                <text:p>1.551524448087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.2000498771667">
                <text:p>31.2000498771667</text:p>
              </table:table-cell>
              <table:table-cell office:value-type="float" office:value="1.60015072427223">
                <text:p>1.6001507242722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.3000490665436">
                <text:p>31.3000490665436</text:p>
              </table:table-cell>
              <table:table-cell office:value-type="float" office:value="1.63797880821361">
                <text:p>1.6379788082136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.4000535011292">
                <text:p>31.4000535011292</text:p>
              </table:table-cell>
              <table:table-cell office:value-type="float" office:value="1.675476100645">
                <text:p>1.67547610064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.5000638961792">
                <text:p>31.5000638961792</text:p>
              </table:table-cell>
              <table:table-cell office:value-type="float" office:value="1.71086469143462">
                <text:p>1.7108646914346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.6000173091888">
                <text:p>31.6000173091888</text:p>
              </table:table-cell>
              <table:table-cell office:value-type="float" office:value="1.74337742753026">
                <text:p>1.7433774275302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.700147151947">
                <text:p>31.700147151947</text:p>
              </table:table-cell>
              <table:table-cell office:value-type="float" office:value="1.77690369901377">
                <text:p>1.7769036990137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.8000736236572">
                <text:p>31.8000736236572</text:p>
              </table:table-cell>
              <table:table-cell office:value-type="float" office:value="1.8077164457441">
                <text:p>1.807716445744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.8999888896942">
                <text:p>31.8999888896942</text:p>
              </table:table-cell>
              <table:table-cell office:value-type="float" office:value="1.865195130949">
                <text:p>1.86519513094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.0003578662872">
                <text:p>32.0003578662872</text:p>
              </table:table-cell>
              <table:table-cell office:value-type="float" office:value="1.88750187228838">
                <text:p>1.8875018722883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.1001842021942">
                <text:p>32.1001842021942</text:p>
              </table:table-cell>
              <table:table-cell office:value-type="float" office:value="1.92457730357128">
                <text:p>1.9245773035712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.1999959945679">
                <text:p>32.1999959945679</text:p>
              </table:table-cell>
              <table:table-cell office:value-type="float" office:value="1.99315045377005">
                <text:p>1.9931504537700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.2999076843262">
                <text:p>32.2999076843262</text:p>
              </table:table-cell>
              <table:table-cell office:value-type="float" office:value="2.00803387278548">
                <text:p>2.0080338727854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.4000923633575">
                <text:p>32.4000923633575</text:p>
              </table:table-cell>
              <table:table-cell office:value-type="float" office:value="2.03042494304621">
                <text:p>2.0304249430462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.5000298023224">
                <text:p>32.5000298023224</text:p>
              </table:table-cell>
              <table:table-cell office:value-type="float" office:value="2.05106900356882">
                <text:p>2.0510690035688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.6000385284424">
                <text:p>32.6000385284424</text:p>
              </table:table-cell>
              <table:table-cell office:value-type="float" office:value="2.06956955485853">
                <text:p>2.0695695548585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.700160741806">
                <text:p>32.700160741806</text:p>
              </table:table-cell>
              <table:table-cell office:value-type="float" office:value="2.09061091561547">
                <text:p>2.0906109156154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.800030708313">
                <text:p>32.800030708313</text:p>
              </table:table-cell>
              <table:table-cell office:value-type="float" office:value="2.1081084149865">
                <text:p>2.108108414986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.8999590873718">
                <text:p>32.8999590873718</text:p>
              </table:table-cell>
              <table:table-cell office:value-type="float" office:value="2.12432146861715">
                <text:p>2.1243214686171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.0001487731934">
                <text:p>33.0001487731934</text:p>
              </table:table-cell>
              <table:table-cell office:value-type="float" office:value="2.14117335203765">
                <text:p>2.1411733520376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.1001677513123">
                <text:p>33.1001677513123</text:p>
              </table:table-cell>
              <table:table-cell office:value-type="float" office:value="2.15498118901915">
                <text:p>2.1549811890191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.2000432014465">
                <text:p>33.2000432014465</text:p>
              </table:table-cell>
              <table:table-cell office:value-type="float" office:value="2.15486418745484">
                <text:p>2.1548641874548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.3001601696014">
                <text:p>33.3001601696014</text:p>
              </table:table-cell>
              <table:table-cell office:value-type="float" office:value="2.17514383585239">
                <text:p>2.1751438358523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.4001889228821">
                <text:p>33.4001889228821</text:p>
              </table:table-cell>
              <table:table-cell office:value-type="float" office:value="2.18299466310075">
                <text:p>2.1829946631007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.5000450611115">
                <text:p>33.5000450611115</text:p>
              </table:table-cell>
              <table:table-cell office:value-type="float" office:value="2.18223127562421">
                <text:p>2.1822312756242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.6000871658325">
                <text:p>33.6000871658325</text:p>
              </table:table-cell>
              <table:table-cell office:value-type="float" office:value="2.19901548092179">
                <text:p>2.1990154809217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.7001075744629">
                <text:p>33.7001075744629</text:p>
              </table:table-cell>
              <table:table-cell office:value-type="float" office:value="2.20826637571686">
                <text:p>2.2082663757168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.8002095222473">
                <text:p>33.8002095222473</text:p>
              </table:table-cell>
              <table:table-cell office:value-type="float" office:value="2.23893418004424">
                <text:p>2.2389341800442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.900069475174">
                <text:p>33.900069475174</text:p>
              </table:table-cell>
              <table:table-cell office:value-type="float" office:value="2.24707765250108">
                <text:p>2.2470776525010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.0001244544983">
                <text:p>34.0001244544983</text:p>
              </table:table-cell>
              <table:table-cell office:value-type="float" office:value="2.25537510837112">
                <text:p>2.2553751083711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.1000123023987">
                <text:p>34.1000123023987</text:p>
              </table:table-cell>
              <table:table-cell office:value-type="float" office:value="2.26202970109822">
                <text:p>2.2620297010982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.1999850273132">
                <text:p>34.1999850273132</text:p>
              </table:table-cell>
              <table:table-cell office:value-type="float" office:value="2.27213310150032">
                <text:p>2.2721331015003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.2999184131622">
                <text:p>34.2999184131622</text:p>
              </table:table-cell>
              <table:table-cell office:value-type="float" office:value="2.27611399525265">
                <text:p>2.2761139952526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.4001362323761">
                <text:p>34.4001362323761</text:p>
              </table:table-cell>
              <table:table-cell office:value-type="float" office:value="2.28335425527082">
                <text:p>2.2833542552708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.4999344348908">
                <text:p>34.4999344348908</text:p>
              </table:table-cell>
              <table:table-cell office:value-type="float" office:value="2.28826601824506">
                <text:p>2.2882660182450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.6000800132752">
                <text:p>34.6000800132752</text:p>
              </table:table-cell>
              <table:table-cell office:value-type="float" office:value="2.3014148518294">
                <text:p>2.301414851829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.7011859416962">
                <text:p>34.7011859416962</text:p>
              </table:table-cell>
              <table:table-cell office:value-type="float" office:value="2.31120104018634">
                <text:p>2.3112010401863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.8002169132233">
                <text:p>34.8002169132233</text:p>
              </table:table-cell>
              <table:table-cell office:value-type="float" office:value="2.31617974655748">
                <text:p>2.3161797465574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.8999907970429">
                <text:p>34.8999907970429</text:p>
              </table:table-cell>
              <table:table-cell office:value-type="float" office:value="2.31562830534595">
                <text:p>2.3156283053459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4.999941110611">
                <text:p>34.999941110611</text:p>
              </table:table-cell>
              <table:table-cell office:value-type="float" office:value="2.32369845544039">
                <text:p>2.3236984554403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.1001307964325">
                <text:p>35.1001307964325</text:p>
              </table:table-cell>
              <table:table-cell office:value-type="float" office:value="2.32717010400874">
                <text:p>2.3271701040087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.1999495029449">
                <text:p>35.1999495029449</text:p>
              </table:table-cell>
              <table:table-cell office:value-type="float" office:value="2.33012728049793">
                <text:p>2.3301272804979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.3000149726868">
                <text:p>35.3000149726868</text:p>
              </table:table-cell>
              <table:table-cell office:value-type="float" office:value="2.2996917547394">
                <text:p>2.299691754739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.4000084400177">
                <text:p>35.4000084400177</text:p>
              </table:table-cell>
              <table:table-cell office:value-type="float" office:value="2.29782056000481">
                <text:p>2.2978205600048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.4999115467072">
                <text:p>35.4999115467072</text:p>
              </table:table-cell>
              <table:table-cell office:value-type="float" office:value="2.29194457187192">
                <text:p>2.2919445718719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.5999619960785">
                <text:p>35.5999619960785</text:p>
              </table:table-cell>
              <table:table-cell office:value-type="float" office:value="2.28786603405184">
                <text:p>2.2878660340518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.6998851299286">
                <text:p>35.6998851299286</text:p>
              </table:table-cell>
              <table:table-cell office:value-type="float" office:value="2.28240789118746">
                <text:p>2.2824078911874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.8001811504364">
                <text:p>35.8001811504364</text:p>
              </table:table-cell>
              <table:table-cell office:value-type="float" office:value="2.27508190009765">
                <text:p>2.2750819000976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.8998568058014">
                <text:p>35.8998568058014</text:p>
              </table:table-cell>
              <table:table-cell office:value-type="float" office:value="2.27016160678147">
                <text:p>2.2701616067814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.000040769577">
                <text:p>36.000040769577</text:p>
              </table:table-cell>
              <table:table-cell office:value-type="float" office:value="2.26421759346047">
                <text:p>2.2642175934604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.1000401973724">
                <text:p>36.1000401973724</text:p>
              </table:table-cell>
              <table:table-cell office:value-type="float" office:value="2.25701090601799">
                <text:p>2.2570109060179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.2001793384552">
                <text:p>36.2001793384552</text:p>
              </table:table-cell>
              <table:table-cell office:value-type="float" office:value="2.25499608768086">
                <text:p>2.2549960876808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.3000710010529">
                <text:p>36.3000710010529</text:p>
              </table:table-cell>
              <table:table-cell office:value-type="float" office:value="2.24227485450589">
                <text:p>2.2422748545058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.400239944458">
                <text:p>36.400239944458</text:p>
              </table:table-cell>
              <table:table-cell office:value-type="float" office:value="2.24006909522415">
                <text:p>2.2400690952241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.500022649765">
                <text:p>36.500022649765</text:p>
              </table:table-cell>
              <table:table-cell office:value-type="float" office:value="2.2145274694672">
                <text:p>2.214527469467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.5999429225922">
                <text:p>36.5999429225922</text:p>
              </table:table-cell>
              <table:table-cell office:value-type="float" office:value="2.20738810251393">
                <text:p>2.2073881025139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.7000181674957">
                <text:p>36.7000181674957</text:p>
              </table:table-cell>
              <table:table-cell office:value-type="float" office:value="2.19534880020071">
                <text:p>2.1953488002007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.8001782894135">
                <text:p>36.8001782894135</text:p>
              </table:table-cell>
              <table:table-cell office:value-type="float" office:value="2.18672883642491">
                <text:p>2.1867288364249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.8999533653259">
                <text:p>36.8999533653259</text:p>
              </table:table-cell>
              <table:table-cell office:value-type="float" office:value="2.2632779606801">
                <text:p>2.263277960680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.0003280639648">
                <text:p>37.0003280639648</text:p>
              </table:table-cell>
              <table:table-cell office:value-type="float" office:value="2.18976477469291">
                <text:p>2.1897647746929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.1000363826752">
                <text:p>37.1000363826752</text:p>
              </table:table-cell>
              <table:table-cell office:value-type="float" office:value="2.1769811904483">
                <text:p>2.176981190448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.2000226974487">
                <text:p>37.2000226974487</text:p>
              </table:table-cell>
              <table:table-cell office:value-type="float" office:value="2.1679340743106">
                <text:p>2.167934074310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.3000886440277">
                <text:p>37.3000886440277</text:p>
              </table:table-cell>
              <table:table-cell office:value-type="float" office:value="2.15501392611859">
                <text:p>2.1550139261185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.4002187252045">
                <text:p>37.4002187252045</text:p>
              </table:table-cell>
              <table:table-cell office:value-type="float" office:value="2.14224686058368">
                <text:p>2.1422468605836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.4999532699585">
                <text:p>37.4999532699585</text:p>
              </table:table-cell>
              <table:table-cell office:value-type="float" office:value="2.12599844604726">
                <text:p>2.1259984460472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.6000742912293">
                <text:p>37.6000742912293</text:p>
              </table:table-cell>
              <table:table-cell office:value-type="float" office:value="2.09881626357292">
                <text:p>2.0988162635729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.699874162674">
                <text:p>37.699874162674</text:p>
              </table:table-cell>
              <table:table-cell office:value-type="float" office:value="2.08976848546796">
                <text:p>2.0897684854679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.8001523017883">
                <text:p>37.8001523017883</text:p>
              </table:table-cell>
              <table:table-cell office:value-type="float" office:value="2.07495838567656">
                <text:p>2.0749583856765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.899893283844">
                <text:p>37.899893283844</text:p>
              </table:table-cell>
              <table:table-cell office:value-type="float" office:value="2.05979734366123">
                <text:p>2.0597973436612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.0003154277802">
                <text:p>38.0003154277802</text:p>
              </table:table-cell>
              <table:table-cell office:value-type="float" office:value="2.04227809531944">
                <text:p>2.0422780953194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.0998561382294">
                <text:p>38.0998561382294</text:p>
              </table:table-cell>
              <table:table-cell office:value-type="float" office:value="2.03285999780777">
                <text:p>2.0328599978077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.200005531311">
                <text:p>38.200005531311</text:p>
              </table:table-cell>
              <table:table-cell office:value-type="float" office:value="2.02030956407401">
                <text:p>2.0203095640740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.299919128418">
                <text:p>38.299919128418</text:p>
              </table:table-cell>
              <table:table-cell office:value-type="float" office:value="2.01162128889704">
                <text:p>2.0116212888970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.3998711109161">
                <text:p>38.3998711109161</text:p>
              </table:table-cell>
              <table:table-cell office:value-type="float" office:value="1.9922613153786">
                <text:p>1.992261315378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.499847650528">
                <text:p>38.499847650528</text:p>
              </table:table-cell>
              <table:table-cell office:value-type="float" office:value="1.943366327435">
                <text:p>1.94336632743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.5998532772064">
                <text:p>38.5998532772064</text:p>
              </table:table-cell>
              <table:table-cell office:value-type="float" office:value="1.92656936510741">
                <text:p>1.9265693651074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.6998372077942">
                <text:p>38.6998372077942</text:p>
              </table:table-cell>
              <table:table-cell office:value-type="float" office:value="1.9065528688785">
                <text:p>1.906552868878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.7998490333557">
                <text:p>38.7998490333557</text:p>
              </table:table-cell>
              <table:table-cell office:value-type="float" office:value="1.88770039871665">
                <text:p>1.8877003987166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.8998711109161">
                <text:p>38.8998711109161</text:p>
              </table:table-cell>
              <table:table-cell office:value-type="float" office:value="1.86986903870592">
                <text:p>1.8698690387059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.0000367164612">
                <text:p>39.0000367164612</text:p>
              </table:table-cell>
              <table:table-cell office:value-type="float" office:value="1.84546493018224">
                <text:p>1.8454649301822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.09987616539">
                <text:p>39.09987616539</text:p>
              </table:table-cell>
              <table:table-cell office:value-type="float" office:value="1.82763181486687">
                <text:p>1.8276318148668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.2000794410706">
                <text:p>39.2000794410706</text:p>
              </table:table-cell>
              <table:table-cell office:value-type="float" office:value="1.80881512370509">
                <text:p>1.8088151237050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.2998750209808">
                <text:p>39.2998750209808</text:p>
              </table:table-cell>
              <table:table-cell office:value-type="float" office:value="1.78758004956961">
                <text:p>1.7875800495696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.3998239040375">
                <text:p>39.3998239040375</text:p>
              </table:table-cell>
              <table:table-cell office:value-type="float" office:value="1.76894107459303">
                <text:p>1.7689410745930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.499814748764">
                <text:p>39.499814748764</text:p>
              </table:table-cell>
              <table:table-cell office:value-type="float" office:value="1.74534455509344">
                <text:p>1.7453445550934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.5999488830566">
                <text:p>39.5999488830566</text:p>
              </table:table-cell>
              <table:table-cell office:value-type="float" office:value="1.71889005852287">
                <text:p>1.7188900585228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.6998267173767">
                <text:p>39.6998267173767</text:p>
              </table:table-cell>
              <table:table-cell office:value-type="float" office:value="1.68460294993068">
                <text:p>1.6846029499306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.7998380661011">
                <text:p>39.7998380661011</text:p>
              </table:table-cell>
              <table:table-cell office:value-type="float" office:value="1.6591046273739">
                <text:p>1.659104627373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.8998036384583">
                <text:p>39.8998036384583</text:p>
              </table:table-cell>
              <table:table-cell office:value-type="float" office:value="1.60643752888147">
                <text:p>1.6064375288814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9.9998104572296">
                <text:p>39.9998104572296</text:p>
              </table:table-cell>
              <table:table-cell office:value-type="float" office:value="1.58021890821824">
                <text:p>1.5802189082182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.0998449325562">
                <text:p>40.0998449325562</text:p>
              </table:table-cell>
              <table:table-cell office:value-type="float" office:value="1.55308612203236">
                <text:p>1.5530861220323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.1998178958893">
                <text:p>40.1998178958893</text:p>
              </table:table-cell>
              <table:table-cell office:value-type="float" office:value="1.52652685676152">
                <text:p>1.5265268567615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.2998588085175">
                <text:p>40.2998588085175</text:p>
              </table:table-cell>
              <table:table-cell office:value-type="float" office:value="1.49924153015445">
                <text:p>1.4992415301544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.3998508453369">
                <text:p>40.3998508453369</text:p>
              </table:table-cell>
              <table:table-cell office:value-type="float" office:value="1.47159366378875">
                <text:p>1.4715936637887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.4998097419739">
                <text:p>40.4998097419739</text:p>
              </table:table-cell>
              <table:table-cell office:value-type="float" office:value="1.44362265782123">
                <text:p>1.4436226578212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.5998115539551">
                <text:p>40.5998115539551</text:p>
              </table:table-cell>
              <table:table-cell office:value-type="float" office:value="1.41327660481958">
                <text:p>1.4132766048195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.6998219490051">
                <text:p>40.6998219490051</text:p>
              </table:table-cell>
              <table:table-cell office:value-type="float" office:value="1.38522855484274">
                <text:p>1.3852285548427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.7998144626617">
                <text:p>40.7998144626617</text:p>
              </table:table-cell>
              <table:table-cell office:value-type="float" office:value="1.34144192498414">
                <text:p>1.3414419249841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.8999662399292">
                <text:p>40.8999662399292</text:p>
              </table:table-cell>
              <table:table-cell office:value-type="float" office:value="1.31353299216055">
                <text:p>1.3135329921605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0.999805688858">
                <text:p>40.999805688858</text:p>
              </table:table-cell>
              <table:table-cell office:value-type="float" office:value="1.30029357394822">
                <text:p>1.3002935739482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.099817276001">
                <text:p>41.099817276001</text:p>
              </table:table-cell>
              <table:table-cell office:value-type="float" office:value="1.27083704634859">
                <text:p>1.2708370463485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.1998100280762">
                <text:p>41.1998100280762</text:p>
              </table:table-cell>
              <table:table-cell office:value-type="float" office:value="1.24128550599977">
                <text:p>1.2412855059997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.2998213768005">
                <text:p>41.2998213768005</text:p>
              </table:table-cell>
              <table:table-cell office:value-type="float" office:value="1.20915187785608">
                <text:p>1.2091518778560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.3998310565949">
                <text:p>41.3998310565949</text:p>
              </table:table-cell>
              <table:table-cell office:value-type="float" office:value="1.17785864982975">
                <text:p>1.1778586498297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.4998345375061">
                <text:p>41.4998345375061</text:p>
              </table:table-cell>
              <table:table-cell office:value-type="float" office:value="1.14816446774643">
                <text:p>1.1481644677464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.5998277664185">
                <text:p>41.5998277664185</text:p>
              </table:table-cell>
              <table:table-cell office:value-type="float" office:value="1.11829692206919">
                <text:p>1.1182969220691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.6998195648193">
                <text:p>41.6998195648193</text:p>
              </table:table-cell>
              <table:table-cell office:value-type="float" office:value="1.09799825053875">
                <text:p>1.0979982505387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.7998294830322">
                <text:p>41.7998294830322</text:p>
              </table:table-cell>
              <table:table-cell office:value-type="float" office:value="1.06787140585554">
                <text:p>1.0678714058555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.8998119831085">
                <text:p>41.8998119831085</text:p>
              </table:table-cell>
              <table:table-cell office:value-type="float" office:value="0.997732127752563">
                <text:p>0.99773212775256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.0005230903626">
                <text:p>42.0005230903626</text:p>
              </table:table-cell>
              <table:table-cell office:value-type="float" office:value="0.971032662632959">
                <text:p>0.97103266263295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.0998349189758">
                <text:p>42.0998349189758</text:p>
              </table:table-cell>
              <table:table-cell office:value-type="float" office:value="0.946447544444812">
                <text:p>0.94644754444481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.1998581886292">
                <text:p>42.1998581886292</text:p>
              </table:table-cell>
              <table:table-cell office:value-type="float" office:value="0.911777535411154">
                <text:p>0.91177753541115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.2998604774475">
                <text:p>42.2998604774475</text:p>
              </table:table-cell>
              <table:table-cell office:value-type="float" office:value="0.877714450481847">
                <text:p>0.87771445048184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.3998630046845">
                <text:p>42.3998630046845</text:p>
              </table:table-cell>
              <table:table-cell office:value-type="float" office:value="0.842956635415076">
                <text:p>0.84295663541507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.4998376369476">
                <text:p>42.4998376369476</text:p>
              </table:table-cell>
              <table:table-cell office:value-type="float" office:value="0.807791691862031">
                <text:p>0.80779169186203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.5998661518097">
                <text:p>42.5998661518097</text:p>
              </table:table-cell>
              <table:table-cell office:value-type="float" office:value="0.770354794662906">
                <text:p>0.77035479466290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.699798822403">
                <text:p>42.699798822403</text:p>
              </table:table-cell>
              <table:table-cell office:value-type="float" office:value="0.733941203092802">
                <text:p>0.73394120309280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.7998216152191">
                <text:p>42.7998216152191</text:p>
              </table:table-cell>
              <table:table-cell office:value-type="float" office:value="0.698244099109227">
                <text:p>0.69824409910922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.8999466896057">
                <text:p>42.8999466896057</text:p>
              </table:table-cell>
              <table:table-cell office:value-type="float" office:value="0.661380150437272">
                <text:p>0.66138015043727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2.9998688697815">
                <text:p>42.9998688697815</text:p>
              </table:table-cell>
              <table:table-cell office:value-type="float" office:value="0.624966871230134">
                <text:p>0.62496687123013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.0998485088348">
                <text:p>43.0998485088348</text:p>
              </table:table-cell>
              <table:table-cell office:value-type="float" office:value="0.590169230778226">
                <text:p>0.59016923077822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.1998603343964">
                <text:p>43.1998603343964</text:p>
              </table:table-cell>
              <table:table-cell office:value-type="float" office:value="0.554103155512097">
                <text:p>0.55410315551209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.2998244762421">
                <text:p>43.2998244762421</text:p>
              </table:table-cell>
              <table:table-cell office:value-type="float" office:value="0.519505702243839">
                <text:p>0.51950570224383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.3999910354614">
                <text:p>43.3999910354614</text:p>
              </table:table-cell>
              <table:table-cell office:value-type="float" office:value="0.45816583173239">
                <text:p>0.4581658317323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.4998500347137">
                <text:p>43.4998500347137</text:p>
              </table:table-cell>
              <table:table-cell office:value-type="float" office:value="0.430103017916738">
                <text:p>0.43010301791673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.5999155044556">
                <text:p>43.5999155044556</text:p>
              </table:table-cell>
              <table:table-cell office:value-type="float" office:value="0.381884036413123">
                <text:p>0.38188403641312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.6998372077942">
                <text:p>43.6998372077942</text:p>
              </table:table-cell>
              <table:table-cell office:value-type="float" office:value="0.312764820511196">
                <text:p>0.31276482051119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.7998416423798">
                <text:p>43.7998416423798</text:p>
              </table:table-cell>
              <table:table-cell office:value-type="float" office:value="0.304844568427443">
                <text:p>0.30484456842744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.8998472690582">
                <text:p>43.8998472690582</text:p>
              </table:table-cell>
              <table:table-cell office:value-type="float" office:value="0.270250284695579">
                <text:p>0.27025028469557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3.9998323917389">
                <text:p>43.9998323917389</text:p>
              </table:table-cell>
              <table:table-cell office:value-type="float" office:value="0.234097211626164">
                <text:p>0.23409721162616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.0999090671539">
                <text:p>44.0999090671539</text:p>
              </table:table-cell>
              <table:table-cell office:value-type="float" office:value="0.21055152990123">
                <text:p>0.2105515299012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.1999266147614">
                <text:p>44.1999266147614</text:p>
              </table:table-cell>
              <table:table-cell office:value-type="float" office:value="0.145637792502014">
                <text:p>0.14563779250201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.2999856472015">
                <text:p>44.2999856472015</text:p>
              </table:table-cell>
              <table:table-cell office:value-type="float" office:value="0.111040086437836">
                <text:p>0.11104008643783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.3998689651489">
                <text:p>44.3998689651489</text:p>
              </table:table-cell>
              <table:table-cell office:value-type="float" office:value="0.0799881314110269">
                <text:p>0.079988131411026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.4998767375946">
                <text:p>44.4998767375946</text:p>
              </table:table-cell>
              <table:table-cell office:value-type="float" office:value="0.0429179017100805">
                <text:p>0.042917901710080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.6000926494598">
                <text:p>44.6000926494598</text:p>
              </table:table-cell>
              <table:table-cell office:value-type="float" office:value="0.0125169742039319">
                <text:p>0.012516974203931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.6999495029449">
                <text:p>44.6999495029449</text:p>
              </table:table-cell>
              <table:table-cell office:value-type="float" office:value="-0.0207797583246387">
                <text:p>-0.020779758324638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.7998266220093">
                <text:p>44.7998266220093</text:p>
              </table:table-cell>
              <table:table-cell office:value-type="float" office:value="-0.0978722317565057">
                <text:p>-0.097872231756505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.8998546600342">
                <text:p>44.8998546600342</text:p>
              </table:table-cell>
              <table:table-cell office:value-type="float" office:value="-0.112827017940143">
                <text:p>-0.11282701794014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4.999838590622">
                <text:p>44.999838590622</text:p>
              </table:table-cell>
              <table:table-cell office:value-type="float" office:value="-0.1060963983674">
                <text:p>-0.106096398367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.0998411178589">
                <text:p>45.0998411178589</text:p>
              </table:table-cell>
              <table:table-cell office:value-type="float" office:value="-0.1060963983674">
                <text:p>-0.106096398367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.1998705863953">
                <text:p>45.1998705863953</text:p>
              </table:table-cell>
              <table:table-cell office:value-type="float" office:value="-0.142168244700039">
                <text:p>-0.14216824470003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.2998661994934">
                <text:p>45.2998661994934</text:p>
              </table:table-cell>
              <table:table-cell office:value-type="float" office:value="-0.170601274748144">
                <text:p>-0.1706012747481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1.2$Linux_X86_64 LibreOffice_project/d3abf4aee5fd705e4a92bba33a32f40bc4e56f49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